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1pt"/>
    </style:style>
    <style:style style:name="co2" style:family="table-column">
      <style:table-column-properties fo:break-before="auto" style:column-width="54.71pt"/>
    </style:style>
    <style:style style:name="co3" style:family="table-column">
      <style:table-column-properties fo:break-before="auto" style:column-width="34.36pt"/>
    </style:style>
    <style:style style:name="co4" style:family="table-column">
      <style:table-column-properties fo:break-before="auto" style:column-width="52.36pt"/>
    </style:style>
    <style:style style:name="co5" style:family="table-column">
      <style:table-column-properties fo:break-before="auto" style:column-width="47.7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56.1pt"/>
    </style:style>
    <style:style style:name="co8" style:family="table-column">
      <style:table-column-properties fo:break-before="auto" style:column-width="29.45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3.65pt"/>
    </style:style>
    <style:style style:name="co12" style:family="table-column">
      <style:table-column-properties fo:break-before="auto" style:column-width="43.51pt"/>
    </style:style>
    <style:style style:name="co13" style:family="table-column">
      <style:table-column-properties fo:break-before="auto" style:column-width="40.25pt"/>
    </style:style>
    <style:style style:name="co14" style:family="table-column">
      <style:table-column-properties fo:break-before="auto" style:column-width="42.8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8.75pt"/>
    </style:style>
    <style:style style:name="co17" style:family="table-column">
      <style:table-column-properties fo:break-before="auto" style:column-width="43.54pt"/>
    </style:style>
    <style:style style:name="co18" style:family="table-column">
      <style:table-column-properties fo:break-before="auto" style:column-width="83.79pt"/>
    </style:style>
    <style:style style:name="co19" style:family="table-column">
      <style:table-column-properties fo:break-before="auto" style:column-width="94.25pt"/>
    </style:style>
    <style:style style:name="co20" style:family="table-column">
      <style:table-column-properties fo:break-before="auto" style:column-width="44.11pt"/>
    </style:style>
    <style:style style:name="co21" style:family="table-column">
      <style:table-column-properties fo:break-before="auto" style:column-width="90.96pt"/>
    </style:style>
    <style:style style:name="co22" style:family="table-column">
      <style:table-column-properties fo:break-before="auto" style:column-width="43pt"/>
    </style:style>
    <style:style style:name="co23" style:family="table-column">
      <style:table-column-properties fo:break-before="auto" style:column-width="102.56pt"/>
    </style:style>
    <style:style style:name="co24" style:family="table-column">
      <style:table-column-properties fo:break-before="auto" style:column-width="46.29pt"/>
    </style:style>
    <style:style style:name="co25" style:family="table-column">
      <style:table-column-properties fo:break-before="auto" style:column-width="92.04pt"/>
    </style:style>
    <style:style style:name="co26" style:family="table-column">
      <style:table-column-properties fo:break-before="auto" style:column-width="49.61pt"/>
    </style:style>
    <style:style style:name="co27" style:family="table-column">
      <style:table-column-properties fo:break-before="auto" style:column-width="42.46pt"/>
    </style:style>
    <style:style style:name="co28" style:family="table-column">
      <style:table-column-properties fo:break-before="auto" style:column-width="97pt"/>
    </style:style>
    <style:style style:name="co29" style:family="table-column">
      <style:table-column-properties fo:break-before="auto" style:column-width="50.71pt"/>
    </style:style>
    <style:style style:name="co30" style:family="table-column">
      <style:table-column-properties fo:break-before="auto" style:column-width="48.61pt"/>
    </style:style>
    <style:style style:name="co31" style:family="table-column">
      <style:table-column-properties fo:break-before="auto" style:column-width="39.34pt"/>
    </style:style>
    <style:style style:name="co32" style:family="table-column">
      <style:table-column-properties fo:break-before="auto" style:column-width="28.01pt"/>
    </style:style>
    <style:style style:name="co33" style:family="table-column">
      <style:table-column-properties fo:break-before="auto" style:column-width="73.3pt"/>
    </style:style>
    <style:style style:name="co34" style:family="table-column">
      <style:table-column-properties fo:break-before="auto" style:column-width="74.35pt"/>
    </style:style>
    <style:style style:name="co35" style:family="table-column">
      <style:table-column-properties fo:break-before="auto" style:column-width="58.11pt"/>
    </style:style>
    <style:style style:name="co36" style:family="table-column">
      <style:table-column-properties fo:break-before="auto" style:column-width="65.85pt"/>
    </style:style>
    <style:style style:name="co37" style:family="table-column">
      <style:table-column-properties fo:break-before="auto" style:column-width="87.11pt"/>
    </style:style>
    <style:style style:name="co38" style:family="table-column">
      <style:table-column-properties fo:break-before="auto" style:column-width="88.24pt"/>
    </style:style>
    <style:style style:name="co39" style:family="table-column">
      <style:table-column-properties fo:break-before="auto" style:column-width="55.81pt"/>
    </style:style>
    <style:style style:name="co40" style:family="table-column">
      <style:table-column-properties fo:break-before="auto" style:column-width="63.5pt"/>
    </style:style>
    <style:style style:name="ro1" style:family="table-row">
      <style:table-row-properties style:row-height="36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 style:data-style-name="N122">
      <style:table-cell-properties fo:background-color="#ffff66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 style:data-style-name="N122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013Predic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B2]/[.B$18]" office:value-type="float" office:value="0.607142857142857" calcext:value-type="float">
            <text:p>0.6071428571</text:p>
          </table:table-cell>
          <table:table-cell/>
          <table:table-cell table:formula="of:=[.A2]*[.B2]" office:value-type="float" office:value="17" calcext:value-type="float">
            <text:p>17</text:p>
          </table:table-cell>
          <table:table-cell table:formula="of:=(1-[.E$19])^([.A2]-1)*[.E$19]" office:value-type="float" office:value="0.509090909090909" calcext:value-type="float">
            <text:p>0.5090909091</text:p>
          </table:table-cell>
          <table:table-cell table:formula="of:=[.F2]/[.$F$21]" office:value-type="float" office:value="0.510813853496792" calcext:value-type="float">
            <text:p>0.5108138535</text:p>
          </table:table-cell>
          <table:table-cell table:formula="of:=SUM([.G$2:.G2])" office:value-type="float" office:value="0.510813853496792" calcext:value-type="float">
            <text:p>0.5108138535</text:p>
          </table:table-cell>
          <table:table-cell table:formula="of:=[.G2]*[.B$18]" office:value-type="float" office:value="14.3027878979102" calcext:value-type="float">
            <text:p>14.3027878979</text:p>
          </table:table-cell>
          <table:table-cell table:formula="of:=([.B2]-[.I2])^2/[.I2]" office:value-type="float" office:value="0.508638817521919" calcext:value-type="float">
            <text:p>0.50863881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M2]/[.M$18]" office:value-type="float" office:value="0.321428571428571" calcext:value-type="float">
            <text:p>0.3214285714</text:p>
          </table:table-cell>
          <table:table-cell table:number-columns-repeated="2"/>
          <table:table-cell table:formula="of:=[.M2]*[.A2]" office:value-type="float" office:value="9" calcext:value-type="float">
            <text:p>9</text:p>
          </table:table-cell>
          <table:table-cell table:style-name="Default" table:formula="of:=(1-[.Q$19])^([.A2]-1)*[.Q$19]" office:value-type="float" office:value="0.383561643835616" calcext:value-type="float">
            <text:p>0.3835616438</text:p>
          </table:table-cell>
          <table:table-cell table:formula="of:=[.R2]/[.$R$21]" office:value-type="float" office:value="0.391729412148874" calcext:value-type="float">
            <text:p>0.3917294121</text:p>
          </table:table-cell>
          <table:table-cell table:style-name="Default" table:formula="of:=SUM([.S$2:.S2])" office:value-type="float" office:value="0.391729412148874" calcext:value-type="float">
            <text:p>0.3917294121</text:p>
          </table:table-cell>
          <table:table-cell table:style-name="Default" table:formula="of:=[.S2]*[.M$18]" office:value-type="float" office:value="10.9684235401685" calcext:value-type="float">
            <text:p>10.9684235402</text:p>
          </table:table-cell>
          <table:table-cell table:formula="of:=([.M2]-[.U2])^2/[.U2]" office:value-type="float" office:value="0.353258717563159" calcext:value-type="float">
            <text:p>0.35325871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[.B$18]" office:value-type="float" office:value="0.142857142857143" calcext:value-type="float">
            <text:p>0.1428571429</text:p>
          </table:table-cell>
          <table:table-cell/>
          <table:table-cell table:formula="of:=[.A3]*[.B3]" office:value-type="float" office:value="8" calcext:value-type="float">
            <text:p>8</text:p>
          </table:table-cell>
          <table:table-cell table:formula="of:=(1-[.E$19])^([.A3]-1)*[.E$19]" office:value-type="float" office:value="0.249917355371901" calcext:value-type="float">
            <text:p>0.2499173554</text:p>
          </table:table-cell>
          <table:table-cell table:formula="of:=[.F3]/[.$F$21]" office:value-type="float" office:value="0.25076316444388" calcext:value-type="float">
            <text:p>0.2507631644</text:p>
          </table:table-cell>
          <table:table-cell table:formula="of:=SUM([.G$2:.G3])" office:value-type="float" office:value="0.761577017940671" calcext:value-type="float">
            <text:p>0.7615770179</text:p>
          </table:table-cell>
          <table:table-cell table:formula="of:=[.G3]*[.B$18]" office:value-type="float" office:value="7.02136860442863" calcext:value-type="float">
            <text:p>7.0213686044</text:p>
          </table:table-cell>
          <table:table-cell table:formula="of:=([.B3]-[.I3])^2/[.I3]" office:value-type="float" office:value="1.30012662176277" calcext:value-type="float">
            <text:p>1.30012662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3]/[.M$18]" office:value-type="float" office:value="0.285714285714286" calcext:value-type="float">
            <text:p>0.2857142857</text:p>
          </table:table-cell>
          <table:table-cell table:number-columns-repeated="2"/>
          <table:table-cell table:formula="of:=[.M3]*[.A3]" office:value-type="float" office:value="16" calcext:value-type="float">
            <text:p>16</text:p>
          </table:table-cell>
          <table:table-cell table:style-name="Default" table:formula="of:=(1-[.Q$19])^([.A3]-1)*[.Q$19]" office:value-type="float" office:value="0.236442109213736" calcext:value-type="float">
            <text:p>0.2364421092</text:p>
          </table:table-cell>
          <table:table-cell table:formula="of:=[.R3]/[.$R$21]" office:value-type="float" office:value="0.241477034886292" calcext:value-type="float">
            <text:p>0.2414770349</text:p>
          </table:table-cell>
          <table:table-cell table:style-name="Default" table:formula="of:=SUM([.S$2:.S3])" office:value-type="float" office:value="0.633206447035166" calcext:value-type="float">
            <text:p>0.633206447</text:p>
          </table:table-cell>
          <table:table-cell table:style-name="Default" table:formula="of:=[.S3]*[.M$18]" office:value-type="float" office:value="6.76135697681618" calcext:value-type="float">
            <text:p>6.7613569768</text:p>
          </table:table-cell>
          <table:table-cell table:formula="of:=([.M3]-[.U3])^2/[.U3]" office:value-type="float" office:value="0.226912518321788" calcext:value-type="float">
            <text:p>0.22691251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B$18]" office:value-type="float" office:value="0.142857142857143" calcext:value-type="float">
            <text:p>0.1428571429</text:p>
          </table:table-cell>
          <table:table-cell/>
          <table:table-cell table:formula="of:=[.A4]*[.B4]" office:value-type="float" office:value="12" calcext:value-type="float">
            <text:p>12</text:p>
          </table:table-cell>
          <table:table-cell table:formula="of:=(1-[.E$19])^([.A4]-1)*[.E$19]" office:value-type="float" office:value="0.122686701728024" calcext:value-type="float">
            <text:p>0.1226867017</text:p>
          </table:table-cell>
          <table:table-cell table:formula="of:=[.F4]/[.$F$21]" office:value-type="float" office:value="0.123101917090632" calcext:value-type="float">
            <text:p>0.1231019171</text:p>
          </table:table-cell>
          <table:table-cell table:formula="of:=SUM([.G$2:.G4])" office:value-type="float" office:value="0.884678935031303" calcext:value-type="float">
            <text:p>0.884678935</text:p>
          </table:table-cell>
          <table:table-cell table:formula="of:=[.G4]*[.B$18]" office:value-type="float" office:value="3.44685367853769" calcext:value-type="float">
            <text:p>3.4468536785</text:p>
          </table:table-cell>
          <table:table-cell table:formula="of:=([.B4]-[.I4])^2/[.I4]" office:value-type="float" office:value="0.0887681582924322" calcext:value-type="float">
            <text:p>0.08876815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4]/[.M$18]" office:value-type="float" office:value="0.178571428571429" calcext:value-type="float">
            <text:p>0.1785714286</text:p>
          </table:table-cell>
          <table:table-cell table:number-columns-repeated="2"/>
          <table:table-cell table:formula="of:=[.M4]*[.A4]" office:value-type="float" office:value="15" calcext:value-type="float">
            <text:p>15</text:p>
          </table:table-cell>
          <table:table-cell table:style-name="Default" table:formula="of:=(1-[.Q$19])^([.A4]-1)*[.Q$19]" office:value-type="float" office:value="0.145751985131755" calcext:value-type="float">
            <text:p>0.1457519851</text:p>
          </table:table-cell>
          <table:table-cell table:formula="of:=[.R4]/[.$R$21]" office:value-type="float" office:value="0.148855706436755" calcext:value-type="float">
            <text:p>0.1488557064</text:p>
          </table:table-cell>
          <table:table-cell table:style-name="Default" table:formula="of:=SUM([.S$2:.S4])" office:value-type="float" office:value="0.782062153471921" calcext:value-type="float">
            <text:p>0.7820621535</text:p>
          </table:table-cell>
          <table:table-cell table:style-name="Default" table:formula="of:=[.S4]*[.M$18]" office:value-type="float" office:value="4.16795978022915" calcext:value-type="float">
            <text:p>4.1679597802</text:p>
          </table:table-cell>
          <table:table-cell table:formula="of:=([.M4]-[.U4])^2/[.U4]" office:value-type="float" office:value="0.166098274412394" calcext:value-type="float">
            <text:p>0.16609827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/[.B$18]" office:value-type="float" office:value="0.0357142857142857" calcext:value-type="float">
            <text:p>0.0357142857</text:p>
          </table:table-cell>
          <table:table-cell/>
          <table:table-cell table:formula="of:=[.A5]*[.B5]" office:value-type="float" office:value="4" calcext:value-type="float">
            <text:p>4</text:p>
          </table:table-cell>
          <table:table-cell table:formula="of:=(1-[.E$19])^([.A5]-1)*[.E$19]" office:value-type="float" office:value="0.0602280172119391" calcext:value-type="float">
            <text:p>0.0602280172</text:p>
          </table:table-cell>
          <table:table-cell table:formula="of:=[.F5]/[.$F$21]" office:value-type="float" office:value="0.0604318502081283" calcext:value-type="float">
            <text:p>0.0604318502</text:p>
          </table:table-cell>
          <table:table-cell table:formula="of:=SUM([.G$2:.G5])" office:value-type="float" office:value="0.945110785239431" calcext:value-type="float">
            <text:p>0.9451107852</text:p>
          </table:table-cell>
          <table:table-cell table:formula="of:=[.G5]*[.B$18]" office:value-type="float" office:value="1.69209180582759" calcext:value-type="float">
            <text:p>1.6920918058</text:p>
          </table:table-cell>
          <table:table-cell table:formula="of:=([.B5]-[.I5])^2/[.I5]" office:value-type="float" office:value="0.283076288203776" calcext:value-type="float">
            <text:p>0.28307628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5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5]*[.A5]" office:value-type="float" office:value="4" calcext:value-type="float">
            <text:p>4</text:p>
          </table:table-cell>
          <table:table-cell table:style-name="Default" table:formula="of:=(1-[.Q$19])^([.A5]-1)*[.Q$19]" office:value-type="float" office:value="0.0898471141223148" calcext:value-type="float">
            <text:p>0.0898471141</text:p>
          </table:table-cell>
          <table:table-cell table:formula="of:=[.R5]/[.$R$21]" office:value-type="float" office:value="0.0917603669815616" calcext:value-type="float">
            <text:p>0.091760367</text:p>
          </table:table-cell>
          <table:table-cell table:style-name="Default" table:formula="of:=SUM([.S$2:.S5])" office:value-type="float" office:value="0.873822520453483" calcext:value-type="float">
            <text:p>0.8738225205</text:p>
          </table:table-cell>
          <table:table-cell table:style-name="Default" table:formula="of:=[.S5]*[.M$18]" office:value-type="float" office:value="2.56929027548372" calcext:value-type="float">
            <text:p>2.5692902755</text:p>
          </table:table-cell>
          <table:table-cell table:formula="of:=([.M5]-[.U5])^2/[.U5]" office:value-type="float" office:value="0.958502817772944" calcext:value-type="float">
            <text:p>0.95850281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(1-[.E$19])^([.A6]-1)*[.E$19]" office:value-type="float" office:value="0.0295664811767701" calcext:value-type="float">
            <text:p>0.0295664812</text:p>
          </table:table-cell>
          <table:table-cell table:formula="of:=[.F6]/[.$F$21]" office:value-type="float" office:value="0.0296665446476266" calcext:value-type="float">
            <text:p>0.0296665446</text:p>
          </table:table-cell>
          <table:table-cell table:formula="of:=SUM([.G$2:.G6])" office:value-type="float" office:value="0.974777329887058" calcext:value-type="float">
            <text:p>0.9747773299</text:p>
          </table:table-cell>
          <table:table-cell table:formula="of:=[.G6]*[.B$18]" office:value-type="float" office:value="0.830663250133545" calcext:value-type="float">
            <text:p>0.8306632501</text:p>
          </table:table-cell>
          <table:table-cell table:formula="of:=([.B6]-[.I6])^2/[.I6]" office:value-type="float" office:value="0.830663250133545" calcext:value-type="float">
            <text:p>0.83066325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6]/[.M$18]" office:value-type="float" office:value="0.107142857142857" calcext:value-type="float">
            <text:p>0.1071428571</text:p>
          </table:table-cell>
          <table:table-cell table:number-columns-repeated="2"/>
          <table:table-cell table:formula="of:=[.M6]*[.A6]" office:value-type="float" office:value="15" calcext:value-type="float">
            <text:p>15</text:p>
          </table:table-cell>
          <table:table-cell table:style-name="Default" table:formula="of:=(1-[.Q$19])^([.A6]-1)*[.Q$19]" office:value-type="float" office:value="0.0553852073356735" calcext:value-type="float">
            <text:p>0.0553852073</text:p>
          </table:table-cell>
          <table:table-cell table:formula="of:=[.R6]/[.$R$21]" office:value-type="float" office:value="0.0565646097831544" calcext:value-type="float">
            <text:p>0.0565646098</text:p>
          </table:table-cell>
          <table:table-cell table:style-name="Default" table:formula="of:=SUM([.S$2:.S6])" office:value-type="float" office:value="0.930387130236637" calcext:value-type="float">
            <text:p>0.9303871302</text:p>
          </table:table-cell>
          <table:table-cell table:style-name="Default" table:formula="of:=[.S6]*[.M$18]" office:value-type="float" office:value="1.58380907392832" calcext:value-type="float">
            <text:p>1.5838090739</text:p>
          </table:table-cell>
          <table:table-cell table:formula="of:=([.M6]-[.U6])^2/[.U6]" office:value-type="float" office:value="1.266312191351" calcext:value-type="float">
            <text:p>1.26631219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[.B$18]" office:value-type="float" office:value="0.0357142857142857" calcext:value-type="float">
            <text:p>0.0357142857</text:p>
          </table:table-cell>
          <table:table-cell/>
          <table:table-cell table:formula="of:=[.A7]*[.B7]" office:value-type="float" office:value="6" calcext:value-type="float">
            <text:p>6</text:p>
          </table:table-cell>
          <table:table-cell table:formula="of:=(1-[.E$19])^([.A7]-1)*[.E$19]" office:value-type="float" office:value="0.0145144543958689" calcext:value-type="float">
            <text:p>0.0145144544</text:p>
          </table:table-cell>
          <table:table-cell table:formula="of:=[.F7]/[.$F$21]" office:value-type="float" office:value="0.0145635764633803" calcext:value-type="float">
            <text:p>0.0145635765</text:p>
          </table:table-cell>
          <table:table-cell table:formula="of:=SUM([.G$2:.G7])" office:value-type="float" office:value="0.989340906350438" calcext:value-type="float">
            <text:p>0.9893409064</text:p>
          </table:table-cell>
          <table:table-cell table:formula="of:=[.G7]*[.B$18]" office:value-type="float" office:value="0.40778014097465" calcext:value-type="float">
            <text:p>0.407780141</text:p>
          </table:table-cell>
          <table:table-cell table:formula="of:=([.B7]-[.I7])^2/[.I7]" office:value-type="float" office:value="0.860082005430003" calcext:value-type="float">
            <text:p>0.86008200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7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7]*[.A7]" office:value-type="float" office:value="6" calcext:value-type="float">
            <text:p>6</text:p>
          </table:table-cell>
          <table:table-cell table:style-name="Default" table:formula="of:=(1-[.Q$19])^([.A7]-1)*[.Q$19]" office:value-type="float" office:value="0.0341415661658261" calcext:value-type="float">
            <text:p>0.0341415662</text:p>
          </table:table-cell>
          <table:table-cell table:formula="of:=[.R7]/[.$R$21]" office:value-type="float" office:value="0.0348685950718075" calcext:value-type="float">
            <text:p>0.0348685951</text:p>
          </table:table-cell>
          <table:table-cell table:style-name="Default" table:formula="of:=SUM([.S$2:.S7])" office:value-type="float" office:value="0.965255725308445" calcext:value-type="float">
            <text:p>0.9652557253</text:p>
          </table:table-cell>
          <table:table-cell table:style-name="Default" table:formula="of:=[.S7]*[.M$18]" office:value-type="float" office:value="0.97632066201061" calcext:value-type="float">
            <text:p>0.976320662</text:p>
          </table:table-cell>
          <table:table-cell table:formula="of:=([.M7]-[.U7])^2/[.U7]" office:value-type="float" office:value="0.000574310336176903" calcext:value-type="float">
            <text:p>0.00057431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]/[.B$18]" office:value-type="float" office:value="0" calcext:value-type="float">
            <text:p>0</text:p>
          </table:table-cell>
          <table:table-cell/>
          <table:table-cell table:formula="of:=[.A8]*[.B8]" office:value-type="float" office:value="0" calcext:value-type="float">
            <text:p>0</text:p>
          </table:table-cell>
          <table:table-cell table:formula="of:=(1-[.E$19])^([.A8]-1)*[.E$19]" office:value-type="float" office:value="0.00712527761251748" calcext:value-type="float">
            <text:p>0.0071252776</text:p>
          </table:table-cell>
          <table:table-cell table:formula="of:=[.F8]/[.$F$21]" office:value-type="float" office:value="0.00714939208202308" calcext:value-type="float">
            <text:p>0.0071493921</text:p>
          </table:table-cell>
          <table:table-cell table:formula="of:=SUM([.G$2:.G8])" office:value-type="float" office:value="0.996490298432462" calcext:value-type="float">
            <text:p>0.9964902984</text:p>
          </table:table-cell>
          <table:table-cell table:formula="of:=[.G8]*[.B$18]" office:value-type="float" office:value="0.200182978296646" calcext:value-type="float">
            <text:p>0.2001829783</text:p>
          </table:table-cell>
          <table:table-cell table:formula="of:=([.B8]-[.I8])^2/[.I8]" office:value-type="float" office:value="0.200182978296646" calcext:value-type="float">
            <text:p>0.20018297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8]/[.M$18]" office:value-type="float" office:value="0" calcext:value-type="float">
            <text:p>0</text:p>
          </table:table-cell>
          <table:table-cell table:number-columns-repeated="2"/>
          <table:table-cell table:formula="of:=[.M8]*[.A8]" office:value-type="float" office:value="0" calcext:value-type="float">
            <text:p>0</text:p>
          </table:table-cell>
          <table:table-cell table:style-name="Default" table:formula="of:=(1-[.Q$19])^([.A8]-1)*[.Q$19]" office:value-type="float" office:value="0.0210461709241394" calcext:value-type="float">
            <text:p>0.0210461709</text:p>
          </table:table-cell>
          <table:table-cell table:formula="of:=[.R8]/[.$R$21]" office:value-type="float" office:value="0.0214943394278265" calcext:value-type="float">
            <text:p>0.0214943394</text:p>
          </table:table-cell>
          <table:table-cell table:style-name="Default" table:formula="of:=SUM([.S$2:.S8])" office:value-type="float" office:value="0.986750064736271" calcext:value-type="float">
            <text:p>0.9867500647</text:p>
          </table:table-cell>
          <table:table-cell table:style-name="Default" table:formula="of:=[.S8]*[.M$18]" office:value-type="float" office:value="0.601841503979143" calcext:value-type="float">
            <text:p>0.601841504</text:p>
          </table:table-cell>
          <table:table-cell table:formula="of:=([.M8]-[.U8])^2/[.U8]" office:value-type="float" office:value="0.601841503979143" calcext:value-type="float">
            <text:p>0.6018415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/[.B$18]" office:value-type="float" office:value="0.0357142857142857" calcext:value-type="float">
            <text:p>0.0357142857</text:p>
          </table:table-cell>
          <table:table-cell/>
          <table:table-cell table:formula="of:=[.A9]*[.B9]" office:value-type="float" office:value="8" calcext:value-type="float">
            <text:p>8</text:p>
          </table:table-cell>
          <table:table-cell table:formula="of:=(1-[.E$19])^([.A9]-1)*[.E$19]" office:value-type="float" office:value="0.00349786355523585" calcext:value-type="float">
            <text:p>0.0034978636</text:p>
          </table:table-cell>
          <table:table-cell table:formula="of:=[.F9]/[.$F$21]" office:value-type="float" office:value="0.0035097015675386" calcext:value-type="float">
            <text:p>0.0035097016</text:p>
          </table:table-cell>
          <table:table-cell table:formula="of:=SUM([.G$2:.G9])" office:value-type="float" office:value="1" calcext:value-type="float">
            <text:p>1</text:p>
          </table:table-cell>
          <table:table-cell table:formula="of:=[.G9]*[.B$18]" office:value-type="float" office:value="0.0982716438910808" calcext:value-type="float">
            <text:p>0.0982716439</text:p>
          </table:table-cell>
          <table:table-cell table:formula="of:=([.B9]-[.I9])^2/[.I9]" office:value-type="float" office:value="8.2741470073718" calcext:value-type="float">
            <text:p>8.27414700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9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9]*[.A9]" office:value-type="float" office:value="8" calcext:value-type="float">
            <text:p>8</text:p>
          </table:table-cell>
          <table:table-cell table:style-name="Default" table:formula="of:=(1-[.Q$19])^([.A9]-1)*[.Q$19]" office:value-type="float" office:value="0.0129736670080311" calcext:value-type="float">
            <text:p>0.012973667</text:p>
          </table:table-cell>
          <table:table-cell table:formula="of:=[.R9]/[.$R$21]" office:value-type="float" office:value="0.0132499352637287" calcext:value-type="float">
            <text:p>0.0132499353</text:p>
          </table:table-cell>
          <table:table-cell table:style-name="Default" table:formula="of:=SUM([.S$2:.S9])" office:value-type="float" office:value="1" calcext:value-type="float">
            <text:p>1</text:p>
          </table:table-cell>
          <table:table-cell table:style-name="Default" table:formula="of:=[.S9]*[.M$18]" office:value-type="float" office:value="0.370998187384403" calcext:value-type="float">
            <text:p>0.3709981874</text:p>
          </table:table-cell>
          <table:table-cell table:formula="of:=([.M9]-[.U9])^2/[.U9]" office:value-type="float" office:value="1.06642914636067" calcext:value-type="float">
            <text:p>1.06642914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(1-[.E$19])^([.A10]-1)*[.E$19]" office:value-type="float" office:value="0.00171713301802487" calcext:value-type="float">
            <text:p>0.00171713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0]/[.M$18]" office:value-type="float" office:value="0" calcext:value-type="float">
            <text:p>0</text:p>
          </table:table-cell>
          <table:table-cell table:number-columns-repeated="2"/>
          <table:table-cell table:formula="of:=[.M10]*[.A10]" office:value-type="float" office:value="0" calcext:value-type="float">
            <text:p>0</text:p>
          </table:table-cell>
          <table:table-cell table:style-name="Default" table:formula="of:=(1-[.Q$19])^([.A10]-1)*[.Q$19]" office:value-type="float" office:value="0.00799746596385481" calcext:value-type="float">
            <text:p>0.00799746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(1-[.E$19])^([.A11]-1)*[.E$19]" office:value-type="float" office:value="0.000842956208848574" calcext:value-type="float">
            <text:p>0.000842956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1]/[.M$18]" office:value-type="float" office:value="0" calcext:value-type="float">
            <text:p>0</text:p>
          </table:table-cell>
          <table:table-cell table:number-columns-repeated="2"/>
          <table:table-cell table:formula="of:=[.M11]*[.A11]" office:value-type="float" office:value="0" calcext:value-type="float">
            <text:p>0</text:p>
          </table:table-cell>
          <table:table-cell table:style-name="Default" table:formula="of:=(1-[.Q$19])^([.A11]-1)*[.Q$19]" office:value-type="float" office:value="0.00492994477223927" calcext:value-type="float">
            <text:p>0.004929944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(1-[.E$19])^([.A12]-1)*[.E$19]" office:value-type="float" office:value="0.000413814866162027" calcext:value-type="float">
            <text:p>0.000413814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2]/[.M$18]" office:value-type="float" office:value="0" calcext:value-type="float">
            <text:p>0</text:p>
          </table:table-cell>
          <table:table-cell table:number-columns-repeated="2"/>
          <table:table-cell table:formula="of:=[.M12]*[.A12]" office:value-type="float" office:value="0" calcext:value-type="float">
            <text:p>0</text:p>
          </table:table-cell>
          <table:table-cell table:style-name="Default" table:formula="of:=(1-[.Q$19])^([.A12]-1)*[.Q$19]" office:value-type="float" office:value="0.00303900705138037" calcext:value-type="float">
            <text:p>0.003039007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(1-[.E$19])^([.A13]-1)*[.E$19]" office:value-type="float" office:value="0.000203145479752268" calcext:value-type="float">
            <text:p>0.000203145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3]/[.M$18]" office:value-type="float" office:value="0" calcext:value-type="float">
            <text:p>0</text:p>
          </table:table-cell>
          <table:table-cell table:number-columns-repeated="2"/>
          <table:table-cell table:formula="of:=[.M13]*[.A13]" office:value-type="float" office:value="0" calcext:value-type="float">
            <text:p>0</text:p>
          </table:table-cell>
          <table:table-cell table:style-name="Default" table:formula="of:=(1-[.Q$19])^([.A13]-1)*[.Q$19]" office:value-type="float" office:value="0.00187336051112489" calcext:value-type="float">
            <text:p>0.001873360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(1-[.E$19])^([.A14]-1)*[.E$19]" office:value-type="float" office:value="0.000099725962787477" calcext:value-type="float">
            <text:p>0.00009972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4]/[.M$18]" office:value-type="float" office:value="0" calcext:value-type="float">
            <text:p>0</text:p>
          </table:table-cell>
          <table:table-cell table:number-columns-repeated="2"/>
          <table:table-cell table:formula="of:=[.M14]*[.A14]" office:value-type="float" office:value="0" calcext:value-type="float">
            <text:p>0</text:p>
          </table:table-cell>
          <table:table-cell table:style-name="Default" table:formula="of:=(1-[.Q$19])^([.A14]-1)*[.Q$19]" office:value-type="float" office:value="0.00115481127398109" calcext:value-type="float">
            <text:p>0.00115481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(1-[.E$19])^([.A15]-1)*[.E$19]" office:value-type="float" office:value="0.0000489563817320341" calcext:value-type="float">
            <text:p>4.89563817320341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5]/[.M$18]" office:value-type="float" office:value="0" calcext:value-type="float">
            <text:p>0</text:p>
          </table:table-cell>
          <table:table-cell table:number-columns-repeated="2"/>
          <table:table-cell table:formula="of:=[.M15]*[.A15]" office:value-type="float" office:value="0" calcext:value-type="float">
            <text:p>0</text:p>
          </table:table-cell>
          <table:table-cell table:style-name="Default" table:formula="of:=(1-[.Q$19])^([.A15]-1)*[.Q$19]" office:value-type="float" office:value="0.000711869963413003" calcext:value-type="float">
            <text:p>0.00071187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(1-[.E$19])^([.A16]-1)*[.E$19]" office:value-type="float" office:value="0.0000240331328502713" calcext:value-type="float">
            <text:p>2.40331328502713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6]/[.M$18]" office:value-type="float" office:value="0" calcext:value-type="float">
            <text:p>0</text:p>
          </table:table-cell>
          <table:table-cell table:number-columns-repeated="2"/>
          <table:table-cell table:formula="of:=[.M16]*[.A16]" office:value-type="float" office:value="0" calcext:value-type="float">
            <text:p>0</text:p>
          </table:table-cell>
          <table:table-cell table:style-name="Default" table:formula="of:=(1-[.Q$19])^([.A16]-1)*[.Q$19]" office:value-type="float" office:value="0.000438823950049112" calcext:value-type="float">
            <text:p>0.000438824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(1-[.E$19])^([.A17]-1)*[.E$19]" office:value-type="float" office:value="0.0000117980833992241" calcext:value-type="float">
            <text:p>1.17980833992241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7]/[.M$18]" office:value-type="float" office:value="0" calcext:value-type="float">
            <text:p>0</text:p>
          </table:table-cell>
          <table:table-cell table:number-columns-repeated="2"/>
          <table:table-cell table:formula="of:=[.M17]*[.A17]" office:value-type="float" office:value="0" calcext:value-type="float">
            <text:p>0</text:p>
          </table:table-cell>
          <table:table-cell table:style-name="Default" table:formula="of:=(1-[.Q$19])^([.A17]-1)*[.Q$19]" office:value-type="float" office:value="0.000270507914413836" calcext:value-type="float">
            <text:p>0.00027050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2:.E17])/[.B18]" office:value-type="float" office:value="1.96428571428571" calcext:value-type="float">
            <text:p>1.9642857143</text:p>
          </table:table-cell>
          <table:table-cell/>
          <table:table-cell table:formula="of:=SUM([.G2:.G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2:.M17])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2:.Q9])/[.M18]" office:value-type="float" office:value="2.60714285714286" calcext:value-type="float">
            <text:p>2.6071428571</text:p>
          </table:table-cell>
          <table:table-cell/>
          <table:table-cell table:formula="of:=SUM([.S2:.S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18]" office:value-type="float" office:value="0.509090909090909" calcext:value-type="float">
            <text:p>0.5090909091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18]" office:value-type="float" office:value="0.383561643835616" calcext:value-type="float">
            <text:p>0.3835616438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2:.F9])" office:value-type="float" office:value="0.996627060143165" calcext:value-type="float">
            <text:p>0.9966270601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R2:.R9])" office:value-type="float" office:value="0.979149463737092" calcext:value-type="float">
            <text:p>0.979149463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GOF chi^2:</text:p>
          </table:table-cell>
          <table:table-cell/>
          <table:table-cell table:formula="of:=SUM([.J2:.J9])" office:value-type="float" office:value="12.3456851270129" calcext:value-type="float">
            <text:p>12.345685127</text:p>
          </table:table-cell>
          <table:table-cell table:number-columns-repeated="9"/>
          <table:table-cell table:style-name="ce3" office:value-type="string" calcext:value-type="string">
            <text:p>GOF chi^2:</text:p>
          </table:table-cell>
          <table:table-cell/>
          <table:table-cell table:formula="of:=SUM([.V2:.V9])" office:value-type="float" office:value="4.63992948009728" calcext:value-type="float">
            <text:p>4.63992948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0897" calcext:value-type="float">
            <text:p>0.0897</text:p>
          </table:table-cell>
          <table:table-cell table:number-columns-repeated="6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7038" calcext:value-type="float">
            <text:p>0.70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 table:number-rows-repeated="6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32]/[.B$18]" office:value-type="float" office:value="0.321428571428571" calcext:value-type="float">
            <text:p>0.3214285714</text:p>
          </table:table-cell>
          <table:table-cell/>
          <table:table-cell table:formula="of:=[.A32]*[.B32]" office:value-type="float" office:value="9" calcext:value-type="float">
            <text:p>9</text:p>
          </table:table-cell>
          <table:table-cell table:formula="of:=(1-[.E$49])^([.A32]-1)*[.E$49]" office:value-type="float" office:value="0.32183908045977" calcext:value-type="float">
            <text:p>0.3218390805</text:p>
          </table:table-cell>
          <table:table-cell table:formula="of:=[.F32]/[.$F$51]" office:value-type="float" office:value="0.326393168365289" calcext:value-type="float">
            <text:p>0.3263931684</text:p>
          </table:table-cell>
          <table:table-cell table:formula="of:=SUM([.G$32:.G32])" office:value-type="float" office:value="0.326393168365289" calcext:value-type="float">
            <text:p>0.3263931684</text:p>
          </table:table-cell>
          <table:table-cell table:formula="of:=[.G32]*[.B$48]" office:value-type="float" office:value="9.13900871422811" calcext:value-type="float">
            <text:p>9.1390087142</text:p>
          </table:table-cell>
          <table:table-cell table:formula="of:=([.B32]-[.I32])^2/[.I32]" office:value-type="float" office:value="0.00211438934304408" calcext:value-type="float">
            <text:p>0.002114389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M32]/[.M$18]" office:value-type="float" office:value="0.392857142857143" calcext:value-type="float">
            <text:p>0.3928571429</text:p>
          </table:table-cell>
          <table:table-cell table:number-columns-repeated="2"/>
          <table:table-cell table:formula="of:=[.M32]*[.A32]" office:value-type="float" office:value="11" calcext:value-type="float">
            <text:p>11</text:p>
          </table:table-cell>
          <table:table-cell table:style-name="Default" table:formula="of:=(1-[.Q$49])^([.A32]-1)*[.Q$49]" office:value-type="float" office:value="0.35" calcext:value-type="float">
            <text:p>0.35</text:p>
          </table:table-cell>
          <table:table-cell table:formula="of:=[.R32]/[.$Q$51]" office:value-type="float" office:value="0.353089812389169" calcext:value-type="float">
            <text:p>0.3530898124</text:p>
          </table:table-cell>
          <table:table-cell table:style-name="Default" table:formula="of:=SUM([.S$32:.S32])" office:value-type="float" office:value="0.353089812389169" calcext:value-type="float">
            <text:p>0.3530898124</text:p>
          </table:table-cell>
          <table:table-cell table:style-name="Default" table:formula="of:=[.S32]*[.M$48]" office:value-type="float" office:value="9.88651474689673" calcext:value-type="float">
            <text:p>9.8865147469</text:p>
          </table:table-cell>
          <table:table-cell table:formula="of:=([.M32]-[.U32])^2/[.U32]" office:value-type="float" office:value="0.125408138319687" calcext:value-type="float">
            <text:p>0.12540813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3]/[.B$18]" office:value-type="float" office:value="0.25" calcext:value-type="float">
            <text:p>0.25</text:p>
          </table:table-cell>
          <table:table-cell/>
          <table:table-cell table:formula="of:=[.A33]*[.B33]" office:value-type="float" office:value="14" calcext:value-type="float">
            <text:p>14</text:p>
          </table:table-cell>
          <table:table-cell table:formula="of:=(1-[.E$49])^([.A33]-1)*[.E$49]" office:value-type="float" office:value="0.21825868674858" calcext:value-type="float">
            <text:p>0.2182586867</text:p>
          </table:table-cell>
          <table:table-cell table:formula="of:=[.F33]/[.$F$51]" office:value-type="float" office:value="0.221347091190254" calcext:value-type="float">
            <text:p>0.2213470912</text:p>
          </table:table-cell>
          <table:table-cell table:formula="of:=SUM([.G$32:.G33])" office:value-type="float" office:value="0.547740259555543" calcext:value-type="float">
            <text:p>0.5477402596</text:p>
          </table:table-cell>
          <table:table-cell table:formula="of:=[.G33]*[.B$48]" office:value-type="float" office:value="6.1977185533271" calcext:value-type="float">
            <text:p>6.1977185533</text:p>
          </table:table-cell>
          <table:table-cell table:formula="of:=([.B33]-[.I33])^2/[.I33]" office:value-type="float" office:value="0.103853621963847" calcext:value-type="float">
            <text:p>0.1038536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M33]/[.M$18]" office:value-type="float" office:value="0.214285714285714" calcext:value-type="float">
            <text:p>0.2142857143</text:p>
          </table:table-cell>
          <table:table-cell table:number-columns-repeated="2"/>
          <table:table-cell table:formula="of:=[.M33]*[.A33]" office:value-type="float" office:value="12" calcext:value-type="float">
            <text:p>12</text:p>
          </table:table-cell>
          <table:table-cell table:style-name="Default" table:formula="of:=(1-[.Q$49])^([.A33]-1)*[.Q$49]" office:value-type="float" office:value="0.2275" calcext:value-type="float">
            <text:p>0.2275</text:p>
          </table:table-cell>
          <table:table-cell table:formula="of:=[.R33]/[.$Q$51]" office:value-type="float" office:value="0.22950837805296" calcext:value-type="float">
            <text:p>0.2295083781</text:p>
          </table:table-cell>
          <table:table-cell table:style-name="Default" table:formula="of:=SUM([.S$32:.S33])" office:value-type="float" office:value="0.582598190442129" calcext:value-type="float">
            <text:p>0.5825981904</text:p>
          </table:table-cell>
          <table:table-cell table:style-name="Default" table:formula="of:=[.S33]*[.M$48]" office:value-type="float" office:value="6.42623458548288" calcext:value-type="float">
            <text:p>6.4262345855</text:p>
          </table:table-cell>
          <table:table-cell table:formula="of:=([.M33]-[.U33])^2/[.U33]" office:value-type="float" office:value="0.0282709757082593" calcext:value-type="float">
            <text:p>0.0282709757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34]/[.B$18]" office:value-type="float" office:value="0.107142857142857" calcext:value-type="float">
            <text:p>0.1071428571</text:p>
          </table:table-cell>
          <table:table-cell/>
          <table:table-cell table:formula="of:=[.A34]*[.B34]" office:value-type="float" office:value="9" calcext:value-type="float">
            <text:p>9</text:p>
          </table:table-cell>
          <table:table-cell table:formula="of:=(1-[.E$49])^([.A34]-1)*[.E$49]" office:value-type="float" office:value="0.14801451170306" calcext:value-type="float">
            <text:p>0.1480145117</text:p>
          </table:table-cell>
          <table:table-cell table:formula="of:=[.F34]/[.$F$51]" office:value-type="float" office:value="0.150108946899138" calcext:value-type="float">
            <text:p>0.1501089469</text:p>
          </table:table-cell>
          <table:table-cell table:formula="of:=SUM([.G$32:.G34])" office:value-type="float" office:value="0.697849206454681" calcext:value-type="float">
            <text:p>0.6978492065</text:p>
          </table:table-cell>
          <table:table-cell table:formula="of:=[.G34]*[.B$48]" office:value-type="float" office:value="4.20305051317585" calcext:value-type="float">
            <text:p>4.2030505132</text:p>
          </table:table-cell>
          <table:table-cell table:formula="of:=([.B34]-[.I34])^2/[.I34]" office:value-type="float" office:value="0.34435240136076" calcext:value-type="float">
            <text:p>0.34435240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4]/[.M$18]" office:value-type="float" office:value="0.0714285714285714" calcext:value-type="float">
            <text:p>0.0714285714</text:p>
          </table:table-cell>
          <table:table-cell table:number-columns-repeated="2"/>
          <table:table-cell table:formula="of:=[.M34]*[.A34]" office:value-type="float" office:value="6" calcext:value-type="float">
            <text:p>6</text:p>
          </table:table-cell>
          <table:table-cell table:style-name="Default" table:formula="of:=(1-[.Q$49])^([.A34]-1)*[.Q$49]" office:value-type="float" office:value="0.147875" calcext:value-type="float">
            <text:p>0.147875</text:p>
          </table:table-cell>
          <table:table-cell table:formula="of:=[.R34]/[.$Q$51]" office:value-type="float" office:value="0.149180445734424" calcext:value-type="float">
            <text:p>0.1491804457</text:p>
          </table:table-cell>
          <table:table-cell table:style-name="Default" table:formula="of:=SUM([.S$32:.S34])" office:value-type="float" office:value="0.731778636176553" calcext:value-type="float">
            <text:p>0.7317786362</text:p>
          </table:table-cell>
          <table:table-cell table:style-name="Default" table:formula="of:=[.S34]*[.M$48]" office:value-type="float" office:value="4.17705248056387" calcext:value-type="float">
            <text:p>4.1770524806</text:p>
          </table:table-cell>
          <table:table-cell table:formula="of:=([.M34]-[.U34])^2/[.U34]" office:value-type="float" office:value="1.13466553872206" calcext:value-type="float">
            <text:p>1.13466553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/[.B$18]" office:value-type="float" office:value="0.178571428571429" calcext:value-type="float">
            <text:p>0.1785714286</text:p>
          </table:table-cell>
          <table:table-cell/>
          <table:table-cell table:formula="of:=[.A35]*[.B35]" office:value-type="float" office:value="20" calcext:value-type="float">
            <text:p>20</text:p>
          </table:table-cell>
          <table:table-cell table:formula="of:=(1-[.E$49])^([.A35]-1)*[.E$49]" office:value-type="float" office:value="0.100377657361845" calcext:value-type="float">
            <text:p>0.1003776574</text:p>
          </table:table-cell>
          <table:table-cell table:formula="of:=[.F35]/[.$F$51]" office:value-type="float" office:value="0.101798021460335" calcext:value-type="float">
            <text:p>0.1017980215</text:p>
          </table:table-cell>
          <table:table-cell table:formula="of:=SUM([.G$32:.G35])" office:value-type="float" office:value="0.799647227915015" calcext:value-type="float">
            <text:p>0.7996472279</text:p>
          </table:table-cell>
          <table:table-cell table:formula="of:=[.G35]*[.B$48]" office:value-type="float" office:value="2.85034460088937" calcext:value-type="float">
            <text:p>2.8503446009</text:p>
          </table:table-cell>
          <table:table-cell table:formula="of:=([.B35]-[.I35])^2/[.I35]" office:value-type="float" office:value="1.621213916901" calcext:value-type="float">
            <text:p>1.62121391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35]/[.M$18]" office:value-type="float" office:value="0.142857142857143" calcext:value-type="float">
            <text:p>0.1428571429</text:p>
          </table:table-cell>
          <table:table-cell table:number-columns-repeated="2"/>
          <table:table-cell table:formula="of:=[.M35]*[.A35]" office:value-type="float" office:value="16" calcext:value-type="float">
            <text:p>16</text:p>
          </table:table-cell>
          <table:table-cell table:style-name="Default" table:formula="of:=(1-[.Q$49])^([.A35]-1)*[.Q$49]" office:value-type="float" office:value="0.09611875" calcext:value-type="float">
            <text:p>0.09611875</text:p>
          </table:table-cell>
          <table:table-cell table:formula="of:=[.R35]/[.$Q$51]" office:value-type="float" office:value="0.0969672897273756" calcext:value-type="float">
            <text:p>0.0969672897</text:p>
          </table:table-cell>
          <table:table-cell table:style-name="Default" table:formula="of:=SUM([.S$32:.S35])" office:value-type="float" office:value="0.828745925903928" calcext:value-type="float">
            <text:p>0.8287459259</text:p>
          </table:table-cell>
          <table:table-cell table:style-name="Default" table:formula="of:=[.S35]*[.M$48]" office:value-type="float" office:value="2.71508411236652" calcext:value-type="float">
            <text:p>2.7150841124</text:p>
          </table:table-cell>
          <table:table-cell table:formula="of:=([.M35]-[.U35])^2/[.U35]" office:value-type="float" office:value="0.60808754718611" calcext:value-type="float">
            <text:p>0.60808754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6]/[.B$18]" office:value-type="float" office:value="0.0357142857142857" calcext:value-type="float">
            <text:p>0.0357142857</text:p>
          </table:table-cell>
          <table:table-cell/>
          <table:table-cell table:formula="of:=[.A36]*[.B36]" office:value-type="float" office:value="5" calcext:value-type="float">
            <text:p>5</text:p>
          </table:table-cell>
          <table:table-cell table:formula="of:=(1-[.E$49])^([.A36]-1)*[.E$49]" office:value-type="float" office:value="0.068072204417803" calcext:value-type="float">
            <text:p>0.0680722044</text:p>
          </table:table-cell>
          <table:table-cell table:formula="of:=[.F36]/[.$F$51]" office:value-type="float" office:value="0.0690354398409166" calcext:value-type="float">
            <text:p>0.0690354398</text:p>
          </table:table-cell>
          <table:table-cell table:formula="of:=SUM([.G$32:.G36])" office:value-type="float" office:value="0.868682667755932" calcext:value-type="float">
            <text:p>0.8686826678</text:p>
          </table:table-cell>
          <table:table-cell table:formula="of:=[.G36]*[.B$48]" office:value-type="float" office:value="1.93299231554567" calcext:value-type="float">
            <text:p>1.9329923155</text:p>
          </table:table-cell>
          <table:table-cell table:formula="of:=([.B36]-[.I36])^2/[.I36]" office:value-type="float" office:value="0.450324946388385" calcext:value-type="float">
            <text:p>0.4503249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6]/[.M$18]" office:value-type="float" office:value="0.0714285714285714" calcext:value-type="float">
            <text:p>0.0714285714</text:p>
          </table:table-cell>
          <table:table-cell table:number-columns-repeated="2"/>
          <table:table-cell table:formula="of:=[.M36]*[.A36]" office:value-type="float" office:value="10" calcext:value-type="float">
            <text:p>10</text:p>
          </table:table-cell>
          <table:table-cell table:style-name="Default" table:formula="of:=(1-[.Q$49])^([.A36]-1)*[.Q$49]" office:value-type="float" office:value="0.0624771875" calcext:value-type="float">
            <text:p>0.0624771875</text:p>
          </table:table-cell>
          <table:table-cell table:formula="of:=[.R36]/[.$Q$51]" office:value-type="float" office:value="0.0630287383227941" calcext:value-type="float">
            <text:p>0.0630287383</text:p>
          </table:table-cell>
          <table:table-cell table:style-name="Default" table:formula="of:=SUM([.S$32:.S36])" office:value-type="float" office:value="0.891774664226722" calcext:value-type="float">
            <text:p>0.8917746642</text:p>
          </table:table-cell>
          <table:table-cell table:style-name="Default" table:formula="of:=[.S36]*[.M$48]" office:value-type="float" office:value="1.76480467303824" calcext:value-type="float">
            <text:p>1.764804673</text:p>
          </table:table-cell>
          <table:table-cell table:formula="of:=([.M36]-[.U36])^2/[.U36]" office:value-type="float" office:value="0.0313444556611566" calcext:value-type="float">
            <text:p>0.03134445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(1-[.E$49])^([.A37]-1)*[.E$49]" office:value-type="float" office:value="0.0461639087431078" calcext:value-type="float">
            <text:p>0.0461639087</text:p>
          </table:table-cell>
          <table:table-cell table:formula="of:=[.F37]/[.$F$51]" office:value-type="float" office:value="0.0468171373633802" calcext:value-type="float">
            <text:p>0.0468171374</text:p>
          </table:table-cell>
          <table:table-cell table:formula="of:=SUM([.G$32:.G37])" office:value-type="float" office:value="0.915499805119312" calcext:value-type="float">
            <text:p>0.9154998051</text:p>
          </table:table-cell>
          <table:table-cell table:formula="of:=[.G37]*[.B$48]" office:value-type="float" office:value="1.31087984617465" calcext:value-type="float">
            <text:p>1.3108798462</text:p>
          </table:table-cell>
          <table:table-cell table:formula="of:=([.B37]-[.I37])^2/[.I37]" office:value-type="float" office:value="1.31087984617465" calcext:value-type="float">
            <text:p>1.31087984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7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37]*[.A37]" office:value-type="float" office:value="6" calcext:value-type="float">
            <text:p>6</text:p>
          </table:table-cell>
          <table:table-cell table:style-name="Default" table:formula="of:=(1-[.Q$49])^([.A37]-1)*[.Q$49]" office:value-type="float" office:value="0.040610171875" calcext:value-type="float">
            <text:p>0.0406101719</text:p>
          </table:table-cell>
          <table:table-cell table:formula="of:=[.R37]/[.$Q$51]" office:value-type="float" office:value="0.0409686799098162" calcext:value-type="float">
            <text:p>0.0409686799</text:p>
          </table:table-cell>
          <table:table-cell table:style-name="Default" table:formula="of:=SUM([.S$32:.S37])" office:value-type="float" office:value="0.932743344136539" calcext:value-type="float">
            <text:p>0.9327433441</text:p>
          </table:table-cell>
          <table:table-cell table:style-name="Default" table:formula="of:=[.S37]*[.M$48]" office:value-type="float" office:value="1.14712303747485" calcext:value-type="float">
            <text:p>1.1471230375</text:p>
          </table:table-cell>
          <table:table-cell table:formula="of:=([.M37]-[.U37])^2/[.U37]" office:value-type="float" office:value="0.0188691077144379" calcext:value-type="float">
            <text:p>0.01886910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8]/[.B$18]" office:value-type="float" office:value="0" calcext:value-type="float">
            <text:p>0</text:p>
          </table:table-cell>
          <table:table-cell/>
          <table:table-cell table:formula="of:=[.A38]*[.B38]" office:value-type="float" office:value="0" calcext:value-type="float">
            <text:p>0</text:p>
          </table:table-cell>
          <table:table-cell table:formula="of:=(1-[.E$49])^([.A38]-1)*[.E$49]" office:value-type="float" office:value="0.0313065588027972" calcext:value-type="float">
            <text:p>0.0313065588</text:p>
          </table:table-cell>
          <table:table-cell table:formula="of:=[.F38]/[.$F$51]" office:value-type="float" office:value="0.0317495529245912" calcext:value-type="float">
            <text:p>0.0317495529</text:p>
          </table:table-cell>
          <table:table-cell table:formula="of:=SUM([.G$32:.G38])" office:value-type="float" office:value="0.947249358043903" calcext:value-type="float">
            <text:p>0.947249358</text:p>
          </table:table-cell>
          <table:table-cell table:formula="of:=[.G38]*[.B$48]" office:value-type="float" office:value="0.888987481888553" calcext:value-type="float">
            <text:p>0.8889874819</text:p>
          </table:table-cell>
          <table:table-cell table:formula="of:=([.B38]-[.I38])^2/[.I38]" office:value-type="float" office:value="0.888987481888553" calcext:value-type="float">
            <text:p>0.88898748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8]/[.M$18]" office:value-type="float" office:value="0" calcext:value-type="float">
            <text:p>0</text:p>
          </table:table-cell>
          <table:table-cell table:number-columns-repeated="2"/>
          <table:table-cell table:formula="of:=[.M38]*[.A38]" office:value-type="float" office:value="0" calcext:value-type="float">
            <text:p>0</text:p>
          </table:table-cell>
          <table:table-cell table:style-name="Default" table:formula="of:=(1-[.Q$49])^([.A38]-1)*[.Q$49]" office:value-type="float" office:value="0.02639661171875" calcext:value-type="float">
            <text:p>0.0263966117</text:p>
          </table:table-cell>
          <table:table-cell table:formula="of:=[.R38]/[.$Q$51]" office:value-type="float" office:value="0.0266296419413805" calcext:value-type="float">
            <text:p>0.0266296419</text:p>
          </table:table-cell>
          <table:table-cell table:style-name="Default" table:formula="of:=SUM([.S$32:.S38])" office:value-type="float" office:value="0.959372986077919" calcext:value-type="float">
            <text:p>0.9593729861</text:p>
          </table:table-cell>
          <table:table-cell table:style-name="Default" table:formula="of:=[.S38]*[.M$48]" office:value-type="float" office:value="0.745629974358654" calcext:value-type="float">
            <text:p>0.7456299744</text:p>
          </table:table-cell>
          <table:table-cell table:formula="of:=([.M38]-[.U38])^2/[.U38]" office:value-type="float" office:value="0.745629974358654" calcext:value-type="float">
            <text:p>0.74562997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9]/[.B$18]" office:value-type="float" office:value="0.0357142857142857" calcext:value-type="float">
            <text:p>0.0357142857</text:p>
          </table:table-cell>
          <table:table-cell/>
          <table:table-cell table:formula="of:=[.A39]*[.B39]" office:value-type="float" office:value="8" calcext:value-type="float">
            <text:p>8</text:p>
          </table:table-cell>
          <table:table-cell table:formula="of:=(1-[.E$49])^([.A39]-1)*[.E$49]" office:value-type="float" office:value="0.0212308847053452" calcext:value-type="float">
            <text:p>0.0212308847</text:p>
          </table:table-cell>
          <table:table-cell table:formula="of:=[.F39]/[.$F$51]" office:value-type="float" office:value="0.021531306006332" calcext:value-type="float">
            <text:p>0.021531306</text:p>
          </table:table-cell>
          <table:table-cell table:formula="of:=SUM([.G$32:.G39])" office:value-type="float" office:value="0.968780664050235" calcext:value-type="float">
            <text:p>0.9687806641</text:p>
          </table:table-cell>
          <table:table-cell table:formula="of:=[.G39]*[.B$48]" office:value-type="float" office:value="0.602876568177295" calcext:value-type="float">
            <text:p>0.6028765682</text:p>
          </table:table-cell>
          <table:table-cell table:formula="of:=([.B39]-[.I39])^2/[.I39]" office:value-type="float" office:value="0.261590893438513" calcext:value-type="float">
            <text:p>0.26159089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9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39]*[.A39]" office:value-type="float" office:value="8" calcext:value-type="float">
            <text:p>8</text:p>
          </table:table-cell>
          <table:table-cell table:style-name="Default" table:formula="of:=(1-[.Q$49])^([.A39]-1)*[.Q$49]" office:value-type="float" office:value="0.0171577976171875" calcext:value-type="float">
            <text:p>0.0171577976</text:p>
          </table:table-cell>
          <table:table-cell table:formula="of:=[.R39]/[.$Q$51]" office:value-type="float" office:value="0.0173092672618973" calcext:value-type="float">
            <text:p>0.0173092673</text:p>
          </table:table-cell>
          <table:table-cell table:style-name="Default" table:formula="of:=SUM([.S$32:.S39])" office:value-type="float" office:value="0.976682253339816" calcext:value-type="float">
            <text:p>0.9766822533</text:p>
          </table:table-cell>
          <table:table-cell table:style-name="Default" table:formula="of:=[.S39]*[.M$48]" office:value-type="float" office:value="0.484659483333125" calcext:value-type="float">
            <text:p>0.4846594833</text:p>
          </table:table-cell>
          <table:table-cell table:formula="of:=([.M39]-[.U39])^2/[.U39]" office:value-type="float" office:value="0.547963791592501" calcext:value-type="float">
            <text:p>0.54796379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40]/[.B$18]" office:value-type="float" office:value="0" calcext:value-type="float">
            <text:p>0</text:p>
          </table:table-cell>
          <table:table-cell/>
          <table:table-cell table:formula="of:=[.A40]*[.B40]" office:value-type="float" office:value="0" calcext:value-type="float">
            <text:p>0</text:p>
          </table:table-cell>
          <table:table-cell table:formula="of:=(1-[.E$49])^([.A40]-1)*[.E$49]" office:value-type="float" office:value="0.0143979562944295" calcext:value-type="float">
            <text:p>0.0143979563</text:p>
          </table:table-cell>
          <table:table-cell table:formula="of:=[.F40]/[.$F$51]" office:value-type="float" office:value="0.0146016902801562" calcext:value-type="float">
            <text:p>0.0146016903</text:p>
          </table:table-cell>
          <table:table-cell table:formula="of:=SUM([.G$32:.G40])" office:value-type="float" office:value="0.983382354330391" calcext:value-type="float">
            <text:p>0.9833823543</text:p>
          </table:table-cell>
          <table:table-cell table:formula="of:=[.G40]*[.B$48]" office:value-type="float" office:value="0.408847327844372" calcext:value-type="float">
            <text:p>0.4088473278</text:p>
          </table:table-cell>
          <table:table-cell table:formula="of:=([.B40]-[.I40])^2/[.I40]" office:value-type="float" office:value="0.408847327844372" calcext:value-type="float">
            <text:p>0.40884732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0]/[.M$18]" office:value-type="float" office:value="0" calcext:value-type="float">
            <text:p>0</text:p>
          </table:table-cell>
          <table:table-cell table:number-columns-repeated="2"/>
          <table:table-cell table:formula="of:=[.M40]*[.A40]" office:value-type="float" office:value="0" calcext:value-type="float">
            <text:p>0</text:p>
          </table:table-cell>
          <table:table-cell table:style-name="Default" table:formula="of:=(1-[.Q$49])^([.A40]-1)*[.Q$49]" office:value-type="float" office:value="0.0111525684511719" calcext:value-type="float">
            <text:p>0.0111525685</text:p>
          </table:table-cell>
          <table:table-cell table:formula="of:=[.R40]/[.$Q$51]" office:value-type="float" office:value="0.0112510237202333" calcext:value-type="float">
            <text:p>0.0112510237</text:p>
          </table:table-cell>
          <table:table-cell table:style-name="Default" table:formula="of:=SUM([.S$32:.S40])" office:value-type="float" office:value="0.98793327706005" calcext:value-type="float">
            <text:p>0.9879332771</text:p>
          </table:table-cell>
          <table:table-cell table:style-name="Default" table:formula="of:=[.S40]*[.M$48]" office:value-type="float" office:value="0.315028664166531" calcext:value-type="float">
            <text:p>0.3150286642</text:p>
          </table:table-cell>
          <table:table-cell table:formula="of:=([.M40]-[.U40])^2/[.U40]" office:value-type="float" office:value="0.315028664166531" calcext:value-type="float">
            <text:p>0.31502866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(1-[.E$49])^([.A41]-1)*[.E$49]" office:value-type="float" office:value="0.00976413128013038" calcext:value-type="float">
            <text:p>0.0097641313</text:p>
          </table:table-cell>
          <table:table-cell table:formula="of:=[.F41]/[.$F$51]" office:value-type="float" office:value="0.00990229570723233" calcext:value-type="float">
            <text:p>0.0099022957</text:p>
          </table:table-cell>
          <table:table-cell table:formula="of:=SUM([.G$32:.G41])" office:value-type="float" office:value="0.993284650037624" calcext:value-type="float">
            <text:p>0.99328465</text:p>
          </table:table-cell>
          <table:table-cell table:formula="of:=[.G41]*[.B$48]" office:value-type="float" office:value="0.277264279802505" calcext:value-type="float">
            <text:p>0.2772642798</text:p>
          </table:table-cell>
          <table:table-cell table:formula="of:=([.B41]-[.I41])^2/[.I41]" office:value-type="float" office:value="0.277264279802505" calcext:value-type="float">
            <text:p>0.27726427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1]/[.M$18]" office:value-type="float" office:value="0" calcext:value-type="float">
            <text:p>0</text:p>
          </table:table-cell>
          <table:table-cell table:number-columns-repeated="2"/>
          <table:table-cell table:formula="of:=[.M41]*[.A41]" office:value-type="float" office:value="0" calcext:value-type="float">
            <text:p>0</text:p>
          </table:table-cell>
          <table:table-cell table:style-name="Default" table:formula="of:=(1-[.Q$49])^([.A41]-1)*[.Q$49]" office:value-type="float" office:value="0.00724916949326172" calcext:value-type="float">
            <text:p>0.0072491695</text:p>
          </table:table-cell>
          <table:table-cell table:formula="of:=[.R41]/[.$Q$51]" office:value-type="float" office:value="0.00731316541815163" calcext:value-type="float">
            <text:p>0.0073131654</text:p>
          </table:table-cell>
          <table:table-cell table:style-name="Default" table:formula="of:=SUM([.S$32:.S41])" office:value-type="float" office:value="0.995246442478201" calcext:value-type="float">
            <text:p>0.9952464425</text:p>
          </table:table-cell>
          <table:table-cell table:style-name="Default" table:formula="of:=[.S41]*[.M$48]" office:value-type="float" office:value="0.204768631708245" calcext:value-type="float">
            <text:p>0.2047686317</text:p>
          </table:table-cell>
          <table:table-cell table:formula="of:=([.M41]-[.U41])^2/[.U41]" office:value-type="float" office:value="0.204768631708245" calcext:value-type="float">
            <text:p>0.20476863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2]/[.B$18]" office:value-type="float" office:value="0.0714285714285714" calcext:value-type="float">
            <text:p>0.0714285714</text:p>
          </table:table-cell>
          <table:table-cell/>
          <table:table-cell table:formula="of:=[.A42]*[.B42]" office:value-type="float" office:value="22" calcext:value-type="float">
            <text:p>22</text:p>
          </table:table-cell>
          <table:table-cell table:formula="of:=(1-[.E$49])^([.A42]-1)*[.E$49]" office:value-type="float" office:value="0.00662165224744474" calcext:value-type="float">
            <text:p>0.0066216522</text:p>
          </table:table-cell>
          <table:table-cell table:formula="of:=[.F42]/[.$F$51]" office:value-type="float" office:value="0.00671534996237595" calcext:value-type="float">
            <text:p>0.00671535</text:p>
          </table:table-cell>
          <table:table-cell table:formula="of:=SUM([.G$32:.G42])" office:value-type="float" office:value="1" calcext:value-type="float">
            <text:p>1</text:p>
          </table:table-cell>
          <table:table-cell table:formula="of:=[.G42]*[.B$48]" office:value-type="float" office:value="0.188029798946527" calcext:value-type="float">
            <text:p>0.1880297989</text:p>
          </table:table-cell>
          <table:table-cell table:formula="of:=([.B42]-[.I42])^2/[.I42]" office:value-type="float" office:value="17.4612536305454" calcext:value-type="float">
            <text:p>17.4612536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2]/[.M$18]" office:value-type="float" office:value="0.0357142857142857" calcext:value-type="float">
            <text:p>0.0357142857</text:p>
          </table:table-cell>
          <table:table-cell table:number-columns-repeated="2"/>
          <table:table-cell table:formula="of:=[.M42]*[.A42]" office:value-type="float" office:value="11" calcext:value-type="float">
            <text:p>11</text:p>
          </table:table-cell>
          <table:table-cell table:style-name="Default" table:formula="of:=(1-[.Q$49])^([.A42]-1)*[.Q$49]" office:value-type="float" office:value="0.00471196017062012" calcext:value-type="float">
            <text:p>0.0047119602</text:p>
          </table:table-cell>
          <table:table-cell table:formula="of:=[.R42]/[.$Q$51]" office:value-type="float" office:value="0.00475355752179856" calcext:value-type="float">
            <text:p>0.0047535575</text:p>
          </table:table-cell>
          <table:table-cell table:style-name="Default" table:formula="of:=SUM([.S$32:.S42])" office:value-type="float" office:value="1" calcext:value-type="float">
            <text:p>1</text:p>
          </table:table-cell>
          <table:table-cell table:style-name="Default" table:formula="of:=[.S42]*[.M$48]" office:value-type="float" office:value="0.13309961061036" calcext:value-type="float">
            <text:p>0.1330996106</text:p>
          </table:table-cell>
          <table:table-cell table:formula="of:=([.M42]-[.U42])^2/[.U42]" office:value-type="float" office:value="5.64626959972048" calcext:value-type="float">
            <text:p>5.646269599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(1-[.E$49])^([.A43]-1)*[.E$49]" office:value-type="float" office:value="0.00449054577700275" calcext:value-type="float">
            <text:p>0.00449054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3]/[.M$18]" office:value-type="float" office:value="0" calcext:value-type="float">
            <text:p>0</text:p>
          </table:table-cell>
          <table:table-cell table:number-columns-repeated="2"/>
          <table:table-cell table:formula="of:=[.M43]*[.A43]" office:value-type="float" office:value="0" calcext:value-type="float">
            <text:p>0</text:p>
          </table:table-cell>
          <table:table-cell table:style-name="Default" table:formula="of:=(1-[.Q$49])^([.A43]-1)*[.Q$49]" office:value-type="float" office:value="0.00306277411090308" calcext:value-type="float">
            <text:p>0.003062774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(1-[.E$49])^([.A44]-1)*[.E$49]" office:value-type="float" office:value="0.00304531265336968" calcext:value-type="float">
            <text:p>0.00304531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4]/[.M$18]" office:value-type="float" office:value="0" calcext:value-type="float">
            <text:p>0</text:p>
          </table:table-cell>
          <table:table-cell table:number-columns-repeated="2"/>
          <table:table-cell table:formula="of:=[.M44]*[.A44]" office:value-type="float" office:value="0" calcext:value-type="float">
            <text:p>0</text:p>
          </table:table-cell>
          <table:table-cell table:style-name="Default" table:formula="of:=(1-[.Q$49])^([.A44]-1)*[.Q$49]" office:value-type="float" office:value="0.001990803172087" calcext:value-type="float">
            <text:p>0.0019908032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(1-[.E$49])^([.A45]-1)*[.E$49]" office:value-type="float" office:value="0.00206521202929668" calcext:value-type="float">
            <text:p>0.00206521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5]/[.M$18]" office:value-type="float" office:value="0" calcext:value-type="float">
            <text:p>0</text:p>
          </table:table-cell>
          <table:table-cell table:number-columns-repeated="2"/>
          <table:table-cell table:formula="of:=[.M45]*[.A45]" office:value-type="float" office:value="0" calcext:value-type="float">
            <text:p>0</text:p>
          </table:table-cell>
          <table:table-cell table:style-name="Default" table:formula="of:=(1-[.Q$49])^([.A45]-1)*[.Q$49]" office:value-type="float" office:value="0.00129402206185655" calcext:value-type="float">
            <text:p>0.0012940221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(1-[.E$49])^([.A46]-1)*[.E$49]" office:value-type="float" office:value="0.00140054608883338" calcext:value-type="float">
            <text:p>0.00140054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6]/[.M$18]" office:value-type="float" office:value="0" calcext:value-type="float">
            <text:p>0</text:p>
          </table:table-cell>
          <table:table-cell table:number-columns-repeated="2"/>
          <table:table-cell table:formula="of:=[.M46]*[.A46]" office:value-type="float" office:value="0" calcext:value-type="float">
            <text:p>0</text:p>
          </table:table-cell>
          <table:table-cell table:style-name="Default" table:formula="of:=(1-[.Q$49])^([.A46]-1)*[.Q$49]" office:value-type="float" office:value="0.000841114340206758" calcext:value-type="float">
            <text:p>0.000841114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(1-[.E$49])^([.A47]-1)*[.E$49]" office:value-type="float" office:value="0.000949795623461718" calcext:value-type="float">
            <text:p>0.000949795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7]/[.M$18]" office:value-type="float" office:value="0" calcext:value-type="float">
            <text:p>0</text:p>
          </table:table-cell>
          <table:table-cell table:number-columns-repeated="2"/>
          <table:table-cell table:formula="of:=[.M47]*[.A47]" office:value-type="float" office:value="0" calcext:value-type="float">
            <text:p>0</text:p>
          </table:table-cell>
          <table:table-cell table:style-name="Default" table:formula="of:=(1-[.Q$49])^([.A47]-1)*[.Q$49]" office:value-type="float" office:value="0.000546724321134392" calcext:value-type="float">
            <text:p>0.00054672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32:.E47])/[.B48]" office:value-type="float" office:value="3.10714285714286" calcext:value-type="float">
            <text:p>3.1071428571</text:p>
          </table:table-cell>
          <table:table-cell/>
          <table:table-cell table:formula="of:=SUM([.G32:.G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32:.M47])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32:.Q47])/[.M48]" office:value-type="float" office:value="2.85714285714286" calcext:value-type="float">
            <text:p>2.8571428571</text:p>
          </table:table-cell>
          <table:table-cell/>
          <table:table-cell table:formula="of:=SUM([.S32:.S4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48]" office:value-type="float" office:value="0.32183908045977" calcext:value-type="float">
            <text:p>0.3218390805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48]" office:value-type="float" office:value="0.35" calcext:value-type="float">
            <text:p>0.35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11:</text:p>
          </table:table-cell>
          <table:table-cell/>
          <table:table-cell table:formula="of:=SUM([.F32:.F42])" office:value-type="float" office:value="0.986047232764313" calcext:value-type="float">
            <text:p>0.9860472328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R32:.R42])" office:value-type="float" office:value="0.991249216825991" calcext:value-type="float">
            <text:p>0.9912492168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32:.J42])" office:value-type="float" office:value="23.1306827356511" calcext:value-type="float">
            <text:p>23.1306827357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V32:.V42])" office:value-type="float" office:value="9.40630642485815" calcext:value-type="float">
            <text:p>9.4063064249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4.09pt" svg:y="668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6" office:value-type="float" office:value="0.01" calcext:value-type="float">
            <text:p>0.010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494" calcext:value-type="float">
            <text:p>0.494</text:p>
          </table:table-cell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22"/>
        </table:table-row>
        <table:table-row table:style-name="ro4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57]/[.B$18]" office:value-type="float" office:value="0.321428571428571" calcext:value-type="float">
            <text:p>0.3214285714</text:p>
          </table:table-cell>
          <table:table-cell/>
          <table:table-cell table:formula="of:=[.A57]*[.B57]" office:value-type="float" office:value="9" calcext:value-type="float">
            <text:p>9</text:p>
          </table:table-cell>
          <table:table-cell table:formula="of:=(1-[.E$49])^([.A57]-1)*[.E$49]" office:value-type="float" office:value="0.32183908045977" calcext:value-type="float">
            <text:p>0.3218390805</text:p>
          </table:table-cell>
          <table:table-cell table:formula="of:=[.F57]/[.$F$76]" office:value-type="float" office:value="0.336911315922346" calcext:value-type="float">
            <text:p>0.3369113159</text:p>
          </table:table-cell>
          <table:table-cell table:formula="of:=SUM([.G$57:.G57])" office:value-type="float" office:value="0.336911315922346" calcext:value-type="float">
            <text:p>0.3369113159</text:p>
          </table:table-cell>
          <table:table-cell table:formula="of:=[.G57]*[.B$73]" office:value-type="float" office:value="8.75969421398101" calcext:value-type="float">
            <text:p>8.759694214</text:p>
          </table:table-cell>
          <table:table-cell table:formula="of:=([.B57]-[.I57])^2/[.I57]" office:value-type="float" office:value="0.00659233865744283" calcext:value-type="float">
            <text:p>0.0065923387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8]/[.B$18]" office:value-type="float" office:value="0.25" calcext:value-type="float">
            <text:p>0.25</text:p>
          </table:table-cell>
          <table:table-cell/>
          <table:table-cell table:formula="of:=[.A58]*[.B58]" office:value-type="float" office:value="14" calcext:value-type="float">
            <text:p>14</text:p>
          </table:table-cell>
          <table:table-cell table:formula="of:=(1-[.E$49])^([.A58]-1)*[.E$49]" office:value-type="float" office:value="0.21825868674858" calcext:value-type="float">
            <text:p>0.2182586867</text:p>
          </table:table-cell>
          <table:table-cell table:formula="of:=[.F58]/[.$F$76]" office:value-type="float" office:value="0.228480087809407" calcext:value-type="float">
            <text:p>0.2284800878</text:p>
          </table:table-cell>
          <table:table-cell table:formula="of:=SUM([.G$57:.G58])" office:value-type="float" office:value="0.565391403731754" calcext:value-type="float">
            <text:p>0.5653914037</text:p>
          </table:table-cell>
          <table:table-cell table:formula="of:=[.G58]*[.B$73]" office:value-type="float" office:value="5.94048228304459" calcext:value-type="float">
            <text:p>5.940482283</text:p>
          </table:table-cell>
          <table:table-cell table:formula="of:=([.B58]-[.I58])^2/[.I58]" office:value-type="float" office:value="0.188970817360483" calcext:value-type="float">
            <text:p>0.188970817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59]/[.B$18]" office:value-type="float" office:value="0.107142857142857" calcext:value-type="float">
            <text:p>0.1071428571</text:p>
          </table:table-cell>
          <table:table-cell/>
          <table:table-cell table:formula="of:=[.A59]*[.B59]" office:value-type="float" office:value="9" calcext:value-type="float">
            <text:p>9</text:p>
          </table:table-cell>
          <table:table-cell table:formula="of:=(1-[.E$49])^([.A59]-1)*[.E$49]" office:value-type="float" office:value="0.14801451170306" calcext:value-type="float">
            <text:p>0.1480145117</text:p>
          </table:table-cell>
          <table:table-cell table:formula="of:=[.F59]/[.$F$76]" office:value-type="float" office:value="0.15494626644546" calcext:value-type="float">
            <text:p>0.1549462664</text:p>
          </table:table-cell>
          <table:table-cell table:formula="of:=SUM([.G$57:.G59])" office:value-type="float" office:value="0.720337670177214" calcext:value-type="float">
            <text:p>0.7203376702</text:p>
          </table:table-cell>
          <table:table-cell table:formula="of:=[.G59]*[.B$73]" office:value-type="float" office:value="4.02860292758196" calcext:value-type="float">
            <text:p>4.0286029276</text:p>
          </table:table-cell>
          <table:table-cell table:formula="of:=([.B59]-[.I59])^2/[.I59]" office:value-type="float" office:value="0.262628013147285" calcext:value-type="float">
            <text:p>0.262628013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78571428571429" calcext:value-type="float">
            <text:p>0.1785714286</text:p>
          </table:table-cell>
          <table:table-cell/>
          <table:table-cell table:formula="of:=[.A60]*[.B60]" office:value-type="float" office:value="20" calcext:value-type="float">
            <text:p>20</text:p>
          </table:table-cell>
          <table:table-cell table:formula="of:=(1-[.E$49])^([.A60]-1)*[.E$49]" office:value-type="float" office:value="0.100377657361845" calcext:value-type="float">
            <text:p>0.1003776574</text:p>
          </table:table-cell>
          <table:table-cell table:formula="of:=[.F60]/[.$F$76]" office:value-type="float" office:value="0.105078502531979" calcext:value-type="float">
            <text:p>0.1050785025</text:p>
          </table:table-cell>
          <table:table-cell table:formula="of:=SUM([.G$57:.G60])" office:value-type="float" office:value="0.825416172709193" calcext:value-type="float">
            <text:p>0.8254161727</text:p>
          </table:table-cell>
          <table:table-cell table:formula="of:=[.G60]*[.B$73]" office:value-type="float" office:value="2.73204106583145" calcext:value-type="float">
            <text:p>2.7320410658</text:p>
          </table:table-cell>
          <table:table-cell table:formula="of:=([.B60]-[.I60])^2/[.I60]" office:value-type="float" office:value="1.88270878919223" calcext:value-type="float">
            <text:p>1.8827087892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57142857142857" calcext:value-type="float">
            <text:p>0.0357142857</text:p>
          </table:table-cell>
          <table:table-cell/>
          <table:table-cell table:formula="of:=[.A61]*[.B61]" office:value-type="float" office:value="5" calcext:value-type="float">
            <text:p>5</text:p>
          </table:table-cell>
          <table:table-cell table:formula="of:=(1-[.E$49])^([.A61]-1)*[.E$49]" office:value-type="float" office:value="0.068072204417803" calcext:value-type="float">
            <text:p>0.0680722044</text:p>
          </table:table-cell>
          <table:table-cell table:formula="of:=[.F61]/[.$F$76]" office:value-type="float" office:value="0.0712601339009971" calcext:value-type="float">
            <text:p>0.0712601339</text:p>
          </table:table-cell>
          <table:table-cell table:formula="of:=SUM([.G$57:.G61])" office:value-type="float" office:value="0.89667630661019" calcext:value-type="float">
            <text:p>0.8966763066</text:p>
          </table:table-cell>
          <table:table-cell table:formula="of:=[.G61]*[.B$73]" office:value-type="float" office:value="1.85276348142592" calcext:value-type="float">
            <text:p>1.8527634814</text:p>
          </table:table-cell>
          <table:table-cell table:formula="of:=([.B61]-[.I61])^2/[.I61]" office:value-type="float" office:value="0.392497781041102" calcext:value-type="float">
            <text:p>0.39249778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/>
          <table:table-cell table:formula="of:=[.A62]*[.B62]" office:value-type="float" office:value="0" calcext:value-type="float">
            <text:p>0</text:p>
          </table:table-cell>
          <table:table-cell table:formula="of:=(1-[.E$49])^([.A62]-1)*[.E$49]" office:value-type="float" office:value="0.0461639087431078" calcext:value-type="float">
            <text:p>0.0461639087</text:p>
          </table:table-cell>
          <table:table-cell table:formula="of:=[.F62]/[.$F$76]" office:value-type="float" office:value="0.0483258379328601" calcext:value-type="float">
            <text:p>0.0483258379</text:p>
          </table:table-cell>
          <table:table-cell table:formula="of:=SUM([.G$57:.G62])" office:value-type="float" office:value="0.94500214454305" calcext:value-type="float">
            <text:p>0.9450021445</text:p>
          </table:table-cell>
          <table:table-cell table:formula="of:=[.G62]*[.B$73]" office:value-type="float" office:value="1.25647178625436" calcext:value-type="float">
            <text:p>1.2564717863</text:p>
          </table:table-cell>
          <table:table-cell table:formula="of:=([.B62]-[.I62])^2/[.I62]" office:value-type="float" office:value="1.25647178625436" calcext:value-type="float">
            <text:p>1.2564717863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3]/[.B$18]" office:value-type="float" office:value="0" calcext:value-type="float">
            <text:p>0</text:p>
          </table:table-cell>
          <table:table-cell/>
          <table:table-cell table:formula="of:=[.A63]*[.B63]" office:value-type="float" office:value="0" calcext:value-type="float">
            <text:p>0</text:p>
          </table:table-cell>
          <table:table-cell table:formula="of:=(1-[.E$49])^([.A63]-1)*[.E$49]" office:value-type="float" office:value="0.0313065588027972" calcext:value-type="float">
            <text:p>0.0313065588</text:p>
          </table:table-cell>
          <table:table-cell table:formula="of:=[.F63]/[.$F$76]" office:value-type="float" office:value="0.0327726946901005" calcext:value-type="float">
            <text:p>0.0327726947</text:p>
          </table:table-cell>
          <table:table-cell table:formula="of:=SUM([.G$57:.G63])" office:value-type="float" office:value="0.97777483923315" calcext:value-type="float">
            <text:p>0.9777748392</text:p>
          </table:table-cell>
          <table:table-cell table:formula="of:=[.G63]*[.B$73]" office:value-type="float" office:value="0.852090061942613" calcext:value-type="float">
            <text:p>0.8520900619</text:p>
          </table:table-cell>
          <table:table-cell table:formula="of:=([.B63]-[.I63])^2/[.I63]" office:value-type="float" office:value="0.852090061942613" calcext:value-type="float">
            <text:p>0.852090061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57142857142857" calcext:value-type="float">
            <text:p>0.0357142857</text:p>
          </table:table-cell>
          <table:table-cell/>
          <table:table-cell table:formula="of:=[.A64]*[.B64]" office:value-type="float" office:value="8" calcext:value-type="float">
            <text:p>8</text:p>
          </table:table-cell>
          <table:table-cell table:formula="of:=(1-[.E$49])^([.A64]-1)*[.E$49]" office:value-type="float" office:value="0.0212308847053452" calcext:value-type="float">
            <text:p>0.0212308847</text:p>
          </table:table-cell>
          <table:table-cell table:formula="of:=[.F64]/[.$F$76]" office:value-type="float" office:value="0.0222251607668498" calcext:value-type="float">
            <text:p>0.0222251608</text:p>
          </table:table-cell>
          <table:table-cell table:formula="of:=SUM([.G$57:.G64])" office:value-type="float" office:value="1" calcext:value-type="float">
            <text:p>1</text:p>
          </table:table-cell>
          <table:table-cell table:formula="of:=[.G64]*[.B$73]" office:value-type="float" office:value="0.577854179938094" calcext:value-type="float">
            <text:p>0.5778541799</text:p>
          </table:table-cell>
          <table:table-cell table:formula="of:=([.B64]-[.I64])^2/[.I64]" office:value-type="float" office:value="0.308394573549387" calcext:value-type="float">
            <text:p>0.308394573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5]/[.B$18]" office:value-type="float" office:value="0" calcext:value-type="float">
            <text:p>0</text:p>
          </table:table-cell>
          <table:table-cell/>
          <table:table-cell table:formula="of:=[.A65]*[.B65]" office:value-type="float" office:value="0" calcext:value-type="float">
            <text:p>0</text:p>
          </table:table-cell>
          <table:table-cell table:formula="of:=(1-[.E$49])^([.A65]-1)*[.E$49]" office:value-type="float" office:value="0.0143979562944295" calcext:value-type="float">
            <text:p>0.0143979563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/>
          <table:table-cell table:formula="of:=[.A66]*[.B66]" office:value-type="float" office:value="0" calcext:value-type="float">
            <text:p>0</text:p>
          </table:table-cell>
          <table:table-cell table:formula="of:=(1-[.E$49])^([.A66]-1)*[.E$49]" office:value-type="float" office:value="0.00976413128013038" calcext:value-type="float">
            <text:p>0.0097641313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65.4pt" svg:y="869.81pt" draw:caption-point-x="-17.29pt" draw:caption-point-y="42.8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(1-[.E$49])^([.A67]-1)*[.E$49]" office:value-type="float" office:value="0.00662165224744474" calcext:value-type="float">
            <text:p>0.0066216522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/>
          <table:table-cell table:formula="of:=[.A68]*[.B68]" office:value-type="float" office:value="0" calcext:value-type="float">
            <text:p>0</text:p>
          </table:table-cell>
          <table:table-cell table:formula="of:=(1-[.E$49])^([.A68]-1)*[.E$49]" office:value-type="float" office:value="0.00449054577700275" calcext:value-type="float">
            <text:p>0.0044905458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/>
          <table:table-cell table:formula="of:=[.A69]*[.B69]" office:value-type="float" office:value="0" calcext:value-type="float">
            <text:p>0</text:p>
          </table:table-cell>
          <table:table-cell table:formula="of:=(1-[.E$49])^([.A69]-1)*[.E$49]" office:value-type="float" office:value="0.00304531265336968" calcext:value-type="float">
            <text:p>0.0030453127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(1-[.E$49])^([.A70]-1)*[.E$49]" office:value-type="float" office:value="0.00206521202929668" calcext:value-type="float">
            <text:p>0.002065212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/>
          <table:table-cell table:formula="of:=[.A71]*[.B71]" office:value-type="float" office:value="0" calcext:value-type="float">
            <text:p>0</text:p>
          </table:table-cell>
          <table:table-cell table:formula="of:=(1-[.E$49])^([.A71]-1)*[.E$49]" office:value-type="float" office:value="0.00140054608883338" calcext:value-type="float">
            <text:p>0.0014005461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/>
          <table:table-cell table:formula="of:=[.A72]*[.B72]" office:value-type="float" office:value="0" calcext:value-type="float">
            <text:p>0</text:p>
          </table:table-cell>
          <table:table-cell table:formula="of:=(1-[.E$49])^([.A72]-1)*[.E$74]" office:value-type="float" office:value="0.00118046027487385" calcext:value-type="float">
            <text:p>0.0011804603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57:.E72])/[.B73]" office:value-type="float" office:value="2.5" calcext:value-type="float">
            <text:p>2.5</text:p>
          </table:table-cell>
          <table:table-cell/>
          <table:table-cell table:formula="of:=SUM([.G57:.G64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73]" office:value-type="float" office:value="0.4" calcext:value-type="float">
            <text:p>0.4</text:p>
          </table:table-cell>
          <table:table-cell table:number-columns-repeated="10"/>
          <table:table-cell table:style-name="ce2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57:.F64])" office:value-type="float" office:value="0.955263492942308" calcext:value-type="float">
            <text:p>0.9552634929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57:.J64])" office:value-type="float" office:value="5.1503541611449" calcext:value-type="float">
            <text:p>5.1503541611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4.09pt" svg:y="988.36pt" draw:caption-point-x="-17.29pt" draw:caption-point-y="65.06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6417" calcext:value-type="float">
            <text:p>0.642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C87]-[.B87])^2/([.C87]+[.B87])" office:value-type="float" office:value="0.2" calcext:value-type="float">
            <text:p>0.2</text:p>
          </table:table-cell>
          <table:table-cell table:number-columns-repeated="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C88]-[.B88])^2/([.C88]+[.B88])" office:value-type="float" office:value="0.0769230769230769" calcext:value-type="float">
            <text:p>0.0769230769</text:p>
          </table:table-cell>
          <table:table-cell table:number-columns-repeated="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2" calcext:value-type="float">
            <text:p>0.2</text:p>
          </table:table-cell>
          <table:table-cell table:number-columns-repeated="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C90]-[.B90])^2/([.C90]+[.B90])" office:value-type="float" office:value="0.111111111111111" calcext:value-type="float">
            <text:p>0.1111111111</text:p>
          </table:table-cell>
          <table:table-cell table:number-columns-repeated="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3]-[.B93])^2/([.C93]+[.B93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4]-[.B94])^2/([.C94]+[.B94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4])" office:value-type="float" office:value="2.25470085470086" calcext:value-type="float">
            <text:p>2.2547008547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21"/>
        </table:table-row>
        <table:table-row table:style-name="ro2" table:number-rows-repeated="1048468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2014Predictions" table:style-name="ta1">
        <table:table-column table:style-name="co1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default-cell-style-name="ce8"/>
        <table:table-column table:style-name="co18" table:default-cell-style-name="ce8"/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B2]/[.B$18]" office:value-type="float" office:value="0.620689655172414" calcext:value-type="float">
            <text:p>0.6206896552</text:p>
          </table:table-cell>
          <table:table-cell/>
          <table:table-cell table:formula="of:=[.A2]*[.B2]" office:value-type="float" office:value="18" calcext:value-type="float">
            <text:p>18</text:p>
          </table:table-cell>
          <table:table-cell table:formula="of:=(1-[.E$19])^([.A2]-1)*[.E$19]" office:value-type="float" office:value="0.517857142857143" calcext:value-type="float">
            <text:p>0.5178571429</text:p>
          </table:table-cell>
          <table:table-cell table:formula="of:=[.F2]/[.$F$21]" office:value-type="float" office:value="0.519373794816789" calcext:value-type="float">
            <text:p>0.5193737948</text:p>
          </table:table-cell>
          <table:table-cell table:formula="of:=SUM([.G$2:.G2])" office:value-type="float" office:value="0.519373794816789" calcext:value-type="float">
            <text:p>0.5193737948</text:p>
          </table:table-cell>
          <table:table-cell table:formula="of:=[.G2]*[.B$18]" office:value-type="float" office:value="15.0618400496869" calcext:value-type="float">
            <text:p>15.0618400497</text:p>
          </table:table-cell>
          <table:table-cell table:formula="of:=([.B2]-[.I2])^2/[.I2]" office:value-type="float" office:value="0.573155993234928" calcext:value-type="float">
            <text:p>0.57315599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M2]/[.M$18]" office:value-type="float" office:value="0.310344827586207" calcext:value-type="float">
            <text:p>0.3103448276</text:p>
          </table:table-cell>
          <table:table-cell table:number-columns-repeated="2"/>
          <table:table-cell table:formula="of:=[.M2]*[.A2]" office:value-type="float" office:value="9" calcext:value-type="float">
            <text:p>9</text:p>
          </table:table-cell>
          <table:table-cell table:style-name="Default" table:formula="of:=(1-[.Q$19])^([.A2]-1)*[.Q$19]" office:value-type="float" office:value="0.376623376623377" calcext:value-type="float">
            <text:p>0.3766233766</text:p>
          </table:table-cell>
          <table:table-cell table:formula="of:=[.R2]/[.$R$21]" office:value-type="float" office:value="0.3854121755358" calcext:value-type="float">
            <text:p>0.3854121755</text:p>
          </table:table-cell>
          <table:table-cell table:style-name="Default" table:formula="of:=SUM([.S$2:.S2])" office:value-type="float" office:value="0.3854121755358" calcext:value-type="float">
            <text:p>0.3854121755</text:p>
          </table:table-cell>
          <table:table-cell table:style-name="Default" table:formula="of:=[.S2]*[.M$18]" office:value-type="float" office:value="11.1769530905382" calcext:value-type="float">
            <text:p>11.1769530905</text:p>
          </table:table-cell>
          <table:table-cell table:formula="of:=([.M2]-[.U2])^2/[.U2]" office:value-type="float" office:value="0.424008647080724" calcext:value-type="float">
            <text:p>0.424008647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[.B$18]" office:value-type="float" office:value="0.137931034482759" calcext:value-type="float">
            <text:p>0.1379310345</text:p>
          </table:table-cell>
          <table:table-cell/>
          <table:table-cell table:formula="of:=[.A3]*[.B3]" office:value-type="float" office:value="8" calcext:value-type="float">
            <text:p>8</text:p>
          </table:table-cell>
          <table:table-cell table:formula="of:=(1-[.E$19])^([.A3]-1)*[.E$19]" office:value-type="float" office:value="0.24968112244898" calcext:value-type="float">
            <text:p>0.2496811224</text:p>
          </table:table-cell>
          <table:table-cell table:formula="of:=[.F3]/[.$F$21]" office:value-type="float" office:value="0.250412365358095" calcext:value-type="float">
            <text:p>0.2504123654</text:p>
          </table:table-cell>
          <table:table-cell table:formula="of:=SUM([.G$2:.G3])" office:value-type="float" office:value="0.769786160174884" calcext:value-type="float">
            <text:p>0.7697861602</text:p>
          </table:table-cell>
          <table:table-cell table:formula="of:=[.G3]*[.B$18]" office:value-type="float" office:value="7.26195859538475" calcext:value-type="float">
            <text:p>7.2619585954</text:p>
          </table:table-cell>
          <table:table-cell table:formula="of:=([.B3]-[.I3])^2/[.I3]" office:value-type="float" office:value="1.46522095082817" calcext:value-type="float">
            <text:p>1.46522095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3]/[.M$18]" office:value-type="float" office:value="0.275862068965517" calcext:value-type="float">
            <text:p>0.275862069</text:p>
          </table:table-cell>
          <table:table-cell table:number-columns-repeated="2"/>
          <table:table-cell table:formula="of:=[.M3]*[.A3]" office:value-type="float" office:value="16" calcext:value-type="float">
            <text:p>16</text:p>
          </table:table-cell>
          <table:table-cell table:style-name="Default" table:formula="of:=(1-[.Q$19])^([.A3]-1)*[.Q$19]" office:value-type="float" office:value="0.234778208804183" calcext:value-type="float">
            <text:p>0.2347782088</text:p>
          </table:table-cell>
          <table:table-cell table:formula="of:=[.R3]/[.$R$21]" office:value-type="float" office:value="0.240256940593745" calcext:value-type="float">
            <text:p>0.2402569406</text:p>
          </table:table-cell>
          <table:table-cell table:style-name="Default" table:formula="of:=SUM([.S$2:.S3])" office:value-type="float" office:value="0.625669116129545" calcext:value-type="float">
            <text:p>0.6256691161</text:p>
          </table:table-cell>
          <table:table-cell table:style-name="Default" table:formula="of:=[.S3]*[.M$18]" office:value-type="float" office:value="6.96745127721861" calcext:value-type="float">
            <text:p>6.9674512772</text:p>
          </table:table-cell>
          <table:table-cell table:formula="of:=([.M3]-[.U3])^2/[.U3]" office:value-type="float" office:value="0.153019636951532" calcext:value-type="float">
            <text:p>0.15301963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B$18]" office:value-type="float" office:value="0.137931034482759" calcext:value-type="float">
            <text:p>0.1379310345</text:p>
          </table:table-cell>
          <table:table-cell/>
          <table:table-cell table:formula="of:=[.A4]*[.B4]" office:value-type="float" office:value="12" calcext:value-type="float">
            <text:p>12</text:p>
          </table:table-cell>
          <table:table-cell table:formula="of:=(1-[.E$19])^([.A4]-1)*[.E$19]" office:value-type="float" office:value="0.120381969752187" calcext:value-type="float">
            <text:p>0.1203819698</text:p>
          </table:table-cell>
          <table:table-cell table:formula="of:=[.F4]/[.$F$21]" office:value-type="float" office:value="0.120734533297653" calcext:value-type="float">
            <text:p>0.1207345333</text:p>
          </table:table-cell>
          <table:table-cell table:formula="of:=SUM([.G$2:.G4])" office:value-type="float" office:value="0.890520693472537" calcext:value-type="float">
            <text:p>0.8905206935</text:p>
          </table:table-cell>
          <table:table-cell table:formula="of:=[.G4]*[.B$18]" office:value-type="float" office:value="3.50130146563194" calcext:value-type="float">
            <text:p>3.5013014656</text:p>
          </table:table-cell>
          <table:table-cell table:formula="of:=([.B4]-[.I4])^2/[.I4]" office:value-type="float" office:value="0.0710307954405088" calcext:value-type="float">
            <text:p>0.07103079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4]/[.M$18]" office:value-type="float" office:value="0.172413793103448" calcext:value-type="float">
            <text:p>0.1724137931</text:p>
          </table:table-cell>
          <table:table-cell table:number-columns-repeated="2"/>
          <table:table-cell table:formula="of:=[.M4]*[.A4]" office:value-type="float" office:value="15" calcext:value-type="float">
            <text:p>15</text:p>
          </table:table-cell>
          <table:table-cell table:style-name="Default" table:formula="of:=(1-[.Q$19])^([.A4]-1)*[.Q$19]" office:value-type="float" office:value="0.146355247046763" calcext:value-type="float">
            <text:p>0.146355247</text:p>
          </table:table-cell>
          <table:table-cell table:formula="of:=[.R4]/[.$R$21]" office:value-type="float" office:value="0.149770560370127" calcext:value-type="float">
            <text:p>0.1497705604</text:p>
          </table:table-cell>
          <table:table-cell table:style-name="Default" table:formula="of:=SUM([.S$2:.S4])" office:value-type="float" office:value="0.775439676499672" calcext:value-type="float">
            <text:p>0.7754396765</text:p>
          </table:table-cell>
          <table:table-cell table:style-name="Default" table:formula="of:=[.S4]*[.M$18]" office:value-type="float" office:value="4.34334625073368" calcext:value-type="float">
            <text:p>4.3433462507</text:p>
          </table:table-cell>
          <table:table-cell table:formula="of:=([.M4]-[.U4])^2/[.U4]" office:value-type="float" office:value="0.0992769449022576" calcext:value-type="float">
            <text:p>0.099276944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/[.B$18]" office:value-type="float" office:value="0.0344827586206897" calcext:value-type="float">
            <text:p>0.0344827586</text:p>
          </table:table-cell>
          <table:table-cell/>
          <table:table-cell table:formula="of:=[.A5]*[.B5]" office:value-type="float" office:value="4" calcext:value-type="float">
            <text:p>4</text:p>
          </table:table-cell>
          <table:table-cell table:formula="of:=(1-[.E$19])^([.A5]-1)*[.E$19]" office:value-type="float" office:value="0.0580413068448043" calcext:value-type="float">
            <text:p>0.0580413068</text:p>
          </table:table-cell>
          <table:table-cell table:formula="of:=[.F5]/[.$F$21]" office:value-type="float" office:value="0.0582112928399398" calcext:value-type="float">
            <text:p>0.0582112928</text:p>
          </table:table-cell>
          <table:table-cell table:formula="of:=SUM([.G$2:.G5])" office:value-type="float" office:value="0.948731986312477" calcext:value-type="float">
            <text:p>0.9487319863</text:p>
          </table:table-cell>
          <table:table-cell table:formula="of:=[.G5]*[.B$18]" office:value-type="float" office:value="1.68812749235825" calcext:value-type="float">
            <text:p>1.6881274924</text:p>
          </table:table-cell>
          <table:table-cell table:formula="of:=([.B5]-[.I5])^2/[.I5]" office:value-type="float" office:value="0.280499812888996" calcext:value-type="float">
            <text:p>0.28049981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5]/[.M$18]" office:value-type="float" office:value="0.0689655172413793" calcext:value-type="float">
            <text:p>0.0689655172</text:p>
          </table:table-cell>
          <table:table-cell table:number-columns-repeated="2"/>
          <table:table-cell table:formula="of:=[.M5]*[.A5]" office:value-type="float" office:value="8" calcext:value-type="float">
            <text:p>8</text:p>
          </table:table-cell>
          <table:table-cell table:style-name="Default" table:formula="of:=(1-[.Q$19])^([.A5]-1)*[.Q$19]" office:value-type="float" office:value="0.0912344397174628" calcext:value-type="float">
            <text:p>0.0912344397</text:p>
          </table:table-cell>
          <table:table-cell table:formula="of:=[.R5]/[.$R$21]" office:value-type="float" office:value="0.0933634662047543" calcext:value-type="float">
            <text:p>0.0933634662</text:p>
          </table:table-cell>
          <table:table-cell table:style-name="Default" table:formula="of:=SUM([.S$2:.S5])" office:value-type="float" office:value="0.868803142704426" calcext:value-type="float">
            <text:p>0.8688031427</text:p>
          </table:table-cell>
          <table:table-cell table:style-name="Default" table:formula="of:=[.S5]*[.M$18]" office:value-type="float" office:value="2.70754051993788" calcext:value-type="float">
            <text:p>2.7075405199</text:p>
          </table:table-cell>
          <table:table-cell table:formula="of:=([.M5]-[.U5])^2/[.U5]" office:value-type="float" office:value="0.184896064774481" calcext:value-type="float">
            <text:p>0.184896064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(1-[.E$19])^([.A6]-1)*[.E$19]" office:value-type="float" office:value="0.0279842015144592" calcext:value-type="float">
            <text:p>0.0279842015</text:p>
          </table:table-cell>
          <table:table-cell table:formula="of:=[.F6]/[.$F$21]" office:value-type="float" office:value="0.0280661590478281" calcext:value-type="float">
            <text:p>0.028066159</text:p>
          </table:table-cell>
          <table:table-cell table:formula="of:=SUM([.G$2:.G6])" office:value-type="float" office:value="0.976798145360305" calcext:value-type="float">
            <text:p>0.9767981454</text:p>
          </table:table-cell>
          <table:table-cell table:formula="of:=[.G6]*[.B$18]" office:value-type="float" office:value="0.813918612387016" calcext:value-type="float">
            <text:p>0.8139186124</text:p>
          </table:table-cell>
          <table:table-cell table:formula="of:=([.B6]-[.I6])^2/[.I6]" office:value-type="float" office:value="0.813918612387016" calcext:value-type="float">
            <text:p>0.81391861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6]/[.M$18]" office:value-type="float" office:value="0.103448275862069" calcext:value-type="float">
            <text:p>0.1034482759</text:p>
          </table:table-cell>
          <table:table-cell table:number-columns-repeated="2"/>
          <table:table-cell table:formula="of:=[.M6]*[.A6]" office:value-type="float" office:value="15" calcext:value-type="float">
            <text:p>15</text:p>
          </table:table-cell>
          <table:table-cell table:style-name="Default" table:formula="of:=(1-[.Q$19])^([.A6]-1)*[.Q$19]" office:value-type="float" office:value="0.0568734169667301" calcext:value-type="float">
            <text:p>0.056873417</text:p>
          </table:table-cell>
          <table:table-cell table:formula="of:=[.R6]/[.$R$21]" office:value-type="float" office:value="0.0582006023094573" calcext:value-type="float">
            <text:p>0.0582006023</text:p>
          </table:table-cell>
          <table:table-cell table:style-name="Default" table:formula="of:=SUM([.S$2:.S6])" office:value-type="float" office:value="0.927003745013883" calcext:value-type="float">
            <text:p>0.927003745</text:p>
          </table:table-cell>
          <table:table-cell table:style-name="Default" table:formula="of:=[.S6]*[.M$18]" office:value-type="float" office:value="1.68781746697426" calcext:value-type="float">
            <text:p>1.687817467</text:p>
          </table:table-cell>
          <table:table-cell table:formula="of:=([.M6]-[.U6])^2/[.U6]" office:value-type="float" office:value="1.02014763661887" calcext:value-type="float">
            <text:p>1.020147636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[.B$18]" office:value-type="float" office:value="0.0344827586206897" calcext:value-type="float">
            <text:p>0.0344827586</text:p>
          </table:table-cell>
          <table:table-cell/>
          <table:table-cell table:formula="of:=[.A7]*[.B7]" office:value-type="float" office:value="6" calcext:value-type="float">
            <text:p>6</text:p>
          </table:table-cell>
          <table:table-cell table:formula="of:=(1-[.E$19])^([.A7]-1)*[.E$19]" office:value-type="float" office:value="0.0134923828730428" calcext:value-type="float">
            <text:p>0.0134923829</text:p>
          </table:table-cell>
          <table:table-cell table:formula="of:=[.F7]/[.$F$21]" office:value-type="float" office:value="0.0135318981123457" calcext:value-type="float">
            <text:p>0.0135318981</text:p>
          </table:table-cell>
          <table:table-cell table:formula="of:=SUM([.G$2:.G7])" office:value-type="float" office:value="0.990330043472651" calcext:value-type="float">
            <text:p>0.9903300435</text:p>
          </table:table-cell>
          <table:table-cell table:formula="of:=[.G7]*[.B$18]" office:value-type="float" office:value="0.392425045258026" calcext:value-type="float">
            <text:p>0.3924250453</text:p>
          </table:table-cell>
          <table:table-cell table:formula="of:=([.B7]-[.I7])^2/[.I7]" office:value-type="float" office:value="0.940682380216054" calcext:value-type="float">
            <text:p>0.94068238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7]/[.M$18]" office:value-type="float" office:value="0.0344827586206897" calcext:value-type="float">
            <text:p>0.0344827586</text:p>
          </table:table-cell>
          <table:table-cell table:number-columns-repeated="2"/>
          <table:table-cell table:formula="of:=[.M7]*[.A7]" office:value-type="float" office:value="6" calcext:value-type="float">
            <text:p>6</text:p>
          </table:table-cell>
          <table:table-cell table:style-name="Default" table:formula="of:=(1-[.Q$19])^([.A7]-1)*[.Q$19]" office:value-type="float" office:value="0.035453558628611" calcext:value-type="float">
            <text:p>0.0354535586</text:p>
          </table:table-cell>
          <table:table-cell table:formula="of:=[.R7]/[.$R$21]" office:value-type="float" office:value="0.0362808949461552" calcext:value-type="float">
            <text:p>0.0362808949</text:p>
          </table:table-cell>
          <table:table-cell table:style-name="Default" table:formula="of:=SUM([.S$2:.S7])" office:value-type="float" office:value="0.963284639960038" calcext:value-type="float">
            <text:p>0.96328464</text:p>
          </table:table-cell>
          <table:table-cell table:style-name="Default" table:formula="of:=[.S7]*[.M$18]" office:value-type="float" office:value="1.0521459534385" calcext:value-type="float">
            <text:p>1.0521459534</text:p>
          </table:table-cell>
          <table:table-cell table:formula="of:=([.M7]-[.U7])^2/[.U7]" office:value-type="float" office:value="0.00258443275015566" calcext:value-type="float">
            <text:p>0.002584432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]/[.B$18]" office:value-type="float" office:value="0" calcext:value-type="float">
            <text:p>0</text:p>
          </table:table-cell>
          <table:table-cell/>
          <table:table-cell table:formula="of:=[.A8]*[.B8]" office:value-type="float" office:value="0" calcext:value-type="float">
            <text:p>0</text:p>
          </table:table-cell>
          <table:table-cell table:formula="of:=(1-[.E$19])^([.A8]-1)*[.E$19]" office:value-type="float" office:value="0.00650525602807422" calcext:value-type="float">
            <text:p>0.006505256</text:p>
          </table:table-cell>
          <table:table-cell table:formula="of:=[.F8]/[.$F$21]" office:value-type="float" office:value="0.0065243080184524" calcext:value-type="float">
            <text:p>0.006524308</text:p>
          </table:table-cell>
          <table:table-cell table:formula="of:=SUM([.G$2:.G8])" office:value-type="float" office:value="0.996854351491103" calcext:value-type="float">
            <text:p>0.9968543515</text:p>
          </table:table-cell>
          <table:table-cell table:formula="of:=[.G8]*[.B$18]" office:value-type="float" office:value="0.18920493253512" calcext:value-type="float">
            <text:p>0.1892049325</text:p>
          </table:table-cell>
          <table:table-cell table:formula="of:=([.B8]-[.I8])^2/[.I8]" office:value-type="float" office:value="0.18920493253512" calcext:value-type="float">
            <text:p>0.18920493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8]/[.M$18]" office:value-type="float" office:value="0" calcext:value-type="float">
            <text:p>0</text:p>
          </table:table-cell>
          <table:table-cell table:number-columns-repeated="2"/>
          <table:table-cell table:formula="of:=[.M8]*[.A8]" office:value-type="float" office:value="0" calcext:value-type="float">
            <text:p>0</text:p>
          </table:table-cell>
          <table:table-cell table:style-name="Default" table:formula="of:=(1-[.Q$19])^([.A8]-1)*[.Q$19]" office:value-type="float" office:value="0.0221009196645886" calcext:value-type="float">
            <text:p>0.0221009197</text:p>
          </table:table-cell>
          <table:table-cell table:formula="of:=[.R8]/[.$R$21]" office:value-type="float" office:value="0.0226166617846162" calcext:value-type="float">
            <text:p>0.0226166618</text:p>
          </table:table-cell>
          <table:table-cell table:style-name="Default" table:formula="of:=SUM([.S$2:.S8])" office:value-type="float" office:value="0.985901301744655" calcext:value-type="float">
            <text:p>0.9859013017</text:p>
          </table:table-cell>
          <table:table-cell table:style-name="Default" table:formula="of:=[.S8]*[.M$18]" office:value-type="float" office:value="0.65588319175387" calcext:value-type="float">
            <text:p>0.6558831918</text:p>
          </table:table-cell>
          <table:table-cell table:formula="of:=([.M8]-[.U8])^2/[.U8]" office:value-type="float" office:value="0.65588319175387" calcext:value-type="float">
            <text:p>0.65588319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/[.B$18]" office:value-type="float" office:value="0.0344827586206897" calcext:value-type="float">
            <text:p>0.0344827586</text:p>
          </table:table-cell>
          <table:table-cell/>
          <table:table-cell table:formula="of:=[.A9]*[.B9]" office:value-type="float" office:value="8" calcext:value-type="float">
            <text:p>8</text:p>
          </table:table-cell>
          <table:table-cell table:formula="of:=(1-[.E$19])^([.A9]-1)*[.E$19]" office:value-type="float" office:value="0.0031364627278215" calcext:value-type="float">
            <text:p>0.0031364627</text:p>
          </table:table-cell>
          <table:table-cell table:formula="of:=[.F9]/[.$F$21]" office:value-type="float" office:value="0.00314564850889669" calcext:value-type="float">
            <text:p>0.0031456485</text:p>
          </table:table-cell>
          <table:table-cell table:formula="of:=SUM([.G$2:.G9])" office:value-type="float" office:value="1" calcext:value-type="float">
            <text:p>1</text:p>
          </table:table-cell>
          <table:table-cell table:formula="of:=[.G9]*[.B$18]" office:value-type="float" office:value="0.091223806758004" calcext:value-type="float">
            <text:p>0.0912238068</text:p>
          </table:table-cell>
          <table:table-cell table:formula="of:=([.B9]-[.I9])^2/[.I9]" office:value-type="float" office:value="9.05327456454727" calcext:value-type="float">
            <text:p>9.05327456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9]/[.M$18]" office:value-type="float" office:value="0.0344827586206897" calcext:value-type="float">
            <text:p>0.0344827586</text:p>
          </table:table-cell>
          <table:table-cell table:number-columns-repeated="2"/>
          <table:table-cell table:formula="of:=[.M9]*[.A9]" office:value-type="float" office:value="8" calcext:value-type="float">
            <text:p>8</text:p>
          </table:table-cell>
          <table:table-cell table:style-name="Default" table:formula="of:=(1-[.Q$19])^([.A9]-1)*[.Q$19]" office:value-type="float" office:value="0.0137771966740293" calcext:value-type="float">
            <text:p>0.0137771967</text:p>
          </table:table-cell>
          <table:table-cell table:formula="of:=[.R9]/[.$R$21]" office:value-type="float" office:value="0.0140986982553452" calcext:value-type="float">
            <text:p>0.0140986983</text:p>
          </table:table-cell>
          <table:table-cell table:style-name="Default" table:formula="of:=SUM([.S$2:.S9])" office:value-type="float" office:value="1" calcext:value-type="float">
            <text:p>1</text:p>
          </table:table-cell>
          <table:table-cell table:style-name="Default" table:formula="of:=[.S9]*[.M$18]" office:value-type="float" office:value="0.40886224940501" calcext:value-type="float">
            <text:p>0.4088622494</text:p>
          </table:table-cell>
          <table:table-cell table:formula="of:=([.M9]-[.U9])^2/[.U9]" office:value-type="float" office:value="0.85467377016838" calcext:value-type="float">
            <text:p>0.85467377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(1-[.E$19])^([.A10]-1)*[.E$19]" office:value-type="float" office:value="0.00151222310091394" calcext:value-type="float">
            <text:p>0.001512223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0]/[.M$18]" office:value-type="float" office:value="0" calcext:value-type="float">
            <text:p>0</text:p>
          </table:table-cell>
          <table:table-cell table:number-columns-repeated="2"/>
          <table:table-cell table:formula="of:=[.M10]*[.A10]" office:value-type="float" office:value="0" calcext:value-type="float">
            <text:p>0</text:p>
          </table:table-cell>
          <table:table-cell table:style-name="Default" table:formula="of:=(1-[.Q$19])^([.A10]-1)*[.Q$19]" office:value-type="float" office:value="0.00858838234225202" calcext:value-type="float">
            <text:p>0.008588382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(1-[.E$19])^([.A11]-1)*[.E$19]" office:value-type="float" office:value="0.000729107566512077" calcext:value-type="float">
            <text:p>0.000729107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1]/[.M$18]" office:value-type="float" office:value="0" calcext:value-type="float">
            <text:p>0</text:p>
          </table:table-cell>
          <table:table-cell table:number-columns-repeated="2"/>
          <table:table-cell table:formula="of:=[.M11]*[.A11]" office:value-type="float" office:value="0" calcext:value-type="float">
            <text:p>0</text:p>
          </table:table-cell>
          <table:table-cell table:style-name="Default" table:formula="of:=(1-[.Q$19])^([.A11]-1)*[.Q$19]" office:value-type="float" office:value="0.00535379678478048" calcext:value-type="float">
            <text:p>0.005353796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(1-[.E$19])^([.A12]-1)*[.E$19]" office:value-type="float" office:value="0.000351534005282609" calcext:value-type="float">
            <text:p>0.00035153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2]/[.M$18]" office:value-type="float" office:value="0" calcext:value-type="float">
            <text:p>0</text:p>
          </table:table-cell>
          <table:table-cell table:number-columns-repeated="2"/>
          <table:table-cell table:formula="of:=[.M12]*[.A12]" office:value-type="float" office:value="0" calcext:value-type="float">
            <text:p>0</text:p>
          </table:table-cell>
          <table:table-cell table:style-name="Default" table:formula="of:=(1-[.Q$19])^([.A12]-1)*[.Q$19]" office:value-type="float" office:value="0.00333743176194108" calcext:value-type="float">
            <text:p>0.003337431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(1-[.E$19])^([.A13]-1)*[.E$19]" office:value-type="float" office:value="0.000169489609689829" calcext:value-type="float">
            <text:p>0.000169489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3]/[.M$18]" office:value-type="float" office:value="0" calcext:value-type="float">
            <text:p>0</text:p>
          </table:table-cell>
          <table:table-cell table:number-columns-repeated="2"/>
          <table:table-cell table:formula="of:=[.M13]*[.A13]" office:value-type="float" office:value="0" calcext:value-type="float">
            <text:p>0</text:p>
          </table:table-cell>
          <table:table-cell table:style-name="Default" table:formula="of:=(1-[.Q$19])^([.A13]-1)*[.Q$19]" office:value-type="float" office:value="0.00208047694250872" calcext:value-type="float">
            <text:p>0.002080476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(1-[.E$19])^([.A14]-1)*[.E$19]" office:value-type="float" office:value="0.000081718204671882" calcext:value-type="float">
            <text:p>8.1718204671882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4]/[.M$18]" office:value-type="float" office:value="0" calcext:value-type="float">
            <text:p>0</text:p>
          </table:table-cell>
          <table:table-cell table:number-columns-repeated="2"/>
          <table:table-cell table:formula="of:=[.M14]*[.A14]" office:value-type="float" office:value="0" calcext:value-type="float">
            <text:p>0</text:p>
          </table:table-cell>
          <table:table-cell table:style-name="Default" table:formula="of:=(1-[.Q$19])^([.A14]-1)*[.Q$19]" office:value-type="float" office:value="0.00129692069143401" calcext:value-type="float">
            <text:p>0.001296920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(1-[.E$19])^([.A15]-1)*[.E$19]" office:value-type="float" office:value="0.000039399848681086" calcext:value-type="float">
            <text:p>3.9399848681086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5]/[.M$18]" office:value-type="float" office:value="0" calcext:value-type="float">
            <text:p>0</text:p>
          </table:table-cell>
          <table:table-cell table:number-columns-repeated="2"/>
          <table:table-cell table:formula="of:=[.M15]*[.A15]" office:value-type="float" office:value="0" calcext:value-type="float">
            <text:p>0</text:p>
          </table:table-cell>
          <table:table-cell table:style-name="Default" table:formula="of:=(1-[.Q$19])^([.A15]-1)*[.Q$19]" office:value-type="float" office:value="0.000808470041413409" calcext:value-type="float">
            <text:p>0.0008084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(1-[.E$19])^([.A16]-1)*[.E$19]" office:value-type="float" office:value="0.000018996355614095" calcext:value-type="float">
            <text:p>1.8996355614095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6]/[.M$18]" office:value-type="float" office:value="0" calcext:value-type="float">
            <text:p>0</text:p>
          </table:table-cell>
          <table:table-cell table:number-columns-repeated="2"/>
          <table:table-cell table:formula="of:=[.M16]*[.A16]" office:value-type="float" office:value="0" calcext:value-type="float">
            <text:p>0</text:p>
          </table:table-cell>
          <table:table-cell table:style-name="Default" table:formula="of:=(1-[.Q$19])^([.A16]-1)*[.Q$19]" office:value-type="float" office:value="0.00050398132451745" calcext:value-type="float">
            <text:p>0.000503981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(1-[.E$19])^([.A17]-1)*[.E$19]" office:value-type="float" office:value="0.00000915895717108153" calcext:value-type="float">
            <text:p>0.00000915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7]/[.M$18]" office:value-type="float" office:value="0" calcext:value-type="float">
            <text:p>0</text:p>
          </table:table-cell>
          <table:table-cell table:number-columns-repeated="2"/>
          <table:table-cell table:formula="of:=[.M17]*[.A17]" office:value-type="float" office:value="0" calcext:value-type="float">
            <text:p>0</text:p>
          </table:table-cell>
          <table:table-cell table:style-name="Default" table:formula="of:=(1-[.Q$19])^([.A17]-1)*[.Q$19]" office:value-type="float" office:value="0.000314170176322566" calcext:value-type="float">
            <text:p>0.000314170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2:.E17])/[.B18]" office:value-type="float" office:value="1.93103448275862" calcext:value-type="float">
            <text:p>1.9310344828</text:p>
          </table:table-cell>
          <table:table-cell/>
          <table:table-cell table:formula="of:=SUM([.G2:.G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2:.M17])" office:value-type="float" office:value="29" calcext:value-type="float">
            <text:p>29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2:.Q9])/[.M18]" office:value-type="float" office:value="2.6551724137931" calcext:value-type="float">
            <text:p>2.6551724138</text:p>
          </table:table-cell>
          <table:table-cell/>
          <table:table-cell table:formula="of:=SUM([.S2:.S9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18]" office:value-type="float" office:value="0.517857142857143" calcext:value-type="float">
            <text:p>0.5178571429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18]" office:value-type="float" office:value="0.376623376623377" calcext:value-type="float">
            <text:p>0.3766233766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2:.F9])" office:value-type="float" office:value="0.997079845046511" calcext:value-type="float">
            <text:p>0.997079845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R2:.R9])" office:value-type="float" office:value="0.977196364125745" calcext:value-type="float">
            <text:p>0.977196364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GOF chi^2:</text:p>
          </table:table-cell>
          <table:table-cell/>
          <table:table-cell table:formula="of:=SUM([.J2:.J9])" office:value-type="float" office:value="13.3869880420781" calcext:value-type="float">
            <text:p>13.3869880421</text:p>
          </table:table-cell>
          <table:table-cell table:number-columns-repeated="9"/>
          <table:table-cell table:style-name="ce3" office:value-type="string" calcext:value-type="string">
            <text:p>GOF chi^2:</text:p>
          </table:table-cell>
          <table:table-cell/>
          <table:table-cell table:formula="of:=SUM([.V2:.V9])" office:value-type="float" office:value="3.39449032500028" calcext:value-type="float">
            <text:p>3.394490325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063" calcext:value-type="float">
            <text:p>0.063</text:p>
          </table:table-cell>
          <table:table-cell table:number-columns-repeated="6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846" calcext:value-type="float">
            <text:p>0.846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2" table:number-rows-repeated="6">
          <table:table-cell table:number-columns-repeated="23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32]/[.B$18]" office:value-type="float" office:value="0.310344827586207" calcext:value-type="float">
            <text:p>0.3103448276</text:p>
          </table:table-cell>
          <table:table-cell/>
          <table:table-cell table:formula="of:=[.A32]*[.B32]" office:value-type="float" office:value="9" calcext:value-type="float">
            <text:p>9</text:p>
          </table:table-cell>
          <table:table-cell table:formula="of:=(1-[.E$49])^([.A32]-1)*[.E$49]" office:value-type="float" office:value="0.302083333333333" calcext:value-type="float">
            <text:p>0.3020833333</text:p>
          </table:table-cell>
          <table:table-cell table:formula="of:=[.F32]/[.$F$51]" office:value-type="float" office:value="0.30797661235869" calcext:value-type="float">
            <text:p>0.3079766124</text:p>
          </table:table-cell>
          <table:table-cell table:formula="of:=SUM([.G$32:.G32])" office:value-type="float" office:value="0.30797661235869" calcext:value-type="float">
            <text:p>0.3079766124</text:p>
          </table:table-cell>
          <table:table-cell table:formula="of:=[.G32]*[.B$48]" office:value-type="float" office:value="8.93132175840201" calcext:value-type="float">
            <text:p>8.9313217584</text:p>
          </table:table-cell>
          <table:table-cell table:formula="of:=([.B32]-[.I32])^2/[.I32]" office:value-type="float" office:value="0.000528107820609497" calcext:value-type="float">
            <text:p>0.00052810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M32]/[.M$18]" office:value-type="float" office:value="0.379310344827586" calcext:value-type="float">
            <text:p>0.3793103448</text:p>
          </table:table-cell>
          <table:table-cell table:number-columns-repeated="2"/>
          <table:table-cell table:formula="of:=[.M32]*[.A32]" office:value-type="float" office:value="11" calcext:value-type="float">
            <text:p>11</text:p>
          </table:table-cell>
          <table:table-cell table:style-name="Default" table:formula="of:=(1-[.Q$49])^([.A32]-1)*[.Q$49]" office:value-type="float" office:value="0.345238095238095" calcext:value-type="float">
            <text:p>0.3452380952</text:p>
          </table:table-cell>
          <table:table-cell table:formula="of:=[.R32]/[.$Q$51]" office:value-type="float" office:value="0.348543114119363" calcext:value-type="float">
            <text:p>0.3485431141</text:p>
          </table:table-cell>
          <table:table-cell table:style-name="Default" table:formula="of:=SUM([.S$32:.S32])" office:value-type="float" office:value="0.348543114119364" calcext:value-type="float">
            <text:p>0.3485431141</text:p>
          </table:table-cell>
          <table:table-cell table:style-name="Default" table:formula="of:=[.S32]*[.M$48]" office:value-type="float" office:value="10.1077503094616" calcext:value-type="float">
            <text:p>10.1077503095</text:p>
          </table:table-cell>
          <table:table-cell table:formula="of:=([.M32]-[.U32])^2/[.U32]" office:value-type="float" office:value="0.0787622849686594" calcext:value-type="float">
            <text:p>0.07876228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3]/[.B$18]" office:value-type="float" office:value="0.241379310344828" calcext:value-type="float">
            <text:p>0.2413793103</text:p>
          </table:table-cell>
          <table:table-cell/>
          <table:table-cell table:formula="of:=[.A33]*[.B33]" office:value-type="float" office:value="14" calcext:value-type="float">
            <text:p>14</text:p>
          </table:table-cell>
          <table:table-cell table:formula="of:=(1-[.E$49])^([.A33]-1)*[.E$49]" office:value-type="float" office:value="0.210828993055556" calcext:value-type="float">
            <text:p>0.2108289931</text:p>
          </table:table-cell>
          <table:table-cell table:formula="of:=[.F33]/[.$F$51]" office:value-type="float" office:value="0.214942010708669" calcext:value-type="float">
            <text:p>0.2149420107</text:p>
          </table:table-cell>
          <table:table-cell table:formula="of:=SUM([.G$32:.G33])" office:value-type="float" office:value="0.522918623067359" calcext:value-type="float">
            <text:p>0.5229186231</text:p>
          </table:table-cell>
          <table:table-cell table:formula="of:=[.G33]*[.B$48]" office:value-type="float" office:value="6.2333183105514" calcext:value-type="float">
            <text:p>6.2333183106</text:p>
          </table:table-cell>
          <table:table-cell table:formula="of:=([.B33]-[.I33])^2/[.I33]" office:value-type="float" office:value="0.0942998229275021" calcext:value-type="float">
            <text:p>0.09429982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M33]/[.M$18]" office:value-type="float" office:value="0.206896551724138" calcext:value-type="float">
            <text:p>0.2068965517</text:p>
          </table:table-cell>
          <table:table-cell table:number-columns-repeated="2"/>
          <table:table-cell table:formula="of:=[.M33]*[.A33]" office:value-type="float" office:value="12" calcext:value-type="float">
            <text:p>12</text:p>
          </table:table-cell>
          <table:table-cell table:style-name="Default" table:formula="of:=(1-[.Q$49])^([.A33]-1)*[.Q$49]" office:value-type="float" office:value="0.226048752834467" calcext:value-type="float">
            <text:p>0.2260487528</text:p>
          </table:table-cell>
          <table:table-cell table:formula="of:=[.R33]/[.$Q$51]" office:value-type="float" office:value="0.22821275329244" calcext:value-type="float">
            <text:p>0.2282127533</text:p>
          </table:table-cell>
          <table:table-cell table:style-name="Default" table:formula="of:=SUM([.S$32:.S33])" office:value-type="float" office:value="0.576755867411805" calcext:value-type="float">
            <text:p>0.5767558674</text:p>
          </table:table-cell>
          <table:table-cell table:style-name="Default" table:formula="of:=[.S33]*[.M$48]" office:value-type="float" office:value="6.61816984548078" calcext:value-type="float">
            <text:p>6.6181698455</text:p>
          </table:table-cell>
          <table:table-cell table:formula="of:=([.M33]-[.U33])^2/[.U33]" office:value-type="float" office:value="0.0577401255609468" calcext:value-type="float">
            <text:p>0.0577401256</text:p>
          </table:table-cell>
          <table:table-cell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34]/[.B$18]" office:value-type="float" office:value="0.103448275862069" calcext:value-type="float">
            <text:p>0.1034482759</text:p>
          </table:table-cell>
          <table:table-cell/>
          <table:table-cell table:formula="of:=[.A34]*[.B34]" office:value-type="float" office:value="9" calcext:value-type="float">
            <text:p>9</text:p>
          </table:table-cell>
          <table:table-cell table:formula="of:=(1-[.E$49])^([.A34]-1)*[.E$49]" office:value-type="float" office:value="0.147141068070023" calcext:value-type="float">
            <text:p>0.1471410681</text:p>
          </table:table-cell>
          <table:table-cell table:formula="of:=[.F34]/[.$F$51]" office:value-type="float" office:value="0.150011611640425" calcext:value-type="float">
            <text:p>0.1500116116</text:p>
          </table:table-cell>
          <table:table-cell table:formula="of:=SUM([.G$32:.G34])" office:value-type="float" office:value="0.672930234707784" calcext:value-type="float">
            <text:p>0.6729302347</text:p>
          </table:table-cell>
          <table:table-cell table:formula="of:=[.G34]*[.B$48]" office:value-type="float" office:value="4.35033673757233" calcext:value-type="float">
            <text:p>4.3503367376</text:p>
          </table:table-cell>
          <table:table-cell table:formula="of:=([.B34]-[.I34])^2/[.I34]" office:value-type="float" office:value="0.419142106653342" calcext:value-type="float">
            <text:p>0.41914210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4]/[.M$18]" office:value-type="float" office:value="0.0689655172413793" calcext:value-type="float">
            <text:p>0.0689655172</text:p>
          </table:table-cell>
          <table:table-cell table:number-columns-repeated="2"/>
          <table:table-cell table:formula="of:=[.M34]*[.A34]" office:value-type="float" office:value="6" calcext:value-type="float">
            <text:p>6</text:p>
          </table:table-cell>
          <table:table-cell table:style-name="Default" table:formula="of:=(1-[.Q$49])^([.A34]-1)*[.Q$49]" office:value-type="float" office:value="0.148008111974949" calcext:value-type="float">
            <text:p>0.148008112</text:p>
          </table:table-cell>
          <table:table-cell table:formula="of:=[.R34]/[.$Q$51]" office:value-type="float" office:value="0.149425017036717" calcext:value-type="float">
            <text:p>0.149425017</text:p>
          </table:table-cell>
          <table:table-cell table:style-name="Default" table:formula="of:=SUM([.S$32:.S34])" office:value-type="float" office:value="0.726180884448522" calcext:value-type="float">
            <text:p>0.7261808844</text:p>
          </table:table-cell>
          <table:table-cell table:style-name="Default" table:formula="of:=[.S34]*[.M$48]" office:value-type="float" office:value="4.3333254940648" calcext:value-type="float">
            <text:p>4.3333254941</text:p>
          </table:table-cell>
          <table:table-cell table:formula="of:=([.M34]-[.U34])^2/[.U34]" office:value-type="float" office:value="1.2564040870481" calcext:value-type="float">
            <text:p>1.25640408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/[.B$18]" office:value-type="float" office:value="0.172413793103448" calcext:value-type="float">
            <text:p>0.1724137931</text:p>
          </table:table-cell>
          <table:table-cell/>
          <table:table-cell table:formula="of:=[.A35]*[.B35]" office:value-type="float" office:value="20" calcext:value-type="float">
            <text:p>20</text:p>
          </table:table-cell>
          <table:table-cell table:formula="of:=(1-[.E$49])^([.A35]-1)*[.E$49]" office:value-type="float" office:value="0.102692203757204" calcext:value-type="float">
            <text:p>0.1026922038</text:p>
          </table:table-cell>
          <table:table-cell table:formula="of:=[.F35]/[.$F$51]" office:value-type="float" office:value="0.10469560395738" calcext:value-type="float">
            <text:p>0.104695604</text:p>
          </table:table-cell>
          <table:table-cell table:formula="of:=SUM([.G$32:.G35])" office:value-type="float" office:value="0.777625838665165" calcext:value-type="float">
            <text:p>0.7776258387</text:p>
          </table:table-cell>
          <table:table-cell table:formula="of:=[.G35]*[.B$48]" office:value-type="float" office:value="3.03617251476403" calcext:value-type="float">
            <text:p>3.0361725148</text:p>
          </table:table-cell>
          <table:table-cell table:formula="of:=([.B35]-[.I35])^2/[.I35]" office:value-type="float" office:value="1.27022373498694" calcext:value-type="float">
            <text:p>1.2702237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35]/[.M$18]" office:value-type="float" office:value="0.172413793103448" calcext:value-type="float">
            <text:p>0.1724137931</text:p>
          </table:table-cell>
          <table:table-cell table:number-columns-repeated="2"/>
          <table:table-cell table:formula="of:=[.M35]*[.A35]" office:value-type="float" office:value="20" calcext:value-type="float">
            <text:p>20</text:p>
          </table:table-cell>
          <table:table-cell table:style-name="Default" table:formula="of:=(1-[.Q$49])^([.A35]-1)*[.Q$49]" office:value-type="float" office:value="0.0969100733169307" calcext:value-type="float">
            <text:p>0.0969100733</text:p>
          </table:table-cell>
          <table:table-cell table:formula="of:=[.R35]/[.$Q$51]" office:value-type="float" office:value="0.0978378087740409" calcext:value-type="float">
            <text:p>0.0978378088</text:p>
          </table:table-cell>
          <table:table-cell table:style-name="Default" table:formula="of:=SUM([.S$32:.S35])" office:value-type="float" office:value="0.824018693222562" calcext:value-type="float">
            <text:p>0.8240186932</text:p>
          </table:table-cell>
          <table:table-cell table:style-name="Default" table:formula="of:=[.S35]*[.M$48]" office:value-type="float" office:value="2.83729645444719" calcext:value-type="float">
            <text:p>2.8372964544</text:p>
          </table:table-cell>
          <table:table-cell table:formula="of:=([.M35]-[.U35])^2/[.U35]" office:value-type="float" office:value="1.64850120565142" calcext:value-type="float">
            <text:p>1.648501205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6]/[.B$18]" office:value-type="float" office:value="0.0344827586206897" calcext:value-type="float">
            <text:p>0.0344827586</text:p>
          </table:table-cell>
          <table:table-cell/>
          <table:table-cell table:formula="of:=[.A36]*[.B36]" office:value-type="float" office:value="5" calcext:value-type="float">
            <text:p>5</text:p>
          </table:table-cell>
          <table:table-cell table:formula="of:=(1-[.E$49])^([.A36]-1)*[.E$49]" office:value-type="float" office:value="0.0716706005388817" calcext:value-type="float">
            <text:p>0.0716706005</text:p>
          </table:table-cell>
          <table:table-cell table:formula="of:=[.F36]/[.$F$51]" office:value-type="float" office:value="0.0730688069285883" calcext:value-type="float">
            <text:p>0.0730688069</text:p>
          </table:table-cell>
          <table:table-cell table:formula="of:=SUM([.G$32:.G36])" office:value-type="float" office:value="0.850694645593753" calcext:value-type="float">
            <text:p>0.8506946456</text:p>
          </table:table-cell>
          <table:table-cell table:formula="of:=[.G36]*[.B$48]" office:value-type="float" office:value="2.11899540092906" calcext:value-type="float">
            <text:p>2.1189954009</text:p>
          </table:table-cell>
          <table:table-cell table:formula="of:=([.B36]-[.I36])^2/[.I36]" office:value-type="float" office:value="0.590917142506015" calcext:value-type="float">
            <text:p>0.59091714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6]/[.M$18]" office:value-type="float" office:value="0.0689655172413793" calcext:value-type="float">
            <text:p>0.0689655172</text:p>
          </table:table-cell>
          <table:table-cell table:number-columns-repeated="2"/>
          <table:table-cell table:formula="of:=[.M36]*[.A36]" office:value-type="float" office:value="10" calcext:value-type="float">
            <text:p>10</text:p>
          </table:table-cell>
          <table:table-cell table:style-name="Default" table:formula="of:=(1-[.Q$49])^([.A36]-1)*[.Q$49]" office:value-type="float" office:value="0.0634530241956094" calcext:value-type="float">
            <text:p>0.0634530242</text:p>
          </table:table-cell>
          <table:table-cell table:formula="of:=[.R36]/[.$Q$51]" office:value-type="float" office:value="0.064060470030622" calcext:value-type="float">
            <text:p>0.06406047</text:p>
          </table:table-cell>
          <table:table-cell table:style-name="Default" table:formula="of:=SUM([.S$32:.S36])" office:value-type="float" office:value="0.888079163253185" calcext:value-type="float">
            <text:p>0.8880791633</text:p>
          </table:table-cell>
          <table:table-cell table:style-name="Default" table:formula="of:=[.S36]*[.M$48]" office:value-type="float" office:value="1.85775363088804" calcext:value-type="float">
            <text:p>1.8577536309</text:p>
          </table:table-cell>
          <table:table-cell table:formula="of:=([.M36]-[.U36])^2/[.U36]" office:value-type="float" office:value="0.010891664636857" calcext:value-type="float">
            <text:p>0.010891664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(1-[.E$49])^([.A37]-1)*[.E$49]" office:value-type="float" office:value="0.0500201066260946" calcext:value-type="float">
            <text:p>0.0500201066</text:p>
          </table:table-cell>
          <table:table-cell table:formula="of:=[.F37]/[.$F$51]" office:value-type="float" office:value="0.0509959381689106" calcext:value-type="float">
            <text:p>0.0509959382</text:p>
          </table:table-cell>
          <table:table-cell table:formula="of:=SUM([.G$32:.G37])" office:value-type="float" office:value="0.901690583762663" calcext:value-type="float">
            <text:p>0.9016905838</text:p>
          </table:table-cell>
          <table:table-cell table:formula="of:=[.G37]*[.B$48]" office:value-type="float" office:value="1.47888220689841" calcext:value-type="float">
            <text:p>1.4788822069</text:p>
          </table:table-cell>
          <table:table-cell table:formula="of:=([.B37]-[.I37])^2/[.I37]" office:value-type="float" office:value="1.47888220689841" calcext:value-type="float">
            <text:p>1.47888220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7]/[.M$18]" office:value-type="float" office:value="0.0344827586206897" calcext:value-type="float">
            <text:p>0.0344827586</text:p>
          </table:table-cell>
          <table:table-cell table:number-columns-repeated="2"/>
          <table:table-cell table:formula="of:=[.M37]*[.A37]" office:value-type="float" office:value="6" calcext:value-type="float">
            <text:p>6</text:p>
          </table:table-cell>
          <table:table-cell table:style-name="Default" table:formula="of:=(1-[.Q$49])^([.A37]-1)*[.Q$49]" office:value-type="float" office:value="0.0415466229852204" calcext:value-type="float">
            <text:p>0.041546623</text:p>
          </table:table-cell>
          <table:table-cell table:formula="of:=[.R37]/[.$Q$51]" office:value-type="float" office:value="0.0419443553771929" calcext:value-type="float">
            <text:p>0.0419443554</text:p>
          </table:table-cell>
          <table:table-cell table:style-name="Default" table:formula="of:=SUM([.S$32:.S37])" office:value-type="float" office:value="0.930023518630378" calcext:value-type="float">
            <text:p>0.9300235186</text:p>
          </table:table-cell>
          <table:table-cell table:style-name="Default" table:formula="of:=[.S37]*[.M$48]" office:value-type="float" office:value="1.2163863059386" calcext:value-type="float">
            <text:p>1.2163863059</text:p>
          </table:table-cell>
          <table:table-cell table:formula="of:=([.M37]-[.U37])^2/[.U37]" office:value-type="float" office:value="0.0384935551881467" calcext:value-type="float">
            <text:p>0.038493555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8]/[.B$18]" office:value-type="float" office:value="0" calcext:value-type="float">
            <text:p>0</text:p>
          </table:table-cell>
          <table:table-cell/>
          <table:table-cell table:formula="of:=[.A38]*[.B38]" office:value-type="float" office:value="0" calcext:value-type="float">
            <text:p>0</text:p>
          </table:table-cell>
          <table:table-cell table:formula="of:=(1-[.E$49])^([.A38]-1)*[.E$49]" office:value-type="float" office:value="0.0349098660827952" calcext:value-type="float">
            <text:p>0.0349098661</text:p>
          </table:table-cell>
          <table:table-cell table:formula="of:=[.F38]/[.$F$51]" office:value-type="float" office:value="0.0355909151803855" calcext:value-type="float">
            <text:p>0.0355909152</text:p>
          </table:table-cell>
          <table:table-cell table:formula="of:=SUM([.G$32:.G38])" office:value-type="float" office:value="0.937281498943049" calcext:value-type="float">
            <text:p>0.9372814989</text:p>
          </table:table-cell>
          <table:table-cell table:formula="of:=[.G38]*[.B$48]" office:value-type="float" office:value="1.03213654023118" calcext:value-type="float">
            <text:p>1.0321365402</text:p>
          </table:table-cell>
          <table:table-cell table:formula="of:=([.B38]-[.I38])^2/[.I38]" office:value-type="float" office:value="1.03213654023118" calcext:value-type="float">
            <text:p>1.03213654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8]/[.M$18]" office:value-type="float" office:value="0" calcext:value-type="float">
            <text:p>0</text:p>
          </table:table-cell>
          <table:table-cell table:number-columns-repeated="2"/>
          <table:table-cell table:formula="of:=[.M38]*[.A38]" office:value-type="float" office:value="0" calcext:value-type="float">
            <text:p>0</text:p>
          </table:table-cell>
          <table:table-cell table:style-name="Default" table:formula="of:=(1-[.Q$49])^([.A38]-1)*[.Q$49]" office:value-type="float" office:value="0.0272031460022277" calcext:value-type="float">
            <text:p>0.027203146</text:p>
          </table:table-cell>
          <table:table-cell table:formula="of:=[.R38]/[.$Q$51]" office:value-type="float" office:value="0.0274635660207812" calcext:value-type="float">
            <text:p>0.027463566</text:p>
          </table:table-cell>
          <table:table-cell table:style-name="Default" table:formula="of:=SUM([.S$32:.S38])" office:value-type="float" office:value="0.957487084651159" calcext:value-type="float">
            <text:p>0.9574870847</text:p>
          </table:table-cell>
          <table:table-cell table:style-name="Default" table:formula="of:=[.S38]*[.M$48]" office:value-type="float" office:value="0.796443414602653" calcext:value-type="float">
            <text:p>0.7964434146</text:p>
          </table:table-cell>
          <table:table-cell table:formula="of:=([.M38]-[.U38])^2/[.U38]" office:value-type="float" office:value="0.796443414602653" calcext:value-type="float">
            <text:p>0.796443414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9]/[.B$18]" office:value-type="float" office:value="0.0344827586206897" calcext:value-type="float">
            <text:p>0.0344827586</text:p>
          </table:table-cell>
          <table:table-cell/>
          <table:table-cell table:formula="of:=[.A39]*[.B39]" office:value-type="float" office:value="8" calcext:value-type="float">
            <text:p>8</text:p>
          </table:table-cell>
          <table:table-cell table:formula="of:=(1-[.E$49])^([.A39]-1)*[.E$49]" office:value-type="float" office:value="0.0243641773702841" calcext:value-type="float">
            <text:p>0.0243641774</text:p>
          </table:table-cell>
          <table:table-cell table:formula="of:=[.F39]/[.$F$51]" office:value-type="float" office:value="0.0248394928863107" calcext:value-type="float">
            <text:p>0.0248394929</text:p>
          </table:table-cell>
          <table:table-cell table:formula="of:=SUM([.G$32:.G39])" office:value-type="float" office:value="0.96212099182936" calcext:value-type="float">
            <text:p>0.9621209918</text:p>
          </table:table-cell>
          <table:table-cell table:formula="of:=[.G39]*[.B$48]" office:value-type="float" office:value="0.720345293703011" calcext:value-type="float">
            <text:p>0.7203452937</text:p>
          </table:table-cell>
          <table:table-cell table:formula="of:=([.B39]-[.I39])^2/[.I39]" office:value-type="float" office:value="0.108568426055823" calcext:value-type="float">
            <text:p>0.1085684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9]/[.M$18]" office:value-type="float" office:value="0.0344827586206897" calcext:value-type="float">
            <text:p>0.0344827586</text:p>
          </table:table-cell>
          <table:table-cell table:number-columns-repeated="2"/>
          <table:table-cell table:formula="of:=[.M39]*[.A39]" office:value-type="float" office:value="8" calcext:value-type="float">
            <text:p>8</text:p>
          </table:table-cell>
          <table:table-cell table:style-name="Default" table:formula="of:=(1-[.Q$49])^([.A39]-1)*[.Q$49]" office:value-type="float" office:value="0.0178115836919348" calcext:value-type="float">
            <text:p>0.0178115837</text:p>
          </table:table-cell>
          <table:table-cell table:formula="of:=[.R39]/[.$Q$51]" office:value-type="float" office:value="0.017982096799321" calcext:value-type="float">
            <text:p>0.0179820968</text:p>
          </table:table-cell>
          <table:table-cell table:style-name="Default" table:formula="of:=SUM([.S$32:.S39])" office:value-type="float" office:value="0.97546918145048" calcext:value-type="float">
            <text:p>0.9754691815</text:p>
          </table:table-cell>
          <table:table-cell table:style-name="Default" table:formula="of:=[.S39]*[.M$48]" office:value-type="float" office:value="0.521480807180308" calcext:value-type="float">
            <text:p>0.5214808072</text:p>
          </table:table-cell>
          <table:table-cell table:formula="of:=([.M39]-[.U39])^2/[.U39]" office:value-type="float" office:value="0.439096923115786" calcext:value-type="float">
            <text:p>0.439096923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0]/[.B$18]" office:value-type="float" office:value="0.0344827586206897" calcext:value-type="float">
            <text:p>0.0344827586</text:p>
          </table:table-cell>
          <table:table-cell/>
          <table:table-cell table:formula="of:=[.A40]*[.B40]" office:value-type="float" office:value="9" calcext:value-type="float">
            <text:p>9</text:p>
          </table:table-cell>
          <table:table-cell table:formula="of:=(1-[.E$49])^([.A40]-1)*[.E$49]" office:value-type="float" office:value="0.0170041654563441" calcext:value-type="float">
            <text:p>0.0170041655</text:p>
          </table:table-cell>
          <table:table-cell table:formula="of:=[.F40]/[.$F$51]" office:value-type="float" office:value="0.0173358960769044" calcext:value-type="float">
            <text:p>0.0173358961</text:p>
          </table:table-cell>
          <table:table-cell table:formula="of:=SUM([.G$32:.G40])" office:value-type="float" office:value="0.979456887906264" calcext:value-type="float">
            <text:p>0.9794568879</text:p>
          </table:table-cell>
          <table:table-cell table:formula="of:=[.G40]*[.B$48]" office:value-type="float" office:value="0.502740986230226" calcext:value-type="float">
            <text:p>0.5027409862</text:p>
          </table:table-cell>
          <table:table-cell table:formula="of:=([.B40]-[.I40])^2/[.I40]" office:value-type="float" office:value="0.491836817661121" calcext:value-type="float">
            <text:p>0.49183681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0]/[.M$18]" office:value-type="float" office:value="0" calcext:value-type="float">
            <text:p>0</text:p>
          </table:table-cell>
          <table:table-cell table:number-columns-repeated="2"/>
          <table:table-cell table:formula="of:=[.M40]*[.A40]" office:value-type="float" office:value="0" calcext:value-type="float">
            <text:p>0</text:p>
          </table:table-cell>
          <table:table-cell table:style-name="Default" table:formula="of:=(1-[.Q$49])^([.A40]-1)*[.Q$49]" office:value-type="float" office:value="0.0116623464649573" calcext:value-type="float">
            <text:p>0.0116623465</text:p>
          </table:table-cell>
          <table:table-cell table:formula="of:=[.R40]/[.$Q$51]" office:value-type="float" office:value="0.0117739919519364" calcext:value-type="float">
            <text:p>0.011773992</text:p>
          </table:table-cell>
          <table:table-cell table:style-name="Default" table:formula="of:=SUM([.S$32:.S40])" office:value-type="float" office:value="0.987243173402416" calcext:value-type="float">
            <text:p>0.9872431734</text:p>
          </table:table-cell>
          <table:table-cell table:style-name="Default" table:formula="of:=[.S40]*[.M$48]" office:value-type="float" office:value="0.341445766606154" calcext:value-type="float">
            <text:p>0.3414457666</text:p>
          </table:table-cell>
          <table:table-cell table:formula="of:=([.M40]-[.U40])^2/[.U40]" office:value-type="float" office:value="0.341445766606154" calcext:value-type="float">
            <text:p>0.341445766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(1-[.E$49])^([.A41]-1)*[.E$49]" office:value-type="float" office:value="0.0118674904747402" calcext:value-type="float">
            <text:p>0.0118674905</text:p>
          </table:table-cell>
          <table:table-cell table:formula="of:=[.F41]/[.$F$51]" office:value-type="float" office:value="0.0120990108036728" calcext:value-type="float">
            <text:p>0.0120990108</text:p>
          </table:table-cell>
          <table:table-cell table:formula="of:=SUM([.G$32:.G41])" office:value-type="float" office:value="0.991555898709937" calcext:value-type="float">
            <text:p>0.9915558987</text:p>
          </table:table-cell>
          <table:table-cell table:formula="of:=[.G41]*[.B$48]" office:value-type="float" office:value="0.350871313306512" calcext:value-type="float">
            <text:p>0.3508713133</text:p>
          </table:table-cell>
          <table:table-cell table:formula="of:=([.B41]-[.I41])^2/[.I41]" office:value-type="float" office:value="0.350871313306512" calcext:value-type="float">
            <text:p>0.3508713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1]/[.M$18]" office:value-type="float" office:value="0" calcext:value-type="float">
            <text:p>0</text:p>
          </table:table-cell>
          <table:table-cell table:number-columns-repeated="2"/>
          <table:table-cell table:formula="of:=[.M41]*[.A41]" office:value-type="float" office:value="0" calcext:value-type="float">
            <text:p>0</text:p>
          </table:table-cell>
          <table:table-cell table:style-name="Default" table:formula="of:=(1-[.Q$49])^([.A41]-1)*[.Q$49]" office:value-type="float" office:value="0.00763606018538871" calcext:value-type="float">
            <text:p>0.0076360602</text:p>
          </table:table-cell>
          <table:table-cell table:formula="of:=[.R41]/[.$Q$51]" office:value-type="float" office:value="0.00770916139710119" calcext:value-type="float">
            <text:p>0.0077091614</text:p>
          </table:table-cell>
          <table:table-cell table:style-name="Default" table:formula="of:=SUM([.S$32:.S41])" office:value-type="float" office:value="0.994952334799517" calcext:value-type="float">
            <text:p>0.9949523348</text:p>
          </table:table-cell>
          <table:table-cell table:style-name="Default" table:formula="of:=[.S41]*[.M$48]" office:value-type="float" office:value="0.223565680515934" calcext:value-type="float">
            <text:p>0.2235656805</text:p>
          </table:table-cell>
          <table:table-cell table:formula="of:=([.M41]-[.U41])^2/[.U41]" office:value-type="float" office:value="0.223565680515934" calcext:value-type="float">
            <text:p>0.223565680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2]/[.B$18]" office:value-type="float" office:value="0.0689655172413793" calcext:value-type="float">
            <text:p>0.0689655172</text:p>
          </table:table-cell>
          <table:table-cell/>
          <table:table-cell table:formula="of:=[.A42]*[.B42]" office:value-type="float" office:value="22" calcext:value-type="float">
            <text:p>22</text:p>
          </table:table-cell>
          <table:table-cell table:formula="of:=(1-[.E$49])^([.A42]-1)*[.E$49]" office:value-type="float" office:value="0.00828251939382908" calcext:value-type="float">
            <text:p>0.0082825194</text:p>
          </table:table-cell>
          <table:table-cell table:formula="of:=[.F42]/[.$F$51]" office:value-type="float" office:value="0.00844410129006333" calcext:value-type="float">
            <text:p>0.0084441013</text:p>
          </table:table-cell>
          <table:table-cell table:formula="of:=SUM([.G$32:.G42])" office:value-type="float" office:value="1" calcext:value-type="float">
            <text:p>1</text:p>
          </table:table-cell>
          <table:table-cell table:formula="of:=[.G42]*[.B$48]" office:value-type="float" office:value="0.244878937411837" calcext:value-type="float">
            <text:p>0.2448789374</text:p>
          </table:table-cell>
          <table:table-cell table:formula="of:=([.B42]-[.I42])^2/[.I42]" office:value-type="float" office:value="12.5794810157964" calcext:value-type="float">
            <text:p>12.57948101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2]/[.M$18]" office:value-type="float" office:value="0.0344827586206897" calcext:value-type="float">
            <text:p>0.0344827586</text:p>
          </table:table-cell>
          <table:table-cell table:number-columns-repeated="2"/>
          <table:table-cell table:formula="of:=[.M42]*[.A42]" office:value-type="float" office:value="11" calcext:value-type="float">
            <text:p>11</text:p>
          </table:table-cell>
          <table:table-cell table:style-name="Default" table:formula="of:=(1-[.Q$49])^([.A42]-1)*[.Q$49]" office:value-type="float" office:value="0.00499980131186165" calcext:value-type="float">
            <text:p>0.0049998013</text:p>
          </table:table-cell>
          <table:table-cell table:formula="of:=[.R42]/[.$Q$51]" office:value-type="float" office:value="0.00504766520048291" calcext:value-type="float">
            <text:p>0.0050476652</text:p>
          </table:table-cell>
          <table:table-cell table:style-name="Default" table:formula="of:=SUM([.S$32:.S42])" office:value-type="float" office:value="1" calcext:value-type="float">
            <text:p>1</text:p>
          </table:table-cell>
          <table:table-cell table:style-name="Default" table:formula="of:=[.S42]*[.M$48]" office:value-type="float" office:value="0.146382290814005" calcext:value-type="float">
            <text:p>0.1463822908</text:p>
          </table:table-cell>
          <table:table-cell table:formula="of:=([.M42]-[.U42])^2/[.U42]" office:value-type="float" office:value="4.97780974313207" calcext:value-type="float">
            <text:p>4.977809743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(1-[.E$49])^([.A43]-1)*[.E$49]" office:value-type="float" office:value="0.00578050832694321" calcext:value-type="float">
            <text:p>0.005780508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3]/[.M$18]" office:value-type="float" office:value="0" calcext:value-type="float">
            <text:p>0</text:p>
          </table:table-cell>
          <table:table-cell table:number-columns-repeated="2"/>
          <table:table-cell table:formula="of:=[.M43]*[.A43]" office:value-type="float" office:value="0" calcext:value-type="float">
            <text:p>0</text:p>
          </table:table-cell>
          <table:table-cell table:style-name="Default" table:formula="of:=(1-[.Q$49])^([.A43]-1)*[.Q$49]" office:value-type="float" office:value="0.00327367943038561" calcext:value-type="float">
            <text:p>0.0032736794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(1-[.E$49])^([.A44]-1)*[.E$49]" office:value-type="float" office:value="0.00403431310317912" calcext:value-type="float">
            <text:p>0.004034313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4]/[.M$18]" office:value-type="float" office:value="0" calcext:value-type="float">
            <text:p>0</text:p>
          </table:table-cell>
          <table:table-cell table:number-columns-repeated="2"/>
          <table:table-cell table:formula="of:=[.M44]*[.A44]" office:value-type="float" office:value="0" calcext:value-type="float">
            <text:p>0</text:p>
          </table:table-cell>
          <table:table-cell table:style-name="Default" table:formula="of:=(1-[.Q$49])^([.A44]-1)*[.Q$49]" office:value-type="float" office:value="0.00214348057941915" calcext:value-type="float">
            <text:p>0.002143480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(1-[.E$49])^([.A45]-1)*[.E$49]" office:value-type="float" office:value="0.00281561435326043" calcext:value-type="float">
            <text:p>0.002815614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5]/[.M$18]" office:value-type="float" office:value="0" calcext:value-type="float">
            <text:p>0</text:p>
          </table:table-cell>
          <table:table-cell table:number-columns-repeated="2"/>
          <table:table-cell table:formula="of:=[.M45]*[.A45]" office:value-type="float" office:value="0" calcext:value-type="float">
            <text:p>0</text:p>
          </table:table-cell>
          <table:table-cell table:style-name="Default" table:formula="of:=(1-[.Q$49])^([.A45]-1)*[.Q$49]" office:value-type="float" office:value="0.00140346942700063" calcext:value-type="float">
            <text:p>0.001403469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(1-[.E$49])^([.A46]-1)*[.E$49]" office:value-type="float" office:value="0.00196506418404634" calcext:value-type="float">
            <text:p>0.001965064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6]/[.M$18]" office:value-type="float" office:value="0" calcext:value-type="float">
            <text:p>0</text:p>
          </table:table-cell>
          <table:table-cell table:number-columns-repeated="2"/>
          <table:table-cell table:formula="of:=[.M46]*[.A46]" office:value-type="float" office:value="0" calcext:value-type="float">
            <text:p>0</text:p>
          </table:table-cell>
          <table:table-cell table:style-name="Default" table:formula="of:=(1-[.Q$49])^([.A46]-1)*[.Q$49]" office:value-type="float" office:value="0.000918938315298033" calcext:value-type="float">
            <text:p>0.000918938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(1-[.E$49])^([.A47]-1)*[.E$49]" office:value-type="float" office:value="0.00137145104511568" calcext:value-type="float">
            <text:p>0.00137145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7]/[.M$18]" office:value-type="float" office:value="0" calcext:value-type="float">
            <text:p>0</text:p>
          </table:table-cell>
          <table:table-cell table:number-columns-repeated="2"/>
          <table:table-cell table:formula="of:=[.M47]*[.A47]" office:value-type="float" office:value="0" calcext:value-type="float">
            <text:p>0</text:p>
          </table:table-cell>
          <table:table-cell table:style-name="Default" table:formula="of:=(1-[.Q$49])^([.A47]-1)*[.Q$49]" office:value-type="float" office:value="0.000601685801683236" calcext:value-type="float">
            <text:p>0.0006016858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32:.E47])/[.B48]" office:value-type="float" office:value="3.31034482758621" calcext:value-type="float">
            <text:p>3.3103448276</text:p>
          </table:table-cell>
          <table:table-cell/>
          <table:table-cell table:formula="of:=SUM([.G32:.G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32:.M47])" office:value-type="float" office:value="29" calcext:value-type="float">
            <text:p>29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32:.Q47])/[.M48]" office:value-type="float" office:value="2.89655172413793" calcext:value-type="float">
            <text:p>2.8965517241</text:p>
          </table:table-cell>
          <table:table-cell/>
          <table:table-cell table:formula="of:=SUM([.S32:.S42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48]" office:value-type="float" office:value="0.302083333333333" calcext:value-type="float">
            <text:p>0.3020833333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48]" office:value-type="float" office:value="0.345238095238095" calcext:value-type="float">
            <text:p>0.3452380952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11:</text:p>
          </table:table-cell>
          <table:table-cell/>
          <table:table-cell table:formula="of:=SUM([.F32:.F42])" office:value-type="float" office:value="0.980864524159085" calcext:value-type="float">
            <text:p>0.9808645242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R32:.R42])" office:value-type="float" office:value="0.990517618201642" calcext:value-type="float">
            <text:p>0.990517618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32:.J42])" office:value-type="float" office:value="18.4168872348439" calcext:value-type="float">
            <text:p>18.4168872348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V32:.V42])" office:value-type="float" office:value="9.86915445102675" calcext:value-type="float">
            <text:p>9.86915445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29.15pt" svg:y="668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10" office:value-type="float" office:value="0.048" calcext:value-type="float">
            <text:p>0.048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452" calcext:value-type="float">
            <text:p>0.452</text:p>
          </table:table-cell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23"/>
        </table:table-row>
        <table:table-row table:style-name="ro4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57]/[.B$18]" office:value-type="float" office:value="0.310344827586207" calcext:value-type="float">
            <text:p>0.3103448276</text:p>
          </table:table-cell>
          <table:table-cell/>
          <table:table-cell table:formula="of:=[.A57]*[.B57]" office:value-type="float" office:value="9" calcext:value-type="float">
            <text:p>9</text:p>
          </table:table-cell>
          <table:table-cell table:formula="of:=(1-[.E$49])^([.A57]-1)*[.E$49]" office:value-type="float" office:value="0.302083333333333" calcext:value-type="float">
            <text:p>0.3020833333</text:p>
          </table:table-cell>
          <table:table-cell table:formula="of:=[.F57]/[.$F$76]" office:value-type="float" office:value="0.314436108583642" calcext:value-type="float">
            <text:p>0.3144361086</text:p>
          </table:table-cell>
          <table:table-cell table:formula="of:=SUM([.G$57:.G57])" office:value-type="float" office:value="0.314436108583642" calcext:value-type="float">
            <text:p>0.3144361086</text:p>
          </table:table-cell>
          <table:table-cell table:formula="of:=[.G57]*[.B$73]" office:value-type="float" office:value="8.48977493175833" calcext:value-type="float">
            <text:p>8.4897749318</text:p>
          </table:table-cell>
          <table:table-cell table:formula="of:=([.B57]-[.I57])^2/[.I57]" office:value-type="float" office:value="0.0306639012641406" calcext:value-type="float">
            <text:p>0.0306639013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8]/[.B$18]" office:value-type="float" office:value="0.241379310344828" calcext:value-type="float">
            <text:p>0.2413793103</text:p>
          </table:table-cell>
          <table:table-cell/>
          <table:table-cell table:formula="of:=[.A58]*[.B58]" office:value-type="float" office:value="14" calcext:value-type="float">
            <text:p>14</text:p>
          </table:table-cell>
          <table:table-cell table:formula="of:=(1-[.E$49])^([.A58]-1)*[.E$49]" office:value-type="float" office:value="0.210828993055556" calcext:value-type="float">
            <text:p>0.2108289931</text:p>
          </table:table-cell>
          <table:table-cell table:formula="of:=[.F58]/[.$F$76]" office:value-type="float" office:value="0.219450200782333" calcext:value-type="float">
            <text:p>0.2194502008</text:p>
          </table:table-cell>
          <table:table-cell table:formula="of:=SUM([.G$57:.G58])" office:value-type="float" office:value="0.533886309365975" calcext:value-type="float">
            <text:p>0.5338863094</text:p>
          </table:table-cell>
          <table:table-cell table:formula="of:=[.G58]*[.B$73]" office:value-type="float" office:value="5.925155421123" calcext:value-type="float">
            <text:p>5.9251554211</text:p>
          </table:table-cell>
          <table:table-cell table:formula="of:=([.B58]-[.I58])^2/[.I58]" office:value-type="float" office:value="0.194980686012504" calcext:value-type="float">
            <text:p>0.19498068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59]/[.B$18]" office:value-type="float" office:value="0.103448275862069" calcext:value-type="float">
            <text:p>0.1034482759</text:p>
          </table:table-cell>
          <table:table-cell/>
          <table:table-cell table:formula="of:=[.A59]*[.B59]" office:value-type="float" office:value="9" calcext:value-type="float">
            <text:p>9</text:p>
          </table:table-cell>
          <table:table-cell table:formula="of:=(1-[.E$49])^([.A59]-1)*[.E$49]" office:value-type="float" office:value="0.147141068070023" calcext:value-type="float">
            <text:p>0.1471410681</text:p>
          </table:table-cell>
          <table:table-cell table:formula="of:=[.F59]/[.$F$76]" office:value-type="float" office:value="0.153157952629337" calcext:value-type="float">
            <text:p>0.1531579526</text:p>
          </table:table-cell>
          <table:table-cell table:formula="of:=SUM([.G$57:.G59])" office:value-type="float" office:value="0.687044261995312" calcext:value-type="float">
            <text:p>0.687044262</text:p>
          </table:table-cell>
          <table:table-cell table:formula="of:=[.G59]*[.B$73]" office:value-type="float" office:value="4.1352647209921" calcext:value-type="float">
            <text:p>4.135264721</text:p>
          </table:table-cell>
          <table:table-cell table:formula="of:=([.B59]-[.I59])^2/[.I59]" office:value-type="float" office:value="0.311667105659939" calcext:value-type="float">
            <text:p>0.3116671057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72413793103448" calcext:value-type="float">
            <text:p>0.1724137931</text:p>
          </table:table-cell>
          <table:table-cell/>
          <table:table-cell table:formula="of:=[.A60]*[.B60]" office:value-type="float" office:value="20" calcext:value-type="float">
            <text:p>20</text:p>
          </table:table-cell>
          <table:table-cell table:formula="of:=(1-[.E$49])^([.A60]-1)*[.E$49]" office:value-type="float" office:value="0.102692203757204" calcext:value-type="float">
            <text:p>0.1026922038</text:p>
          </table:table-cell>
          <table:table-cell table:formula="of:=[.F60]/[.$F$76]" office:value-type="float" office:value="0.106891487772558" calcext:value-type="float">
            <text:p>0.1068914878</text:p>
          </table:table-cell>
          <table:table-cell table:formula="of:=SUM([.G$57:.G60])" office:value-type="float" office:value="0.79393574976787" calcext:value-type="float">
            <text:p>0.7939357498</text:p>
          </table:table-cell>
          <table:table-cell table:formula="of:=[.G60]*[.B$73]" office:value-type="float" office:value="2.88607016985907" calcext:value-type="float">
            <text:p>2.8860701699</text:p>
          </table:table-cell>
          <table:table-cell table:formula="of:=([.B60]-[.I60])^2/[.I60]" office:value-type="float" office:value="1.54836821828829" calcext:value-type="float">
            <text:p>1.5483682183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44827586206897" calcext:value-type="float">
            <text:p>0.0344827586</text:p>
          </table:table-cell>
          <table:table-cell/>
          <table:table-cell table:formula="of:=[.A61]*[.B61]" office:value-type="float" office:value="5" calcext:value-type="float">
            <text:p>5</text:p>
          </table:table-cell>
          <table:table-cell table:formula="of:=(1-[.E$49])^([.A61]-1)*[.E$49]" office:value-type="float" office:value="0.0716706005388817" calcext:value-type="float">
            <text:p>0.0716706005</text:p>
          </table:table-cell>
          <table:table-cell table:formula="of:=[.F61]/[.$F$76]" office:value-type="float" office:value="0.0746013508412645" calcext:value-type="float">
            <text:p>0.0746013508</text:p>
          </table:table-cell>
          <table:table-cell table:formula="of:=SUM([.G$57:.G61])" office:value-type="float" office:value="0.868537100609135" calcext:value-type="float">
            <text:p>0.8685371006</text:p>
          </table:table-cell>
          <table:table-cell table:formula="of:=[.G61]*[.B$73]" office:value-type="float" office:value="2.01423647271414" calcext:value-type="float">
            <text:p>2.0142364727</text:p>
          </table:table-cell>
          <table:table-cell table:formula="of:=([.B61]-[.I61])^2/[.I61]" office:value-type="float" office:value="0.510702510116652" calcext:value-type="float">
            <text:p>0.510702510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/>
          <table:table-cell table:formula="of:=[.A62]*[.B62]" office:value-type="float" office:value="0" calcext:value-type="float">
            <text:p>0</text:p>
          </table:table-cell>
          <table:table-cell table:formula="of:=(1-[.E$49])^([.A62]-1)*[.E$49]" office:value-type="float" office:value="0.0500201066260946" calcext:value-type="float">
            <text:p>0.0500201066</text:p>
          </table:table-cell>
          <table:table-cell table:formula="of:=[.F62]/[.$F$76]" office:value-type="float" office:value="0.0520655261079659" calcext:value-type="float">
            <text:p>0.0520655261</text:p>
          </table:table-cell>
          <table:table-cell table:formula="of:=SUM([.G$57:.G62])" office:value-type="float" office:value="0.920602626717101" calcext:value-type="float">
            <text:p>0.9206026267</text:p>
          </table:table-cell>
          <table:table-cell table:formula="of:=[.G62]*[.B$73]" office:value-type="float" office:value="1.40576920491508" calcext:value-type="float">
            <text:p>1.4057692049</text:p>
          </table:table-cell>
          <table:table-cell table:formula="of:=([.B62]-[.I62])^2/[.I62]" office:value-type="float" office:value="1.40576920491508" calcext:value-type="float">
            <text:p>1.405769204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3]/[.B$18]" office:value-type="float" office:value="0" calcext:value-type="float">
            <text:p>0</text:p>
          </table:table-cell>
          <table:table-cell/>
          <table:table-cell table:formula="of:=[.A63]*[.B63]" office:value-type="float" office:value="0" calcext:value-type="float">
            <text:p>0</text:p>
          </table:table-cell>
          <table:table-cell table:formula="of:=(1-[.E$49])^([.A63]-1)*[.E$49]" office:value-type="float" office:value="0.0349098660827952" calcext:value-type="float">
            <text:p>0.0349098661</text:p>
          </table:table-cell>
          <table:table-cell table:formula="of:=[.F63]/[.$F$76]" office:value-type="float" office:value="0.0363373984295178" calcext:value-type="float">
            <text:p>0.0363373984</text:p>
          </table:table-cell>
          <table:table-cell table:formula="of:=SUM([.G$57:.G63])" office:value-type="float" office:value="0.956940025146619" calcext:value-type="float">
            <text:p>0.9569400251</text:p>
          </table:table-cell>
          <table:table-cell table:formula="of:=[.G63]*[.B$73]" office:value-type="float" office:value="0.981109757596982" calcext:value-type="float">
            <text:p>0.9811097576</text:p>
          </table:table-cell>
          <table:table-cell table:formula="of:=([.B63]-[.I63])^2/[.I63]" office:value-type="float" office:value="0.981109757596982" calcext:value-type="float">
            <text:p>0.981109757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44827586206897" calcext:value-type="float">
            <text:p>0.0344827586</text:p>
          </table:table-cell>
          <table:table-cell/>
          <table:table-cell table:formula="of:=[.A64]*[.B64]" office:value-type="float" office:value="8" calcext:value-type="float">
            <text:p>8</text:p>
          </table:table-cell>
          <table:table-cell table:formula="of:=(1-[.E$49])^([.A64]-1)*[.E$49]" office:value-type="float" office:value="0.0243641773702841" calcext:value-type="float">
            <text:p>0.0243641774</text:p>
          </table:table-cell>
          <table:table-cell table:formula="of:=[.F64]/[.$F$76]" office:value-type="float" office:value="0.0253604759872677" calcext:value-type="float">
            <text:p>0.025360476</text:p>
          </table:table-cell>
          <table:table-cell table:formula="of:=SUM([.G$57:.G64])" office:value-type="float" office:value="0.982300501133886" calcext:value-type="float">
            <text:p>0.9823005011</text:p>
          </table:table-cell>
          <table:table-cell table:formula="of:=[.G64]*[.B$73]" office:value-type="float" office:value="0.684732851656227" calcext:value-type="float">
            <text:p>0.6847328517</text:p>
          </table:table-cell>
          <table:table-cell table:formula="of:=([.B64]-[.I64])^2/[.I64]" office:value-type="float" office:value="0.145156427918425" calcext:value-type="float">
            <text:p>0.145156427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344827586206897" calcext:value-type="float">
            <text:p>0.0344827586</text:p>
          </table:table-cell>
          <table:table-cell/>
          <table:table-cell table:formula="of:=[.A65]*[.B65]" office:value-type="float" office:value="9" calcext:value-type="float">
            <text:p>9</text:p>
          </table:table-cell>
          <table:table-cell table:formula="of:=(1-[.E$49])^([.A65]-1)*[.E$49]" office:value-type="float" office:value="0.0170041654563441" calcext:value-type="float">
            <text:p>0.0170041655</text:p>
          </table:table-cell>
          <table:table-cell table:formula="of:=[.F65]/[.$F$76]" office:value-type="float" office:value="0.0176994988661139" calcext:value-type="float">
            <text:p>0.0176994989</text:p>
          </table:table-cell>
          <table:table-cell table:formula="of:=SUM([.G$57:.G65])" office:value-type="float" office:value="1" calcext:value-type="float">
            <text:p>1</text:p>
          </table:table-cell>
          <table:table-cell table:formula="of:=[.G65]*[.B$73]" office:value-type="float" office:value="0.477886469385075" calcext:value-type="float">
            <text:p>0.4778864694</text:p>
          </table:table-cell>
          <table:table-cell table:formula="of:=([.B65]-[.I65])^2/[.I65]" office:value-type="float" office:value="0.570433683133896" calcext:value-type="float">
            <text:p>0.570433683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/>
          <table:table-cell table:formula="of:=[.A66]*[.B66]" office:value-type="float" office:value="0" calcext:value-type="float">
            <text:p>0</text:p>
          </table:table-cell>
          <table:table-cell table:formula="of:=(1-[.E$49])^([.A66]-1)*[.E$49]" office:value-type="float" office:value="0.0118674904747402" calcext:value-type="float">
            <text:p>0.0118674905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43.15pt" svg:y="912.61pt" draw:caption-point-x="0pt" draw:caption-point-y="0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(1-[.E$49])^([.A67]-1)*[.E$49]" office:value-type="float" office:value="0.00828251939382908" calcext:value-type="float">
            <text:p>0.0082825194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/>
          <table:table-cell table:formula="of:=[.A68]*[.B68]" office:value-type="float" office:value="0" calcext:value-type="float">
            <text:p>0</text:p>
          </table:table-cell>
          <table:table-cell table:formula="of:=(1-[.E$49])^([.A68]-1)*[.E$49]" office:value-type="float" office:value="0.00578050832694321" calcext:value-type="float">
            <text:p>0.0057805083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/>
          <table:table-cell table:formula="of:=[.A69]*[.B69]" office:value-type="float" office:value="0" calcext:value-type="float">
            <text:p>0</text:p>
          </table:table-cell>
          <table:table-cell table:formula="of:=(1-[.E$49])^([.A69]-1)*[.E$49]" office:value-type="float" office:value="0.00403431310317912" calcext:value-type="float">
            <text:p>0.0040343131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(1-[.E$49])^([.A70]-1)*[.E$49]" office:value-type="float" office:value="0.00281561435326043" calcext:value-type="float">
            <text:p>0.0028156144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/>
          <table:table-cell table:formula="of:=[.A71]*[.B71]" office:value-type="float" office:value="0" calcext:value-type="float">
            <text:p>0</text:p>
          </table:table-cell>
          <table:table-cell table:formula="of:=(1-[.E$49])^([.A71]-1)*[.E$49]" office:value-type="float" office:value="0.00196506418404634" calcext:value-type="float">
            <text:p>0.0019650642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/>
          <table:table-cell table:formula="of:=[.A72]*[.B72]" office:value-type="float" office:value="0" calcext:value-type="float">
            <text:p>0</text:p>
          </table:table-cell>
          <table:table-cell table:formula="of:=(1-[.E$49])^([.A72]-1)*[.E$74]" office:value-type="float" office:value="0.00165647768356935" calcext:value-type="float">
            <text:p>0.0016564777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57:.E72])/[.B73]" office:value-type="float" office:value="2.74074074074074" calcext:value-type="float">
            <text:p>2.7407407407</text:p>
          </table:table-cell>
          <table:table-cell/>
          <table:table-cell table:formula="of:=SUM([.G57:.G65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7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73]" office:value-type="float" office:value="0.364864864864865" calcext:value-type="float">
            <text:p>0.3648648649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9:</text:p>
          </table:table-cell>
          <table:table-cell/>
          <table:table-cell table:formula="of:=SUM([.F57:.F65])" office:value-type="float" office:value="0.960714514290515" calcext:value-type="float">
            <text:p>0.9607145143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57:.J65])" office:value-type="float" office:value="5.69885149490591" calcext:value-type="float">
            <text:p>5.6988514949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29.15pt" svg:y="1010.61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681" calcext:value-type="float">
            <text:p>0.681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17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</table:table-row>
        <table:table-row table:style-name="ro2">
          <table:table-cell table:number-columns-repeated="17"/>
          <table:table-cell table:formula="of:=2/[.R82]" office:value-type="float" office:value="0.0714285714285714" calcext:value-type="float">
            <text:p>0.0714285714</text:p>
          </table:table-cell>
          <table:table-cell table:formula="of:=2/[.S82]" office:value-type="float" office:value="0.0689655172413793" calcext:value-type="float">
            <text:p>0.0689655172</text:p>
          </table:table-cell>
          <table:table-cell table:formula="of:=2/[.T82]" office:value-type="float" office:value="0.0666666666666667" calcext:value-type="float">
            <text:p>0.0666666667</text:p>
          </table:table-cell>
          <table:table-cell table:formula="of:=2/[.U82]" office:value-type="float" office:value="0.0645161290322581" calcext:value-type="float">
            <text:p>0.064516129</text:p>
          </table:table-cell>
          <table:table-cell table:style-name="ce8" table:formula="of:=2/[.V82]" office:value-type="float" office:value="0.0625" calcext:value-type="float">
            <text:p>0.0625</text:p>
          </table:table-cell>
          <table:table-cell table:style-name="ce8" table:formula="of:=2/[.W82]" office:value-type="float" office:value="0.0606060606060606" calcext:value-type="float">
            <text:p>0.0606060606</text:p>
          </table:table-cell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C87]-[.B87])^2/([.C87]+[.B87])" office:value-type="float" office:value="0.2" calcext:value-type="float">
            <text:p>0.2</text:p>
          </table:table-cell>
          <table:table-cell table:number-columns-repeated="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C88]-[.B88])^2/([.C88]+[.B88])" office:value-type="float" office:value="0.0769230769230769" calcext:value-type="float">
            <text:p>0.0769230769</text:p>
          </table:table-cell>
          <table:table-cell table:number-columns-repeated="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2" calcext:value-type="float">
            <text:p>0.2</text:p>
          </table:table-cell>
          <table:table-cell table:number-columns-repeated="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3]-[.B93])^2/([.C93]+[.B93])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4]-[.B94])^2/([.C94]+[.B94])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5]-[.B95])^2/([.C95]+[.B95])" office:value-type="float" office:value="0.333333333333333" calcext:value-type="float">
            <text:p>0.3333333333</text:p>
          </table:table-cell>
          <table:table-cell table:number-columns-repeated="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.f.</text:p>
          </table:table-cell>
          <table:table-cell table:formula="of:=[.B102]" office:value-type="float" office:value="9" calcext:value-type="float">
            <text:p>9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5])" office:value-type="float" office:value="3.14358974358974" calcext:value-type="float">
            <text:p>3.143589743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22"/>
        </table:table-row>
        <table:table-row table:style-name="ro2" table:number-rows-repeated="1048467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2015Predictions" table:style-name="ta1">
        <table:table-column table:style-name="co1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B2]/[.B$18]" office:value-type="float" office:value="0.6" calcext:value-type="float">
            <text:p>0.6</text:p>
          </table:table-cell>
          <table:table-cell/>
          <table:table-cell table:formula="of:=[.A2]*[.B2]" office:value-type="float" office:value="18" calcext:value-type="float">
            <text:p>18</text:p>
          </table:table-cell>
          <table:table-cell table:formula="of:=(1-[.E$19])^([.A2]-1)*[.E$19]" office:value-type="float" office:value="0.476190476190476" calcext:value-type="float">
            <text:p>0.4761904762</text:p>
          </table:table-cell>
          <table:table-cell table:formula="of:=[.F2]/[.$F$21]" office:value-type="float" office:value="0.478904640709568" calcext:value-type="float">
            <text:p>0.4789046407</text:p>
          </table:table-cell>
          <table:table-cell table:formula="of:=SUM([.G$2:.G2])" office:value-type="float" office:value="0.478904640709568" calcext:value-type="float">
            <text:p>0.4789046407</text:p>
          </table:table-cell>
          <table:table-cell table:formula="of:=[.G2]*[.B$18]" office:value-type="float" office:value="14.367139221287" calcext:value-type="float">
            <text:p>14.3671392213</text:p>
          </table:table-cell>
          <table:table-cell table:formula="of:=([.B2]-[.I2])^2/[.I2]" office:value-type="float" office:value="0.918601625155599" calcext:value-type="float">
            <text:p>0.918601625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M2]/[.M$18]" office:value-type="float" office:value="0.3" calcext:value-type="float">
            <text:p>0.3</text:p>
          </table:table-cell>
          <table:table-cell table:number-columns-repeated="2"/>
          <table:table-cell table:formula="of:=[.M2]*[.A2]" office:value-type="float" office:value="9" calcext:value-type="float">
            <text:p>9</text:p>
          </table:table-cell>
          <table:table-cell table:style-name="Default" table:formula="of:=(1-[.Q$19])^([.A2]-1)*[.Q$19]" office:value-type="float" office:value="0.352941176470588" calcext:value-type="float">
            <text:p>0.3529411765</text:p>
          </table:table-cell>
          <table:table-cell table:formula="of:=[.R2]/[.$R$21]" office:value-type="float" office:value="0.364130588686965" calcext:value-type="float">
            <text:p>0.3641305887</text:p>
          </table:table-cell>
          <table:table-cell table:style-name="Default" table:formula="of:=SUM([.S$2:.S2])" office:value-type="float" office:value="0.364130588686965" calcext:value-type="float">
            <text:p>0.3641305887</text:p>
          </table:table-cell>
          <table:table-cell table:style-name="Default" table:formula="of:=[.S2]*[.M$18]" office:value-type="float" office:value="10.923917660609" calcext:value-type="float">
            <text:p>10.9239176606</text:p>
          </table:table-cell>
          <table:table-cell table:formula="of:=([.M2]-[.U2])^2/[.U2]" office:value-type="float" office:value="0.338839899732167" calcext:value-type="float">
            <text:p>0.33883989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[.B$18]" office:value-type="float" office:value="0.133333333333333" calcext:value-type="float">
            <text:p>0.1333333333</text:p>
          </table:table-cell>
          <table:table-cell/>
          <table:table-cell table:formula="of:=[.A3]*[.B3]" office:value-type="float" office:value="8" calcext:value-type="float">
            <text:p>8</text:p>
          </table:table-cell>
          <table:table-cell table:formula="of:=(1-[.E$19])^([.A3]-1)*[.E$19]" office:value-type="float" office:value="0.249433106575964" calcext:value-type="float">
            <text:p>0.2494331066</text:p>
          </table:table-cell>
          <table:table-cell table:formula="of:=[.F3]/[.$F$21]" office:value-type="float" office:value="0.25085481180025" calcext:value-type="float">
            <text:p>0.2508548118</text:p>
          </table:table-cell>
          <table:table-cell table:formula="of:=SUM([.G$2:.G3])" office:value-type="float" office:value="0.729759452509817" calcext:value-type="float">
            <text:p>0.7297594525</text:p>
          </table:table-cell>
          <table:table-cell table:formula="of:=[.G3]*[.B$18]" office:value-type="float" office:value="7.52564435400749" calcext:value-type="float">
            <text:p>7.525644354</text:p>
          </table:table-cell>
          <table:table-cell table:formula="of:=([.B3]-[.I3])^2/[.I3]" office:value-type="float" office:value="1.6517081496584" calcext:value-type="float">
            <text:p>1.65170814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3]/[.M$18]" office:value-type="float" office:value="0.266666666666667" calcext:value-type="float">
            <text:p>0.2666666667</text:p>
          </table:table-cell>
          <table:table-cell table:number-columns-repeated="2"/>
          <table:table-cell table:formula="of:=[.M3]*[.A3]" office:value-type="float" office:value="16" calcext:value-type="float">
            <text:p>16</text:p>
          </table:table-cell>
          <table:table-cell table:style-name="Default" table:formula="of:=(1-[.Q$19])^([.A3]-1)*[.Q$19]" office:value-type="float" office:value="0.228373702422145" calcext:value-type="float">
            <text:p>0.2283737024</text:p>
          </table:table-cell>
          <table:table-cell table:formula="of:=[.R3]/[.$R$21]" office:value-type="float" office:value="0.23561391032686" calcext:value-type="float">
            <text:p>0.2356139103</text:p>
          </table:table-cell>
          <table:table-cell table:style-name="Default" table:formula="of:=SUM([.S$2:.S3])" office:value-type="float" office:value="0.599744499013825" calcext:value-type="float">
            <text:p>0.599744499</text:p>
          </table:table-cell>
          <table:table-cell table:style-name="Default" table:formula="of:=[.S3]*[.M$18]" office:value-type="float" office:value="7.0684173098058" calcext:value-type="float">
            <text:p>7.0684173098</text:p>
          </table:table-cell>
          <table:table-cell table:formula="of:=([.M3]-[.U3])^2/[.U3]" office:value-type="float" office:value="0.122778023796859" calcext:value-type="float">
            <text:p>0.12277802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B$18]" office:value-type="float" office:value="0.133333333333333" calcext:value-type="float">
            <text:p>0.1333333333</text:p>
          </table:table-cell>
          <table:table-cell/>
          <table:table-cell table:formula="of:=[.A4]*[.B4]" office:value-type="float" office:value="12" calcext:value-type="float">
            <text:p>12</text:p>
          </table:table-cell>
          <table:table-cell table:formula="of:=(1-[.E$19])^([.A4]-1)*[.E$19]" office:value-type="float" office:value="0.130655436777886" calcext:value-type="float">
            <text:p>0.1306554368</text:p>
          </table:table-cell>
          <table:table-cell table:formula="of:=[.F4]/[.$F$21]" office:value-type="float" office:value="0.131400139514417" calcext:value-type="float">
            <text:p>0.1314001395</text:p>
          </table:table-cell>
          <table:table-cell table:formula="of:=SUM([.G$2:.G4])" office:value-type="float" office:value="0.861159592024234" calcext:value-type="float">
            <text:p>0.861159592</text:p>
          </table:table-cell>
          <table:table-cell table:formula="of:=[.G4]*[.B$18]" office:value-type="float" office:value="3.9420041854325" calcext:value-type="float">
            <text:p>3.9420041854</text:p>
          </table:table-cell>
          <table:table-cell table:formula="of:=([.B4]-[.I4])^2/[.I4]" office:value-type="float" office:value="0.000853249856958066" calcext:value-type="float">
            <text:p>0.00085324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4]/[.M$18]" office:value-type="float" office:value="0.166666666666667" calcext:value-type="float">
            <text:p>0.1666666667</text:p>
          </table:table-cell>
          <table:table-cell table:number-columns-repeated="2"/>
          <table:table-cell table:formula="of:=[.M4]*[.A4]" office:value-type="float" office:value="15" calcext:value-type="float">
            <text:p>15</text:p>
          </table:table-cell>
          <table:table-cell table:style-name="Default" table:formula="of:=(1-[.Q$19])^([.A4]-1)*[.Q$19]" office:value-type="float" office:value="0.147771219214329" calcext:value-type="float">
            <text:p>0.1477712192</text:p>
          </table:table-cell>
          <table:table-cell table:formula="of:=[.R4]/[.$R$21]" office:value-type="float" office:value="0.152456059623262" calcext:value-type="float">
            <text:p>0.1524560596</text:p>
          </table:table-cell>
          <table:table-cell table:style-name="Default" table:formula="of:=SUM([.S$2:.S4])" office:value-type="float" office:value="0.752200558637088" calcext:value-type="float">
            <text:p>0.7522005586</text:p>
          </table:table-cell>
          <table:table-cell table:style-name="Default" table:formula="of:=[.S4]*[.M$18]" office:value-type="float" office:value="4.57368178869787" calcext:value-type="float">
            <text:p>4.5736817887</text:p>
          </table:table-cell>
          <table:table-cell table:formula="of:=([.M4]-[.U4])^2/[.U4]" office:value-type="float" office:value="0.0397376174566773" calcext:value-type="float">
            <text:p>0.0397376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/[.B$18]" office:value-type="float" office:value="0.0333333333333333" calcext:value-type="float">
            <text:p>0.0333333333</text:p>
          </table:table-cell>
          <table:table-cell/>
          <table:table-cell table:formula="of:=[.A5]*[.B5]" office:value-type="float" office:value="4" calcext:value-type="float">
            <text:p>4</text:p>
          </table:table-cell>
          <table:table-cell table:formula="of:=(1-[.E$19])^([.A5]-1)*[.E$19]" office:value-type="float" office:value="0.0684385621217497" calcext:value-type="float">
            <text:p>0.0684385621</text:p>
          </table:table-cell>
          <table:table-cell table:formula="of:=[.F5]/[.$F$21]" office:value-type="float" office:value="0.0688286445075515" calcext:value-type="float">
            <text:p>0.0688286445</text:p>
          </table:table-cell>
          <table:table-cell table:formula="of:=SUM([.G$2:.G5])" office:value-type="float" office:value="0.929988236531785" calcext:value-type="float">
            <text:p>0.9299882365</text:p>
          </table:table-cell>
          <table:table-cell table:formula="of:=[.G5]*[.B$18]" office:value-type="float" office:value="2.06485933522655" calcext:value-type="float">
            <text:p>2.0648593352</text:p>
          </table:table-cell>
          <table:table-cell table:formula="of:=([.B5]-[.I5])^2/[.I5]" office:value-type="float" office:value="0.549153825868101" calcext:value-type="float">
            <text:p>0.54915382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5]/[.M$18]" office:value-type="float" office:value="0.0666666666666667" calcext:value-type="float">
            <text:p>0.0666666667</text:p>
          </table:table-cell>
          <table:table-cell table:number-columns-repeated="2"/>
          <table:table-cell table:formula="of:=[.M5]*[.A5]" office:value-type="float" office:value="8" calcext:value-type="float">
            <text:p>8</text:p>
          </table:table-cell>
          <table:table-cell table:style-name="Default" table:formula="of:=(1-[.Q$19])^([.A5]-1)*[.Q$19]" office:value-type="float" office:value="0.0956166712563307" calcext:value-type="float">
            <text:p>0.0956166713</text:p>
          </table:table-cell>
          <table:table-cell table:formula="of:=[.R5]/[.$R$21]" office:value-type="float" office:value="0.098648038579758" calcext:value-type="float">
            <text:p>0.0986480386</text:p>
          </table:table-cell>
          <table:table-cell table:style-name="Default" table:formula="of:=SUM([.S$2:.S5])" office:value-type="float" office:value="0.850848597216845" calcext:value-type="float">
            <text:p>0.8508485972</text:p>
          </table:table-cell>
          <table:table-cell table:style-name="Default" table:formula="of:=[.S5]*[.M$18]" office:value-type="float" office:value="2.95944115739274" calcext:value-type="float">
            <text:p>2.9594411574</text:p>
          </table:table-cell>
          <table:table-cell table:formula="of:=([.M5]-[.U5])^2/[.U5]" office:value-type="float" office:value="0.311047689594918" calcext:value-type="float">
            <text:p>0.31104768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(1-[.E$19])^([.A6]-1)*[.E$19]" office:value-type="float" office:value="0.0358487706352022" calcext:value-type="float">
            <text:p>0.0358487706</text:p>
          </table:table-cell>
          <table:table-cell table:formula="of:=[.F6]/[.$F$21]" office:value-type="float" office:value="0.0360530995039556" calcext:value-type="float">
            <text:p>0.0360530995</text:p>
          </table:table-cell>
          <table:table-cell table:formula="of:=SUM([.G$2:.G6])" office:value-type="float" office:value="0.966041336035741" calcext:value-type="float">
            <text:p>0.966041336</text:p>
          </table:table-cell>
          <table:table-cell table:formula="of:=[.G6]*[.B$18]" office:value-type="float" office:value="1.08159298511867" calcext:value-type="float">
            <text:p>1.0815929851</text:p>
          </table:table-cell>
          <table:table-cell table:formula="of:=([.B6]-[.I6])^2/[.I6]" office:value-type="float" office:value="1.08159298511867" calcext:value-type="float">
            <text:p>1.08159298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6]/[.M$18]" office:value-type="float" office:value="0.1" calcext:value-type="float">
            <text:p>0.1</text:p>
          </table:table-cell>
          <table:table-cell table:number-columns-repeated="2"/>
          <table:table-cell table:formula="of:=[.M6]*[.A6]" office:value-type="float" office:value="15" calcext:value-type="float">
            <text:p>15</text:p>
          </table:table-cell>
          <table:table-cell table:style-name="Default" table:formula="of:=(1-[.Q$19])^([.A6]-1)*[.Q$19]" office:value-type="float" office:value="0.0618696108129199" calcext:value-type="float">
            <text:p>0.0618696108</text:p>
          </table:table-cell>
          <table:table-cell table:formula="of:=[.R6]/[.$R$21]" office:value-type="float" office:value="0.0638310837869023" calcext:value-type="float">
            <text:p>0.0638310838</text:p>
          </table:table-cell>
          <table:table-cell table:style-name="Default" table:formula="of:=SUM([.S$2:.S6])" office:value-type="float" office:value="0.914679681003748" calcext:value-type="float">
            <text:p>0.914679681</text:p>
          </table:table-cell>
          <table:table-cell table:style-name="Default" table:formula="of:=[.S6]*[.M$18]" office:value-type="float" office:value="1.91493251360707" calcext:value-type="float">
            <text:p>1.9149325136</text:p>
          </table:table-cell>
          <table:table-cell table:formula="of:=([.M6]-[.U6])^2/[.U6]" office:value-type="float" office:value="0.614837046037362" calcext:value-type="float">
            <text:p>0.6148370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[.B$18]" office:value-type="float" office:value="0.0333333333333333" calcext:value-type="float">
            <text:p>0.0333333333</text:p>
          </table:table-cell>
          <table:table-cell/>
          <table:table-cell table:formula="of:=[.A7]*[.B7]" office:value-type="float" office:value="6" calcext:value-type="float">
            <text:p>6</text:p>
          </table:table-cell>
          <table:table-cell table:formula="of:=(1-[.E$19])^([.A7]-1)*[.E$19]" office:value-type="float" office:value="0.0187779274755821" calcext:value-type="float">
            <text:p>0.0187779275</text:p>
          </table:table-cell>
          <table:table-cell table:formula="of:=[.F7]/[.$F$21]" office:value-type="float" office:value="0.0188849568830243" calcext:value-type="float">
            <text:p>0.0188849569</text:p>
          </table:table-cell>
          <table:table-cell table:formula="of:=SUM([.G$2:.G7])" office:value-type="float" office:value="0.984926292918765" calcext:value-type="float">
            <text:p>0.9849262929</text:p>
          </table:table-cell>
          <table:table-cell table:formula="of:=[.G7]*[.B$18]" office:value-type="float" office:value="0.56654870649073" calcext:value-type="float">
            <text:p>0.5665487065</text:p>
          </table:table-cell>
          <table:table-cell table:formula="of:=([.B7]-[.I7])^2/[.I7]" office:value-type="float" office:value="0.331622015357886" calcext:value-type="float">
            <text:p>0.33162201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7]/[.M$18]" office:value-type="float" office:value="0.0333333333333333" calcext:value-type="float">
            <text:p>0.0333333333</text:p>
          </table:table-cell>
          <table:table-cell table:number-columns-repeated="2"/>
          <table:table-cell table:formula="of:=[.M7]*[.A7]" office:value-type="float" office:value="6" calcext:value-type="float">
            <text:p>6</text:p>
          </table:table-cell>
          <table:table-cell table:style-name="Default" table:formula="of:=(1-[.Q$19])^([.A7]-1)*[.Q$19]" office:value-type="float" office:value="0.0400332775848305" calcext:value-type="float">
            <text:p>0.0400332776</text:p>
          </table:table-cell>
          <table:table-cell table:formula="of:=[.R7]/[.$R$21]" office:value-type="float" office:value="0.0413024659797603" calcext:value-type="float">
            <text:p>0.041302466</text:p>
          </table:table-cell>
          <table:table-cell table:style-name="Default" table:formula="of:=SUM([.S$2:.S7])" office:value-type="float" office:value="0.955982146983508" calcext:value-type="float">
            <text:p>0.955982147</text:p>
          </table:table-cell>
          <table:table-cell table:style-name="Default" table:formula="of:=[.S7]*[.M$18]" office:value-type="float" office:value="1.23907397939281" calcext:value-type="float">
            <text:p>1.2390739794</text:p>
          </table:table-cell>
          <table:table-cell table:formula="of:=([.M7]-[.U7])^2/[.U7]" office:value-type="float" office:value="0.0461282930424561" calcext:value-type="float">
            <text:p>0.04612829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8]/[.B$18]" office:value-type="float" office:value="0.0333333333333333" calcext:value-type="float">
            <text:p>0.0333333333</text:p>
          </table:table-cell>
          <table:table-cell/>
          <table:table-cell table:formula="of:=[.A8]*[.B8]" office:value-type="float" office:value="7" calcext:value-type="float">
            <text:p>7</text:p>
          </table:table-cell>
          <table:table-cell table:formula="of:=(1-[.E$19])^([.A8]-1)*[.E$19]" office:value-type="float" office:value="0.00983605724911444" calcext:value-type="float">
            <text:p>0.0098360572</text:p>
          </table:table-cell>
          <table:table-cell table:formula="of:=[.F8]/[.$F$21]" office:value-type="float" office:value="0.00989212027206037" calcext:value-type="float">
            <text:p>0.0098921203</text:p>
          </table:table-cell>
          <table:table-cell table:formula="of:=SUM([.G$2:.G8])" office:value-type="float" office:value="0.994818413190826" calcext:value-type="float">
            <text:p>0.9948184132</text:p>
          </table:table-cell>
          <table:table-cell table:formula="of:=[.G8]*[.B$18]" office:value-type="float" office:value="0.296763608161811" calcext:value-type="float">
            <text:p>0.2967636082</text:p>
          </table:table-cell>
          <table:table-cell table:formula="of:=([.B8]-[.I8])^2/[.I8]" office:value-type="float" office:value="1.66644901599911" calcext:value-type="float">
            <text:p>1.666449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8]/[.M$18]" office:value-type="float" office:value="0" calcext:value-type="float">
            <text:p>0</text:p>
          </table:table-cell>
          <table:table-cell table:number-columns-repeated="2"/>
          <table:table-cell table:formula="of:=[.M8]*[.A8]" office:value-type="float" office:value="0" calcext:value-type="float">
            <text:p>0</text:p>
          </table:table-cell>
          <table:table-cell table:style-name="Default" table:formula="of:=(1-[.Q$19])^([.A8]-1)*[.Q$19]" office:value-type="float" office:value="0.0259038854960668" calcext:value-type="float">
            <text:p>0.0259038855</text:p>
          </table:table-cell>
          <table:table-cell table:formula="of:=[.R8]/[.$R$21]" office:value-type="float" office:value="0.0267251250457272" calcext:value-type="float">
            <text:p>0.026725125</text:p>
          </table:table-cell>
          <table:table-cell table:style-name="Default" table:formula="of:=SUM([.S$2:.S8])" office:value-type="float" office:value="0.982707272029235" calcext:value-type="float">
            <text:p>0.982707272</text:p>
          </table:table-cell>
          <table:table-cell table:style-name="Default" table:formula="of:=[.S8]*[.M$18]" office:value-type="float" office:value="0.801753751371817" calcext:value-type="float">
            <text:p>0.8017537514</text:p>
          </table:table-cell>
          <table:table-cell table:formula="of:=([.M8]-[.U8])^2/[.U8]" office:value-type="float" office:value="0.801753751371817" calcext:value-type="float">
            <text:p>0.80175375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/[.B$18]" office:value-type="float" office:value="0.0333333333333333" calcext:value-type="float">
            <text:p>0.0333333333</text:p>
          </table:table-cell>
          <table:table-cell/>
          <table:table-cell table:formula="of:=[.A9]*[.B9]" office:value-type="float" office:value="8" calcext:value-type="float">
            <text:p>8</text:p>
          </table:table-cell>
          <table:table-cell table:formula="of:=(1-[.E$19])^([.A9]-1)*[.E$19]" office:value-type="float" office:value="0.00515222046382185" calcext:value-type="float">
            <text:p>0.0051522205</text:p>
          </table:table-cell>
          <table:table-cell table:formula="of:=[.F9]/[.$F$21]" office:value-type="float" office:value="0.00518158680917448" calcext:value-type="float">
            <text:p>0.0051815868</text:p>
          </table:table-cell>
          <table:table-cell table:formula="of:=SUM([.G$2:.G9])" office:value-type="float" office:value="1" calcext:value-type="float">
            <text:p>1</text:p>
          </table:table-cell>
          <table:table-cell table:formula="of:=[.G9]*[.B$18]" office:value-type="float" office:value="0.155447604275234" calcext:value-type="float">
            <text:p>0.1554476043</text:p>
          </table:table-cell>
          <table:table-cell table:formula="of:=([.B9]-[.I9])^2/[.I9]" office:value-type="float" office:value="4.58848338287371" calcext:value-type="float">
            <text:p>4.58848338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9]/[.M$18]" office:value-type="float" office:value="0.0666666666666667" calcext:value-type="float">
            <text:p>0.0666666667</text:p>
          </table:table-cell>
          <table:table-cell table:number-columns-repeated="2"/>
          <table:table-cell table:formula="of:=[.M9]*[.A9]" office:value-type="float" office:value="16" calcext:value-type="float">
            <text:p>16</text:p>
          </table:table-cell>
          <table:table-cell table:style-name="Default" table:formula="of:=(1-[.Q$19])^([.A9]-1)*[.Q$19]" office:value-type="float" office:value="0.0167613376739256" calcext:value-type="float">
            <text:p>0.0167613377</text:p>
          </table:table-cell>
          <table:table-cell table:formula="of:=[.R9]/[.$R$21]" office:value-type="float" office:value="0.0172927279707647" calcext:value-type="float">
            <text:p>0.017292728</text:p>
          </table:table-cell>
          <table:table-cell table:style-name="Default" table:formula="of:=SUM([.S$2:.S9])" office:value-type="float" office:value="1" calcext:value-type="float">
            <text:p>1</text:p>
          </table:table-cell>
          <table:table-cell table:style-name="Default" table:formula="of:=[.S9]*[.M$18]" office:value-type="float" office:value="0.51878183912294" calcext:value-type="float">
            <text:p>0.5187818391</text:p>
          </table:table-cell>
          <table:table-cell table:formula="of:=([.M9]-[.U9])^2/[.U9]" office:value-type="float" office:value="4.22915197613941" calcext:value-type="float">
            <text:p>4.22915197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(1-[.E$19])^([.A10]-1)*[.E$19]" office:value-type="float" office:value="0.00269878214771621" calcext:value-type="float">
            <text:p>0.002698782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0]/[.M$18]" office:value-type="float" office:value="0" calcext:value-type="float">
            <text:p>0</text:p>
          </table:table-cell>
          <table:table-cell table:number-columns-repeated="2"/>
          <table:table-cell table:formula="of:=[.M10]*[.A10]" office:value-type="float" office:value="0" calcext:value-type="float">
            <text:p>0</text:p>
          </table:table-cell>
          <table:table-cell table:style-name="Default" table:formula="of:=(1-[.Q$19])^([.A10]-1)*[.Q$19]" office:value-type="float" office:value="0.0108455714360695" calcext:value-type="float">
            <text:p>0.010845571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(1-[.E$19])^([.A11]-1)*[.E$19]" office:value-type="float" office:value="0.00141364779166087" calcext:value-type="float">
            <text:p>0.00141364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1]/[.M$18]" office:value-type="float" office:value="0" calcext:value-type="float">
            <text:p>0</text:p>
          </table:table-cell>
          <table:table-cell table:number-columns-repeated="2"/>
          <table:table-cell table:formula="of:=[.M11]*[.A11]" office:value-type="float" office:value="0" calcext:value-type="float">
            <text:p>0</text:p>
          </table:table-cell>
          <table:table-cell table:style-name="Default" table:formula="of:=(1-[.Q$19])^([.A11]-1)*[.Q$19]" office:value-type="float" office:value="0.00701772269392732" calcext:value-type="float">
            <text:p>0.007017722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(1-[.E$19])^([.A12]-1)*[.E$19]" office:value-type="float" office:value="0.000740482176584266" calcext:value-type="float">
            <text:p>0.000740482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2]/[.M$18]" office:value-type="float" office:value="0" calcext:value-type="float">
            <text:p>0</text:p>
          </table:table-cell>
          <table:table-cell table:number-columns-repeated="2"/>
          <table:table-cell table:formula="of:=[.M12]*[.A12]" office:value-type="float" office:value="0" calcext:value-type="float">
            <text:p>0</text:p>
          </table:table-cell>
          <table:table-cell table:style-name="Default" table:formula="of:=(1-[.Q$19])^([.A12]-1)*[.Q$19]" office:value-type="float" office:value="0.00454087939018827" calcext:value-type="float">
            <text:p>0.0045408794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(1-[.E$19])^([.A13]-1)*[.E$19]" office:value-type="float" office:value="0.000387871616306044" calcext:value-type="float">
            <text:p>0.000387871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3]/[.M$18]" office:value-type="float" office:value="0" calcext:value-type="float">
            <text:p>0</text:p>
          </table:table-cell>
          <table:table-cell table:number-columns-repeated="2"/>
          <table:table-cell table:formula="of:=[.M13]*[.A13]" office:value-type="float" office:value="0" calcext:value-type="float">
            <text:p>0</text:p>
          </table:table-cell>
          <table:table-cell table:style-name="Default" table:formula="of:=(1-[.Q$19])^([.A13]-1)*[.Q$19]" office:value-type="float" office:value="0.00293821607600417" calcext:value-type="float">
            <text:p>0.002938216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(1-[.E$19])^([.A14]-1)*[.E$19]" office:value-type="float" office:value="0.000203170846636499" calcext:value-type="float">
            <text:p>0.000203170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4]/[.M$18]" office:value-type="float" office:value="0" calcext:value-type="float">
            <text:p>0</text:p>
          </table:table-cell>
          <table:table-cell table:number-columns-repeated="2"/>
          <table:table-cell table:formula="of:=[.M14]*[.A14]" office:value-type="float" office:value="0" calcext:value-type="float">
            <text:p>0</text:p>
          </table:table-cell>
          <table:table-cell table:style-name="Default" table:formula="of:=(1-[.Q$19])^([.A14]-1)*[.Q$19]" office:value-type="float" office:value="0.00190119863741447" calcext:value-type="float">
            <text:p>0.0019011986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(1-[.E$19])^([.A15]-1)*[.E$19]" office:value-type="float" office:value="0.000106422824428642" calcext:value-type="float">
            <text:p>0.000106422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5]/[.M$18]" office:value-type="float" office:value="0" calcext:value-type="float">
            <text:p>0</text:p>
          </table:table-cell>
          <table:table-cell table:number-columns-repeated="2"/>
          <table:table-cell table:formula="of:=[.M15]*[.A15]" office:value-type="float" office:value="0" calcext:value-type="float">
            <text:p>0</text:p>
          </table:table-cell>
          <table:table-cell table:style-name="Default" table:formula="of:=(1-[.Q$19])^([.A15]-1)*[.Q$19]" office:value-type="float" office:value="0.00123018735362112" calcext:value-type="float">
            <text:p>0.001230187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(1-[.E$19])^([.A16]-1)*[.E$19]" office:value-type="float" office:value="0.0000557452889864318" calcext:value-type="float">
            <text:p>5.57452889864318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6]/[.M$18]" office:value-type="float" office:value="0" calcext:value-type="float">
            <text:p>0</text:p>
          </table:table-cell>
          <table:table-cell table:number-columns-repeated="2"/>
          <table:table-cell table:formula="of:=[.M16]*[.A16]" office:value-type="float" office:value="0" calcext:value-type="float">
            <text:p>0</text:p>
          </table:table-cell>
          <table:table-cell table:style-name="Default" table:formula="of:=(1-[.Q$19])^([.A16]-1)*[.Q$19]" office:value-type="float" office:value="0.000796003581754845" calcext:value-type="float">
            <text:p>0.000796003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(1-[.E$19])^([.A17]-1)*[.E$19]" office:value-type="float" office:value="0.0000291999132786071" calcext:value-type="float">
            <text:p>2.91999132786071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7]/[.M$18]" office:value-type="float" office:value="0" calcext:value-type="float">
            <text:p>0</text:p>
          </table:table-cell>
          <table:table-cell table:number-columns-repeated="2"/>
          <table:table-cell table:formula="of:=[.M17]*[.A17]" office:value-type="float" office:value="0" calcext:value-type="float">
            <text:p>0</text:p>
          </table:table-cell>
          <table:table-cell table:style-name="Default" table:formula="of:=(1-[.Q$19])^([.A17]-1)*[.Q$19]" office:value-type="float" office:value="0.000515061141135488" calcext:value-type="float">
            <text:p>0.00051506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2:.E17])/[.B18]" office:value-type="float" office:value="2.1" calcext:value-type="float">
            <text:p>2.1</text:p>
          </table:table-cell>
          <table:table-cell/>
          <table:table-cell table:formula="of:=SUM([.G2:.G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2:.M17])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2:.Q9])/[.M18]" office:value-type="float" office:value="2.83333333333333" calcext:value-type="float">
            <text:p>2.8333333333</text:p>
          </table:table-cell>
          <table:table-cell/>
          <table:table-cell table:formula="of:=SUM([.S2:.S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18]" office:value-type="float" office:value="0.476190476190476" calcext:value-type="float">
            <text:p>0.4761904762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18]" office:value-type="float" office:value="0.352941176470588" calcext:value-type="float">
            <text:p>0.3529411765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2:.F9])" office:value-type="float" office:value="0.994332557489796" calcext:value-type="float">
            <text:p>0.9943325575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R2:.R9])" office:value-type="float" office:value="0.969270880931136" calcext:value-type="float">
            <text:p>0.969270880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GOF chi^2:</text:p>
          </table:table-cell>
          <table:table-cell/>
          <table:table-cell table:formula="of:=SUM([.J2:.J9])" office:value-type="float" office:value="10.7884642498884" calcext:value-type="float">
            <text:p>10.7884642499</text:p>
          </table:table-cell>
          <table:table-cell table:number-columns-repeated="9"/>
          <table:table-cell table:style-name="ce3" office:value-type="string" calcext:value-type="string">
            <text:p>GOF chi^2:</text:p>
          </table:table-cell>
          <table:table-cell/>
          <table:table-cell table:formula="of:=SUM([.V2:.V9])" office:value-type="float" office:value="6.50427429717167" calcext:value-type="float">
            <text:p>6.50427429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148" calcext:value-type="float">
            <text:p>0.148</text:p>
          </table:table-cell>
          <table:table-cell table:number-columns-repeated="6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4823" calcext:value-type="float">
            <text:p>0.48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 table:number-rows-repeated="6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32]/[.B$18]" office:value-type="float" office:value="0.333333333333333" calcext:value-type="float">
            <text:p>0.3333333333</text:p>
          </table:table-cell>
          <table:table-cell/>
          <table:table-cell table:formula="of:=[.A32]*[.B32]" office:value-type="float" office:value="10" calcext:value-type="float">
            <text:p>10</text:p>
          </table:table-cell>
          <table:table-cell table:formula="of:=(1-[.E$49])^([.A32]-1)*[.E$49]" office:value-type="float" office:value="0.309278350515464" calcext:value-type="float">
            <text:p>0.3092783505</text:p>
          </table:table-cell>
          <table:table-cell table:formula="of:=[.F32]/[.$F$51]" office:value-type="float" office:value="0.31465067732404" calcext:value-type="float">
            <text:p>0.3146506773</text:p>
          </table:table-cell>
          <table:table-cell table:formula="of:=SUM([.G$32:.G32])" office:value-type="float" office:value="0.31465067732404" calcext:value-type="float">
            <text:p>0.3146506773</text:p>
          </table:table-cell>
          <table:table-cell table:formula="of:=[.G32]*[.B$48]" office:value-type="float" office:value="9.43952031972121" calcext:value-type="float">
            <text:p>9.4395203197</text:p>
          </table:table-cell>
          <table:table-cell table:formula="of:=([.B32]-[.I32])^2/[.I32]" office:value-type="float" office:value="0.0332789656005206" calcext:value-type="float">
            <text:p>0.03327896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M32]/[.M$18]" office:value-type="float" office:value="0.366666666666667" calcext:value-type="float">
            <text:p>0.3666666667</text:p>
          </table:table-cell>
          <table:table-cell table:number-columns-repeated="2"/>
          <table:table-cell table:formula="of:=[.M32]*[.A32]" office:value-type="float" office:value="11" calcext:value-type="float">
            <text:p>11</text:p>
          </table:table-cell>
          <table:table-cell table:style-name="Default" table:formula="of:=(1-[.Q$49])^([.A32]-1)*[.Q$49]" office:value-type="float" office:value="0.348837209302326" calcext:value-type="float">
            <text:p>0.3488372093</text:p>
          </table:table-cell>
          <table:table-cell table:formula="of:=[.R32]/[.$Q$51]" office:value-type="float" office:value="0.3519784514038" calcext:value-type="float">
            <text:p>0.3519784514</text:p>
          </table:table-cell>
          <table:table-cell table:style-name="Default" table:formula="of:=SUM([.S$32:.S32])" office:value-type="float" office:value="0.3519784514038" calcext:value-type="float">
            <text:p>0.3519784514</text:p>
          </table:table-cell>
          <table:table-cell table:style-name="Default" table:formula="of:=[.S32]*[.M$48]" office:value-type="float" office:value="10.559353542114" calcext:value-type="float">
            <text:p>10.5593535421</text:p>
          </table:table-cell>
          <table:table-cell table:formula="of:=([.M32]-[.U32])^2/[.U32]" office:value-type="float" office:value="0.0183883700903726" calcext:value-type="float">
            <text:p>0.01838837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3]/[.B$18]" office:value-type="float" office:value="0.233333333333333" calcext:value-type="float">
            <text:p>0.2333333333</text:p>
          </table:table-cell>
          <table:table-cell/>
          <table:table-cell table:formula="of:=[.A33]*[.B33]" office:value-type="float" office:value="14" calcext:value-type="float">
            <text:p>14</text:p>
          </table:table-cell>
          <table:table-cell table:formula="of:=(1-[.E$49])^([.A33]-1)*[.E$49]" office:value-type="float" office:value="0.213625252417898" calcext:value-type="float">
            <text:p>0.2136252524</text:p>
          </table:table-cell>
          <table:table-cell table:formula="of:=[.F33]/[.$F$51]" office:value-type="float" office:value="0.217336034852688" calcext:value-type="float">
            <text:p>0.2173360349</text:p>
          </table:table-cell>
          <table:table-cell table:formula="of:=SUM([.G$32:.G33])" office:value-type="float" office:value="0.531986712176728" calcext:value-type="float">
            <text:p>0.5319867122</text:p>
          </table:table-cell>
          <table:table-cell table:formula="of:=[.G33]*[.B$48]" office:value-type="float" office:value="6.52008104558063" calcext:value-type="float">
            <text:p>6.5200810456</text:p>
          </table:table-cell>
          <table:table-cell table:formula="of:=([.B33]-[.I33])^2/[.I33]" office:value-type="float" office:value="0.0353250521275495" calcext:value-type="float">
            <text:p>0.03532505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3]/[.M$18]" office:value-type="float" office:value="0.233333333333333" calcext:value-type="float">
            <text:p>0.2333333333</text:p>
          </table:table-cell>
          <table:table-cell table:number-columns-repeated="2"/>
          <table:table-cell table:formula="of:=[.M33]*[.A33]" office:value-type="float" office:value="14" calcext:value-type="float">
            <text:p>14</text:p>
          </table:table-cell>
          <table:table-cell table:style-name="Default" table:formula="of:=(1-[.Q$49])^([.A33]-1)*[.Q$49]" office:value-type="float" office:value="0.227149810708491" calcext:value-type="float">
            <text:p>0.2271498107</text:p>
          </table:table-cell>
          <table:table-cell table:formula="of:=[.R33]/[.$Q$51]" office:value-type="float" office:value="0.229195270681544" calcext:value-type="float">
            <text:p>0.2291952707</text:p>
          </table:table-cell>
          <table:table-cell table:style-name="Default" table:formula="of:=SUM([.S$32:.S33])" office:value-type="float" office:value="0.581173722085344" calcext:value-type="float">
            <text:p>0.5811737221</text:p>
          </table:table-cell>
          <table:table-cell table:style-name="Default" table:formula="of:=[.S33]*[.M$48]" office:value-type="float" office:value="6.87585812044632" calcext:value-type="float">
            <text:p>6.8758581204</text:p>
          </table:table-cell>
          <table:table-cell table:formula="of:=([.M33]-[.U33])^2/[.U33]" office:value-type="float" office:value="0.00224135024154918" calcext:value-type="float">
            <text:p>0.002241350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34]/[.B$18]" office:value-type="float" office:value="0.1" calcext:value-type="float">
            <text:p>0.1</text:p>
          </table:table-cell>
          <table:table-cell/>
          <table:table-cell table:formula="of:=[.A34]*[.B34]" office:value-type="float" office:value="9" calcext:value-type="float">
            <text:p>9</text:p>
          </table:table-cell>
          <table:table-cell table:formula="of:=(1-[.E$49])^([.A34]-1)*[.E$49]" office:value-type="float" office:value="0.147555586721641" calcext:value-type="float">
            <text:p>0.1475555867</text:p>
          </table:table-cell>
          <table:table-cell table:formula="of:=[.F34]/[.$F$51]" office:value-type="float" office:value="0.150118704485877" calcext:value-type="float">
            <text:p>0.1501187045</text:p>
          </table:table-cell>
          <table:table-cell table:formula="of:=SUM([.G$32:.G34])" office:value-type="float" office:value="0.682105416662605" calcext:value-type="float">
            <text:p>0.6821054167</text:p>
          </table:table-cell>
          <table:table-cell table:formula="of:=[.G34]*[.B$48]" office:value-type="float" office:value="4.50356113457631" calcext:value-type="float">
            <text:p>4.5035611346</text:p>
          </table:table-cell>
          <table:table-cell table:formula="of:=([.B34]-[.I34])^2/[.I34]" office:value-type="float" office:value="0.501979659619095" calcext:value-type="float">
            <text:p>0.50197965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4]/[.M$18]" office:value-type="float" office:value="0.0666666666666667" calcext:value-type="float">
            <text:p>0.0666666667</text:p>
          </table:table-cell>
          <table:table-cell table:number-columns-repeated="2"/>
          <table:table-cell table:formula="of:=[.M34]*[.A34]" office:value-type="float" office:value="6" calcext:value-type="float">
            <text:p>6</text:p>
          </table:table-cell>
          <table:table-cell table:style-name="Default" table:formula="of:=(1-[.Q$49])^([.A34]-1)*[.Q$49]" office:value-type="float" office:value="0.14791150464739" calcext:value-type="float">
            <text:p>0.1479115046</text:p>
          </table:table-cell>
          <table:table-cell table:formula="of:=[.R34]/[.$Q$51]" office:value-type="float" office:value="0.149243432071704" calcext:value-type="float">
            <text:p>0.1492434321</text:p>
          </table:table-cell>
          <table:table-cell table:style-name="Default" table:formula="of:=SUM([.S$32:.S34])" office:value-type="float" office:value="0.730417154157047" calcext:value-type="float">
            <text:p>0.7304171542</text:p>
          </table:table-cell>
          <table:table-cell table:style-name="Default" table:formula="of:=[.S34]*[.M$48]" office:value-type="float" office:value="4.47730296215109" calcext:value-type="float">
            <text:p>4.4773029622</text:p>
          </table:table-cell>
          <table:table-cell table:formula="of:=([.M34]-[.U34])^2/[.U34]" office:value-type="float" office:value="1.37069794431201" calcext:value-type="float">
            <text:p>1.3706979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/[.B$18]" office:value-type="float" office:value="0.166666666666667" calcext:value-type="float">
            <text:p>0.1666666667</text:p>
          </table:table-cell>
          <table:table-cell/>
          <table:table-cell table:formula="of:=[.A35]*[.B35]" office:value-type="float" office:value="20" calcext:value-type="float">
            <text:p>20</text:p>
          </table:table-cell>
          <table:table-cell table:formula="of:=(1-[.E$49])^([.A35]-1)*[.E$49]" office:value-type="float" office:value="0.10191983825103" calcext:value-type="float">
            <text:p>0.1019198383</text:p>
          </table:table-cell>
          <table:table-cell table:formula="of:=[.F35]/[.$F$51]" office:value-type="float" office:value="0.103690239180967" calcext:value-type="float">
            <text:p>0.1036902392</text:p>
          </table:table-cell>
          <table:table-cell table:formula="of:=SUM([.G$32:.G35])" office:value-type="float" office:value="0.785795655843571" calcext:value-type="float">
            <text:p>0.7857956558</text:p>
          </table:table-cell>
          <table:table-cell table:formula="of:=[.G35]*[.B$48]" office:value-type="float" office:value="3.110707175429" calcext:value-type="float">
            <text:p>3.1107071754</text:p>
          </table:table-cell>
          <table:table-cell table:formula="of:=([.B35]-[.I35])^2/[.I35]" office:value-type="float" office:value="1.14746492539376" calcext:value-type="float">
            <text:p>1.14746492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35]/[.M$18]" office:value-type="float" office:value="0.166666666666667" calcext:value-type="float">
            <text:p>0.1666666667</text:p>
          </table:table-cell>
          <table:table-cell table:number-columns-repeated="2"/>
          <table:table-cell table:formula="of:=[.M35]*[.A35]" office:value-type="float" office:value="20" calcext:value-type="float">
            <text:p>20</text:p>
          </table:table-cell>
          <table:table-cell table:style-name="Default" table:formula="of:=(1-[.Q$49])^([.A35]-1)*[.Q$49]" office:value-type="float" office:value="0.0963144681424862" calcext:value-type="float">
            <text:p>0.0963144681</text:p>
          </table:table-cell>
          <table:table-cell table:formula="of:=[.R35]/[.$Q$51]" office:value-type="float" office:value="0.097181769721109" calcext:value-type="float">
            <text:p>0.0971817697</text:p>
          </table:table-cell>
          <table:table-cell table:style-name="Default" table:formula="of:=SUM([.S$32:.S35])" office:value-type="float" office:value="0.827598923878156" calcext:value-type="float">
            <text:p>0.8275989239</text:p>
          </table:table-cell>
          <table:table-cell table:style-name="Default" table:formula="of:=[.S35]*[.M$48]" office:value-type="float" office:value="2.91545309163327" calcext:value-type="float">
            <text:p>2.9154530916</text:p>
          </table:table-cell>
          <table:table-cell table:formula="of:=([.M35]-[.U35])^2/[.U35]" office:value-type="float" office:value="1.49044957219565" calcext:value-type="float">
            <text:p>1.49044957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6]/[.B$18]" office:value-type="float" office:value="0.0333333333333333" calcext:value-type="float">
            <text:p>0.0333333333</text:p>
          </table:table-cell>
          <table:table-cell/>
          <table:table-cell table:formula="of:=[.A36]*[.B36]" office:value-type="float" office:value="5" calcext:value-type="float">
            <text:p>5</text:p>
          </table:table-cell>
          <table:table-cell table:formula="of:=(1-[.E$49])^([.A36]-1)*[.E$49]" office:value-type="float" office:value="0.0703982387919487" calcext:value-type="float">
            <text:p>0.0703982388</text:p>
          </table:table-cell>
          <table:table-cell table:formula="of:=[.F36]/[.$F$51]" office:value-type="float" office:value="0.0716210930425233" calcext:value-type="float">
            <text:p>0.071621093</text:p>
          </table:table-cell>
          <table:table-cell table:formula="of:=SUM([.G$32:.G36])" office:value-type="float" office:value="0.857416748886095" calcext:value-type="float">
            <text:p>0.8574167489</text:p>
          </table:table-cell>
          <table:table-cell table:formula="of:=[.G36]*[.B$48]" office:value-type="float" office:value="2.1486327912757" calcext:value-type="float">
            <text:p>2.1486327913</text:p>
          </table:table-cell>
          <table:table-cell table:formula="of:=([.B36]-[.I36])^2/[.I36]" office:value-type="float" office:value="0.614045031124405" calcext:value-type="float">
            <text:p>0.61404503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6]/[.M$18]" office:value-type="float" office:value="0.0666666666666667" calcext:value-type="float">
            <text:p>0.0666666667</text:p>
          </table:table-cell>
          <table:table-cell table:number-columns-repeated="2"/>
          <table:table-cell table:formula="of:=[.M36]*[.A36]" office:value-type="float" office:value="10" calcext:value-type="float">
            <text:p>10</text:p>
          </table:table-cell>
          <table:table-cell table:style-name="Default" table:formula="of:=(1-[.Q$49])^([.A36]-1)*[.Q$49]" office:value-type="float" office:value="0.0627163978602236" calcext:value-type="float">
            <text:p>0.0627163979</text:p>
          </table:table-cell>
          <table:table-cell table:formula="of:=[.R36]/[.$Q$51]" office:value-type="float" office:value="0.0632811523765361" calcext:value-type="float">
            <text:p>0.0632811524</text:p>
          </table:table-cell>
          <table:table-cell table:style-name="Default" table:formula="of:=SUM([.S$32:.S36])" office:value-type="float" office:value="0.890880076254692" calcext:value-type="float">
            <text:p>0.8908800763</text:p>
          </table:table-cell>
          <table:table-cell table:style-name="Default" table:formula="of:=[.S36]*[.M$48]" office:value-type="float" office:value="1.89843457129608" calcext:value-type="float">
            <text:p>1.8984345713</text:p>
          </table:table-cell>
          <table:table-cell table:formula="of:=([.M36]-[.U36])^2/[.U36]" office:value-type="float" office:value="0.00543370651998217" calcext:value-type="float">
            <text:p>0.00543370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(1-[.E$49])^([.A37]-1)*[.E$49]" office:value-type="float" office:value="0.0486255876191811" calcext:value-type="float">
            <text:p>0.0486255876</text:p>
          </table:table-cell>
          <table:table-cell table:formula="of:=[.F37]/[.$F$51]" office:value-type="float" office:value="0.0494702395242171" calcext:value-type="float">
            <text:p>0.0494702395</text:p>
          </table:table-cell>
          <table:table-cell table:formula="of:=SUM([.G$32:.G37])" office:value-type="float" office:value="0.906886988410312" calcext:value-type="float">
            <text:p>0.9068869884</text:p>
          </table:table-cell>
          <table:table-cell table:formula="of:=[.G37]*[.B$48]" office:value-type="float" office:value="1.48410718572651" calcext:value-type="float">
            <text:p>1.4841071857</text:p>
          </table:table-cell>
          <table:table-cell table:formula="of:=([.B37]-[.I37])^2/[.I37]" office:value-type="float" office:value="1.48410718572651" calcext:value-type="float">
            <text:p>1.4841071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7]/[.M$18]" office:value-type="float" office:value="0.0333333333333333" calcext:value-type="float">
            <text:p>0.0333333333</text:p>
          </table:table-cell>
          <table:table-cell table:number-columns-repeated="2"/>
          <table:table-cell table:formula="of:=[.M37]*[.A37]" office:value-type="float" office:value="6" calcext:value-type="float">
            <text:p>6</text:p>
          </table:table-cell>
          <table:table-cell table:style-name="Default" table:formula="of:=(1-[.Q$49])^([.A37]-1)*[.Q$49]" office:value-type="float" office:value="0.0408385846531689" calcext:value-type="float">
            <text:p>0.0408385847</text:p>
          </table:table-cell>
          <table:table-cell table:formula="of:=[.R37]/[.$Q$51]" office:value-type="float" office:value="0.0412063317800701" calcext:value-type="float">
            <text:p>0.0412063318</text:p>
          </table:table-cell>
          <table:table-cell table:style-name="Default" table:formula="of:=SUM([.S$32:.S37])" office:value-type="float" office:value="0.932086408034762" calcext:value-type="float">
            <text:p>0.932086408</text:p>
          </table:table-cell>
          <table:table-cell table:style-name="Default" table:formula="of:=[.S37]*[.M$48]" office:value-type="float" office:value="1.2361899534021" calcext:value-type="float">
            <text:p>1.2361899534</text:p>
          </table:table-cell>
          <table:table-cell table:formula="of:=([.M37]-[.U37])^2/[.U37]" office:value-type="float" office:value="0.0451271213898472" calcext:value-type="float">
            <text:p>0.04512712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8]/[.B$18]" office:value-type="float" office:value="0" calcext:value-type="float">
            <text:p>0</text:p>
          </table:table-cell>
          <table:table-cell/>
          <table:table-cell table:formula="of:=[.A38]*[.B38]" office:value-type="float" office:value="0" calcext:value-type="float">
            <text:p>0</text:p>
          </table:table-cell>
          <table:table-cell table:formula="of:=(1-[.E$49])^([.A38]-1)*[.E$49]" office:value-type="float" office:value="0.0335867460874756" calcext:value-type="float">
            <text:p>0.0335867461</text:p>
          </table:table-cell>
          <table:table-cell table:formula="of:=[.F38]/[.$F$51]" office:value-type="float" office:value="0.0341701654445623" calcext:value-type="float">
            <text:p>0.0341701654</text:p>
          </table:table-cell>
          <table:table-cell table:formula="of:=SUM([.G$32:.G38])" office:value-type="float" office:value="0.941057153854874" calcext:value-type="float">
            <text:p>0.9410571539</text:p>
          </table:table-cell>
          <table:table-cell table:formula="of:=[.G38]*[.B$48]" office:value-type="float" office:value="1.02510496333687" calcext:value-type="float">
            <text:p>1.0251049633</text:p>
          </table:table-cell>
          <table:table-cell table:formula="of:=([.B38]-[.I38])^2/[.I38]" office:value-type="float" office:value="1.02510496333687" calcext:value-type="float">
            <text:p>1.02510496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8]/[.M$18]" office:value-type="float" office:value="0" calcext:value-type="float">
            <text:p>0</text:p>
          </table:table-cell>
          <table:table-cell table:number-columns-repeated="2"/>
          <table:table-cell table:formula="of:=[.M38]*[.A38]" office:value-type="float" office:value="0" calcext:value-type="float">
            <text:p>0</text:p>
          </table:table-cell>
          <table:table-cell table:style-name="Default" table:formula="of:=(1-[.Q$49])^([.A38]-1)*[.Q$49]" office:value-type="float" office:value="0.0265925667509007" calcext:value-type="float">
            <text:p>0.0265925668</text:p>
          </table:table-cell>
          <table:table-cell table:formula="of:=[.R38]/[.$Q$51]" office:value-type="float" office:value="0.0268320299963247" calcext:value-type="float">
            <text:p>0.02683203</text:p>
          </table:table-cell>
          <table:table-cell table:style-name="Default" table:formula="of:=SUM([.S$32:.S38])" office:value-type="float" office:value="0.958918438031087" calcext:value-type="float">
            <text:p>0.958918438</text:p>
          </table:table-cell>
          <table:table-cell table:style-name="Default" table:formula="of:=[.S38]*[.M$48]" office:value-type="float" office:value="0.80496089988974" calcext:value-type="float">
            <text:p>0.8049608999</text:p>
          </table:table-cell>
          <table:table-cell table:formula="of:=([.M38]-[.U38])^2/[.U38]" office:value-type="float" office:value="0.80496089988974" calcext:value-type="float">
            <text:p>0.80496089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9]/[.B$18]" office:value-type="float" office:value="0.0333333333333333" calcext:value-type="float">
            <text:p>0.0333333333</text:p>
          </table:table-cell>
          <table:table-cell/>
          <table:table-cell table:formula="of:=[.A39]*[.B39]" office:value-type="float" office:value="8" calcext:value-type="float">
            <text:p>8</text:p>
          </table:table-cell>
          <table:table-cell table:formula="of:=(1-[.E$49])^([.A39]-1)*[.E$49]" office:value-type="float" office:value="0.0231990926583594" calcext:value-type="float">
            <text:p>0.0231990927</text:p>
          </table:table-cell>
          <table:table-cell table:formula="of:=[.F39]/[.$F$51]" office:value-type="float" office:value="0.0236020730390276" calcext:value-type="float">
            <text:p>0.023602073</text:p>
          </table:table-cell>
          <table:table-cell table:formula="of:=SUM([.G$32:.G39])" office:value-type="float" office:value="0.964659226893902" calcext:value-type="float">
            <text:p>0.9646592269</text:p>
          </table:table-cell>
          <table:table-cell table:formula="of:=[.G39]*[.B$48]" office:value-type="float" office:value="0.708062191170828" calcext:value-type="float">
            <text:p>0.7080621912</text:p>
          </table:table-cell>
          <table:table-cell table:formula="of:=([.B39]-[.I39])^2/[.I39]" office:value-type="float" office:value="0.120367511903225" calcext:value-type="float">
            <text:p>0.1203675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9]/[.M$18]" office:value-type="float" office:value="0.0333333333333333" calcext:value-type="float">
            <text:p>0.0333333333</text:p>
          </table:table-cell>
          <table:table-cell table:number-columns-repeated="2"/>
          <table:table-cell table:formula="of:=[.M39]*[.A39]" office:value-type="float" office:value="8" calcext:value-type="float">
            <text:p>8</text:p>
          </table:table-cell>
          <table:table-cell table:style-name="Default" table:formula="of:=(1-[.Q$49])^([.A39]-1)*[.Q$49]" office:value-type="float" office:value="0.0173160899773307" calcext:value-type="float">
            <text:p>0.01731609</text:p>
          </table:table-cell>
          <table:table-cell table:formula="of:=[.R39]/[.$Q$51]" office:value-type="float" office:value="0.0174720195324905" calcext:value-type="float">
            <text:p>0.0174720195</text:p>
          </table:table-cell>
          <table:table-cell table:style-name="Default" table:formula="of:=SUM([.S$32:.S39])" office:value-type="float" office:value="0.976390457563577" calcext:value-type="float">
            <text:p>0.9763904576</text:p>
          </table:table-cell>
          <table:table-cell table:style-name="Default" table:formula="of:=[.S39]*[.M$48]" office:value-type="float" office:value="0.524160585974715" calcext:value-type="float">
            <text:p>0.524160586</text:p>
          </table:table-cell>
          <table:table-cell table:formula="of:=([.M39]-[.U39])^2/[.U39]" office:value-type="float" office:value="0.431972860986631" calcext:value-type="float">
            <text:p>0.4319728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0]/[.B$18]" office:value-type="float" office:value="0.0333333333333333" calcext:value-type="float">
            <text:p>0.0333333333</text:p>
          </table:table-cell>
          <table:table-cell/>
          <table:table-cell table:formula="of:=[.A40]*[.B40]" office:value-type="float" office:value="9" calcext:value-type="float">
            <text:p>9</text:p>
          </table:table-cell>
          <table:table-cell table:formula="of:=(1-[.E$49])^([.A40]-1)*[.E$49]" office:value-type="float" office:value="0.0160241155475266" calcext:value-type="float">
            <text:p>0.0160241155</text:p>
          </table:table-cell>
          <table:table-cell table:formula="of:=[.F40]/[.$F$51]" office:value-type="float" office:value="0.0163024628207716" calcext:value-type="float">
            <text:p>0.0163024628</text:p>
          </table:table-cell>
          <table:table-cell table:formula="of:=SUM([.G$32:.G40])" office:value-type="float" office:value="0.980961689714673" calcext:value-type="float">
            <text:p>0.9809616897</text:p>
          </table:table-cell>
          <table:table-cell table:formula="of:=[.G40]*[.B$48]" office:value-type="float" office:value="0.489073884623149" calcext:value-type="float">
            <text:p>0.4890738846</text:p>
          </table:table-cell>
          <table:table-cell table:formula="of:=([.B40]-[.I40])^2/[.I40]" office:value-type="float" office:value="0.533754722101395" calcext:value-type="float">
            <text:p>0.53375472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0]/[.M$18]" office:value-type="float" office:value="0" calcext:value-type="float">
            <text:p>0</text:p>
          </table:table-cell>
          <table:table-cell table:number-columns-repeated="2"/>
          <table:table-cell table:formula="of:=[.M40]*[.A40]" office:value-type="float" office:value="0" calcext:value-type="float">
            <text:p>0</text:p>
          </table:table-cell>
          <table:table-cell table:style-name="Default" table:formula="of:=(1-[.Q$49])^([.A40]-1)*[.Q$49]" office:value-type="float" office:value="0.0112755934736107" calcext:value-type="float">
            <text:p>0.0112755935</text:p>
          </table:table-cell>
          <table:table-cell table:formula="of:=[.R40]/[.$Q$51]" office:value-type="float" office:value="0.0113771289979008" calcext:value-type="float">
            <text:p>0.011377129</text:p>
          </table:table-cell>
          <table:table-cell table:style-name="Default" table:formula="of:=SUM([.S$32:.S40])" office:value-type="float" office:value="0.987767586561478" calcext:value-type="float">
            <text:p>0.9877675866</text:p>
          </table:table-cell>
          <table:table-cell table:style-name="Default" table:formula="of:=[.S40]*[.M$48]" office:value-type="float" office:value="0.341313869937023" calcext:value-type="float">
            <text:p>0.3413138699</text:p>
          </table:table-cell>
          <table:table-cell table:formula="of:=([.M40]-[.U40])^2/[.U40]" office:value-type="float" office:value="0.341313869937023" calcext:value-type="float">
            <text:p>0.34131386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(1-[.E$49])^([.A41]-1)*[.E$49]" office:value-type="float" office:value="0.0110682035225184" calcext:value-type="float">
            <text:p>0.0110682035</text:p>
          </table:table-cell>
          <table:table-cell table:formula="of:=[.F41]/[.$F$51]" office:value-type="float" office:value="0.0112604640102237" calcext:value-type="float">
            <text:p>0.011260464</text:p>
          </table:table-cell>
          <table:table-cell table:formula="of:=SUM([.G$32:.G41])" office:value-type="float" office:value="0.992222153724897" calcext:value-type="float">
            <text:p>0.9922221537</text:p>
          </table:table-cell>
          <table:table-cell table:formula="of:=[.G41]*[.B$48]" office:value-type="float" office:value="0.337813920306711" calcext:value-type="float">
            <text:p>0.3378139203</text:p>
          </table:table-cell>
          <table:table-cell table:formula="of:=([.B41]-[.I41])^2/[.I41]" office:value-type="float" office:value="0.337813920306711" calcext:value-type="float">
            <text:p>0.33781392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1]/[.M$18]" office:value-type="float" office:value="0" calcext:value-type="float">
            <text:p>0</text:p>
          </table:table-cell>
          <table:table-cell table:number-columns-repeated="2"/>
          <table:table-cell table:formula="of:=[.M41]*[.A41]" office:value-type="float" office:value="0" calcext:value-type="float">
            <text:p>0</text:p>
          </table:table-cell>
          <table:table-cell table:style-name="Default" table:formula="of:=(1-[.Q$49])^([.A41]-1)*[.Q$49]" office:value-type="float" office:value="0.0073422469130488" calcext:value-type="float">
            <text:p>0.0073422469</text:p>
          </table:table-cell>
          <table:table-cell table:formula="of:=[.R41]/[.$Q$51]" office:value-type="float" office:value="0.00740836306840051" calcext:value-type="float">
            <text:p>0.0074083631</text:p>
          </table:table-cell>
          <table:table-cell table:style-name="Default" table:formula="of:=SUM([.S$32:.S41])" office:value-type="float" office:value="0.995175949629879" calcext:value-type="float">
            <text:p>0.9951759496</text:p>
          </table:table-cell>
          <table:table-cell table:style-name="Default" table:formula="of:=[.S41]*[.M$48]" office:value-type="float" office:value="0.222250892052015" calcext:value-type="float">
            <text:p>0.2222508921</text:p>
          </table:table-cell>
          <table:table-cell table:formula="of:=([.M41]-[.U41])^2/[.U41]" office:value-type="float" office:value="0.222250892052015" calcext:value-type="float">
            <text:p>0.22225089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2]/[.B$18]" office:value-type="float" office:value="0.0666666666666667" calcext:value-type="float">
            <text:p>0.0666666667</text:p>
          </table:table-cell>
          <table:table-cell/>
          <table:table-cell table:formula="of:=[.A42]*[.B42]" office:value-type="float" office:value="22" calcext:value-type="float">
            <text:p>22</text:p>
          </table:table-cell>
          <table:table-cell table:formula="of:=(1-[.E$49])^([.A42]-1)*[.E$49]" office:value-type="float" office:value="0.00764504779390445" calcext:value-type="float">
            <text:p>0.0076450478</text:p>
          </table:table-cell>
          <table:table-cell table:formula="of:=[.F42]/[.$F$51]" office:value-type="float" office:value="0.00777784627510297" calcext:value-type="float">
            <text:p>0.0077778463</text:p>
          </table:table-cell>
          <table:table-cell table:formula="of:=SUM([.G$32:.G42])" office:value-type="float" office:value="1" calcext:value-type="float">
            <text:p>1</text:p>
          </table:table-cell>
          <table:table-cell table:formula="of:=[.G42]*[.B$48]" office:value-type="float" office:value="0.233335388253089" calcext:value-type="float">
            <text:p>0.2333353883</text:p>
          </table:table-cell>
          <table:table-cell table:formula="of:=([.B42]-[.I42])^2/[.I42]" office:value-type="float" office:value="13.3760415587435" calcext:value-type="float">
            <text:p>13.37604155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2]/[.M$18]" office:value-type="float" office:value="0.0333333333333333" calcext:value-type="float">
            <text:p>0.0333333333</text:p>
          </table:table-cell>
          <table:table-cell table:number-columns-repeated="2"/>
          <table:table-cell table:formula="of:=[.M42]*[.A42]" office:value-type="float" office:value="11" calcext:value-type="float">
            <text:p>11</text:p>
          </table:table-cell>
          <table:table-cell table:style-name="Default" table:formula="of:=(1-[.Q$49])^([.A42]-1)*[.Q$49]" office:value-type="float" office:value="0.00478099798989225" calcext:value-type="float">
            <text:p>0.004780998</text:p>
          </table:table-cell>
          <table:table-cell table:formula="of:=[.R42]/[.$Q$51]" office:value-type="float" office:value="0.00482405037012127" calcext:value-type="float">
            <text:p>0.0048240504</text:p>
          </table:table-cell>
          <table:table-cell table:style-name="Default" table:formula="of:=SUM([.S$32:.S42])" office:value-type="float" office:value="1" calcext:value-type="float">
            <text:p>1</text:p>
          </table:table-cell>
          <table:table-cell table:style-name="Default" table:formula="of:=[.S42]*[.M$48]" office:value-type="float" office:value="0.144721511103638" calcext:value-type="float">
            <text:p>0.1447215111</text:p>
          </table:table-cell>
          <table:table-cell table:formula="of:=([.M42]-[.U42])^2/[.U42]" office:value-type="float" office:value="5.05454433131922" calcext:value-type="float">
            <text:p>5.05454433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(1-[.E$49])^([.A43]-1)*[.E$49]" office:value-type="float" office:value="0.00528060002259379" calcext:value-type="float">
            <text:p>0.005280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3]/[.M$18]" office:value-type="float" office:value="0" calcext:value-type="float">
            <text:p>0</text:p>
          </table:table-cell>
          <table:table-cell table:number-columns-repeated="2"/>
          <table:table-cell table:formula="of:=[.M43]*[.A43]" office:value-type="float" office:value="0" calcext:value-type="float">
            <text:p>0</text:p>
          </table:table-cell>
          <table:table-cell table:style-name="Default" table:formula="of:=(1-[.Q$49])^([.A43]-1)*[.Q$49]" office:value-type="float" office:value="0.00311320799341821" calcext:value-type="float">
            <text:p>0.003113208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(1-[.E$49])^([.A44]-1)*[.E$49]" office:value-type="float" office:value="0.00364742475787406" calcext:value-type="float">
            <text:p>0.003647424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4]/[.M$18]" office:value-type="float" office:value="0" calcext:value-type="float">
            <text:p>0</text:p>
          </table:table-cell>
          <table:table-cell table:number-columns-repeated="2"/>
          <table:table-cell table:formula="of:=[.M44]*[.A44]" office:value-type="float" office:value="0" calcext:value-type="float">
            <text:p>0</text:p>
          </table:table-cell>
          <table:table-cell table:style-name="Default" table:formula="of:=(1-[.Q$49])^([.A44]-1)*[.Q$49]" office:value-type="float" office:value="0.00202720520501651" calcext:value-type="float">
            <text:p>0.0020272052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(1-[.E$49])^([.A45]-1)*[.E$49]" office:value-type="float" office:value="0.00251935524512951" calcext:value-type="float">
            <text:p>0.002519355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5]/[.M$18]" office:value-type="float" office:value="0" calcext:value-type="float">
            <text:p>0</text:p>
          </table:table-cell>
          <table:table-cell table:number-columns-repeated="2"/>
          <table:table-cell table:formula="of:=[.M45]*[.A45]" office:value-type="float" office:value="0" calcext:value-type="float">
            <text:p>0</text:p>
          </table:table-cell>
          <table:table-cell table:style-name="Default" table:formula="of:=(1-[.Q$49])^([.A45]-1)*[.Q$49]" office:value-type="float" office:value="0.0013200405986154" calcext:value-type="float">
            <text:p>0.0013200406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(1-[.E$49])^([.A46]-1)*[.E$49]" office:value-type="float" office:value="0.00174017321055337" calcext:value-type="float">
            <text:p>0.00174017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6]/[.M$18]" office:value-type="float" office:value="0" calcext:value-type="float">
            <text:p>0</text:p>
          </table:table-cell>
          <table:table-cell table:number-columns-repeated="2"/>
          <table:table-cell table:formula="of:=[.M46]*[.A46]" office:value-type="float" office:value="0" calcext:value-type="float">
            <text:p>0</text:p>
          </table:table-cell>
          <table:table-cell table:style-name="Default" table:formula="of:=(1-[.Q$49])^([.A46]-1)*[.Q$49]" office:value-type="float" office:value="0.000859561320028632" calcext:value-type="float">
            <text:p>0.000859561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(1-[.E$49])^([.A47]-1)*[.E$49]" office:value-type="float" office:value="0.00120197531038223" calcext:value-type="float">
            <text:p>0.001201975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7]/[.M$18]" office:value-type="float" office:value="0" calcext:value-type="float">
            <text:p>0</text:p>
          </table:table-cell>
          <table:table-cell table:number-columns-repeated="2"/>
          <table:table-cell table:formula="of:=[.M47]*[.A47]" office:value-type="float" office:value="0" calcext:value-type="float">
            <text:p>0</text:p>
          </table:table-cell>
          <table:table-cell table:style-name="Default" table:formula="of:=(1-[.Q$49])^([.A47]-1)*[.Q$49]" office:value-type="float" office:value="0.000559714347925621" calcext:value-type="float">
            <text:p>0.00055971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32:.E47])/[.B48]" office:value-type="float" office:value="3.23333333333333" calcext:value-type="float">
            <text:p>3.2333333333</text:p>
          </table:table-cell>
          <table:table-cell/>
          <table:table-cell table:formula="of:=SUM([.G32:.G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32:.M47])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32:.Q47])/[.M48]" office:value-type="float" office:value="2.86666666666667" calcext:value-type="float">
            <text:p>2.8666666667</text:p>
          </table:table-cell>
          <table:table-cell/>
          <table:table-cell table:formula="of:=SUM([.S32:.S4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48]" office:value-type="float" office:value="0.309278350515464" calcext:value-type="float">
            <text:p>0.3092783505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48]" office:value-type="float" office:value="0.348837209302326" calcext:value-type="float">
            <text:p>0.3488372093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11:</text:p>
          </table:table-cell>
          <table:table-cell/>
          <table:table-cell table:formula="of:=SUM([.F32:.F42])" office:value-type="float" office:value="0.982926059926947" calcext:value-type="float">
            <text:p>0.9829260599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R32:.R42])" office:value-type="float" office:value="0.991075470418868" calcext:value-type="float">
            <text:p>0.99107547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32:.J42])" office:value-type="float" office:value="19.2092834959835" calcext:value-type="float">
            <text:p>19.209283496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V32:.V42])" office:value-type="float" office:value="9.78738091893404" calcext:value-type="float">
            <text:p>9.7873809189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4.65pt" svg:y="668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459" calcext:value-type="float">
            <text:p>0.459</text:p>
          </table:table-cell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7]/[.B$18]" office:value-type="float" office:value="0.333333333333333" calcext:value-type="float">
            <text:p>0.3333333333</text:p>
          </table:table-cell>
          <table:table-cell/>
          <table:table-cell table:formula="of:=[.A57]*[.B57]" office:value-type="float" office:value="10" calcext:value-type="float">
            <text:p>10</text:p>
          </table:table-cell>
          <table:table-cell table:formula="of:=(1-[.E$49])^([.A57]-1)*[.E$49]" office:value-type="float" office:value="0.309278350515464" calcext:value-type="float">
            <text:p>0.3092783505</text:p>
          </table:table-cell>
          <table:table-cell table:formula="of:=[.F57]/[.$F$76]" office:value-type="float" office:value="0.320757355382106" calcext:value-type="float">
            <text:p>0.3207573554</text:p>
          </table:table-cell>
          <table:table-cell table:formula="of:=SUM([.G$57:.G57])" office:value-type="float" office:value="0.320757355382106" calcext:value-type="float">
            <text:p>0.3207573554</text:p>
          </table:table-cell>
          <table:table-cell table:formula="of:=[.G57]*[.B$73]" office:value-type="float" office:value="8.98120595069896" calcext:value-type="float">
            <text:p>8.9812059507</text:p>
          </table:table-cell>
          <table:table-cell table:formula="of:=([.B57]-[.I57])^2/[.I57]" office:value-type="float" office:value="0.115568145368099" calcext:value-type="float">
            <text:p>0.115568145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8]/[.B$18]" office:value-type="float" office:value="0.233333333333333" calcext:value-type="float">
            <text:p>0.2333333333</text:p>
          </table:table-cell>
          <table:table-cell/>
          <table:table-cell table:formula="of:=[.A58]*[.B58]" office:value-type="float" office:value="14" calcext:value-type="float">
            <text:p>14</text:p>
          </table:table-cell>
          <table:table-cell table:formula="of:=(1-[.E$49])^([.A58]-1)*[.E$49]" office:value-type="float" office:value="0.213625252417898" calcext:value-type="float">
            <text:p>0.2136252524</text:p>
          </table:table-cell>
          <table:table-cell table:formula="of:=[.F58]/[.$F$76]" office:value-type="float" office:value="0.221554049593825" calcext:value-type="float">
            <text:p>0.2215540496</text:p>
          </table:table-cell>
          <table:table-cell table:formula="of:=SUM([.G$57:.G58])" office:value-type="float" office:value="0.542311404975931" calcext:value-type="float">
            <text:p>0.542311405</text:p>
          </table:table-cell>
          <table:table-cell table:formula="of:=[.G58]*[.B$73]" office:value-type="float" office:value="6.20351338862711" calcext:value-type="float">
            <text:p>6.2035133886</text:p>
          </table:table-cell>
          <table:table-cell table:formula="of:=([.B58]-[.I58])^2/[.I58]" office:value-type="float" office:value="0.102263166427478" calcext:value-type="float">
            <text:p>0.102263166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59]/[.B$18]" office:value-type="float" office:value="0.1" calcext:value-type="float">
            <text:p>0.1</text:p>
          </table:table-cell>
          <table:table-cell/>
          <table:table-cell table:formula="of:=[.A59]*[.B59]" office:value-type="float" office:value="9" calcext:value-type="float">
            <text:p>9</text:p>
          </table:table-cell>
          <table:table-cell table:formula="of:=(1-[.E$49])^([.A59]-1)*[.E$49]" office:value-type="float" office:value="0.147555586721641" calcext:value-type="float">
            <text:p>0.1475555867</text:p>
          </table:table-cell>
          <table:table-cell table:formula="of:=[.F59]/[.$F$76]" office:value-type="float" office:value="0.153032178585426" calcext:value-type="float">
            <text:p>0.1530321786</text:p>
          </table:table-cell>
          <table:table-cell table:formula="of:=SUM([.G$57:.G59])" office:value-type="float" office:value="0.695343583561357" calcext:value-type="float">
            <text:p>0.6953435836</text:p>
          </table:table-cell>
          <table:table-cell table:formula="of:=[.G59]*[.B$73]" office:value-type="float" office:value="4.28490100039192" calcext:value-type="float">
            <text:p>4.2849010004</text:p>
          </table:table-cell>
          <table:table-cell table:formula="of:=([.B59]-[.I59])^2/[.I59]" office:value-type="float" office:value="0.385299585838076" calcext:value-type="float">
            <text:p>0.3852995858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66666666666667" calcext:value-type="float">
            <text:p>0.1666666667</text:p>
          </table:table-cell>
          <table:table-cell/>
          <table:table-cell table:formula="of:=[.A60]*[.B60]" office:value-type="float" office:value="20" calcext:value-type="float">
            <text:p>20</text:p>
          </table:table-cell>
          <table:table-cell table:formula="of:=(1-[.E$49])^([.A60]-1)*[.E$49]" office:value-type="float" office:value="0.10191983825103" calcext:value-type="float">
            <text:p>0.1019198383</text:p>
          </table:table-cell>
          <table:table-cell table:formula="of:=[.F60]/[.$F$76]" office:value-type="float" office:value="0.105702638816737" calcext:value-type="float">
            <text:p>0.1057026388</text:p>
          </table:table-cell>
          <table:table-cell table:formula="of:=SUM([.G$57:.G60])" office:value-type="float" office:value="0.801046222378094" calcext:value-type="float">
            <text:p>0.8010462224</text:p>
          </table:table-cell>
          <table:table-cell table:formula="of:=[.G60]*[.B$73]" office:value-type="float" office:value="2.95967388686865" calcext:value-type="float">
            <text:p>2.9596738869</text:p>
          </table:table-cell>
          <table:table-cell table:formula="of:=([.B60]-[.I60])^2/[.I60]" office:value-type="float" office:value="1.40655045354679" calcext:value-type="float">
            <text:p>1.406550453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33333333333333" calcext:value-type="float">
            <text:p>0.0333333333</text:p>
          </table:table-cell>
          <table:table-cell/>
          <table:table-cell table:formula="of:=[.A61]*[.B61]" office:value-type="float" office:value="5" calcext:value-type="float">
            <text:p>5</text:p>
          </table:table-cell>
          <table:table-cell table:formula="of:=(1-[.E$49])^([.A61]-1)*[.E$49]" office:value-type="float" office:value="0.0703982387919487" calcext:value-type="float">
            <text:p>0.0703982388</text:p>
          </table:table-cell>
          <table:table-cell table:formula="of:=[.F61]/[.$F$76]" office:value-type="float" office:value="0.073011101038365" calcext:value-type="float">
            <text:p>0.073011101</text:p>
          </table:table-cell>
          <table:table-cell table:formula="of:=SUM([.G$57:.G61])" office:value-type="float" office:value="0.87405732341646" calcext:value-type="float">
            <text:p>0.8740573234</text:p>
          </table:table-cell>
          <table:table-cell table:formula="of:=[.G61]*[.B$73]" office:value-type="float" office:value="2.04431082907422" calcext:value-type="float">
            <text:p>2.0443108291</text:p>
          </table:table-cell>
          <table:table-cell table:formula="of:=([.B61]-[.I61])^2/[.I61]" office:value-type="float" office:value="0.533473233234089" calcext:value-type="float">
            <text:p>0.5334732332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/>
          <table:table-cell table:formula="of:=[.A62]*[.B62]" office:value-type="float" office:value="0" calcext:value-type="float">
            <text:p>0</text:p>
          </table:table-cell>
          <table:table-cell table:formula="of:=(1-[.E$49])^([.A62]-1)*[.E$49]" office:value-type="float" office:value="0.0486255876191811" calcext:value-type="float">
            <text:p>0.0486255876</text:p>
          </table:table-cell>
          <table:table-cell table:formula="of:=[.F62]/[.$F$76]" office:value-type="float" office:value="0.0504303481399016" calcext:value-type="float">
            <text:p>0.0504303481</text:p>
          </table:table-cell>
          <table:table-cell table:formula="of:=SUM([.G$57:.G62])" office:value-type="float" office:value="0.924487671556361" calcext:value-type="float">
            <text:p>0.9244876716</text:p>
          </table:table-cell>
          <table:table-cell table:formula="of:=[.G62]*[.B$73]" office:value-type="float" office:value="1.41204974791725" calcext:value-type="float">
            <text:p>1.4120497479</text:p>
          </table:table-cell>
          <table:table-cell table:formula="of:=([.B62]-[.I62])^2/[.I62]" office:value-type="float" office:value="1.41204974791725" calcext:value-type="float">
            <text:p>1.412049747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3]/[.B$18]" office:value-type="float" office:value="0" calcext:value-type="float">
            <text:p>0</text:p>
          </table:table-cell>
          <table:table-cell/>
          <table:table-cell table:formula="of:=[.A63]*[.B63]" office:value-type="float" office:value="0" calcext:value-type="float">
            <text:p>0</text:p>
          </table:table-cell>
          <table:table-cell table:formula="of:=(1-[.E$49])^([.A63]-1)*[.E$49]" office:value-type="float" office:value="0.0335867460874756" calcext:value-type="float">
            <text:p>0.0335867461</text:p>
          </table:table-cell>
          <table:table-cell table:formula="of:=[.F63]/[.$F$76]" office:value-type="float" office:value="0.0348333332512723" calcext:value-type="float">
            <text:p>0.0348333333</text:p>
          </table:table-cell>
          <table:table-cell table:formula="of:=SUM([.G$57:.G63])" office:value-type="float" office:value="0.959321004807633" calcext:value-type="float">
            <text:p>0.9593210048</text:p>
          </table:table-cell>
          <table:table-cell table:formula="of:=[.G63]*[.B$73]" office:value-type="float" office:value="0.975333331035623" calcext:value-type="float">
            <text:p>0.975333331</text:p>
          </table:table-cell>
          <table:table-cell table:formula="of:=([.B63]-[.I63])^2/[.I63]" office:value-type="float" office:value="0.975333331035623" calcext:value-type="float">
            <text:p>0.97533333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33333333333333" calcext:value-type="float">
            <text:p>0.0333333333</text:p>
          </table:table-cell>
          <table:table-cell/>
          <table:table-cell table:formula="of:=[.A64]*[.B64]" office:value-type="float" office:value="8" calcext:value-type="float">
            <text:p>8</text:p>
          </table:table-cell>
          <table:table-cell table:formula="of:=(1-[.E$49])^([.A64]-1)*[.E$49]" office:value-type="float" office:value="0.0231990926583594" calcext:value-type="float">
            <text:p>0.0231990927</text:p>
          </table:table-cell>
          <table:table-cell table:formula="of:=[.F64]/[.$F$76]" office:value-type="float" office:value="0.0240601374003633" calcext:value-type="float">
            <text:p>0.0240601374</text:p>
          </table:table-cell>
          <table:table-cell table:formula="of:=SUM([.G$57:.G64])" office:value-type="float" office:value="0.983381142207997" calcext:value-type="float">
            <text:p>0.9833811422</text:p>
          </table:table-cell>
          <table:table-cell table:formula="of:=[.G64]*[.B$73]" office:value-type="float" office:value="0.673683847210173" calcext:value-type="float">
            <text:p>0.6736838472</text:p>
          </table:table-cell>
          <table:table-cell table:formula="of:=([.B64]-[.I64])^2/[.I64]" office:value-type="float" office:value="0.158059647730183" calcext:value-type="float">
            <text:p>0.1580596477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333333333333333" calcext:value-type="float">
            <text:p>0.0333333333</text:p>
          </table:table-cell>
          <table:table-cell/>
          <table:table-cell table:formula="of:=[.A65]*[.B65]" office:value-type="float" office:value="9" calcext:value-type="float">
            <text:p>9</text:p>
          </table:table-cell>
          <table:table-cell table:formula="of:=(1-[.E$49])^([.A65]-1)*[.E$49]" office:value-type="float" office:value="0.0160241155475266" calcext:value-type="float">
            <text:p>0.0160241155</text:p>
          </table:table-cell>
          <table:table-cell table:formula="of:=[.F65]/[.$F$76]" office:value-type="float" office:value="0.0166188577920035" calcext:value-type="float">
            <text:p>0.0166188578</text:p>
          </table:table-cell>
          <table:table-cell table:formula="of:=SUM([.G$57:.G65])" office:value-type="float" office:value="1" calcext:value-type="float">
            <text:p>1</text:p>
          </table:table-cell>
          <table:table-cell table:formula="of:=[.G65]*[.B$73]" office:value-type="float" office:value="0.465328018176099" calcext:value-type="float">
            <text:p>0.4653280182</text:p>
          </table:table-cell>
          <table:table-cell table:formula="of:=([.B65]-[.I65])^2/[.I65]" office:value-type="float" office:value="0.614349699525964" calcext:value-type="float">
            <text:p>0.614349699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/>
          <table:table-cell table:formula="of:=[.A66]*[.B66]" office:value-type="float" office:value="0" calcext:value-type="float">
            <text:p>0</text:p>
          </table:table-cell>
          <table:table-cell table:formula="of:=(1-[.E$49])^([.A66]-1)*[.E$49]" office:value-type="float" office:value="0.0110682035225184" calcext:value-type="float">
            <text:p>0.0110682035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48.65pt" svg:y="912.36pt" draw:caption-point-x="0pt" draw:caption-point-y="0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(1-[.E$49])^([.A67]-1)*[.E$49]" office:value-type="float" office:value="0.00764504779390445" calcext:value-type="float">
            <text:p>0.0076450478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/>
          <table:table-cell table:formula="of:=[.A68]*[.B68]" office:value-type="float" office:value="0" calcext:value-type="float">
            <text:p>0</text:p>
          </table:table-cell>
          <table:table-cell table:formula="of:=(1-[.E$49])^([.A68]-1)*[.E$49]" office:value-type="float" office:value="0.00528060002259379" calcext:value-type="float">
            <text:p>0.0052806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/>
          <table:table-cell table:formula="of:=[.A69]*[.B69]" office:value-type="float" office:value="0" calcext:value-type="float">
            <text:p>0</text:p>
          </table:table-cell>
          <table:table-cell table:formula="of:=(1-[.E$49])^([.A69]-1)*[.E$49]" office:value-type="float" office:value="0.00364742475787406" calcext:value-type="float">
            <text:p>0.0036474248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(1-[.E$49])^([.A70]-1)*[.E$49]" office:value-type="float" office:value="0.00251935524512951" calcext:value-type="float">
            <text:p>0.0025193552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/>
          <table:table-cell table:formula="of:=[.A71]*[.B71]" office:value-type="float" office:value="0" calcext:value-type="float">
            <text:p>0</text:p>
          </table:table-cell>
          <table:table-cell table:formula="of:=(1-[.E$49])^([.A71]-1)*[.E$49]" office:value-type="float" office:value="0.00174017321055337" calcext:value-type="float">
            <text:p>0.0017401732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/>
          <table:table-cell table:formula="of:=[.A72]*[.B72]" office:value-type="float" office:value="0" calcext:value-type="float">
            <text:p>0</text:p>
          </table:table-cell>
          <table:table-cell table:formula="of:=(1-[.E$49])^([.A72]-1)*[.E$74]" office:value-type="float" office:value="0.00145091775244361" calcext:value-type="float">
            <text:p>0.0014509178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57:.E72])/[.B73]" office:value-type="float" office:value="2.67857142857143" calcext:value-type="float">
            <text:p>2.6785714286</text:p>
          </table:table-cell>
          <table:table-cell/>
          <table:table-cell table:formula="of:=SUM([.G57:.G65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73]" office:value-type="float" office:value="0.373333333333333" calcext:value-type="float">
            <text:p>0.3733333333</text:p>
          </table:table-cell>
          <table:table-cell table:number-columns-repeated="10"/>
          <table:table-cell table:style-name="ce2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9:</text:p>
          </table:table-cell>
          <table:table-cell/>
          <table:table-cell table:formula="of:=SUM([.F57:.F65])" office:value-type="float" office:value="0.964212808610524" calcext:value-type="float">
            <text:p>0.9642128086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57:.J65])" office:value-type="float" office:value="5.70294701062355" calcext:value-type="float">
            <text:p>5.7029470106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4.65pt" svg:y="1010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68" calcext:value-type="float">
            <text:p>0.680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C87]-[.B87])^2/([.C87]+[.B87])" office:value-type="float" office:value="0.0476190476190476" calcext:value-type="float">
            <text:p>0.0476190476</text:p>
          </table:table-cell>
          <table:table-cell table:number-columns-repeated="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C88]-[.B88])^2/([.C88]+[.B88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2" calcext:value-type="float">
            <text:p>0.2</text:p>
          </table:table-cell>
          <table:table-cell table:number-columns-repeated="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3]-[.B93])^2/([.C93]+[.B93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4]-[.B94])^2/([.C94]+[.B9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5]-[.B95])^2/([.C95]+[.B95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.f.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5])" office:value-type="float" office:value="2.91428571428571" calcext:value-type="float">
            <text:p>2.914285714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21"/>
        </table:table-row>
        <table:table-row table:style-name="ro2" table:number-rows-repeated="1048467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2016Predictions" table:style-name="ta1">
        <table:table-column table:style-name="co2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2]/[.B$18]" office:value-type="float" office:value="0.612903225806452" calcext:value-type="float">
            <text:p>0.6129032258</text:p>
          </table:table-cell>
          <table:table-cell/>
          <table:table-cell table:formula="of:=[.A2]*[.B2]" office:value-type="float" office:value="19" calcext:value-type="float">
            <text:p>19</text:p>
          </table:table-cell>
          <table:table-cell table:formula="of:=(1-[.E$19])^([.A2]-1)*[.E$19]" office:value-type="float" office:value="0.484375" calcext:value-type="float">
            <text:p>0.484375</text:p>
          </table:table-cell>
          <table:table-cell table:formula="of:=[.F2]/[.$F$21]" office:value-type="float" office:value="0.486807365684948" calcext:value-type="float">
            <text:p>0.4868073657</text:p>
          </table:table-cell>
          <table:table-cell table:formula="of:=SUM([.G$2:.G2])" office:value-type="float" office:value="0.486807365684948" calcext:value-type="float">
            <text:p>0.4868073657</text:p>
          </table:table-cell>
          <table:table-cell table:formula="of:=[.G2]*[.B$18]" office:value-type="float" office:value="15.0910283362334" calcext:value-type="float">
            <text:p>15.0910283362</text:p>
          </table:table-cell>
          <table:table-cell table:formula="of:=([.B2]-[.I2])^2/[.I2]" office:value-type="float" office:value="1.01252606036416" calcext:value-type="float">
            <text:p>1.01252606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M2]/[.M$18]" office:value-type="float" office:value="0.32258064516129" calcext:value-type="float">
            <text:p>0.3225806452</text:p>
          </table:table-cell>
          <table:table-cell table:number-columns-repeated="2"/>
          <table:table-cell table:formula="of:=[.M2]*[.A2]" office:value-type="float" office:value="10" calcext:value-type="float">
            <text:p>10</text:p>
          </table:table-cell>
          <table:table-cell table:style-name="Default" table:formula="of:=(1-[.Q$19])^([.A2]-1)*[.Q$19]" office:value-type="float" office:value="0.36046511627907" calcext:value-type="float">
            <text:p>0.3604651163</text:p>
          </table:table-cell>
          <table:table-cell table:formula="of:=[.R2]/[.$R$21]" office:value-type="float" office:value="0.370842881786286" calcext:value-type="float">
            <text:p>0.3708428818</text:p>
          </table:table-cell>
          <table:table-cell table:style-name="Default" table:formula="of:=SUM([.S$2:.S2])" office:value-type="float" office:value="0.370842881786285" calcext:value-type="float">
            <text:p>0.3708428818</text:p>
          </table:table-cell>
          <table:table-cell table:style-name="Default" table:formula="of:=[.S2]*[.M$18]" office:value-type="float" office:value="11.4961293353749" calcext:value-type="float">
            <text:p>11.4961293354</text:p>
          </table:table-cell>
          <table:table-cell table:formula="of:=([.M2]-[.U2])^2/[.U2]" office:value-type="float" office:value="0.194709273257871" calcext:value-type="float">
            <text:p>0.19470927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[.B$18]" office:value-type="float" office:value="0.129032258064516" calcext:value-type="float">
            <text:p>0.1290322581</text:p>
          </table:table-cell>
          <table:table-cell/>
          <table:table-cell table:formula="of:=[.A3]*[.B3]" office:value-type="float" office:value="8" calcext:value-type="float">
            <text:p>8</text:p>
          </table:table-cell>
          <table:table-cell table:formula="of:=(1-[.E$19])^([.A3]-1)*[.E$19]" office:value-type="float" office:value="0.249755859375" calcext:value-type="float">
            <text:p>0.2497558594</text:p>
          </table:table-cell>
          <table:table-cell table:formula="of:=[.F3]/[.$F$21]" office:value-type="float" office:value="0.251010047931301" calcext:value-type="float">
            <text:p>0.2510100479</text:p>
          </table:table-cell>
          <table:table-cell table:formula="of:=SUM([.G$2:.G3])" office:value-type="float" office:value="0.737817413616249" calcext:value-type="float">
            <text:p>0.7378174136</text:p>
          </table:table-cell>
          <table:table-cell table:formula="of:=[.G3]*[.B$18]" office:value-type="float" office:value="7.78131148587034" calcext:value-type="float">
            <text:p>7.7813114859</text:p>
          </table:table-cell>
          <table:table-cell table:formula="of:=([.B3]-[.I3])^2/[.I3]" office:value-type="float" office:value="1.83752013772209" calcext:value-type="float">
            <text:p>1.83752013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3]/[.M$18]" office:value-type="float" office:value="0.258064516129032" calcext:value-type="float">
            <text:p>0.2580645161</text:p>
          </table:table-cell>
          <table:table-cell table:number-columns-repeated="2"/>
          <table:table-cell table:formula="of:=[.M3]*[.A3]" office:value-type="float" office:value="16" calcext:value-type="float">
            <text:p>16</text:p>
          </table:table-cell>
          <table:table-cell table:style-name="Default" table:formula="of:=(1-[.Q$19])^([.A3]-1)*[.Q$19]" office:value-type="float" office:value="0.230530016224986" calcext:value-type="float">
            <text:p>0.2305300162</text:p>
          </table:table-cell>
          <table:table-cell table:formula="of:=[.R3]/[.$R$21]" office:value-type="float" office:value="0.237166959281926" calcext:value-type="float">
            <text:p>0.2371669593</text:p>
          </table:table-cell>
          <table:table-cell table:style-name="Default" table:formula="of:=SUM([.S$2:.S3])" office:value-type="float" office:value="0.608009841068212" calcext:value-type="float">
            <text:p>0.6080098411</text:p>
          </table:table-cell>
          <table:table-cell table:style-name="Default" table:formula="of:=[.S3]*[.M$18]" office:value-type="float" office:value="7.35217573773973" calcext:value-type="float">
            <text:p>7.3521757377</text:p>
          </table:table-cell>
          <table:table-cell table:formula="of:=([.M3]-[.U3])^2/[.U3]" office:value-type="float" office:value="0.0570819155775626" calcext:value-type="float">
            <text:p>0.05708191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B$18]" office:value-type="float" office:value="0.129032258064516" calcext:value-type="float">
            <text:p>0.1290322581</text:p>
          </table:table-cell>
          <table:table-cell/>
          <table:table-cell table:formula="of:=[.A4]*[.B4]" office:value-type="float" office:value="12" calcext:value-type="float">
            <text:p>12</text:p>
          </table:table-cell>
          <table:table-cell table:formula="of:=(1-[.E$19])^([.A4]-1)*[.E$19]" office:value-type="float" office:value="0.128780364990234" calcext:value-type="float">
            <text:p>0.128780365</text:p>
          </table:table-cell>
          <table:table-cell table:formula="of:=[.F4]/[.$F$21]" office:value-type="float" office:value="0.129427055964577" calcext:value-type="float">
            <text:p>0.129427056</text:p>
          </table:table-cell>
          <table:table-cell table:formula="of:=SUM([.G$2:.G4])" office:value-type="float" office:value="0.867244469580826" calcext:value-type="float">
            <text:p>0.8672444696</text:p>
          </table:table-cell>
          <table:table-cell table:formula="of:=[.G4]*[.B$18]" office:value-type="float" office:value="4.01223873490189" calcext:value-type="float">
            <text:p>4.0122387349</text:p>
          </table:table-cell>
          <table:table-cell table:formula="of:=([.B4]-[.I4])^2/[.I4]" office:value-type="float" office:value="0.0000373324325633576" calcext:value-type="float">
            <text:p>3.73324325633576E-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4]/[.M$18]" office:value-type="float" office:value="0.161290322580645" calcext:value-type="float">
            <text:p>0.1612903226</text:p>
          </table:table-cell>
          <table:table-cell table:number-columns-repeated="2"/>
          <table:table-cell table:formula="of:=[.M4]*[.A4]" office:value-type="float" office:value="15" calcext:value-type="float">
            <text:p>15</text:p>
          </table:table-cell>
          <table:table-cell table:style-name="Default" table:formula="of:=(1-[.Q$19])^([.A4]-1)*[.Q$19]" office:value-type="float" office:value="0.147431987120631" calcext:value-type="float">
            <text:p>0.1474319871</text:p>
          </table:table-cell>
          <table:table-cell table:formula="of:=[.R4]/[.$R$21]" office:value-type="float" office:value="0.151676543726814" calcext:value-type="float">
            <text:p>0.1516765437</text:p>
          </table:table-cell>
          <table:table-cell table:style-name="Default" table:formula="of:=SUM([.S$2:.S4])" office:value-type="float" office:value="0.759686384795026" calcext:value-type="float">
            <text:p>0.7596863848</text:p>
          </table:table-cell>
          <table:table-cell table:style-name="Default" table:formula="of:=[.S4]*[.M$18]" office:value-type="float" office:value="4.70197285553122" calcext:value-type="float">
            <text:p>4.7019728555</text:p>
          </table:table-cell>
          <table:table-cell table:formula="of:=([.M4]-[.U4])^2/[.U4]" office:value-type="float" office:value="0.0188899811992174" calcext:value-type="float">
            <text:p>0.01888998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/[.B$18]" office:value-type="float" office:value="0.032258064516129" calcext:value-type="float">
            <text:p>0.0322580645</text:p>
          </table:table-cell>
          <table:table-cell/>
          <table:table-cell table:formula="of:=[.A5]*[.B5]" office:value-type="float" office:value="4" calcext:value-type="float">
            <text:p>4</text:p>
          </table:table-cell>
          <table:table-cell table:formula="of:=(1-[.E$19])^([.A5]-1)*[.E$19]" office:value-type="float" office:value="0.0664023756980896" calcext:value-type="float">
            <text:p>0.0664023757</text:p>
          </table:table-cell>
          <table:table-cell table:formula="of:=[.F5]/[.$F$21]" office:value-type="float" office:value="0.0667358257317351" calcext:value-type="float">
            <text:p>0.0667358257</text:p>
          </table:table-cell>
          <table:table-cell table:formula="of:=SUM([.G$2:.G5])" office:value-type="float" office:value="0.933980295312561" calcext:value-type="float">
            <text:p>0.9339802953</text:p>
          </table:table-cell>
          <table:table-cell table:formula="of:=[.G5]*[.B$18]" office:value-type="float" office:value="2.06881059768379" calcext:value-type="float">
            <text:p>2.0688105977</text:p>
          </table:table-cell>
          <table:table-cell table:formula="of:=([.B5]-[.I5])^2/[.I5]" office:value-type="float" office:value="0.552180124657204" calcext:value-type="float">
            <text:p>0.55218012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5]/[.M$18]" office:value-type="float" office:value="0.0645161290322581" calcext:value-type="float">
            <text:p>0.064516129</text:p>
          </table:table-cell>
          <table:table-cell table:number-columns-repeated="2"/>
          <table:table-cell table:formula="of:=[.M5]*[.A5]" office:value-type="float" office:value="8" calcext:value-type="float">
            <text:p>8</text:p>
          </table:table-cell>
          <table:table-cell table:style-name="Default" table:formula="of:=(1-[.Q$19])^([.A5]-1)*[.Q$19]" office:value-type="float" office:value="0.0942878987399384" calcext:value-type="float">
            <text:p>0.0942878987</text:p>
          </table:table-cell>
          <table:table-cell table:formula="of:=[.R5]/[.$R$21]" office:value-type="float" office:value="0.0970024407555204" calcext:value-type="float">
            <text:p>0.0970024408</text:p>
          </table:table-cell>
          <table:table-cell table:style-name="Default" table:formula="of:=SUM([.S$2:.S5])" office:value-type="float" office:value="0.856688825550546" calcext:value-type="float">
            <text:p>0.8566888256</text:p>
          </table:table-cell>
          <table:table-cell table:style-name="Default" table:formula="of:=[.S5]*[.M$18]" office:value-type="float" office:value="3.00707566342113" calcext:value-type="float">
            <text:p>3.0070756634</text:p>
          </table:table-cell>
          <table:table-cell table:formula="of:=([.M5]-[.U5])^2/[.U5]" office:value-type="float" office:value="0.337271657042796" calcext:value-type="float">
            <text:p>0.33727165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(1-[.E$19])^([.A6]-1)*[.E$19]" office:value-type="float" office:value="0.0342387249693274" calcext:value-type="float">
            <text:p>0.034238725</text:p>
          </table:table-cell>
          <table:table-cell table:formula="of:=[.F6]/[.$F$21]" office:value-type="float" office:value="0.0344106601429259" calcext:value-type="float">
            <text:p>0.0344106601</text:p>
          </table:table-cell>
          <table:table-cell table:formula="of:=SUM([.G$2:.G6])" office:value-type="float" office:value="0.968390955455488" calcext:value-type="float">
            <text:p>0.9683909555</text:p>
          </table:table-cell>
          <table:table-cell table:formula="of:=[.G6]*[.B$18]" office:value-type="float" office:value="1.0667304644307" calcext:value-type="float">
            <text:p>1.0667304644</text:p>
          </table:table-cell>
          <table:table-cell table:formula="of:=([.B6]-[.I6])^2/[.I6]" office:value-type="float" office:value="1.0667304644307" calcext:value-type="float">
            <text:p>1.06673046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6]/[.M$18]" office:value-type="float" office:value="0.0967741935483871" calcext:value-type="float">
            <text:p>0.0967741935</text:p>
          </table:table-cell>
          <table:table-cell table:number-columns-repeated="2"/>
          <table:table-cell table:formula="of:=[.M6]*[.A6]" office:value-type="float" office:value="15" calcext:value-type="float">
            <text:p>15</text:p>
          </table:table-cell>
          <table:table-cell table:style-name="Default" table:formula="of:=(1-[.Q$19])^([.A6]-1)*[.Q$19]" office:value-type="float" office:value="0.0603004003569373" calcext:value-type="float">
            <text:p>0.0603004004</text:p>
          </table:table-cell>
          <table:table-cell table:formula="of:=[.R6]/[.$R$21]" office:value-type="float" office:value="0.0620364446692281" calcext:value-type="float">
            <text:p>0.0620364447</text:p>
          </table:table-cell>
          <table:table-cell table:style-name="Default" table:formula="of:=SUM([.S$2:.S6])" office:value-type="float" office:value="0.918725270219774" calcext:value-type="float">
            <text:p>0.9187252702</text:p>
          </table:table-cell>
          <table:table-cell table:style-name="Default" table:formula="of:=[.S6]*[.M$18]" office:value-type="float" office:value="1.92312978474607" calcext:value-type="float">
            <text:p>1.9231297847</text:p>
          </table:table-cell>
          <table:table-cell table:formula="of:=([.M6]-[.U6])^2/[.U6]" office:value-type="float" office:value="0.603001144124116" calcext:value-type="float">
            <text:p>0.60300114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[.B$18]" office:value-type="float" office:value="0.032258064516129" calcext:value-type="float">
            <text:p>0.0322580645</text:p>
          </table:table-cell>
          <table:table-cell/>
          <table:table-cell table:formula="of:=[.A7]*[.B7]" office:value-type="float" office:value="6" calcext:value-type="float">
            <text:p>6</text:p>
          </table:table-cell>
          <table:table-cell table:formula="of:=(1-[.E$19])^([.A7]-1)*[.E$19]" office:value-type="float" office:value="0.0176543425623095" calcext:value-type="float">
            <text:p>0.0176543426</text:p>
          </table:table-cell>
          <table:table-cell table:formula="of:=[.F7]/[.$F$21]" office:value-type="float" office:value="0.0177429966361962" calcext:value-type="float">
            <text:p>0.0177429966</text:p>
          </table:table-cell>
          <table:table-cell table:formula="of:=SUM([.G$2:.G7])" office:value-type="float" office:value="0.986133952091684" calcext:value-type="float">
            <text:p>0.9861339521</text:p>
          </table:table-cell>
          <table:table-cell table:formula="of:=[.G7]*[.B$18]" office:value-type="float" office:value="0.550032895722082" calcext:value-type="float">
            <text:p>0.5500328957</text:p>
          </table:table-cell>
          <table:table-cell table:formula="of:=([.B7]-[.I7])^2/[.I7]" office:value-type="float" office:value="0.368105974218965" calcext:value-type="float">
            <text:p>0.36810597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7]/[.M$18]" office:value-type="float" office:value="0.032258064516129" calcext:value-type="float">
            <text:p>0.0322580645</text:p>
          </table:table-cell>
          <table:table-cell table:number-columns-repeated="2"/>
          <table:table-cell table:formula="of:=[.M7]*[.A7]" office:value-type="float" office:value="6" calcext:value-type="float">
            <text:p>6</text:p>
          </table:table-cell>
          <table:table-cell table:style-name="Default" table:formula="of:=(1-[.Q$19])^([.A7]-1)*[.Q$19]" office:value-type="float" office:value="0.0385642095305995" calcext:value-type="float">
            <text:p>0.0385642095</text:p>
          </table:table-cell>
          <table:table-cell table:formula="of:=[.R7]/[.$R$21]" office:value-type="float" office:value="0.0396744704279948" calcext:value-type="float">
            <text:p>0.0396744704</text:p>
          </table:table-cell>
          <table:table-cell table:style-name="Default" table:formula="of:=SUM([.S$2:.S7])" office:value-type="float" office:value="0.958399740647769" calcext:value-type="float">
            <text:p>0.9583997406</text:p>
          </table:table-cell>
          <table:table-cell table:style-name="Default" table:formula="of:=[.S7]*[.M$18]" office:value-type="float" office:value="1.22990858326784" calcext:value-type="float">
            <text:p>1.2299085833</text:p>
          </table:table-cell>
          <table:table-cell table:formula="of:=([.M7]-[.U7])^2/[.U7]" office:value-type="float" office:value="0.0429771426749319" calcext:value-type="float">
            <text:p>0.04297714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8]/[.B$18]" office:value-type="float" office:value="0.032258064516129" calcext:value-type="float">
            <text:p>0.0322580645</text:p>
          </table:table-cell>
          <table:table-cell/>
          <table:table-cell table:formula="of:=[.A8]*[.B8]" office:value-type="float" office:value="7" calcext:value-type="float">
            <text:p>7</text:p>
          </table:table-cell>
          <table:table-cell table:formula="of:=(1-[.E$19])^([.A8]-1)*[.E$19]" office:value-type="float" office:value="0.00910302038369082" calcext:value-type="float">
            <text:p>0.0091030204</text:p>
          </table:table-cell>
          <table:table-cell table:formula="of:=[.F8]/[.$F$21]" office:value-type="float" office:value="0.00914873264053865" calcext:value-type="float">
            <text:p>0.0091487326</text:p>
          </table:table-cell>
          <table:table-cell table:formula="of:=SUM([.G$2:.G8])" office:value-type="float" office:value="0.995282684732222" calcext:value-type="float">
            <text:p>0.9952826847</text:p>
          </table:table-cell>
          <table:table-cell table:formula="of:=[.G8]*[.B$18]" office:value-type="float" office:value="0.283610711856698" calcext:value-type="float">
            <text:p>0.2836107119</text:p>
          </table:table-cell>
          <table:table-cell table:formula="of:=([.B8]-[.I8])^2/[.I8]" office:value-type="float" office:value="1.80957062166884" calcext:value-type="float">
            <text:p>1.8095706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8]/[.M$18]" office:value-type="float" office:value="0" calcext:value-type="float">
            <text:p>0</text:p>
          </table:table-cell>
          <table:table-cell table:number-columns-repeated="2"/>
          <table:table-cell table:formula="of:=[.M8]*[.A8]" office:value-type="float" office:value="0" calcext:value-type="float">
            <text:p>0</text:p>
          </table:table-cell>
          <table:table-cell table:style-name="Default" table:formula="of:=(1-[.Q$19])^([.A8]-1)*[.Q$19]" office:value-type="float" office:value="0.0246631572579415" calcext:value-type="float">
            <text:p>0.0246631573</text:p>
          </table:table-cell>
          <table:table-cell table:formula="of:=[.R8]/[.$R$21]" office:value-type="float" office:value="0.0253732078318571" calcext:value-type="float">
            <text:p>0.0253732078</text:p>
          </table:table-cell>
          <table:table-cell table:style-name="Default" table:formula="of:=SUM([.S$2:.S8])" office:value-type="float" office:value="0.983772948479626" calcext:value-type="float">
            <text:p>0.9837729485</text:p>
          </table:table-cell>
          <table:table-cell table:style-name="Default" table:formula="of:=[.S8]*[.M$18]" office:value-type="float" office:value="0.78656944278757" calcext:value-type="float">
            <text:p>0.7865694428</text:p>
          </table:table-cell>
          <table:table-cell table:formula="of:=([.M8]-[.U8])^2/[.U8]" office:value-type="float" office:value="0.78656944278757" calcext:value-type="float">
            <text:p>0.78656944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/[.B$18]" office:value-type="float" office:value="0.032258064516129" calcext:value-type="float">
            <text:p>0.0322580645</text:p>
          </table:table-cell>
          <table:table-cell/>
          <table:table-cell table:formula="of:=[.A9]*[.B9]" office:value-type="float" office:value="8" calcext:value-type="float">
            <text:p>8</text:p>
          </table:table-cell>
          <table:table-cell table:formula="of:=(1-[.E$19])^([.A9]-1)*[.E$19]" office:value-type="float" office:value="0.00469374488534058" calcext:value-type="float">
            <text:p>0.0046937449</text:p>
          </table:table-cell>
          <table:table-cell table:formula="of:=[.F9]/[.$F$21]" office:value-type="float" office:value="0.00471731526777774" calcext:value-type="float">
            <text:p>0.0047173153</text:p>
          </table:table-cell>
          <table:table-cell table:formula="of:=SUM([.G$2:.G9])" office:value-type="float" office:value="1" calcext:value-type="float">
            <text:p>1</text:p>
          </table:table-cell>
          <table:table-cell table:formula="of:=[.G9]*[.B$18]" office:value-type="float" office:value="0.14623677330111" calcext:value-type="float">
            <text:p>0.1462367733</text:p>
          </table:table-cell>
          <table:table-cell table:formula="of:=([.B9]-[.I9])^2/[.I9]" office:value-type="float" office:value="4.98446205293677" calcext:value-type="float">
            <text:p>4.98446205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9]/[.M$18]" office:value-type="float" office:value="0.0645161290322581" calcext:value-type="float">
            <text:p>0.064516129</text:p>
          </table:table-cell>
          <table:table-cell table:number-columns-repeated="2"/>
          <table:table-cell table:formula="of:=[.M9]*[.A9]" office:value-type="float" office:value="16" calcext:value-type="float">
            <text:p>16</text:p>
          </table:table-cell>
          <table:table-cell table:style-name="Default" table:formula="of:=(1-[.Q$19])^([.A9]-1)*[.Q$19]" office:value-type="float" office:value="0.0157729494091486" calcext:value-type="float">
            <text:p>0.0157729494</text:p>
          </table:table-cell>
          <table:table-cell table:formula="of:=[.R9]/[.$R$21]" office:value-type="float" office:value="0.0162270515203737" calcext:value-type="float">
            <text:p>0.0162270515</text:p>
          </table:table-cell>
          <table:table-cell table:style-name="Default" table:formula="of:=SUM([.S$2:.S9])" office:value-type="float" office:value="1" calcext:value-type="float">
            <text:p>1</text:p>
          </table:table-cell>
          <table:table-cell table:style-name="Default" table:formula="of:=[.S9]*[.M$18]" office:value-type="float" office:value="0.503038597131586" calcext:value-type="float">
            <text:p>0.5030385971</text:p>
          </table:table-cell>
          <table:table-cell table:formula="of:=([.M9]-[.U9])^2/[.U9]" office:value-type="float" office:value="4.45471471663553" calcext:value-type="float">
            <text:p>4.45471471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(1-[.E$19])^([.A10]-1)*[.E$19]" office:value-type="float" office:value="0.00242021220650374" calcext:value-type="float">
            <text:p>0.002420212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0]/[.M$18]" office:value-type="float" office:value="0" calcext:value-type="float">
            <text:p>0</text:p>
          </table:table-cell>
          <table:table-cell table:number-columns-repeated="2"/>
          <table:table-cell table:formula="of:=[.M10]*[.A10]" office:value-type="float" office:value="0" calcext:value-type="float">
            <text:p>0</text:p>
          </table:table-cell>
          <table:table-cell table:style-name="Default" table:formula="of:=(1-[.Q$19])^([.A10]-1)*[.Q$19]" office:value-type="float" office:value="0.010087351366316" calcext:value-type="float">
            <text:p>0.010087351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(1-[.E$19])^([.A11]-1)*[.E$19]" office:value-type="float" office:value="0.00124792191897849" calcext:value-type="float">
            <text:p>0.001247921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1]/[.M$18]" office:value-type="float" office:value="0" calcext:value-type="float">
            <text:p>0</text:p>
          </table:table-cell>
          <table:table-cell table:number-columns-repeated="2"/>
          <table:table-cell table:formula="of:=[.M11]*[.A11]" office:value-type="float" office:value="0" calcext:value-type="float">
            <text:p>0</text:p>
          </table:table-cell>
          <table:table-cell table:style-name="Default" table:formula="of:=(1-[.Q$19])^([.A11]-1)*[.Q$19]" office:value-type="float" office:value="0.00645121308310906" calcext:value-type="float">
            <text:p>0.0064512131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(1-[.E$19])^([.A12]-1)*[.E$19]" office:value-type="float" office:value="0.000643459739473283" calcext:value-type="float">
            <text:p>0.000643459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2]/[.M$18]" office:value-type="float" office:value="0" calcext:value-type="float">
            <text:p>0</text:p>
          </table:table-cell>
          <table:table-cell table:number-columns-repeated="2"/>
          <table:table-cell table:formula="of:=[.M12]*[.A12]" office:value-type="float" office:value="0" calcext:value-type="float">
            <text:p>0</text:p>
          </table:table-cell>
          <table:table-cell table:style-name="Default" table:formula="of:=(1-[.Q$19])^([.A12]-1)*[.Q$19]" office:value-type="float" office:value="0.0041257758089651" calcext:value-type="float">
            <text:p>0.0041257758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(1-[.E$19])^([.A13]-1)*[.E$19]" office:value-type="float" office:value="0.000331783928165912" calcext:value-type="float">
            <text:p>0.00033178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3]/[.M$18]" office:value-type="float" office:value="0" calcext:value-type="float">
            <text:p>0</text:p>
          </table:table-cell>
          <table:table-cell table:number-columns-repeated="2"/>
          <table:table-cell table:formula="of:=[.M13]*[.A13]" office:value-type="float" office:value="0" calcext:value-type="float">
            <text:p>0</text:p>
          </table:table-cell>
          <table:table-cell table:style-name="Default" table:formula="of:=(1-[.Q$19])^([.A13]-1)*[.Q$19]" office:value-type="float" office:value="0.00263857755224512" calcext:value-type="float">
            <text:p>0.002638577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(1-[.E$19])^([.A14]-1)*[.E$19]" office:value-type="float" office:value="0.000171076087960548" calcext:value-type="float">
            <text:p>0.00017107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4]/[.M$18]" office:value-type="float" office:value="0" calcext:value-type="float">
            <text:p>0</text:p>
          </table:table-cell>
          <table:table-cell table:number-columns-repeated="2"/>
          <table:table-cell table:formula="of:=[.M14]*[.A14]" office:value-type="float" office:value="0" calcext:value-type="float">
            <text:p>0</text:p>
          </table:table-cell>
          <table:table-cell table:style-name="Default" table:formula="of:=(1-[.Q$19])^([.A14]-1)*[.Q$19]" office:value-type="float" office:value="0.00168746238806374" calcext:value-type="float">
            <text:p>0.001687462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(1-[.E$19])^([.A15]-1)*[.E$19]" office:value-type="float" office:value="0.0000882111078546577" calcext:value-type="float">
            <text:p>8.82111078546577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5]/[.M$18]" office:value-type="float" office:value="0" calcext:value-type="float">
            <text:p>0</text:p>
          </table:table-cell>
          <table:table-cell table:number-columns-repeated="2"/>
          <table:table-cell table:formula="of:=[.M15]*[.A15]" office:value-type="float" office:value="0" calcext:value-type="float">
            <text:p>0</text:p>
          </table:table-cell>
          <table:table-cell table:style-name="Default" table:formula="of:=(1-[.Q$19])^([.A15]-1)*[.Q$19]" office:value-type="float" office:value="0.00107919106213379" calcext:value-type="float">
            <text:p>0.0010791911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(1-[.E$19])^([.A16]-1)*[.E$19]" office:value-type="float" office:value="0.0000454838524875579" calcext:value-type="float">
            <text:p>4.54838524875579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6]/[.M$18]" office:value-type="float" office:value="0" calcext:value-type="float">
            <text:p>0</text:p>
          </table:table-cell>
          <table:table-cell table:number-columns-repeated="2"/>
          <table:table-cell table:formula="of:=[.M16]*[.A16]" office:value-type="float" office:value="0" calcext:value-type="float">
            <text:p>0</text:p>
          </table:table-cell>
          <table:table-cell table:style-name="Default" table:formula="of:=(1-[.Q$19])^([.A16]-1)*[.Q$19]" office:value-type="float" office:value="0.000690180330434399" calcext:value-type="float">
            <text:p>0.000690180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(1-[.E$19])^([.A17]-1)*[.E$19]" office:value-type="float" office:value="0.000023452611438897" calcext:value-type="float">
            <text:p>2.3452611438897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7]/[.M$18]" office:value-type="float" office:value="0" calcext:value-type="float">
            <text:p>0</text:p>
          </table:table-cell>
          <table:table-cell table:number-columns-repeated="2"/>
          <table:table-cell table:formula="of:=[.M17]*[.A17]" office:value-type="float" office:value="0" calcext:value-type="float">
            <text:p>0</text:p>
          </table:table-cell>
          <table:table-cell table:style-name="Default" table:formula="of:=(1-[.Q$19])^([.A17]-1)*[.Q$19]" office:value-type="float" office:value="0.000441394397370837" calcext:value-type="float">
            <text:p>0.00044139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2:.E17])/[.B18]" office:value-type="float" office:value="2.06451612903226" calcext:value-type="float">
            <text:p>2.064516129</text:p>
          </table:table-cell>
          <table:table-cell/>
          <table:table-cell table:formula="of:=SUM([.G2:.G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2:.M17])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2:.Q9])/[.M18]" office:value-type="float" office:value="2.7741935483871" calcext:value-type="float">
            <text:p>2.7741935484</text:p>
          </table:table-cell>
          <table:table-cell/>
          <table:table-cell table:formula="of:=SUM([.S2:.S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18]" office:value-type="float" office:value="0.484375" calcext:value-type="float">
            <text:p>0.484375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18]" office:value-type="float" office:value="0.36046511627907" calcext:value-type="float">
            <text:p>0.3604651163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2:.F9])" office:value-type="float" office:value="0.995003432863992" calcext:value-type="float">
            <text:p>0.9950034329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R2:.R9])" office:value-type="float" office:value="0.972015734919252" calcext:value-type="float">
            <text:p>0.972015734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GOF chi^2:</text:p>
          </table:table-cell>
          <table:table-cell/>
          <table:table-cell table:formula="of:=SUM([.J2:.J9])" office:value-type="float" office:value="11.6311327684313" calcext:value-type="float">
            <text:p>11.6311327684</text:p>
          </table:table-cell>
          <table:table-cell table:number-columns-repeated="9"/>
          <table:table-cell table:style-name="ce3" office:value-type="string" calcext:value-type="string">
            <text:p>GOF chi^2:</text:p>
          </table:table-cell>
          <table:table-cell/>
          <table:table-cell table:formula="of:=SUM([.V2:.V9])" office:value-type="float" office:value="6.4952152732996" calcext:value-type="float">
            <text:p>6.49521527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113" calcext:value-type="float">
            <text:p>0.113</text:p>
          </table:table-cell>
          <table:table-cell table:number-columns-repeated="6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4833" calcext:value-type="float">
            <text:p>0.48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 table:number-rows-repeated="6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32]/[.B$18]" office:value-type="float" office:value="0.32258064516129" calcext:value-type="float">
            <text:p>0.3225806452</text:p>
          </table:table-cell>
          <table:table-cell/>
          <table:table-cell table:formula="of:=[.A32]*[.B32]" office:value-type="float" office:value="10" calcext:value-type="float">
            <text:p>10</text:p>
          </table:table-cell>
          <table:table-cell table:formula="of:=(1-[.E$49])^([.A32]-1)*[.E$49]" office:value-type="float" office:value="0.298076923076923" calcext:value-type="float">
            <text:p>0.2980769231</text:p>
          </table:table-cell>
          <table:table-cell table:formula="of:=[.F32]/[.$F$51]" office:value-type="float" office:value="0.30427782747641" calcext:value-type="float">
            <text:p>0.3042778275</text:p>
          </table:table-cell>
          <table:table-cell table:formula="of:=SUM([.G$32:.G32])" office:value-type="float" office:value="0.30427782747641" calcext:value-type="float">
            <text:p>0.3042778275</text:p>
          </table:table-cell>
          <table:table-cell table:formula="of:=[.G32]*[.B$48]" office:value-type="float" office:value="9.4326126517687" calcext:value-type="float">
            <text:p>9.4326126518</text:p>
          </table:table-cell>
          <table:table-cell table:formula="of:=([.B32]-[.I32])^2/[.I32]" office:value-type="float" office:value="0.0341292932104642" calcext:value-type="float">
            <text:p>0.03412929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M32]/[.M$18]" office:value-type="float" office:value="0.387096774193548" calcext:value-type="float">
            <text:p>0.3870967742</text:p>
          </table:table-cell>
          <table:table-cell table:number-columns-repeated="2"/>
          <table:table-cell table:formula="of:=[.M32]*[.A32]" office:value-type="float" office:value="12" calcext:value-type="float">
            <text:p>12</text:p>
          </table:table-cell>
          <table:table-cell table:style-name="Default" table:formula="of:=(1-[.Q$49])^([.A32]-1)*[.Q$49]" office:value-type="float" office:value="0.35632183908046" calcext:value-type="float">
            <text:p>0.3563218391</text:p>
          </table:table-cell>
          <table:table-cell table:formula="of:=[.R32]/[.$Q$51]" office:value-type="float" office:value="0.359144284010956" calcext:value-type="float">
            <text:p>0.359144284</text:p>
          </table:table-cell>
          <table:table-cell table:style-name="Default" table:formula="of:=SUM([.S$32:.S32])" office:value-type="float" office:value="0.359144284010955" calcext:value-type="float">
            <text:p>0.359144284</text:p>
          </table:table-cell>
          <table:table-cell table:style-name="Default" table:formula="of:=[.S32]*[.M$48]" office:value-type="float" office:value="11.1334728043396" calcext:value-type="float">
            <text:p>11.1334728043</text:p>
          </table:table-cell>
          <table:table-cell table:formula="of:=([.M32]-[.U32])^2/[.U32]" office:value-type="float" office:value="0.0674425126835899" calcext:value-type="float">
            <text:p>0.06744251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3]/[.B$18]" office:value-type="float" office:value="0.225806451612903" calcext:value-type="float">
            <text:p>0.2258064516</text:p>
          </table:table-cell>
          <table:table-cell/>
          <table:table-cell table:formula="of:=[.A33]*[.B33]" office:value-type="float" office:value="14" calcext:value-type="float">
            <text:p>14</text:p>
          </table:table-cell>
          <table:table-cell table:formula="of:=(1-[.E$49])^([.A33]-1)*[.E$49]" office:value-type="float" office:value="0.209227071005917" calcext:value-type="float">
            <text:p>0.209227071</text:p>
          </table:table-cell>
          <table:table-cell table:formula="of:=[.F33]/[.$F$51]" office:value-type="float" office:value="0.213579628901711" calcext:value-type="float">
            <text:p>0.2135796289</text:p>
          </table:table-cell>
          <table:table-cell table:formula="of:=SUM([.G$32:.G33])" office:value-type="float" office:value="0.51785745637812" calcext:value-type="float">
            <text:p>0.5178574564</text:p>
          </table:table-cell>
          <table:table-cell table:formula="of:=[.G33]*[.B$48]" office:value-type="float" office:value="6.62096849595303" calcext:value-type="float">
            <text:p>6.620968496</text:p>
          </table:table-cell>
          <table:table-cell table:formula="of:=([.B33]-[.I33])^2/[.I33]" office:value-type="float" office:value="0.0216984692115546" calcext:value-type="float">
            <text:p>0.021698469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3]/[.M$18]" office:value-type="float" office:value="0.225806451612903" calcext:value-type="float">
            <text:p>0.2258064516</text:p>
          </table:table-cell>
          <table:table-cell table:number-columns-repeated="2"/>
          <table:table-cell table:formula="of:=[.M33]*[.A33]" office:value-type="float" office:value="14" calcext:value-type="float">
            <text:p>14</text:p>
          </table:table-cell>
          <table:table-cell table:style-name="Default" table:formula="of:=(1-[.Q$49])^([.A33]-1)*[.Q$49]" office:value-type="float" office:value="0.229356586074779" calcext:value-type="float">
            <text:p>0.2293565861</text:p>
          </table:table-cell>
          <table:table-cell table:formula="of:=[.R33]/[.$Q$51]" office:value-type="float" office:value="0.231173332236937" calcext:value-type="float">
            <text:p>0.2311733322</text:p>
          </table:table-cell>
          <table:table-cell table:style-name="Default" table:formula="of:=SUM([.S$32:.S33])" office:value-type="float" office:value="0.590317616247892" calcext:value-type="float">
            <text:p>0.5903176162</text:p>
          </table:table-cell>
          <table:table-cell table:style-name="Default" table:formula="of:=[.S33]*[.M$48]" office:value-type="float" office:value="7.16637329934504" calcext:value-type="float">
            <text:p>7.1663732993</text:p>
          </table:table-cell>
          <table:table-cell table:formula="of:=([.M33]-[.U33])^2/[.U33]" office:value-type="float" office:value="0.00386249412062922" calcext:value-type="float">
            <text:p>0.003862494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34]/[.B$18]" office:value-type="float" office:value="0.0967741935483871" calcext:value-type="float">
            <text:p>0.0967741935</text:p>
          </table:table-cell>
          <table:table-cell/>
          <table:table-cell table:formula="of:=[.A34]*[.B34]" office:value-type="float" office:value="9" calcext:value-type="float">
            <text:p>9</text:p>
          </table:table-cell>
          <table:table-cell table:formula="of:=(1-[.E$49])^([.A34]-1)*[.E$49]" office:value-type="float" office:value="0.146861309456076" calcext:value-type="float">
            <text:p>0.1468613095</text:p>
          </table:table-cell>
          <table:table-cell table:formula="of:=[.F34]/[.$F$51]" office:value-type="float" office:value="0.149916470286778" calcext:value-type="float">
            <text:p>0.1499164703</text:p>
          </table:table-cell>
          <table:table-cell table:formula="of:=SUM([.G$32:.G34])" office:value-type="float" office:value="0.667773926664898" calcext:value-type="float">
            <text:p>0.6677739267</text:p>
          </table:table-cell>
          <table:table-cell table:formula="of:=[.G34]*[.B$48]" office:value-type="float" office:value="4.64741057889011" calcext:value-type="float">
            <text:p>4.6474105789</text:p>
          </table:table-cell>
          <table:table-cell table:formula="of:=([.B34]-[.I34])^2/[.I34]" office:value-type="float" office:value="0.583972853133881" calcext:value-type="float">
            <text:p>0.58397285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4]/[.M$18]" office:value-type="float" office:value="0.0645161290322581" calcext:value-type="float">
            <text:p>0.064516129</text:p>
          </table:table-cell>
          <table:table-cell table:number-columns-repeated="2"/>
          <table:table-cell table:formula="of:=[.M34]*[.A34]" office:value-type="float" office:value="6" calcext:value-type="float">
            <text:p>6</text:p>
          </table:table-cell>
          <table:table-cell table:style-name="Default" table:formula="of:=(1-[.Q$49])^([.A34]-1)*[.Q$49]" office:value-type="float" office:value="0.147631825519398" calcext:value-type="float">
            <text:p>0.1476318255</text:p>
          </table:table-cell>
          <table:table-cell table:formula="of:=[.R34]/[.$Q$51]" office:value-type="float" office:value="0.148801225347914" calcext:value-type="float">
            <text:p>0.1488012253</text:p>
          </table:table-cell>
          <table:table-cell table:style-name="Default" table:formula="of:=SUM([.S$32:.S34])" office:value-type="float" office:value="0.739118841595805" calcext:value-type="float">
            <text:p>0.7391188416</text:p>
          </table:table-cell>
          <table:table-cell table:style-name="Default" table:formula="of:=[.S34]*[.M$48]" office:value-type="float" office:value="4.61283798578531" calcext:value-type="float">
            <text:p>4.6128379858</text:p>
          </table:table-cell>
          <table:table-cell table:formula="of:=([.M34]-[.U34])^2/[.U34]" office:value-type="float" office:value="1.47998311690117" calcext:value-type="float">
            <text:p>1.47998311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/[.B$18]" office:value-type="float" office:value="0.161290322580645" calcext:value-type="float">
            <text:p>0.1612903226</text:p>
          </table:table-cell>
          <table:table-cell/>
          <table:table-cell table:formula="of:=[.A35]*[.B35]" office:value-type="float" office:value="20" calcext:value-type="float">
            <text:p>20</text:p>
          </table:table-cell>
          <table:table-cell table:formula="of:=(1-[.E$49])^([.A35]-1)*[.E$49]" office:value-type="float" office:value="0.103085342214361" calcext:value-type="float">
            <text:p>0.1030853422</text:p>
          </table:table-cell>
          <table:table-cell table:formula="of:=[.F35]/[.$F$51]" office:value-type="float" office:value="0.105229830105142" calcext:value-type="float">
            <text:p>0.1052298301</text:p>
          </table:table-cell>
          <table:table-cell table:formula="of:=SUM([.G$32:.G35])" office:value-type="float" office:value="0.77300375677004" calcext:value-type="float">
            <text:p>0.7730037568</text:p>
          </table:table-cell>
          <table:table-cell table:formula="of:=[.G35]*[.B$48]" office:value-type="float" office:value="3.2621247332594" calcext:value-type="float">
            <text:p>3.2621247333</text:p>
          </table:table-cell>
          <table:table-cell table:formula="of:=([.B35]-[.I35])^2/[.I35]" office:value-type="float" office:value="0.925841495867946" calcext:value-type="float">
            <text:p>0.92584149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35]/[.M$18]" office:value-type="float" office:value="0.161290322580645" calcext:value-type="float">
            <text:p>0.1612903226</text:p>
          </table:table-cell>
          <table:table-cell table:number-columns-repeated="2"/>
          <table:table-cell table:formula="of:=[.M35]*[.A35]" office:value-type="float" office:value="20" calcext:value-type="float">
            <text:p>20</text:p>
          </table:table-cell>
          <table:table-cell table:style-name="Default" table:formula="of:=(1-[.Q$49])^([.A35]-1)*[.Q$49]" office:value-type="float" office:value="0.0950273819435204" calcext:value-type="float">
            <text:p>0.0950273819</text:p>
          </table:table-cell>
          <table:table-cell table:formula="of:=[.R35]/[.$Q$51]" office:value-type="float" office:value="0.0957800990745189" calcext:value-type="float">
            <text:p>0.0957800991</text:p>
          </table:table-cell>
          <table:table-cell table:style-name="Default" table:formula="of:=SUM([.S$32:.S35])" office:value-type="float" office:value="0.834898940670324" calcext:value-type="float">
            <text:p>0.8348989407</text:p>
          </table:table-cell>
          <table:table-cell table:style-name="Default" table:formula="of:=[.S35]*[.M$48]" office:value-type="float" office:value="2.96918307131009" calcext:value-type="float">
            <text:p>2.9691830713</text:p>
          </table:table-cell>
          <table:table-cell table:formula="of:=([.M35]-[.U35])^2/[.U35]" office:value-type="float" office:value="1.38900744710019" calcext:value-type="float">
            <text:p>1.3890074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6]/[.B$18]" office:value-type="float" office:value="0.032258064516129" calcext:value-type="float">
            <text:p>0.0322580645</text:p>
          </table:table-cell>
          <table:table-cell/>
          <table:table-cell table:formula="of:=[.A36]*[.B36]" office:value-type="float" office:value="5" calcext:value-type="float">
            <text:p>5</text:p>
          </table:table-cell>
          <table:table-cell table:formula="of:=(1-[.E$49])^([.A36]-1)*[.E$49]" office:value-type="float" office:value="0.0723579805927729" calcext:value-type="float">
            <text:p>0.0723579806</text:p>
          </table:table-cell>
          <table:table-cell table:formula="of:=[.F36]/[.$F$51]" office:value-type="float" office:value="0.0738632461314939" calcext:value-type="float">
            <text:p>0.0738632461</text:p>
          </table:table-cell>
          <table:table-cell table:formula="of:=SUM([.G$32:.G36])" office:value-type="float" office:value="0.846867002901534" calcext:value-type="float">
            <text:p>0.8468670029</text:p>
          </table:table-cell>
          <table:table-cell table:formula="of:=[.G36]*[.B$48]" office:value-type="float" office:value="2.28976063007631" calcext:value-type="float">
            <text:p>2.2897606301</text:p>
          </table:table-cell>
          <table:table-cell table:formula="of:=([.B36]-[.I36])^2/[.I36]" office:value-type="float" office:value="0.726487503123592" calcext:value-type="float">
            <text:p>0.72648750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6]/[.M$18]" office:value-type="float" office:value="0.0645161290322581" calcext:value-type="float">
            <text:p>0.064516129</text:p>
          </table:table-cell>
          <table:table-cell table:number-columns-repeated="2"/>
          <table:table-cell table:formula="of:=[.M36]*[.A36]" office:value-type="float" office:value="10" calcext:value-type="float">
            <text:p>10</text:p>
          </table:table-cell>
          <table:table-cell table:style-name="Default" table:formula="of:=(1-[.Q$49])^([.A36]-1)*[.Q$49]" office:value-type="float" office:value="0.061167050446404" calcext:value-type="float">
            <text:p>0.0611670504</text:p>
          </table:table-cell>
          <table:table-cell table:formula="of:=[.R36]/[.$Q$51]" office:value-type="float" office:value="0.0616515580249778" calcext:value-type="float">
            <text:p>0.061651558</text:p>
          </table:table-cell>
          <table:table-cell table:style-name="Default" table:formula="of:=SUM([.S$32:.S36])" office:value-type="float" office:value="0.896550498695302" calcext:value-type="float">
            <text:p>0.8965504987</text:p>
          </table:table-cell>
          <table:table-cell table:style-name="Default" table:formula="of:=[.S36]*[.M$48]" office:value-type="float" office:value="1.91119829877431" calcext:value-type="float">
            <text:p>1.9111982988</text:p>
          </table:table-cell>
          <table:table-cell table:formula="of:=([.M36]-[.U36])^2/[.U36]" office:value-type="float" office:value="0.00412607218499201" calcext:value-type="float">
            <text:p>0.00412607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(1-[.E$49])^([.A37]-1)*[.E$49]" office:value-type="float" office:value="0.0507897363776194" calcext:value-type="float">
            <text:p>0.0507897364</text:p>
          </table:table-cell>
          <table:table-cell table:formula="of:=[.F37]/[.$F$51]" office:value-type="float" office:value="0.0518463169961447" calcext:value-type="float">
            <text:p>0.051846317</text:p>
          </table:table-cell>
          <table:table-cell table:formula="of:=SUM([.G$32:.G37])" office:value-type="float" office:value="0.898713319897678" calcext:value-type="float">
            <text:p>0.8987133199</text:p>
          </table:table-cell>
          <table:table-cell table:formula="of:=[.G37]*[.B$48]" office:value-type="float" office:value="1.60723582688049" calcext:value-type="float">
            <text:p>1.6072358269</text:p>
          </table:table-cell>
          <table:table-cell table:formula="of:=([.B37]-[.I37])^2/[.I37]" office:value-type="float" office:value="1.60723582688049" calcext:value-type="float">
            <text:p>1.60723582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7]/[.M$18]" office:value-type="float" office:value="0.032258064516129" calcext:value-type="float">
            <text:p>0.0322580645</text:p>
          </table:table-cell>
          <table:table-cell table:number-columns-repeated="2"/>
          <table:table-cell table:formula="of:=[.M37]*[.A37]" office:value-type="float" office:value="6" calcext:value-type="float">
            <text:p>6</text:p>
          </table:table-cell>
          <table:table-cell table:style-name="Default" table:formula="of:=(1-[.Q$49])^([.A37]-1)*[.Q$49]" office:value-type="float" office:value="0.0393718945402141" calcext:value-type="float">
            <text:p>0.0393718945</text:p>
          </table:table-cell>
          <table:table-cell table:formula="of:=[.R37]/[.$Q$51]" office:value-type="float" office:value="0.039683761487342" calcext:value-type="float">
            <text:p>0.0396837615</text:p>
          </table:table-cell>
          <table:table-cell table:style-name="Default" table:formula="of:=SUM([.S$32:.S37])" office:value-type="float" office:value="0.936234260182644" calcext:value-type="float">
            <text:p>0.9362342602</text:p>
          </table:table-cell>
          <table:table-cell table:style-name="Default" table:formula="of:=[.S37]*[.M$48]" office:value-type="float" office:value="1.2301966061076" calcext:value-type="float">
            <text:p>1.2301966061</text:p>
          </table:table-cell>
          <table:table-cell table:formula="of:=([.M37]-[.U37])^2/[.U37]" office:value-type="float" office:value="0.0430748038162143" calcext:value-type="float">
            <text:p>0.04307480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38]/[.B$18]" office:value-type="float" office:value="0.032258064516129" calcext:value-type="float">
            <text:p>0.0322580645</text:p>
          </table:table-cell>
          <table:table-cell/>
          <table:table-cell table:formula="of:=[.A38]*[.B38]" office:value-type="float" office:value="7" calcext:value-type="float">
            <text:p>7</text:p>
          </table:table-cell>
          <table:table-cell table:formula="of:=(1-[.E$49])^([.A38]-1)*[.E$49]" office:value-type="float" office:value="0.0356504880342905" calcext:value-type="float">
            <text:p>0.035650488</text:p>
          </table:table-cell>
          <table:table-cell table:formula="of:=[.F38]/[.$F$51]" office:value-type="float" office:value="0.0363921263530631" calcext:value-type="float">
            <text:p>0.0363921264</text:p>
          </table:table-cell>
          <table:table-cell table:formula="of:=SUM([.G$32:.G38])" office:value-type="float" office:value="0.935105446250742" calcext:value-type="float">
            <text:p>0.9351054463</text:p>
          </table:table-cell>
          <table:table-cell table:formula="of:=[.G38]*[.B$48]" office:value-type="float" office:value="1.12815591694496" calcext:value-type="float">
            <text:p>1.1281559169</text:p>
          </table:table-cell>
          <table:table-cell table:formula="of:=([.B38]-[.I38])^2/[.I38]" office:value-type="float" office:value="0.0145582173539263" calcext:value-type="float">
            <text:p>0.01455821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8]/[.M$18]" office:value-type="float" office:value="0" calcext:value-type="float">
            <text:p>0</text:p>
          </table:table-cell>
          <table:table-cell table:number-columns-repeated="2"/>
          <table:table-cell table:formula="of:=[.M38]*[.A38]" office:value-type="float" office:value="0" calcext:value-type="float">
            <text:p>0</text:p>
          </table:table-cell>
          <table:table-cell table:style-name="Default" table:formula="of:=(1-[.Q$49])^([.A38]-1)*[.Q$49]" office:value-type="float" office:value="0.0253428286695631" calcext:value-type="float">
            <text:p>0.0253428287</text:p>
          </table:table-cell>
          <table:table-cell table:formula="of:=[.R38]/[.$Q$51]" office:value-type="float" office:value="0.025543570612542" calcext:value-type="float">
            <text:p>0.0255435706</text:p>
          </table:table-cell>
          <table:table-cell table:style-name="Default" table:formula="of:=SUM([.S$32:.S38])" office:value-type="float" office:value="0.961777830795186" calcext:value-type="float">
            <text:p>0.9617778308</text:p>
          </table:table-cell>
          <table:table-cell table:style-name="Default" table:formula="of:=[.S38]*[.M$48]" office:value-type="float" office:value="0.791850688988801" calcext:value-type="float">
            <text:p>0.791850689</text:p>
          </table:table-cell>
          <table:table-cell table:formula="of:=([.M38]-[.U38])^2/[.U38]" office:value-type="float" office:value="0.791850688988801" calcext:value-type="float">
            <text:p>0.7918506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9]/[.B$18]" office:value-type="float" office:value="0.032258064516129" calcext:value-type="float">
            <text:p>0.0322580645</text:p>
          </table:table-cell>
          <table:table-cell/>
          <table:table-cell table:formula="of:=[.A39]*[.B39]" office:value-type="float" office:value="8" calcext:value-type="float">
            <text:p>8</text:p>
          </table:table-cell>
          <table:table-cell table:formula="of:=(1-[.E$49])^([.A39]-1)*[.E$49]" office:value-type="float" office:value="0.0250239002548386" calcext:value-type="float">
            <text:p>0.0250239003</text:p>
          </table:table-cell>
          <table:table-cell table:formula="of:=[.F39]/[.$F$51]" office:value-type="float" office:value="0.0255444733055155" calcext:value-type="float">
            <text:p>0.0255444733</text:p>
          </table:table-cell>
          <table:table-cell table:formula="of:=SUM([.G$32:.G39])" office:value-type="float" office:value="0.960649919556257" calcext:value-type="float">
            <text:p>0.9606499196</text:p>
          </table:table-cell>
          <table:table-cell table:formula="of:=[.G39]*[.B$48]" office:value-type="float" office:value="0.791878672470979" calcext:value-type="float">
            <text:p>0.7918786725</text:p>
          </table:table-cell>
          <table:table-cell table:formula="of:=([.B39]-[.I39])^2/[.I39]" office:value-type="float" office:value="0.0546983881221139" calcext:value-type="float">
            <text:p>0.05469838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9]/[.M$18]" office:value-type="float" office:value="0.032258064516129" calcext:value-type="float">
            <text:p>0.0322580645</text:p>
          </table:table-cell>
          <table:table-cell table:number-columns-repeated="2"/>
          <table:table-cell table:formula="of:=[.M39]*[.A39]" office:value-type="float" office:value="8" calcext:value-type="float">
            <text:p>8</text:p>
          </table:table-cell>
          <table:table-cell table:style-name="Default" table:formula="of:=(1-[.Q$49])^([.A39]-1)*[.Q$49]" office:value-type="float" office:value="0.0163126253505234" calcext:value-type="float">
            <text:p>0.0163126254</text:p>
          </table:table-cell>
          <table:table-cell table:formula="of:=[.R39]/[.$Q$51]" office:value-type="float" office:value="0.0164418385551995" calcext:value-type="float">
            <text:p>0.0164418386</text:p>
          </table:table-cell>
          <table:table-cell table:style-name="Default" table:formula="of:=SUM([.S$32:.S39])" office:value-type="float" office:value="0.978219669350385" calcext:value-type="float">
            <text:p>0.9782196694</text:p>
          </table:table-cell>
          <table:table-cell table:style-name="Default" table:formula="of:=[.S39]*[.M$48]" office:value-type="float" office:value="0.509696995211182" calcext:value-type="float">
            <text:p>0.5096969952</text:p>
          </table:table-cell>
          <table:table-cell table:formula="of:=([.M39]-[.U39])^2/[.U39]" office:value-type="float" office:value="0.471646956453687" calcext:value-type="float">
            <text:p>0.47164695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0]/[.B$18]" office:value-type="float" office:value="0.032258064516129" calcext:value-type="float">
            <text:p>0.0322580645</text:p>
          </table:table-cell>
          <table:table-cell/>
          <table:table-cell table:formula="of:=[.A40]*[.B40]" office:value-type="float" office:value="9" calcext:value-type="float">
            <text:p>9</text:p>
          </table:table-cell>
          <table:table-cell table:formula="of:=(1-[.E$49])^([.A40]-1)*[.E$49]" office:value-type="float" office:value="0.0175648530634924" calcext:value-type="float">
            <text:p>0.0175648531</text:p>
          </table:table-cell>
          <table:table-cell table:formula="of:=[.F40]/[.$F$51]" office:value-type="float" office:value="0.0179302553009868" calcext:value-type="float">
            <text:p>0.0179302553</text:p>
          </table:table-cell>
          <table:table-cell table:formula="of:=SUM([.G$32:.G40])" office:value-type="float" office:value="0.978580174857244" calcext:value-type="float">
            <text:p>0.9785801749</text:p>
          </table:table-cell>
          <table:table-cell table:formula="of:=[.G40]*[.B$48]" office:value-type="float" office:value="0.555837914330591" calcext:value-type="float">
            <text:p>0.5558379143</text:p>
          </table:table-cell>
          <table:table-cell table:formula="of:=([.B40]-[.I40])^2/[.I40]" office:value-type="float" office:value="0.354923536628098" calcext:value-type="float">
            <text:p>0.35492353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0]/[.M$18]" office:value-type="float" office:value="0" calcext:value-type="float">
            <text:p>0</text:p>
          </table:table-cell>
          <table:table-cell table:number-columns-repeated="2"/>
          <table:table-cell table:formula="of:=[.M40]*[.A40]" office:value-type="float" office:value="0" calcext:value-type="float">
            <text:p>0</text:p>
          </table:table-cell>
          <table:table-cell table:style-name="Default" table:formula="of:=(1-[.Q$49])^([.A40]-1)*[.Q$49]" office:value-type="float" office:value="0.0105000806853944" calcext:value-type="float">
            <text:p>0.0105000807</text:p>
          </table:table-cell>
          <table:table-cell table:formula="of:=[.R40]/[.$Q$51]" office:value-type="float" office:value="0.0105832524033468" calcext:value-type="float">
            <text:p>0.0105832524</text:p>
          </table:table-cell>
          <table:table-cell table:style-name="Default" table:formula="of:=SUM([.S$32:.S40])" office:value-type="float" office:value="0.988802921753732" calcext:value-type="float">
            <text:p>0.9888029218</text:p>
          </table:table-cell>
          <table:table-cell table:style-name="Default" table:formula="of:=[.S40]*[.M$48]" office:value-type="float" office:value="0.32808082450375" calcext:value-type="float">
            <text:p>0.3280808245</text:p>
          </table:table-cell>
          <table:table-cell table:formula="of:=([.M40]-[.U40])^2/[.U40]" office:value-type="float" office:value="0.32808082450375" calcext:value-type="float">
            <text:p>0.32808082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(1-[.E$49])^([.A41]-1)*[.E$49]" office:value-type="float" office:value="0.0123291757080283" calcext:value-type="float">
            <text:p>0.0123291757</text:p>
          </table:table-cell>
          <table:table-cell table:formula="of:=[.F41]/[.$F$51]" office:value-type="float" office:value="0.012585659970885" calcext:value-type="float">
            <text:p>0.01258566</text:p>
          </table:table-cell>
          <table:table-cell table:formula="of:=SUM([.G$32:.G41])" office:value-type="float" office:value="0.991165834828129" calcext:value-type="float">
            <text:p>0.9911658348</text:p>
          </table:table-cell>
          <table:table-cell table:formula="of:=[.G41]*[.B$48]" office:value-type="float" office:value="0.390155459097434" calcext:value-type="float">
            <text:p>0.3901554591</text:p>
          </table:table-cell>
          <table:table-cell table:formula="of:=([.B41]-[.I41])^2/[.I41]" office:value-type="float" office:value="0.390155459097434" calcext:value-type="float">
            <text:p>0.39015545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1]/[.M$18]" office:value-type="float" office:value="0" calcext:value-type="float">
            <text:p>0</text:p>
          </table:table-cell>
          <table:table-cell table:number-columns-repeated="2"/>
          <table:table-cell table:formula="of:=[.M41]*[.A41]" office:value-type="float" office:value="0" calcext:value-type="float">
            <text:p>0</text:p>
          </table:table-cell>
          <table:table-cell table:style-name="Default" table:formula="of:=(1-[.Q$49])^([.A41]-1)*[.Q$49]" office:value-type="float" office:value="0.00675867262508142" calcext:value-type="float">
            <text:p>0.0067586726</text:p>
          </table:table-cell>
          <table:table-cell table:formula="of:=[.R41]/[.$Q$51]" office:value-type="float" office:value="0.00681220844353355" calcext:value-type="float">
            <text:p>0.0068122084</text:p>
          </table:table-cell>
          <table:table-cell table:style-name="Default" table:formula="of:=SUM([.S$32:.S41])" office:value-type="float" office:value="0.995615130197266" calcext:value-type="float">
            <text:p>0.9956151302</text:p>
          </table:table-cell>
          <table:table-cell table:style-name="Default" table:formula="of:=[.S41]*[.M$48]" office:value-type="float" office:value="0.21117846174954" calcext:value-type="float">
            <text:p>0.2111784617</text:p>
          </table:table-cell>
          <table:table-cell table:formula="of:=([.M41]-[.U41])^2/[.U41]" office:value-type="float" office:value="0.21117846174954" calcext:value-type="float">
            <text:p>0.21117846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2]/[.B$18]" office:value-type="float" office:value="0.0645161290322581" calcext:value-type="float">
            <text:p>0.064516129</text:p>
          </table:table-cell>
          <table:table-cell/>
          <table:table-cell table:formula="of:=[.A42]*[.B42]" office:value-type="float" office:value="22" calcext:value-type="float">
            <text:p>22</text:p>
          </table:table-cell>
          <table:table-cell table:formula="of:=(1-[.E$49])^([.A42]-1)*[.E$49]" office:value-type="float" office:value="0.00865413294890452" calcext:value-type="float">
            <text:p>0.0086541329</text:p>
          </table:table-cell>
          <table:table-cell table:formula="of:=[.F42]/[.$F$51]" office:value-type="float" office:value="0.00883416517187118" calcext:value-type="float">
            <text:p>0.0088341652</text:p>
          </table:table-cell>
          <table:table-cell table:formula="of:=SUM([.G$32:.G42])" office:value-type="float" office:value="1" calcext:value-type="float">
            <text:p>1</text:p>
          </table:table-cell>
          <table:table-cell table:formula="of:=[.G42]*[.B$48]" office:value-type="float" office:value="0.273859120328007" calcext:value-type="float">
            <text:p>0.2738591203</text:p>
          </table:table-cell>
          <table:table-cell table:formula="of:=([.B42]-[.I42])^2/[.I42]" office:value-type="float" office:value="10.8799091040171" calcext:value-type="float">
            <text:p>10.879909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2]/[.M$18]" office:value-type="float" office:value="0.032258064516129" calcext:value-type="float">
            <text:p>0.0322580645</text:p>
          </table:table-cell>
          <table:table-cell table:number-columns-repeated="2"/>
          <table:table-cell table:formula="of:=[.M42]*[.A42]" office:value-type="float" office:value="11" calcext:value-type="float">
            <text:p>11</text:p>
          </table:table-cell>
          <table:table-cell table:style-name="Default" table:formula="of:=(1-[.Q$49])^([.A42]-1)*[.Q$49]" office:value-type="float" office:value="0.00435040996556965" calcext:value-type="float">
            <text:p>0.00435041</text:p>
          </table:table-cell>
          <table:table-cell table:formula="of:=[.R42]/[.$Q$51]" office:value-type="float" office:value="0.00438486980273424" calcext:value-type="float">
            <text:p>0.0043848698</text:p>
          </table:table-cell>
          <table:table-cell table:style-name="Default" table:formula="of:=SUM([.S$32:.S42])" office:value-type="float" office:value="1" calcext:value-type="float">
            <text:p>1</text:p>
          </table:table-cell>
          <table:table-cell table:style-name="Default" table:formula="of:=[.S42]*[.M$48]" office:value-type="float" office:value="0.135930963884761" calcext:value-type="float">
            <text:p>0.1359309639</text:p>
          </table:table-cell>
          <table:table-cell table:formula="of:=([.M42]-[.U42])^2/[.U42]" office:value-type="float" office:value="5.49260652492747" calcext:value-type="float">
            <text:p>5.49260652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(1-[.E$49])^([.A43]-1)*[.E$49]" office:value-type="float" office:value="0.00607453562759644" calcext:value-type="float">
            <text:p>0.006074535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3]/[.M$18]" office:value-type="float" office:value="0" calcext:value-type="float">
            <text:p>0</text:p>
          </table:table-cell>
          <table:table-cell table:number-columns-repeated="2"/>
          <table:table-cell table:formula="of:=[.M43]*[.A43]" office:value-type="float" office:value="0" calcext:value-type="float">
            <text:p>0</text:p>
          </table:table-cell>
          <table:table-cell table:style-name="Default" table:formula="of:=(1-[.Q$49])^([.A43]-1)*[.Q$49]" office:value-type="float" office:value="0.00280026388588391" calcext:value-type="float">
            <text:p>0.002800263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(1-[.E$49])^([.A44]-1)*[.E$49]" office:value-type="float" office:value="0.00426385673860135" calcext:value-type="float">
            <text:p>0.00426385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4]/[.M$18]" office:value-type="float" office:value="0" calcext:value-type="float">
            <text:p>0</text:p>
          </table:table-cell>
          <table:table-cell table:number-columns-repeated="2"/>
          <table:table-cell table:formula="of:=[.M44]*[.A44]" office:value-type="float" office:value="0" calcext:value-type="float">
            <text:p>0</text:p>
          </table:table-cell>
          <table:table-cell table:style-name="Default" table:formula="of:=(1-[.Q$49])^([.A44]-1)*[.Q$49]" office:value-type="float" office:value="0.00180246870815516" calcext:value-type="float">
            <text:p>0.001802468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(1-[.E$49])^([.A45]-1)*[.E$49]" office:value-type="float" office:value="0.00299289944151825" calcext:value-type="float">
            <text:p>0.002992899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5]/[.M$18]" office:value-type="float" office:value="0" calcext:value-type="float">
            <text:p>0</text:p>
          </table:table-cell>
          <table:table-cell table:number-columns-repeated="2"/>
          <table:table-cell table:formula="of:=[.M45]*[.A45]" office:value-type="float" office:value="0" calcext:value-type="float">
            <text:p>0</text:p>
          </table:table-cell>
          <table:table-cell table:style-name="Default" table:formula="of:=(1-[.Q$49])^([.A45]-1)*[.Q$49]" office:value-type="float" office:value="0.00116020974318034" calcext:value-type="float">
            <text:p>0.0011602097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(1-[.E$49])^([.A46]-1)*[.E$49]" office:value-type="float" office:value="0.00210078518491185" calcext:value-type="float">
            <text:p>0.002100785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6]/[.M$18]" office:value-type="float" office:value="0" calcext:value-type="float">
            <text:p>0</text:p>
          </table:table-cell>
          <table:table-cell table:number-columns-repeated="2"/>
          <table:table-cell table:formula="of:=[.M46]*[.A46]" office:value-type="float" office:value="0" calcext:value-type="float">
            <text:p>0</text:p>
          </table:table-cell>
          <table:table-cell table:style-name="Default" table:formula="of:=(1-[.Q$49])^([.A46]-1)*[.Q$49]" office:value-type="float" office:value="0.00074680167377125" calcext:value-type="float">
            <text:p>0.0007468017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(1-[.E$49])^([.A47]-1)*[.E$49]" office:value-type="float" office:value="0.00147458960094774" calcext:value-type="float">
            <text:p>0.001474589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7]/[.M$18]" office:value-type="float" office:value="0" calcext:value-type="float">
            <text:p>0</text:p>
          </table:table-cell>
          <table:table-cell table:number-columns-repeated="2"/>
          <table:table-cell table:formula="of:=[.M47]*[.A47]" office:value-type="float" office:value="0" calcext:value-type="float">
            <text:p>0</text:p>
          </table:table-cell>
          <table:table-cell table:style-name="Default" table:formula="of:=(1-[.Q$49])^([.A47]-1)*[.Q$49]" office:value-type="float" office:value="0.000480699927944713" calcext:value-type="float">
            <text:p>0.00048069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32:.E47])/[.B48]" office:value-type="float" office:value="3.35483870967742" calcext:value-type="float">
            <text:p>3.3548387097</text:p>
          </table:table-cell>
          <table:table-cell/>
          <table:table-cell table:formula="of:=SUM([.G32:.G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32:.M47])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32:.Q47])/[.M48]" office:value-type="float" office:value="2.80645161290323" calcext:value-type="float">
            <text:p>2.8064516129</text:p>
          </table:table-cell>
          <table:table-cell/>
          <table:table-cell table:formula="of:=SUM([.S32:.S4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48]" office:value-type="float" office:value="0.298076923076923" calcext:value-type="float">
            <text:p>0.2980769231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48]" office:value-type="float" office:value="0.35632183908046" calcext:value-type="float">
            <text:p>0.3563218391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11:</text:p>
          </table:table-cell>
          <table:table-cell/>
          <table:table-cell table:formula="of:=SUM([.F32:.F42])" office:value-type="float" office:value="0.979620912733225" calcext:value-type="float">
            <text:p>0.9796209127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R32:.R42])" office:value-type="float" office:value="0.992141194900906" calcext:value-type="float">
            <text:p>0.9921411949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32:.J42])" office:value-type="float" office:value="15.5936101466466" calcext:value-type="float">
            <text:p>15.5936101466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V32:.V42])" office:value-type="float" office:value="10.28285990343" calcext:value-type="float">
            <text:p>10.282859903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1.34pt" svg:y="668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112" calcext:value-type="float">
            <text:p>0.112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416" calcext:value-type="float">
            <text:p>0.416</text:p>
          </table:table-cell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7]/[.B$18]" office:value-type="float" office:value="0.32258064516129" calcext:value-type="float">
            <text:p>0.3225806452</text:p>
          </table:table-cell>
          <table:table-cell/>
          <table:table-cell table:formula="of:=[.A57]*[.B57]" office:value-type="float" office:value="10" calcext:value-type="float">
            <text:p>10</text:p>
          </table:table-cell>
          <table:table-cell table:formula="of:=(1-[.E$49])^([.A57]-1)*[.E$49]" office:value-type="float" office:value="0.298076923076923" calcext:value-type="float">
            <text:p>0.2980769231</text:p>
          </table:table-cell>
          <table:table-cell table:formula="of:=[.F57]/[.$F$76]" office:value-type="float" office:value="0.310938066490871" calcext:value-type="float">
            <text:p>0.3109380665</text:p>
          </table:table-cell>
          <table:table-cell table:formula="of:=SUM([.G$57:.G57])" office:value-type="float" office:value="0.310938066490871" calcext:value-type="float">
            <text:p>0.3109380665</text:p>
          </table:table-cell>
          <table:table-cell table:formula="of:=[.G57]*[.B$73]" office:value-type="float" office:value="9.01720392823525" calcext:value-type="float">
            <text:p>9.0172039282</text:p>
          </table:table-cell>
          <table:table-cell table:formula="of:=([.B57]-[.I57])^2/[.I57]" office:value-type="float" office:value="0.107116144468217" calcext:value-type="float">
            <text:p>0.107116144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8]/[.B$18]" office:value-type="float" office:value="0.225806451612903" calcext:value-type="float">
            <text:p>0.2258064516</text:p>
          </table:table-cell>
          <table:table-cell/>
          <table:table-cell table:formula="of:=[.A58]*[.B58]" office:value-type="float" office:value="14" calcext:value-type="float">
            <text:p>14</text:p>
          </table:table-cell>
          <table:table-cell table:formula="of:=(1-[.E$49])^([.A58]-1)*[.E$49]" office:value-type="float" office:value="0.209227071005917" calcext:value-type="float">
            <text:p>0.209227071</text:p>
          </table:table-cell>
          <table:table-cell table:formula="of:=[.F58]/[.$F$76]" office:value-type="float" office:value="0.218254604363784" calcext:value-type="float">
            <text:p>0.2182546044</text:p>
          </table:table-cell>
          <table:table-cell table:formula="of:=SUM([.G$57:.G58])" office:value-type="float" office:value="0.529192670854655" calcext:value-type="float">
            <text:p>0.5291926709</text:p>
          </table:table-cell>
          <table:table-cell table:formula="of:=[.G58]*[.B$73]" office:value-type="float" office:value="6.32938352654974" calcext:value-type="float">
            <text:p>6.3293835265</text:p>
          </table:table-cell>
          <table:table-cell table:formula="of:=([.B58]-[.I58])^2/[.I58]" office:value-type="float" office:value="0.0710537531145646" calcext:value-type="float">
            <text:p>0.071053753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59]/[.B$18]" office:value-type="float" office:value="0.0967741935483871" calcext:value-type="float">
            <text:p>0.0967741935</text:p>
          </table:table-cell>
          <table:table-cell/>
          <table:table-cell table:formula="of:=[.A59]*[.B59]" office:value-type="float" office:value="9" calcext:value-type="float">
            <text:p>9</text:p>
          </table:table-cell>
          <table:table-cell table:formula="of:=(1-[.E$49])^([.A59]-1)*[.E$49]" office:value-type="float" office:value="0.146861309456076" calcext:value-type="float">
            <text:p>0.1468613095</text:p>
          </table:table-cell>
          <table:table-cell table:formula="of:=[.F59]/[.$F$76]" office:value-type="float" office:value="0.153197943447656" calcext:value-type="float">
            <text:p>0.1531979434</text:p>
          </table:table-cell>
          <table:table-cell table:formula="of:=SUM([.G$57:.G59])" office:value-type="float" office:value="0.682390614302311" calcext:value-type="float">
            <text:p>0.6823906143</text:p>
          </table:table-cell>
          <table:table-cell table:formula="of:=[.G59]*[.B$73]" office:value-type="float" office:value="4.44274035998203" calcext:value-type="float">
            <text:p>4.44274036</text:p>
          </table:table-cell>
          <table:table-cell table:formula="of:=([.B59]-[.I59])^2/[.I59]" office:value-type="float" office:value="0.468517081274923" calcext:value-type="float">
            <text:p>0.4685170813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61290322580645" calcext:value-type="float">
            <text:p>0.1612903226</text:p>
          </table:table-cell>
          <table:table-cell/>
          <table:table-cell table:formula="of:=[.A60]*[.B60]" office:value-type="float" office:value="20" calcext:value-type="float">
            <text:p>20</text:p>
          </table:table-cell>
          <table:table-cell table:formula="of:=(1-[.E$49])^([.A60]-1)*[.E$49]" office:value-type="float" office:value="0.103085342214361" calcext:value-type="float">
            <text:p>0.1030853422</text:p>
          </table:table-cell>
          <table:table-cell table:formula="of:=[.F60]/[.$F$76]" office:value-type="float" office:value="0.107533171843066" calcext:value-type="float">
            <text:p>0.1075331718</text:p>
          </table:table-cell>
          <table:table-cell table:formula="of:=SUM([.G$57:.G60])" office:value-type="float" office:value="0.789923786145378" calcext:value-type="float">
            <text:p>0.7899237861</text:p>
          </table:table-cell>
          <table:table-cell table:formula="of:=[.G60]*[.B$73]" office:value-type="float" office:value="3.11846198344893" calcext:value-type="float">
            <text:p>3.1184619834</text:p>
          </table:table-cell>
          <table:table-cell table:formula="of:=([.B60]-[.I60])^2/[.I60]" office:value-type="float" office:value="1.13523439648016" calcext:value-type="float">
            <text:p>1.135234396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2258064516129" calcext:value-type="float">
            <text:p>0.0322580645</text:p>
          </table:table-cell>
          <table:table-cell/>
          <table:table-cell table:formula="of:=[.A61]*[.B61]" office:value-type="float" office:value="5" calcext:value-type="float">
            <text:p>5</text:p>
          </table:table-cell>
          <table:table-cell table:formula="of:=(1-[.E$49])^([.A61]-1)*[.E$49]" office:value-type="float" office:value="0.0723579805927729" calcext:value-type="float">
            <text:p>0.0723579806</text:p>
          </table:table-cell>
          <table:table-cell table:formula="of:=[.F61]/[.$F$76]" office:value-type="float" office:value="0.0754800148513831" calcext:value-type="float">
            <text:p>0.0754800149</text:p>
          </table:table-cell>
          <table:table-cell table:formula="of:=SUM([.G$57:.G61])" office:value-type="float" office:value="0.865403800996761" calcext:value-type="float">
            <text:p>0.865403801</text:p>
          </table:table-cell>
          <table:table-cell table:formula="of:=[.G61]*[.B$73]" office:value-type="float" office:value="2.18892043069011" calcext:value-type="float">
            <text:p>2.1889204307</text:p>
          </table:table-cell>
          <table:table-cell table:formula="of:=([.B61]-[.I61])^2/[.I61]" office:value-type="float" office:value="0.645766639432713" calcext:value-type="float">
            <text:p>0.645766639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/>
          <table:table-cell table:formula="of:=[.A62]*[.B62]" office:value-type="float" office:value="0" calcext:value-type="float">
            <text:p>0</text:p>
          </table:table-cell>
          <table:table-cell table:formula="of:=(1-[.E$49])^([.A62]-1)*[.E$49]" office:value-type="float" office:value="0.0507897363776194" calcext:value-type="float">
            <text:p>0.0507897364</text:p>
          </table:table-cell>
          <table:table-cell table:formula="of:=[.F62]/[.$F$76]" office:value-type="float" office:value="0.0529811642706824" calcext:value-type="float">
            <text:p>0.0529811643</text:p>
          </table:table-cell>
          <table:table-cell table:formula="of:=SUM([.G$57:.G62])" office:value-type="float" office:value="0.918384965267443" calcext:value-type="float">
            <text:p>0.9183849653</text:p>
          </table:table-cell>
          <table:table-cell table:formula="of:=[.G62]*[.B$73]" office:value-type="float" office:value="1.53645376384979" calcext:value-type="float">
            <text:p>1.5364537638</text:p>
          </table:table-cell>
          <table:table-cell table:formula="of:=([.B62]-[.I62])^2/[.I62]" office:value-type="float" office:value="1.53645376384979" calcext:value-type="float">
            <text:p>1.5364537638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3]/[.B$18]" office:value-type="float" office:value="0.032258064516129" calcext:value-type="float">
            <text:p>0.0322580645</text:p>
          </table:table-cell>
          <table:table-cell/>
          <table:table-cell table:formula="of:=[.A63]*[.B63]" office:value-type="float" office:value="7" calcext:value-type="float">
            <text:p>7</text:p>
          </table:table-cell>
          <table:table-cell table:formula="of:=(1-[.E$49])^([.A63]-1)*[.E$49]" office:value-type="float" office:value="0.0356504880342905" calcext:value-type="float">
            <text:p>0.035650488</text:p>
          </table:table-cell>
          <table:table-cell table:formula="of:=[.F63]/[.$F$76]" office:value-type="float" office:value="0.0371887018438444" calcext:value-type="float">
            <text:p>0.0371887018</text:p>
          </table:table-cell>
          <table:table-cell table:formula="of:=SUM([.G$57:.G63])" office:value-type="float" office:value="0.955573667111288" calcext:value-type="float">
            <text:p>0.9555736671</text:p>
          </table:table-cell>
          <table:table-cell table:formula="of:=[.G63]*[.B$73]" office:value-type="float" office:value="1.07847235347149" calcext:value-type="float">
            <text:p>1.0784723535</text:p>
          </table:table-cell>
          <table:table-cell table:formula="of:=([.B63]-[.I63])^2/[.I63]" office:value-type="float" office:value="0.00570984526356405" calcext:value-type="float">
            <text:p>0.0057098453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2258064516129" calcext:value-type="float">
            <text:p>0.0322580645</text:p>
          </table:table-cell>
          <table:table-cell/>
          <table:table-cell table:formula="of:=[.A64]*[.B64]" office:value-type="float" office:value="8" calcext:value-type="float">
            <text:p>8</text:p>
          </table:table-cell>
          <table:table-cell table:formula="of:=(1-[.E$49])^([.A64]-1)*[.E$49]" office:value-type="float" office:value="0.0250239002548386" calcext:value-type="float">
            <text:p>0.0250239003</text:p>
          </table:table-cell>
          <table:table-cell table:formula="of:=[.F64]/[.$F$76]" office:value-type="float" office:value="0.0261036080250061" calcext:value-type="float">
            <text:p>0.026103608</text:p>
          </table:table-cell>
          <table:table-cell table:formula="of:=SUM([.G$57:.G64])" office:value-type="float" office:value="0.981677275136294" calcext:value-type="float">
            <text:p>0.9816772751</text:p>
          </table:table-cell>
          <table:table-cell table:formula="of:=[.G64]*[.B$73]" office:value-type="float" office:value="0.757004632725178" calcext:value-type="float">
            <text:p>0.7570046327</text:p>
          </table:table-cell>
          <table:table-cell table:formula="of:=([.B64]-[.I64])^2/[.I64]" office:value-type="float" office:value="0.0780005114426583" calcext:value-type="float">
            <text:p>0.078000511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32258064516129" calcext:value-type="float">
            <text:p>0.0322580645</text:p>
          </table:table-cell>
          <table:table-cell/>
          <table:table-cell table:formula="of:=[.A65]*[.B65]" office:value-type="float" office:value="9" calcext:value-type="float">
            <text:p>9</text:p>
          </table:table-cell>
          <table:table-cell table:formula="of:=(1-[.E$49])^([.A65]-1)*[.E$49]" office:value-type="float" office:value="0.0175648530634924" calcext:value-type="float">
            <text:p>0.0175648531</text:p>
          </table:table-cell>
          <table:table-cell table:formula="of:=[.F65]/[.$F$76]" office:value-type="float" office:value="0.0183227248637062" calcext:value-type="float">
            <text:p>0.0183227249</text:p>
          </table:table-cell>
          <table:table-cell table:formula="of:=SUM([.G$57:.G65])" office:value-type="float" office:value="1" calcext:value-type="float">
            <text:p>1</text:p>
          </table:table-cell>
          <table:table-cell table:formula="of:=[.G65]*[.B$73]" office:value-type="float" office:value="0.531359021047481" calcext:value-type="float">
            <text:p>0.531359021</text:p>
          </table:table-cell>
          <table:table-cell table:formula="of:=([.B65]-[.I65])^2/[.I65]" office:value-type="float" office:value="0.413325752371014" calcext:value-type="float">
            <text:p>0.413325752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/>
          <table:table-cell table:formula="of:=[.A66]*[.B66]" office:value-type="float" office:value="0" calcext:value-type="float">
            <text:p>0</text:p>
          </table:table-cell>
          <table:table-cell table:formula="of:=(1-[.E$49])^([.A66]-1)*[.E$49]" office:value-type="float" office:value="0.0123291757080283" calcext:value-type="float">
            <text:p>0.0123291757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45.36pt" svg:y="912.36pt" draw:caption-point-x="0pt" draw:caption-point-y="0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(1-[.E$49])^([.A67]-1)*[.E$49]" office:value-type="float" office:value="0.00865413294890452" calcext:value-type="float">
            <text:p>0.0086541329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/>
          <table:table-cell table:formula="of:=[.A68]*[.B68]" office:value-type="float" office:value="0" calcext:value-type="float">
            <text:p>0</text:p>
          </table:table-cell>
          <table:table-cell table:formula="of:=(1-[.E$49])^([.A68]-1)*[.E$49]" office:value-type="float" office:value="0.00607453562759644" calcext:value-type="float">
            <text:p>0.0060745356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/>
          <table:table-cell table:formula="of:=[.A69]*[.B69]" office:value-type="float" office:value="0" calcext:value-type="float">
            <text:p>0</text:p>
          </table:table-cell>
          <table:table-cell table:formula="of:=(1-[.E$49])^([.A69]-1)*[.E$49]" office:value-type="float" office:value="0.00426385673860135" calcext:value-type="float">
            <text:p>0.0042638567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(1-[.E$49])^([.A70]-1)*[.E$49]" office:value-type="float" office:value="0.00299289944151825" calcext:value-type="float">
            <text:p>0.0029928994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/>
          <table:table-cell table:formula="of:=[.A71]*[.B71]" office:value-type="float" office:value="0" calcext:value-type="float">
            <text:p>0</text:p>
          </table:table-cell>
          <table:table-cell table:formula="of:=(1-[.E$49])^([.A71]-1)*[.E$49]" office:value-type="float" office:value="0.00210078518491185" calcext:value-type="float">
            <text:p>0.0021007852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/>
          <table:table-cell table:formula="of:=[.A72]*[.B72]" office:value-type="float" office:value="0" calcext:value-type="float">
            <text:p>0</text:p>
          </table:table-cell>
          <table:table-cell table:formula="of:=(1-[.E$49])^([.A72]-1)*[.E$74]" office:value-type="float" office:value="0.00174955241402769" calcext:value-type="float">
            <text:p>0.0017495524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57:.E72])/[.B73]" office:value-type="float" office:value="2.82758620689655" calcext:value-type="float">
            <text:p>2.8275862069</text:p>
          </table:table-cell>
          <table:table-cell/>
          <table:table-cell table:formula="of:=SUM([.G57:.G65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73]" office:value-type="float" office:value="0.353658536585366" calcext:value-type="float">
            <text:p>0.3536585366</text:p>
          </table:table-cell>
          <table:table-cell table:number-columns-repeated="10"/>
          <table:table-cell table:style-name="ce2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9:</text:p>
          </table:table-cell>
          <table:table-cell/>
          <table:table-cell table:formula="of:=SUM([.F57:.F65])" office:value-type="float" office:value="0.958637604076292" calcext:value-type="float">
            <text:p>0.9586376041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57:.J65])" office:value-type="float" office:value="4.4611778876976" calcext:value-type="float">
            <text:p>4.4611778877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31.34pt" svg:y="1010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813" calcext:value-type="float">
            <text:p>0.813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C87]-[.B87])^2/([.C87]+[.B87])" office:value-type="float" office:value="0.181818181818182" calcext:value-type="float">
            <text:p>0.1818181818</text:p>
          </table:table-cell>
          <table:table-cell table:number-columns-repeated="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C88]-[.B88])^2/([.C88]+[.B88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2" calcext:value-type="float">
            <text:p>0.2</text:p>
          </table:table-cell>
          <table:table-cell table:number-columns-repeated="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3]-[.B93])^2/([.C93]+[.B93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4]-[.B94])^2/([.C94]+[.B94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5]-[.B95])^2/([.C95]+[.B9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6]-[.B96])^2/([.C96]+[.B96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6])" office:value-type="float" office:value="4.04848484848485" calcext:value-type="float">
            <text:p>4.048484848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21"/>
        </table:table-row>
        <table:table-row table:style-name="ro2" table:number-rows-repeated="104846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2017Predictions" table:style-name="ta1">
        <table:table-column table:style-name="co2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2]/[.B$18]" office:value-type="float" office:value="0.59375" calcext:value-type="float">
            <text:p>0.59375</text:p>
          </table:table-cell>
          <table:table-cell/>
          <table:table-cell table:formula="of:=[.A2]*[.B2]" office:value-type="float" office:value="19" calcext:value-type="float">
            <text:p>19</text:p>
          </table:table-cell>
          <table:table-cell table:formula="of:=(1-[.E$19])^([.A2]-1)*[.E$19]" office:value-type="float" office:value="0.484848484848485" calcext:value-type="float">
            <text:p>0.4848484848</text:p>
          </table:table-cell>
          <table:table-cell table:formula="of:=[.F2]/[.$F$21]" office:value-type="float" office:value="0.487265310636044" calcext:value-type="float">
            <text:p>0.4872653106</text:p>
          </table:table-cell>
          <table:table-cell table:formula="of:=SUM([.G$2:.G2])" office:value-type="float" office:value="0.487265310636044" calcext:value-type="float">
            <text:p>0.4872653106</text:p>
          </table:table-cell>
          <table:table-cell table:formula="of:=[.G2]*[.B$18]" office:value-type="float" office:value="15.5924899403534" calcext:value-type="float">
            <text:p>15.5924899404</text:p>
          </table:table-cell>
          <table:table-cell table:formula="of:=([.B2]-[.I2])^2/[.I2]" office:value-type="float" office:value="0.744661362682239" calcext:value-type="float">
            <text:p>0.74466136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M2]/[.M$18]" office:value-type="float" office:value="0.34375" calcext:value-type="float">
            <text:p>0.34375</text:p>
          </table:table-cell>
          <table:table-cell table:number-columns-repeated="2"/>
          <table:table-cell table:formula="of:=[.M2]*[.A2]" office:value-type="float" office:value="11" calcext:value-type="float">
            <text:p>11</text:p>
          </table:table-cell>
          <table:table-cell table:style-name="Default" table:formula="of:=(1-[.Q$19])^([.A2]-1)*[.Q$19]" office:value-type="float" office:value="0.367816091954023" calcext:value-type="float">
            <text:p>0.367816092</text:p>
          </table:table-cell>
          <table:table-cell table:formula="of:=[.R2]/[.$R$21]" office:value-type="float" office:value="0.377445549070621" calcext:value-type="float">
            <text:p>0.3774455491</text:p>
          </table:table-cell>
          <table:table-cell table:style-name="Default" table:formula="of:=SUM([.S$2:.S2])" office:value-type="float" office:value="0.377445549070621" calcext:value-type="float">
            <text:p>0.3774455491</text:p>
          </table:table-cell>
          <table:table-cell table:style-name="Default" table:formula="of:=[.S2]*[.M$18]" office:value-type="float" office:value="12.0782575702599" calcext:value-type="float">
            <text:p>12.0782575703</text:p>
          </table:table-cell>
          <table:table-cell table:formula="of:=([.M2]-[.U2])^2/[.U2]" office:value-type="float" office:value="0.0962588668986106" calcext:value-type="float">
            <text:p>0.09625886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/[.B$18]" office:value-type="float" office:value="0.15625" calcext:value-type="float">
            <text:p>0.15625</text:p>
          </table:table-cell>
          <table:table-cell/>
          <table:table-cell table:formula="of:=[.A3]*[.B3]" office:value-type="float" office:value="10" calcext:value-type="float">
            <text:p>10</text:p>
          </table:table-cell>
          <table:table-cell table:formula="of:=(1-[.E$19])^([.A3]-1)*[.E$19]" office:value-type="float" office:value="0.249770431588613" calcext:value-type="float">
            <text:p>0.2497704316</text:p>
          </table:table-cell>
          <table:table-cell table:formula="of:=[.F3]/[.$F$21]" office:value-type="float" office:value="0.251015463054932" calcext:value-type="float">
            <text:p>0.2510154631</text:p>
          </table:table-cell>
          <table:table-cell table:formula="of:=SUM([.G$2:.G3])" office:value-type="float" office:value="0.738280773690976" calcext:value-type="float">
            <text:p>0.7382807737</text:p>
          </table:table-cell>
          <table:table-cell table:formula="of:=[.G3]*[.B$18]" office:value-type="float" office:value="8.03249481775782" calcext:value-type="float">
            <text:p>8.0324948178</text:p>
          </table:table-cell>
          <table:table-cell table:formula="of:=([.B3]-[.I3])^2/[.I3]" office:value-type="float" office:value="1.14485287925713" calcext:value-type="float">
            <text:p>1.14485287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3]/[.M$18]" office:value-type="float" office:value="0.25" calcext:value-type="float">
            <text:p>0.25</text:p>
          </table:table-cell>
          <table:table-cell table:number-columns-repeated="2"/>
          <table:table-cell table:formula="of:=[.M3]*[.A3]" office:value-type="float" office:value="16" calcext:value-type="float">
            <text:p>16</text:p>
          </table:table-cell>
          <table:table-cell table:style-name="Default" table:formula="of:=(1-[.Q$19])^([.A3]-1)*[.Q$19]" office:value-type="float" office:value="0.232527414453693" calcext:value-type="float">
            <text:p>0.2325274145</text:p>
          </table:table-cell>
          <table:table-cell table:formula="of:=[.R3]/[.$R$21]" office:value-type="float" office:value="0.238615002286025" calcext:value-type="float">
            <text:p>0.2386150023</text:p>
          </table:table-cell>
          <table:table-cell table:style-name="Default" table:formula="of:=SUM([.S$2:.S3])" office:value-type="float" office:value="0.616060551356646" calcext:value-type="float">
            <text:p>0.6160605514</text:p>
          </table:table-cell>
          <table:table-cell table:style-name="Default" table:formula="of:=[.S3]*[.M$18]" office:value-type="float" office:value="7.6356800731528" calcext:value-type="float">
            <text:p>7.6356800732</text:p>
          </table:table-cell>
          <table:table-cell table:formula="of:=([.M3]-[.U3])^2/[.U3]" office:value-type="float" office:value="0.0173827357650338" calcext:value-type="float">
            <text:p>0.01738273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B$18]" office:value-type="float" office:value="0.125" calcext:value-type="float">
            <text:p>0.125</text:p>
          </table:table-cell>
          <table:table-cell/>
          <table:table-cell table:formula="of:=[.A4]*[.B4]" office:value-type="float" office:value="12" calcext:value-type="float">
            <text:p>12</text:p>
          </table:table-cell>
          <table:table-cell table:formula="of:=(1-[.E$19])^([.A4]-1)*[.E$19]" office:value-type="float" office:value="0.128669616272922" calcext:value-type="float">
            <text:p>0.1286696163</text:p>
          </table:table-cell>
          <table:table-cell table:formula="of:=[.F4]/[.$F$21]" office:value-type="float" office:value="0.129310996119207" calcext:value-type="float">
            <text:p>0.1293109961</text:p>
          </table:table-cell>
          <table:table-cell table:formula="of:=SUM([.G$2:.G4])" office:value-type="float" office:value="0.867591769810183" calcext:value-type="float">
            <text:p>0.8675917698</text:p>
          </table:table-cell>
          <table:table-cell table:formula="of:=[.G4]*[.B$18]" office:value-type="float" office:value="4.13795187581463" calcext:value-type="float">
            <text:p>4.1379518758</text:p>
          </table:table-cell>
          <table:table-cell table:formula="of:=([.B4]-[.I4])^2/[.I4]" office:value-type="float" office:value="0.00459906751260362" calcext:value-type="float">
            <text:p>0.00459906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4]/[.M$18]" office:value-type="float" office:value="0.15625" calcext:value-type="float">
            <text:p>0.15625</text:p>
          </table:table-cell>
          <table:table-cell table:number-columns-repeated="2"/>
          <table:table-cell table:formula="of:=[.M4]*[.A4]" office:value-type="float" office:value="15" calcext:value-type="float">
            <text:p>15</text:p>
          </table:table-cell>
          <table:table-cell table:style-name="Default" table:formula="of:=(1-[.Q$19])^([.A4]-1)*[.Q$19]" office:value-type="float" office:value="0.147000089597162" calcext:value-type="float">
            <text:p>0.1470000896</text:p>
          </table:table-cell>
          <table:table-cell table:formula="of:=[.R4]/[.$R$21]" office:value-type="float" office:value="0.150848564663579" calcext:value-type="float">
            <text:p>0.1508485647</text:p>
          </table:table-cell>
          <table:table-cell table:style-name="Default" table:formula="of:=SUM([.S$2:.S4])" office:value-type="float" office:value="0.766909116020225" calcext:value-type="float">
            <text:p>0.766909116</text:p>
          </table:table-cell>
          <table:table-cell table:style-name="Default" table:formula="of:=[.S4]*[.M$18]" office:value-type="float" office:value="4.82715406923453" calcext:value-type="float">
            <text:p>4.8271540692</text:p>
          </table:table-cell>
          <table:table-cell table:formula="of:=([.M4]-[.U4])^2/[.U4]" office:value-type="float" office:value="0.00618909513839469" calcext:value-type="float">
            <text:p>0.00618909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/[.B$18]" office:value-type="float" office:value="0.03125" calcext:value-type="float">
            <text:p>0.03125</text:p>
          </table:table-cell>
          <table:table-cell/>
          <table:table-cell table:formula="of:=[.A5]*[.B5]" office:value-type="float" office:value="4" calcext:value-type="float">
            <text:p>4</text:p>
          </table:table-cell>
          <table:table-cell table:formula="of:=(1-[.E$19])^([.A5]-1)*[.E$19]" office:value-type="float" office:value="0.0662843477769599" calcext:value-type="float">
            <text:p>0.0662843478</text:p>
          </table:table-cell>
          <table:table-cell table:formula="of:=[.F5]/[.$F$21]" office:value-type="float" office:value="0.0666147555765614" calcext:value-type="float">
            <text:p>0.0666147556</text:p>
          </table:table-cell>
          <table:table-cell table:formula="of:=SUM([.G$2:.G5])" office:value-type="float" office:value="0.934206525386745" calcext:value-type="float">
            <text:p>0.9342065254</text:p>
          </table:table-cell>
          <table:table-cell table:formula="of:=[.G5]*[.B$18]" office:value-type="float" office:value="2.13167217844996" calcext:value-type="float">
            <text:p>2.1316721784</text:p>
          </table:table-cell>
          <table:table-cell table:formula="of:=([.B5]-[.I5])^2/[.I5]" office:value-type="float" office:value="0.600787462736849" calcext:value-type="float">
            <text:p>0.60078746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5]/[.M$18]" office:value-type="float" office:value="0.0625" calcext:value-type="float">
            <text:p>0.0625</text:p>
          </table:table-cell>
          <table:table-cell table:number-columns-repeated="2"/>
          <table:table-cell table:formula="of:=[.M5]*[.A5]" office:value-type="float" office:value="8" calcext:value-type="float">
            <text:p>8</text:p>
          </table:table-cell>
          <table:table-cell table:style-name="Default" table:formula="of:=(1-[.Q$19])^([.A5]-1)*[.Q$19]" office:value-type="float" office:value="0.0929310911246427" calcext:value-type="float">
            <text:p>0.0929310911</text:p>
          </table:table-cell>
          <table:table-cell table:formula="of:=[.R5]/[.$R$21]" office:value-type="float" office:value="0.0953640351321476" calcext:value-type="float">
            <text:p>0.0953640351</text:p>
          </table:table-cell>
          <table:table-cell table:style-name="Default" table:formula="of:=SUM([.S$2:.S5])" office:value-type="float" office:value="0.862273151152373" calcext:value-type="float">
            <text:p>0.8622731512</text:p>
          </table:table-cell>
          <table:table-cell table:style-name="Default" table:formula="of:=[.S5]*[.M$18]" office:value-type="float" office:value="3.05164912422872" calcext:value-type="float">
            <text:p>3.0516491242</text:p>
          </table:table-cell>
          <table:table-cell table:formula="of:=([.M5]-[.U5])^2/[.U5]" office:value-type="float" office:value="0.362415807148392" calcext:value-type="float">
            <text:p>0.36241580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(1-[.E$19])^([.A6]-1)*[.E$19]" office:value-type="float" office:value="0.0341464821881308" calcext:value-type="float">
            <text:p>0.0341464822</text:p>
          </table:table-cell>
          <table:table-cell table:formula="of:=[.F6]/[.$F$21]" office:value-type="float" office:value="0.0343166922667134" calcext:value-type="float">
            <text:p>0.0343166923</text:p>
          </table:table-cell>
          <table:table-cell table:formula="of:=SUM([.G$2:.G6])" office:value-type="float" office:value="0.968523217653458" calcext:value-type="float">
            <text:p>0.9685232177</text:p>
          </table:table-cell>
          <table:table-cell table:formula="of:=[.G6]*[.B$18]" office:value-type="float" office:value="1.09813415253483" calcext:value-type="float">
            <text:p>1.0981341525</text:p>
          </table:table-cell>
          <table:table-cell table:formula="of:=([.B6]-[.I6])^2/[.I6]" office:value-type="float" office:value="1.09813415253483" calcext:value-type="float">
            <text:p>1.09813415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6]/[.M$18]" office:value-type="float" office:value="0.09375" calcext:value-type="float">
            <text:p>0.09375</text:p>
          </table:table-cell>
          <table:table-cell table:number-columns-repeated="2"/>
          <table:table-cell table:formula="of:=[.M6]*[.A6]" office:value-type="float" office:value="15" calcext:value-type="float">
            <text:p>15</text:p>
          </table:table-cell>
          <table:table-cell table:style-name="Default" table:formula="of:=(1-[.Q$19])^([.A6]-1)*[.Q$19]" office:value-type="float" office:value="0.0587495403661534" calcext:value-type="float">
            <text:p>0.0587495404</text:p>
          </table:table-cell>
          <table:table-cell table:formula="of:=[.R6]/[.$R$21]" office:value-type="float" office:value="0.0602876084168749" calcext:value-type="float">
            <text:p>0.0602876084</text:p>
          </table:table-cell>
          <table:table-cell table:style-name="Default" table:formula="of:=SUM([.S$2:.S6])" office:value-type="float" office:value="0.922560759569248" calcext:value-type="float">
            <text:p>0.9225607596</text:p>
          </table:table-cell>
          <table:table-cell table:style-name="Default" table:formula="of:=[.S6]*[.M$18]" office:value-type="float" office:value="1.92920346934" calcext:value-type="float">
            <text:p>1.9292034693</text:p>
          </table:table-cell>
          <table:table-cell table:formula="of:=([.M6]-[.U6])^2/[.U6]" office:value-type="float" office:value="0.594341254458638" calcext:value-type="float">
            <text:p>0.59434125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[.B$18]" office:value-type="float" office:value="0.03125" calcext:value-type="float">
            <text:p>0.03125</text:p>
          </table:table-cell>
          <table:table-cell/>
          <table:table-cell table:formula="of:=[.A7]*[.B7]" office:value-type="float" office:value="6" calcext:value-type="float">
            <text:p>6</text:p>
          </table:table-cell>
          <table:table-cell table:formula="of:=(1-[.E$19])^([.A7]-1)*[.E$19]" office:value-type="float" office:value="0.0175906120363098" calcext:value-type="float">
            <text:p>0.017590612</text:p>
          </table:table-cell>
          <table:table-cell table:formula="of:=[.F7]/[.$F$21]" office:value-type="float" office:value="0.0176782960161857" calcext:value-type="float">
            <text:p>0.017678296</text:p>
          </table:table-cell>
          <table:table-cell table:formula="of:=SUM([.G$2:.G7])" office:value-type="float" office:value="0.986201513669644" calcext:value-type="float">
            <text:p>0.9862015137</text:p>
          </table:table-cell>
          <table:table-cell table:formula="of:=[.G7]*[.B$18]" office:value-type="float" office:value="0.565705472517942" calcext:value-type="float">
            <text:p>0.5657054725</text:p>
          </table:table-cell>
          <table:table-cell table:formula="of:=([.B7]-[.I7])^2/[.I7]" office:value-type="float" office:value="0.333409779052264" calcext:value-type="float">
            <text:p>0.33340977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7]/[.M$18]" office:value-type="float" office:value="0.03125" calcext:value-type="float">
            <text:p>0.03125</text:p>
          </table:table-cell>
          <table:table-cell table:number-columns-repeated="2"/>
          <table:table-cell table:formula="of:=[.M7]*[.A7]" office:value-type="float" office:value="6" calcext:value-type="float">
            <text:p>6</text:p>
          </table:table-cell>
          <table:table-cell table:style-name="Default" table:formula="of:=(1-[.Q$19])^([.A7]-1)*[.Q$19]" office:value-type="float" office:value="0.0371405140245797" calcext:value-type="float">
            <text:p>0.037140514</text:p>
          </table:table-cell>
          <table:table-cell table:formula="of:=[.R7]/[.$R$21]" office:value-type="float" office:value="0.0381128558957255" calcext:value-type="float">
            <text:p>0.0381128559</text:p>
          </table:table-cell>
          <table:table-cell table:style-name="Default" table:formula="of:=SUM([.S$2:.S7])" office:value-type="float" office:value="0.960673615464973" calcext:value-type="float">
            <text:p>0.9606736155</text:p>
          </table:table-cell>
          <table:table-cell table:style-name="Default" table:formula="of:=[.S7]*[.M$18]" office:value-type="float" office:value="1.21961138866322" calcext:value-type="float">
            <text:p>1.2196113887</text:p>
          </table:table-cell>
          <table:table-cell table:formula="of:=([.M7]-[.U7])^2/[.U7]" office:value-type="float" office:value="0.0395446963507371" calcext:value-type="float">
            <text:p>0.03954469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8]/[.B$18]" office:value-type="float" office:value="0.03125" calcext:value-type="float">
            <text:p>0.03125</text:p>
          </table:table-cell>
          <table:table-cell/>
          <table:table-cell table:formula="of:=[.A8]*[.B8]" office:value-type="float" office:value="7" calcext:value-type="float">
            <text:p>7</text:p>
          </table:table-cell>
          <table:table-cell table:formula="of:=(1-[.E$19])^([.A8]-1)*[.E$19]" office:value-type="float" office:value="0.00906183044294748" calcext:value-type="float">
            <text:p>0.0090618304</text:p>
          </table:table-cell>
          <table:table-cell table:formula="of:=[.F8]/[.$F$21]" office:value-type="float" office:value="0.00910700097803506" calcext:value-type="float">
            <text:p>0.009107001</text:p>
          </table:table-cell>
          <table:table-cell table:formula="of:=SUM([.G$2:.G8])" office:value-type="float" office:value="0.995308514647679" calcext:value-type="float">
            <text:p>0.9953085146</text:p>
          </table:table-cell>
          <table:table-cell table:formula="of:=[.G8]*[.B$18]" office:value-type="float" office:value="0.291424031297122" calcext:value-type="float">
            <text:p>0.2914240313</text:p>
          </table:table-cell>
          <table:table-cell table:formula="of:=([.B8]-[.I8])^2/[.I8]" office:value-type="float" office:value="1.72285003809904" calcext:value-type="float">
            <text:p>1.72285003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8]/[.M$18]" office:value-type="float" office:value="0" calcext:value-type="float">
            <text:p>0</text:p>
          </table:table-cell>
          <table:table-cell table:number-columns-repeated="2"/>
          <table:table-cell table:formula="of:=[.M8]*[.A8]" office:value-type="float" office:value="0" calcext:value-type="float">
            <text:p>0</text:p>
          </table:table-cell>
          <table:table-cell table:style-name="Default" table:formula="of:=(1-[.Q$19])^([.A8]-1)*[.Q$19]" office:value-type="float" office:value="0.0234796353028952" calcext:value-type="float">
            <text:p>0.0234796353</text:p>
          </table:table-cell>
          <table:table-cell table:formula="of:=[.R8]/[.$R$21]" office:value-type="float" office:value="0.0240943341869529" calcext:value-type="float">
            <text:p>0.0240943342</text:p>
          </table:table-cell>
          <table:table-cell table:style-name="Default" table:formula="of:=SUM([.S$2:.S8])" office:value-type="float" office:value="0.984767949651926" calcext:value-type="float">
            <text:p>0.9847679497</text:p>
          </table:table-cell>
          <table:table-cell table:style-name="Default" table:formula="of:=[.S8]*[.M$18]" office:value-type="float" office:value="0.771018693982494" calcext:value-type="float">
            <text:p>0.771018694</text:p>
          </table:table-cell>
          <table:table-cell table:formula="of:=([.M8]-[.U8])^2/[.U8]" office:value-type="float" office:value="0.771018693982494" calcext:value-type="float">
            <text:p>0.7710186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/[.B$18]" office:value-type="float" office:value="0.03125" calcext:value-type="float">
            <text:p>0.03125</text:p>
          </table:table-cell>
          <table:table-cell/>
          <table:table-cell table:formula="of:=[.A9]*[.B9]" office:value-type="float" office:value="8" calcext:value-type="float">
            <text:p>8</text:p>
          </table:table-cell>
          <table:table-cell table:formula="of:=(1-[.E$19])^([.A9]-1)*[.E$19]" office:value-type="float" office:value="0.00466821568273052" calcext:value-type="float">
            <text:p>0.0046682157</text:p>
          </table:table-cell>
          <table:table-cell table:formula="of:=[.F9]/[.$F$21]" office:value-type="float" office:value="0.00469148535232109" calcext:value-type="float">
            <text:p>0.0046914854</text:p>
          </table:table-cell>
          <table:table-cell table:formula="of:=SUM([.G$2:.G9])" office:value-type="float" office:value="1" calcext:value-type="float">
            <text:p>1</text:p>
          </table:table-cell>
          <table:table-cell table:formula="of:=[.G9]*[.B$18]" office:value-type="float" office:value="0.150127531274275" calcext:value-type="float">
            <text:p>0.1501275313</text:p>
          </table:table-cell>
          <table:table-cell table:formula="of:=([.B9]-[.I9])^2/[.I9]" office:value-type="float" office:value="4.8111309562427" calcext:value-type="float">
            <text:p>4.81113095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9]/[.M$18]" office:value-type="float" office:value="0.0625" calcext:value-type="float">
            <text:p>0.0625</text:p>
          </table:table-cell>
          <table:table-cell table:number-columns-repeated="2"/>
          <table:table-cell table:formula="of:=[.M9]*[.A9]" office:value-type="float" office:value="16" calcext:value-type="float">
            <text:p>16</text:p>
          </table:table-cell>
          <table:table-cell table:style-name="Default" table:formula="of:=(1-[.Q$19])^([.A9]-1)*[.Q$19]" office:value-type="float" office:value="0.0148434476052786" calcext:value-type="float">
            <text:p>0.0148434476</text:p>
          </table:table-cell>
          <table:table-cell table:formula="of:=[.R9]/[.$R$21]" office:value-type="float" office:value="0.0152320503480737" calcext:value-type="float">
            <text:p>0.0152320503</text:p>
          </table:table-cell>
          <table:table-cell table:style-name="Default" table:formula="of:=SUM([.S$2:.S9])" office:value-type="float" office:value="1" calcext:value-type="float">
            <text:p>1</text:p>
          </table:table-cell>
          <table:table-cell table:style-name="Default" table:formula="of:=[.S9]*[.M$18]" office:value-type="float" office:value="0.487425611138358" calcext:value-type="float">
            <text:p>0.4874256111</text:p>
          </table:table-cell>
          <table:table-cell table:formula="of:=([.M9]-[.U9])^2/[.U9]" office:value-type="float" office:value="4.69380604867466" calcext:value-type="float">
            <text:p>4.69380604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(1-[.E$19])^([.A10]-1)*[.E$19]" office:value-type="float" office:value="0.00240483838201269" calcext:value-type="float">
            <text:p>0.002404838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0]/[.M$18]" office:value-type="float" office:value="0" calcext:value-type="float">
            <text:p>0</text:p>
          </table:table-cell>
          <table:table-cell table:number-columns-repeated="2"/>
          <table:table-cell table:formula="of:=[.M10]*[.A10]" office:value-type="float" office:value="0" calcext:value-type="float">
            <text:p>0</text:p>
          </table:table-cell>
          <table:table-cell table:style-name="Default" table:formula="of:=(1-[.Q$19])^([.A10]-1)*[.Q$19]" office:value-type="float" office:value="0.00938378871598072" calcext:value-type="float">
            <text:p>0.0093837887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(1-[.E$19])^([.A11]-1)*[.E$19]" office:value-type="float" office:value="0.00123885613618836" calcext:value-type="float">
            <text:p>0.00123885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1]/[.M$18]" office:value-type="float" office:value="0" calcext:value-type="float">
            <text:p>0</text:p>
          </table:table-cell>
          <table:table-cell table:number-columns-repeated="2"/>
          <table:table-cell table:formula="of:=[.M11]*[.A11]" office:value-type="float" office:value="0" calcext:value-type="float">
            <text:p>0</text:p>
          </table:table-cell>
          <table:table-cell table:style-name="Default" table:formula="of:=(1-[.Q$19])^([.A11]-1)*[.Q$19]" office:value-type="float" office:value="0.00593228022274644" calcext:value-type="float">
            <text:p>0.0059322802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(1-[.E$19])^([.A12]-1)*[.E$19]" office:value-type="float" office:value="0.000638198615612184" calcext:value-type="float">
            <text:p>0.00063819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2]/[.M$18]" office:value-type="float" office:value="0" calcext:value-type="float">
            <text:p>0</text:p>
          </table:table-cell>
          <table:table-cell table:number-columns-repeated="2"/>
          <table:table-cell table:formula="of:=[.M12]*[.A12]" office:value-type="float" office:value="0" calcext:value-type="float">
            <text:p>0</text:p>
          </table:table-cell>
          <table:table-cell table:style-name="Default" table:formula="of:=(1-[.Q$19])^([.A12]-1)*[.Q$19]" office:value-type="float" office:value="0.0037502920948397" calcext:value-type="float">
            <text:p>0.003750292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(1-[.E$19])^([.A13]-1)*[.E$19]" office:value-type="float" office:value="0.000328768983800216" calcext:value-type="float">
            <text:p>0.00032876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3]/[.M$18]" office:value-type="float" office:value="0" calcext:value-type="float">
            <text:p>0</text:p>
          </table:table-cell>
          <table:table-cell table:number-columns-repeated="2"/>
          <table:table-cell table:formula="of:=[.M13]*[.A13]" office:value-type="float" office:value="0" calcext:value-type="float">
            <text:p>0</text:p>
          </table:table-cell>
          <table:table-cell table:style-name="Default" table:formula="of:=(1-[.Q$19])^([.A13]-1)*[.Q$19]" office:value-type="float" office:value="0.0023708743128297" calcext:value-type="float">
            <text:p>0.002370874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(1-[.E$19])^([.A14]-1)*[.E$19]" office:value-type="float" office:value="0.000169365840139505" calcext:value-type="float">
            <text:p>0.00016936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4]/[.M$18]" office:value-type="float" office:value="0" calcext:value-type="float">
            <text:p>0</text:p>
          </table:table-cell>
          <table:table-cell table:number-columns-repeated="2"/>
          <table:table-cell table:formula="of:=[.M14]*[.A14]" office:value-type="float" office:value="0" calcext:value-type="float">
            <text:p>0</text:p>
          </table:table-cell>
          <table:table-cell table:style-name="Default" table:formula="of:=(1-[.Q$19])^([.A14]-1)*[.Q$19]" office:value-type="float" office:value="0.0014988285885705" calcext:value-type="float">
            <text:p>0.0014988286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formula="of:=(1-[.E$19])^([.A15]-1)*[.E$19]" office:value-type="float" office:value="0.0000872490691627754" calcext:value-type="float">
            <text:p>8.72490691627754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5]/[.M$18]" office:value-type="float" office:value="0" calcext:value-type="float">
            <text:p>0</text:p>
          </table:table-cell>
          <table:table-cell table:number-columns-repeated="2"/>
          <table:table-cell table:formula="of:=[.M15]*[.A15]" office:value-type="float" office:value="0" calcext:value-type="float">
            <text:p>0</text:p>
          </table:table-cell>
          <table:table-cell table:style-name="Default" table:formula="of:=(1-[.Q$19])^([.A15]-1)*[.Q$19]" office:value-type="float" office:value="0.000947535314613533" calcext:value-type="float">
            <text:p>0.000947535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(1-[.E$19])^([.A16]-1)*[.E$19]" office:value-type="float" office:value="0.0000449464901747631" calcext:value-type="float">
            <text:p>4.49464901747631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6]/[.M$18]" office:value-type="float" office:value="0" calcext:value-type="float">
            <text:p>0</text:p>
          </table:table-cell>
          <table:table-cell table:number-columns-repeated="2"/>
          <table:table-cell table:formula="of:=[.M16]*[.A16]" office:value-type="float" office:value="0" calcext:value-type="float">
            <text:p>0</text:p>
          </table:table-cell>
          <table:table-cell table:style-name="Default" table:formula="of:=(1-[.Q$19])^([.A16]-1)*[.Q$19]" office:value-type="float" office:value="0.000599016578203958" calcext:value-type="float">
            <text:p>0.000599016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(1-[.E$19])^([.A17]-1)*[.E$19]" office:value-type="float" office:value="0.0000231542525142719" calcext:value-type="float">
            <text:p>2.31542525142719E-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17]/[.M$18]" office:value-type="float" office:value="0" calcext:value-type="float">
            <text:p>0</text:p>
          </table:table-cell>
          <table:table-cell table:number-columns-repeated="2"/>
          <table:table-cell table:formula="of:=[.M17]*[.A17]" office:value-type="float" office:value="0" calcext:value-type="float">
            <text:p>0</text:p>
          </table:table-cell>
          <table:table-cell table:style-name="Default" table:formula="of:=(1-[.Q$19])^([.A17]-1)*[.Q$19]" office:value-type="float" office:value="0.000378688641393306" calcext:value-type="float">
            <text:p>0.00037868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2:.E17])/[.B18]" office:value-type="float" office:value="2.0625" calcext:value-type="float">
            <text:p>2.0625</text:p>
          </table:table-cell>
          <table:table-cell/>
          <table:table-cell table:formula="of:=SUM([.G2:.G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2:.M17])" office:value-type="float" office:value="32" calcext:value-type="float">
            <text:p>32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2:.Q9])/[.M18]" office:value-type="float" office:value="2.71875" calcext:value-type="float">
            <text:p>2.71875</text:p>
          </table:table-cell>
          <table:table-cell/>
          <table:table-cell table:formula="of:=SUM([.S2:.S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18]" office:value-type="float" office:value="0.484848484848485" calcext:value-type="float">
            <text:p>0.4848484848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18]" office:value-type="float" office:value="0.367816091954023" calcext:value-type="float">
            <text:p>0.367816092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8:</text:p>
          </table:table-cell>
          <table:table-cell/>
          <table:table-cell table:formula="of:=SUM([.F2:.F9])" office:value-type="float" office:value="0.995040020837099" calcext:value-type="float">
            <text:p>0.9950400208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R2:.R9])" office:value-type="float" office:value="0.974487824428428" calcext:value-type="float">
            <text:p>0.974487824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GOF chi^2:</text:p>
          </table:table-cell>
          <table:table-cell/>
          <table:table-cell table:formula="of:=SUM([.J2:.J9])" office:value-type="float" office:value="10.4604256981177" calcext:value-type="float">
            <text:p>10.4604256981</text:p>
          </table:table-cell>
          <table:table-cell table:number-columns-repeated="9"/>
          <table:table-cell table:style-name="ce3" office:value-type="string" calcext:value-type="string">
            <text:p>GOF chi^2:</text:p>
          </table:table-cell>
          <table:table-cell/>
          <table:table-cell table:formula="of:=SUM([.V2:.V9])" office:value-type="float" office:value="6.58095719841696" calcext:value-type="float">
            <text:p>6.58095719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164" calcext:value-type="float">
            <text:p>0.164</text:p>
          </table:table-cell>
          <table:table-cell table:number-columns-repeated="6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office:value-type="float" office:value="0.473768" calcext:value-type="float">
            <text:p>0.4737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 table:number-rows-repeated="6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32]/[.B$18]" office:value-type="float" office:value="0.3125" calcext:value-type="float">
            <text:p>0.3125</text:p>
          </table:table-cell>
          <table:table-cell/>
          <table:table-cell table:formula="of:=[.A32]*[.B32]" office:value-type="float" office:value="10" calcext:value-type="float">
            <text:p>10</text:p>
          </table:table-cell>
          <table:table-cell table:formula="of:=(1-[.E$49])^([.A32]-1)*[.E$49]" office:value-type="float" office:value="0.30188679245283" calcext:value-type="float">
            <text:p>0.3018867925</text:p>
          </table:table-cell>
          <table:table-cell table:formula="of:=[.F32]/[.$F$51]" office:value-type="float" office:value="0.30779486430302" calcext:value-type="float">
            <text:p>0.3077948643</text:p>
          </table:table-cell>
          <table:table-cell table:formula="of:=SUM([.G$32:.G32])" office:value-type="float" office:value="0.30779486430302" calcext:value-type="float">
            <text:p>0.3077948643</text:p>
          </table:table-cell>
          <table:table-cell table:formula="of:=[.G32]*[.B$48]" office:value-type="float" office:value="9.84943565769665" calcext:value-type="float">
            <text:p>9.8494356577</text:p>
          </table:table-cell>
          <table:table-cell table:formula="of:=([.B32]-[.I32])^2/[.I32]" office:value-type="float" office:value="0.00230161625103125" calcext:value-type="float">
            <text:p>0.00230161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M32]/[.M$18]" office:value-type="float" office:value="0.375" calcext:value-type="float">
            <text:p>0.375</text:p>
          </table:table-cell>
          <table:table-cell table:number-columns-repeated="2"/>
          <table:table-cell table:formula="of:=[.M32]*[.A32]" office:value-type="float" office:value="12" calcext:value-type="float">
            <text:p>12</text:p>
          </table:table-cell>
          <table:table-cell table:style-name="Default" table:formula="of:=(1-[.Q$49])^([.A32]-1)*[.Q$49]" office:value-type="float" office:value="0.329896907216495" calcext:value-type="float">
            <text:p>0.3298969072</text:p>
          </table:table-cell>
          <table:table-cell table:formula="of:=[.R32]/[.$Q$51]" office:value-type="float" office:value="0.333982752198386" calcext:value-type="float">
            <text:p>0.3339827522</text:p>
          </table:table-cell>
          <table:table-cell table:style-name="Default" table:formula="of:=SUM([.S$32:.S32])" office:value-type="float" office:value="0.333982752198385" calcext:value-type="float">
            <text:p>0.3339827522</text:p>
          </table:table-cell>
          <table:table-cell table:style-name="Default" table:formula="of:=[.S32]*[.M$48]" office:value-type="float" office:value="10.6874480703483" calcext:value-type="float">
            <text:p>10.6874480703</text:p>
          </table:table-cell>
          <table:table-cell table:formula="of:=([.M32]-[.U32])^2/[.U32]" office:value-type="float" office:value="0.161197748676056" calcext:value-type="float">
            <text:p>0.161197748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3]/[.B$18]" office:value-type="float" office:value="0.25" calcext:value-type="float">
            <text:p>0.25</text:p>
          </table:table-cell>
          <table:table-cell/>
          <table:table-cell table:formula="of:=[.A33]*[.B33]" office:value-type="float" office:value="16" calcext:value-type="float">
            <text:p>16</text:p>
          </table:table-cell>
          <table:table-cell table:formula="of:=(1-[.E$49])^([.A33]-1)*[.E$49]" office:value-type="float" office:value="0.210751156995372" calcext:value-type="float">
            <text:p>0.210751157</text:p>
          </table:table-cell>
          <table:table-cell table:formula="of:=[.F33]/[.$F$51]" office:value-type="float" office:value="0.214875659985127" calcext:value-type="float">
            <text:p>0.21487566</text:p>
          </table:table-cell>
          <table:table-cell table:formula="of:=SUM([.G$32:.G33])" office:value-type="float" office:value="0.522670524288148" calcext:value-type="float">
            <text:p>0.5226705243</text:p>
          </table:table-cell>
          <table:table-cell table:formula="of:=[.G33]*[.B$48]" office:value-type="float" office:value="6.87602111952408" calcext:value-type="float">
            <text:p>6.8760211195</text:p>
          </table:table-cell>
          <table:table-cell table:formula="of:=([.B33]-[.I33])^2/[.I33]" office:value-type="float" office:value="0.183729587474472" calcext:value-type="float">
            <text:p>0.18372958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3]/[.M$18]" office:value-type="float" office:value="0.21875" calcext:value-type="float">
            <text:p>0.21875</text:p>
          </table:table-cell>
          <table:table-cell table:number-columns-repeated="2"/>
          <table:table-cell table:formula="of:=[.M33]*[.A33]" office:value-type="float" office:value="14" calcext:value-type="float">
            <text:p>14</text:p>
          </table:table-cell>
          <table:table-cell table:style-name="Default" table:formula="of:=(1-[.Q$49])^([.A33]-1)*[.Q$49]" office:value-type="float" office:value="0.221064937825486" calcext:value-type="float">
            <text:p>0.2210649378</text:p>
          </table:table-cell>
          <table:table-cell table:formula="of:=[.R33]/[.$Q$51]" office:value-type="float" office:value="0.223802875184485" calcext:value-type="float">
            <text:p>0.2238028752</text:p>
          </table:table-cell>
          <table:table-cell table:style-name="Default" table:formula="of:=SUM([.S$32:.S33])" office:value-type="float" office:value="0.557785627382871" calcext:value-type="float">
            <text:p>0.5577856274</text:p>
          </table:table-cell>
          <table:table-cell table:style-name="Default" table:formula="of:=[.S33]*[.M$48]" office:value-type="float" office:value="7.16169200590352" calcext:value-type="float">
            <text:p>7.1616920059</text:p>
          </table:table-cell>
          <table:table-cell table:formula="of:=([.M33]-[.U33])^2/[.U33]" office:value-type="float" office:value="0.00365057653296911" calcext:value-type="float">
            <text:p>0.0036505765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34]/[.B$18]" office:value-type="float" office:value="0.09375" calcext:value-type="float">
            <text:p>0.09375</text:p>
          </table:table-cell>
          <table:table-cell/>
          <table:table-cell table:formula="of:=[.A34]*[.B34]" office:value-type="float" office:value="9" calcext:value-type="float">
            <text:p>9</text:p>
          </table:table-cell>
          <table:table-cell table:formula="of:=(1-[.E$49])^([.A34]-1)*[.E$49]" office:value-type="float" office:value="0.147128166204316" calcext:value-type="float">
            <text:p>0.1471281662</text:p>
          </table:table-cell>
          <table:table-cell table:formula="of:=[.F34]/[.$F$51]" office:value-type="float" office:value="0.150007536216032" calcext:value-type="float">
            <text:p>0.1500075362</text:p>
          </table:table-cell>
          <table:table-cell table:formula="of:=SUM([.G$32:.G34])" office:value-type="float" office:value="0.67267806050418" calcext:value-type="float">
            <text:p>0.6726780605</text:p>
          </table:table-cell>
          <table:table-cell table:formula="of:=[.G34]*[.B$48]" office:value-type="float" office:value="4.80024115891303" calcext:value-type="float">
            <text:p>4.8002411589</text:p>
          </table:table-cell>
          <table:table-cell table:formula="of:=([.B34]-[.I34])^2/[.I34]" office:value-type="float" office:value="0.675146960945271" calcext:value-type="float">
            <text:p>0.67514696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4]/[.M$18]" office:value-type="float" office:value="0.0625" calcext:value-type="float">
            <text:p>0.0625</text:p>
          </table:table-cell>
          <table:table-cell table:number-columns-repeated="2"/>
          <table:table-cell table:formula="of:=[.M34]*[.A34]" office:value-type="float" office:value="6" calcext:value-type="float">
            <text:p>6</text:p>
          </table:table-cell>
          <table:table-cell table:style-name="Default" table:formula="of:=(1-[.Q$49])^([.A34]-1)*[.Q$49]" office:value-type="float" office:value="0.148136298542852" calcext:value-type="float">
            <text:p>0.1481362985</text:p>
          </table:table-cell>
          <table:table-cell table:formula="of:=[.R34]/[.$Q$51]" office:value-type="float" office:value="0.149970998834965" calcext:value-type="float">
            <text:p>0.1499709988</text:p>
          </table:table-cell>
          <table:table-cell table:style-name="Default" table:formula="of:=SUM([.S$32:.S34])" office:value-type="float" office:value="0.707756626217835" calcext:value-type="float">
            <text:p>0.7077566262</text:p>
          </table:table-cell>
          <table:table-cell table:style-name="Default" table:formula="of:=[.S34]*[.M$48]" office:value-type="float" office:value="4.79907196271886" calcext:value-type="float">
            <text:p>4.7990719627</text:p>
          </table:table-cell>
          <table:table-cell table:formula="of:=([.M34]-[.U34])^2/[.U34]" office:value-type="float" office:value="1.6325664447924" calcext:value-type="float">
            <text:p>1.63256644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/[.B$18]" office:value-type="float" office:value="0.15625" calcext:value-type="float">
            <text:p>0.15625</text:p>
          </table:table-cell>
          <table:table-cell/>
          <table:table-cell table:formula="of:=[.A35]*[.B35]" office:value-type="float" office:value="20" calcext:value-type="float">
            <text:p>20</text:p>
          </table:table-cell>
          <table:table-cell table:formula="of:=(1-[.E$49])^([.A35]-1)*[.E$49]" office:value-type="float" office:value="0.102712116029428" calcext:value-type="float">
            <text:p>0.102712116</text:p>
          </table:table-cell>
          <table:table-cell table:formula="of:=[.F35]/[.$F$51]" office:value-type="float" office:value="0.104722242264023" calcext:value-type="float">
            <text:p>0.1047222423</text:p>
          </table:table-cell>
          <table:table-cell table:formula="of:=SUM([.G$32:.G35])" office:value-type="float" office:value="0.777400302768202" calcext:value-type="float">
            <text:p>0.7774003028</text:p>
          </table:table-cell>
          <table:table-cell table:formula="of:=[.G35]*[.B$48]" office:value-type="float" office:value="3.35111175244872" calcext:value-type="float">
            <text:p>3.3511117524</text:p>
          </table:table-cell>
          <table:table-cell table:formula="of:=([.B35]-[.I35])^2/[.I35]" office:value-type="float" office:value="0.811322526300718" calcext:value-type="float">
            <text:p>0.81132252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35]/[.M$18]" office:value-type="float" office:value="0.15625" calcext:value-type="float">
            <text:p>0.15625</text:p>
          </table:table-cell>
          <table:table-cell table:number-columns-repeated="2"/>
          <table:table-cell table:formula="of:=[.M35]*[.A35]" office:value-type="float" office:value="20" calcext:value-type="float">
            <text:p>20</text:p>
          </table:table-cell>
          <table:table-cell table:style-name="Default" table:formula="of:=(1-[.Q$49])^([.A35]-1)*[.Q$49]" office:value-type="float" office:value="0.0992665918070655" calcext:value-type="float">
            <text:p>0.0992665918</text:p>
          </table:table-cell>
          <table:table-cell table:formula="of:=[.R35]/[.$Q$51]" office:value-type="float" office:value="0.100496030147141" calcext:value-type="float">
            <text:p>0.1004960301</text:p>
          </table:table-cell>
          <table:table-cell table:style-name="Default" table:formula="of:=SUM([.S$32:.S35])" office:value-type="float" office:value="0.808252656364976" calcext:value-type="float">
            <text:p>0.8082526564</text:p>
          </table:table-cell>
          <table:table-cell table:style-name="Default" table:formula="of:=[.S35]*[.M$48]" office:value-type="float" office:value="3.21587296470851" calcext:value-type="float">
            <text:p>3.2158729647</text:p>
          </table:table-cell>
          <table:table-cell table:formula="of:=([.M35]-[.U35])^2/[.U35]" office:value-type="float" office:value="0.989811884048262" calcext:value-type="float">
            <text:p>0.9898118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6]/[.B$18]" office:value-type="float" office:value="0.03125" calcext:value-type="float">
            <text:p>0.03125</text:p>
          </table:table-cell>
          <table:table-cell/>
          <table:table-cell table:formula="of:=[.A36]*[.B36]" office:value-type="float" office:value="5" calcext:value-type="float">
            <text:p>5</text:p>
          </table:table-cell>
          <table:table-cell table:formula="of:=(1-[.E$49])^([.A36]-1)*[.E$49]" office:value-type="float" office:value="0.0717046847752613" calcext:value-type="float">
            <text:p>0.0717046848</text:p>
          </table:table-cell>
          <table:table-cell table:formula="of:=[.F36]/[.$F$51]" office:value-type="float" office:value="0.0731079804484686" calcext:value-type="float">
            <text:p>0.0731079804</text:p>
          </table:table-cell>
          <table:table-cell table:formula="of:=SUM([.G$32:.G36])" office:value-type="float" office:value="0.850508283216671" calcext:value-type="float">
            <text:p>0.8505082832</text:p>
          </table:table-cell>
          <table:table-cell table:formula="of:=[.G36]*[.B$48]" office:value-type="float" office:value="2.33945537435099" calcext:value-type="float">
            <text:p>2.3394553744</text:p>
          </table:table-cell>
          <table:table-cell table:formula="of:=([.B36]-[.I36])^2/[.I36]" office:value-type="float" office:value="0.766905288960893" calcext:value-type="float">
            <text:p>0.7669052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36]/[.M$18]" office:value-type="float" office:value="0.0625" calcext:value-type="float">
            <text:p>0.0625</text:p>
          </table:table-cell>
          <table:table-cell table:number-columns-repeated="2"/>
          <table:table-cell table:formula="of:=[.M36]*[.A36]" office:value-type="float" office:value="10" calcext:value-type="float">
            <text:p>10</text:p>
          </table:table-cell>
          <table:table-cell table:style-name="Default" table:formula="of:=(1-[.Q$49])^([.A36]-1)*[.Q$49]" office:value-type="float" office:value="0.0665188501799924" calcext:value-type="float">
            <text:p>0.0665188502</text:p>
          </table:table-cell>
          <table:table-cell table:formula="of:=[.R36]/[.$Q$51]" office:value-type="float" office:value="0.0673427006140636" calcext:value-type="float">
            <text:p>0.0673427006</text:p>
          </table:table-cell>
          <table:table-cell table:style-name="Default" table:formula="of:=SUM([.S$32:.S36])" office:value-type="float" office:value="0.875595356979039" calcext:value-type="float">
            <text:p>0.875595357</text:p>
          </table:table-cell>
          <table:table-cell table:style-name="Default" table:formula="of:=[.S36]*[.M$48]" office:value-type="float" office:value="2.15496641965003" calcext:value-type="float">
            <text:p>2.1549664197</text:p>
          </table:table-cell>
          <table:table-cell table:formula="of:=([.M36]-[.U36])^2/[.U36]" office:value-type="float" office:value="0.01114383546777" calcext:value-type="float">
            <text:p>0.01114383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/>
          <table:table-cell table:formula="of:=[.A37]*[.B37]" office:value-type="float" office:value="0" calcext:value-type="float">
            <text:p>0</text:p>
          </table:table-cell>
          <table:table-cell table:formula="of:=(1-[.E$49])^([.A37]-1)*[.E$49]" office:value-type="float" office:value="0.0500579874846164" calcext:value-type="float">
            <text:p>0.0500579875</text:p>
          </table:table-cell>
          <table:table-cell table:formula="of:=[.F37]/[.$F$51]" office:value-type="float" office:value="0.0510376467281762" calcext:value-type="float">
            <text:p>0.0510376467</text:p>
          </table:table-cell>
          <table:table-cell table:formula="of:=SUM([.G$32:.G37])" office:value-type="float" office:value="0.901545929944847" calcext:value-type="float">
            <text:p>0.9015459299</text:p>
          </table:table-cell>
          <table:table-cell table:formula="of:=[.G37]*[.B$48]" office:value-type="float" office:value="1.63320469530164" calcext:value-type="float">
            <text:p>1.6332046953</text:p>
          </table:table-cell>
          <table:table-cell table:formula="of:=([.B37]-[.I37])^2/[.I37]" office:value-type="float" office:value="1.63320469530164" calcext:value-type="float">
            <text:p>1.63320469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7]/[.M$18]" office:value-type="float" office:value="0.03125" calcext:value-type="float">
            <text:p>0.03125</text:p>
          </table:table-cell>
          <table:table-cell table:number-columns-repeated="2"/>
          <table:table-cell table:formula="of:=[.M37]*[.A37]" office:value-type="float" office:value="6" calcext:value-type="float">
            <text:p>6</text:p>
          </table:table-cell>
          <table:table-cell table:style-name="Default" table:formula="of:=(1-[.Q$49])^([.A37]-1)*[.Q$49]" office:value-type="float" office:value="0.0445744872340155" calcext:value-type="float">
            <text:p>0.0445744872</text:p>
          </table:table-cell>
          <table:table-cell table:formula="of:=[.R37]/[.$Q$51]" office:value-type="float" office:value="0.0451265519578776" calcext:value-type="float">
            <text:p>0.045126552</text:p>
          </table:table-cell>
          <table:table-cell table:style-name="Default" table:formula="of:=SUM([.S$32:.S37])" office:value-type="float" office:value="0.920721908936917" calcext:value-type="float">
            <text:p>0.9207219089</text:p>
          </table:table-cell>
          <table:table-cell table:style-name="Default" table:formula="of:=[.S37]*[.M$48]" office:value-type="float" office:value="1.44404966265208" calcext:value-type="float">
            <text:p>1.4440496627</text:p>
          </table:table-cell>
          <table:table-cell table:formula="of:=([.M37]-[.U37])^2/[.U37]" office:value-type="float" office:value="0.136546621630238" calcext:value-type="float">
            <text:p>0.13654662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38]/[.B$18]" office:value-type="float" office:value="0.03125" calcext:value-type="float">
            <text:p>0.03125</text:p>
          </table:table-cell>
          <table:table-cell/>
          <table:table-cell table:formula="of:=[.A38]*[.B38]" office:value-type="float" office:value="7" calcext:value-type="float">
            <text:p>7</text:p>
          </table:table-cell>
          <table:table-cell table:formula="of:=(1-[.E$49])^([.A38]-1)*[.E$49]" office:value-type="float" office:value="0.0349461422062416" calcext:value-type="float">
            <text:p>0.0349461422</text:p>
          </table:table-cell>
          <table:table-cell table:formula="of:=[.F38]/[.$F$51]" office:value-type="float" office:value="0.0356300552630664" calcext:value-type="float">
            <text:p>0.0356300553</text:p>
          </table:table-cell>
          <table:table-cell table:formula="of:=SUM([.G$32:.G38])" office:value-type="float" office:value="0.937175985207914" calcext:value-type="float">
            <text:p>0.9371759852</text:p>
          </table:table-cell>
          <table:table-cell table:formula="of:=[.G38]*[.B$48]" office:value-type="float" office:value="1.14016176841812" calcext:value-type="float">
            <text:p>1.1401617684</text:p>
          </table:table-cell>
          <table:table-cell table:formula="of:=([.B38]-[.I38])^2/[.I38]" office:value-type="float" office:value="0.0172302929902238" calcext:value-type="float">
            <text:p>0.0172302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8]/[.M$18]" office:value-type="float" office:value="0" calcext:value-type="float">
            <text:p>0</text:p>
          </table:table-cell>
          <table:table-cell table:number-columns-repeated="2"/>
          <table:table-cell table:formula="of:=[.M38]*[.A38]" office:value-type="float" office:value="0" calcext:value-type="float">
            <text:p>0</text:p>
          </table:table-cell>
          <table:table-cell table:style-name="Default" table:formula="of:=(1-[.Q$49])^([.A38]-1)*[.Q$49]" office:value-type="float" office:value="0.0298695017547527" calcext:value-type="float">
            <text:p>0.0298695018</text:p>
          </table:table-cell>
          <table:table-cell table:formula="of:=[.R38]/[.$Q$51]" office:value-type="float" office:value="0.0302394420336294" calcext:value-type="float">
            <text:p>0.030239442</text:p>
          </table:table-cell>
          <table:table-cell table:style-name="Default" table:formula="of:=SUM([.S$32:.S38])" office:value-type="float" office:value="0.950961350970546" calcext:value-type="float">
            <text:p>0.950961351</text:p>
          </table:table-cell>
          <table:table-cell table:style-name="Default" table:formula="of:=[.S38]*[.M$48]" office:value-type="float" office:value="0.967662145076139" calcext:value-type="float">
            <text:p>0.9676621451</text:p>
          </table:table-cell>
          <table:table-cell table:formula="of:=([.M38]-[.U38])^2/[.U38]" office:value-type="float" office:value="0.967662145076139" calcext:value-type="float">
            <text:p>0.96766214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9]/[.B$18]" office:value-type="float" office:value="0.03125" calcext:value-type="float">
            <text:p>0.03125</text:p>
          </table:table-cell>
          <table:table-cell/>
          <table:table-cell table:formula="of:=[.A39]*[.B39]" office:value-type="float" office:value="8" calcext:value-type="float">
            <text:p>8</text:p>
          </table:table-cell>
          <table:table-cell table:formula="of:=(1-[.E$49])^([.A39]-1)*[.E$49]" office:value-type="float" office:value="0.0243963634269989" calcext:value-type="float">
            <text:p>0.0243963634</text:p>
          </table:table-cell>
          <table:table-cell table:formula="of:=[.F39]/[.$F$51]" office:value-type="float" office:value="0.0248738121647822" calcext:value-type="float">
            <text:p>0.0248738122</text:p>
          </table:table-cell>
          <table:table-cell table:formula="of:=SUM([.G$32:.G39])" office:value-type="float" office:value="0.962049797372696" calcext:value-type="float">
            <text:p>0.9620497974</text:p>
          </table:table-cell>
          <table:table-cell table:formula="of:=[.G39]*[.B$48]" office:value-type="float" office:value="0.795961989273031" calcext:value-type="float">
            <text:p>0.7959619893</text:p>
          </table:table-cell>
          <table:table-cell table:formula="of:=([.B39]-[.I39])^2/[.I39]" office:value-type="float" office:value="0.052303389335767" calcext:value-type="float">
            <text:p>0.05230338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39]/[.M$18]" office:value-type="float" office:value="0.03125" calcext:value-type="float">
            <text:p>0.03125</text:p>
          </table:table-cell>
          <table:table-cell table:number-columns-repeated="2"/>
          <table:table-cell table:formula="of:=[.M39]*[.A39]" office:value-type="float" office:value="8" calcext:value-type="float">
            <text:p>8</text:p>
          </table:table-cell>
          <table:table-cell table:style-name="Default" table:formula="of:=(1-[.Q$49])^([.A39]-1)*[.Q$49]" office:value-type="float" office:value="0.0200156455057621" calcext:value-type="float">
            <text:p>0.0200156455</text:p>
          </table:table-cell>
          <table:table-cell table:formula="of:=[.R39]/[.$Q$51]" office:value-type="float" office:value="0.0202635436307826" calcext:value-type="float">
            <text:p>0.0202635436</text:p>
          </table:table-cell>
          <table:table-cell table:style-name="Default" table:formula="of:=SUM([.S$32:.S39])" office:value-type="float" office:value="0.971224894601329" calcext:value-type="float">
            <text:p>0.9712248946</text:p>
          </table:table-cell>
          <table:table-cell table:style-name="Default" table:formula="of:=[.S39]*[.M$48]" office:value-type="float" office:value="0.648433396185042" calcext:value-type="float">
            <text:p>0.6484333962</text:p>
          </table:table-cell>
          <table:table-cell table:formula="of:=([.M39]-[.U39])^2/[.U39]" office:value-type="float" office:value="0.190611830983968" calcext:value-type="float">
            <text:p>0.1906118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0]/[.B$18]" office:value-type="float" office:value="0.03125" calcext:value-type="float">
            <text:p>0.03125</text:p>
          </table:table-cell>
          <table:table-cell/>
          <table:table-cell table:formula="of:=[.A40]*[.B40]" office:value-type="float" office:value="9" calcext:value-type="float">
            <text:p>9</text:p>
          </table:table-cell>
          <table:table-cell table:formula="of:=(1-[.E$49])^([.A40]-1)*[.E$49]" office:value-type="float" office:value="0.0170314235245087" calcext:value-type="float">
            <text:p>0.0170314235</text:p>
          </table:table-cell>
          <table:table-cell table:formula="of:=[.F40]/[.$F$51]" office:value-type="float" office:value="0.0173647367942819" calcext:value-type="float">
            <text:p>0.0173647368</text:p>
          </table:table-cell>
          <table:table-cell table:formula="of:=SUM([.G$32:.G40])" office:value-type="float" office:value="0.979414534166978" calcext:value-type="float">
            <text:p>0.9794145342</text:p>
          </table:table-cell>
          <table:table-cell table:formula="of:=[.G40]*[.B$48]" office:value-type="float" office:value="0.555671577417021" calcext:value-type="float">
            <text:p>0.5556715774</text:p>
          </table:table-cell>
          <table:table-cell table:formula="of:=([.B40]-[.I40])^2/[.I40]" office:value-type="float" office:value="0.355295745074455" calcext:value-type="float">
            <text:p>0.35529574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40]/[.M$18]" office:value-type="float" office:value="0" calcext:value-type="float">
            <text:p>0</text:p>
          </table:table-cell>
          <table:table-cell table:number-columns-repeated="2"/>
          <table:table-cell table:formula="of:=[.M40]*[.A40]" office:value-type="float" office:value="0" calcext:value-type="float">
            <text:p>0</text:p>
          </table:table-cell>
          <table:table-cell table:style-name="Default" table:formula="of:=(1-[.Q$49])^([.A40]-1)*[.Q$49]" office:value-type="float" office:value="0.0134125459574694" calcext:value-type="float">
            <text:p>0.013412546</text:p>
          </table:table-cell>
          <table:table-cell table:formula="of:=[.R40]/[.$Q$51]" office:value-type="float" office:value="0.0135786632577408" calcext:value-type="float">
            <text:p>0.0135786633</text:p>
          </table:table-cell>
          <table:table-cell table:style-name="Default" table:formula="of:=SUM([.S$32:.S40])" office:value-type="float" office:value="0.98480355785907" calcext:value-type="float">
            <text:p>0.9848035579</text:p>
          </table:table-cell>
          <table:table-cell table:style-name="Default" table:formula="of:=[.S40]*[.M$48]" office:value-type="float" office:value="0.434517224247709" calcext:value-type="float">
            <text:p>0.4345172242</text:p>
          </table:table-cell>
          <table:table-cell table:formula="of:=([.M40]-[.U40])^2/[.U40]" office:value-type="float" office:value="0.434517224247709" calcext:value-type="float">
            <text:p>0.43451722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formula="of:=(1-[.E$49])^([.A41]-1)*[.E$49]" office:value-type="float" office:value="0.0118898617057891" calcext:value-type="float">
            <text:p>0.0118898617</text:p>
          </table:table-cell>
          <table:table-cell table:formula="of:=[.F41]/[.$F$51]" office:value-type="float" office:value="0.0121225521016685" calcext:value-type="float">
            <text:p>0.0121225521</text:p>
          </table:table-cell>
          <table:table-cell table:formula="of:=SUM([.G$32:.G41])" office:value-type="float" office:value="0.991537086268646" calcext:value-type="float">
            <text:p>0.9915370863</text:p>
          </table:table-cell>
          <table:table-cell table:formula="of:=[.G41]*[.B$48]" office:value-type="float" office:value="0.387921667253392" calcext:value-type="float">
            <text:p>0.3879216673</text:p>
          </table:table-cell>
          <table:table-cell table:formula="of:=([.B41]-[.I41])^2/[.I41]" office:value-type="float" office:value="0.387921667253392" calcext:value-type="float">
            <text:p>0.38792166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1]/[.M$18]" office:value-type="float" office:value="0.03125" calcext:value-type="float">
            <text:p>0.03125</text:p>
          </table:table-cell>
          <table:table-cell table:number-columns-repeated="2"/>
          <table:table-cell table:formula="of:=[.M41]*[.A41]" office:value-type="float" office:value="10" calcext:value-type="float">
            <text:p>10</text:p>
          </table:table-cell>
          <table:table-cell table:style-name="Default" table:formula="of:=(1-[.Q$49])^([.A41]-1)*[.Q$49]" office:value-type="float" office:value="0.00898778852820118" calcext:value-type="float">
            <text:p>0.0089877885</text:p>
          </table:table-cell>
          <table:table-cell table:formula="of:=[.R41]/[.$Q$51]" office:value-type="float" office:value="0.00909910424487792" calcext:value-type="float">
            <text:p>0.0090991042</text:p>
          </table:table-cell>
          <table:table-cell table:style-name="Default" table:formula="of:=SUM([.S$32:.S41])" office:value-type="float" office:value="0.993902662103948" calcext:value-type="float">
            <text:p>0.9939026621</text:p>
          </table:table-cell>
          <table:table-cell table:style-name="Default" table:formula="of:=[.S41]*[.M$48]" office:value-type="float" office:value="0.291171335836093" calcext:value-type="float">
            <text:p>0.2911713358</text:p>
          </table:table-cell>
          <table:table-cell table:formula="of:=([.M41]-[.U41])^2/[.U41]" office:value-type="float" office:value="1.72557533418476" calcext:value-type="float">
            <text:p>1.72557533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2]/[.B$18]" office:value-type="float" office:value="0.0625" calcext:value-type="float">
            <text:p>0.0625</text:p>
          </table:table-cell>
          <table:table-cell/>
          <table:table-cell table:formula="of:=[.A42]*[.B42]" office:value-type="float" office:value="22" calcext:value-type="float">
            <text:p>22</text:p>
          </table:table-cell>
          <table:table-cell table:formula="of:=(1-[.E$49])^([.A42]-1)*[.E$49]" office:value-type="float" office:value="0.00830046949272067" calcext:value-type="float">
            <text:p>0.0083004695</text:p>
          </table:table-cell>
          <table:table-cell table:formula="of:=[.F42]/[.$F$51]" office:value-type="float" office:value="0.00846291373135349" calcext:value-type="float">
            <text:p>0.0084629137</text:p>
          </table:table-cell>
          <table:table-cell table:formula="of:=SUM([.G$32:.G42])" office:value-type="float" office:value="1" calcext:value-type="float">
            <text:p>1</text:p>
          </table:table-cell>
          <table:table-cell table:formula="of:=[.G42]*[.B$48]" office:value-type="float" office:value="0.270813239403312" calcext:value-type="float">
            <text:p>0.2708132394</text:p>
          </table:table-cell>
          <table:table-cell table:formula="of:=([.B42]-[.I42])^2/[.I42]" office:value-type="float" office:value="11.0411398630694" calcext:value-type="float">
            <text:p>11.04113986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42]/[.M$18]" office:value-type="float" office:value="0.03125" calcext:value-type="float">
            <text:p>0.03125</text:p>
          </table:table-cell>
          <table:table-cell table:number-columns-repeated="2"/>
          <table:table-cell table:formula="of:=[.M42]*[.A42]" office:value-type="float" office:value="11" calcext:value-type="float">
            <text:p>11</text:p>
          </table:table-cell>
          <table:table-cell table:style-name="Default" table:formula="of:=(1-[.Q$49])^([.A42]-1)*[.Q$49]" office:value-type="float" office:value="0.00602274489003172" calcext:value-type="float">
            <text:p>0.0060227449</text:p>
          </table:table-cell>
          <table:table-cell table:formula="of:=[.R42]/[.$Q$51]" office:value-type="float" office:value="0.00609733789605222" calcext:value-type="float">
            <text:p>0.0060973379</text:p>
          </table:table-cell>
          <table:table-cell table:style-name="Default" table:formula="of:=SUM([.S$32:.S42])" office:value-type="float" office:value="1" calcext:value-type="float">
            <text:p>1</text:p>
          </table:table-cell>
          <table:table-cell table:style-name="Default" table:formula="of:=[.S42]*[.M$48]" office:value-type="float" office:value="0.195114812673671" calcext:value-type="float">
            <text:p>0.1951148127</text:p>
          </table:table-cell>
          <table:table-cell table:formula="of:=([.M42]-[.U42])^2/[.U42]" office:value-type="float" office:value="3.32030231790167" calcext:value-type="float">
            <text:p>3.320302317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/>
          <table:table-cell table:formula="of:=[.A43]*[.B43]" office:value-type="float" office:value="0" calcext:value-type="float">
            <text:p>0</text:p>
          </table:table-cell>
          <table:table-cell table:formula="of:=(1-[.E$49])^([.A43]-1)*[.E$49]" office:value-type="float" office:value="0.00579466738171066" calcext:value-type="float">
            <text:p>0.005794667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3]/[.M$18]" office:value-type="float" office:value="0" calcext:value-type="float">
            <text:p>0</text:p>
          </table:table-cell>
          <table:table-cell table:number-columns-repeated="2"/>
          <table:table-cell table:formula="of:=[.M43]*[.A43]" office:value-type="float" office:value="0" calcext:value-type="float">
            <text:p>0</text:p>
          </table:table-cell>
          <table:table-cell table:style-name="Default" table:formula="of:=(1-[.Q$49])^([.A43]-1)*[.Q$49]" office:value-type="float" office:value="0.00403585997785631" calcext:value-type="float">
            <text:p>0.0040358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/>
          <table:table-cell table:formula="of:=[.A44]*[.B44]" office:value-type="float" office:value="0" calcext:value-type="float">
            <text:p>0</text:p>
          </table:table-cell>
          <table:table-cell table:formula="of:=(1-[.E$49])^([.A44]-1)*[.E$49]" office:value-type="float" office:value="0.00404533383251499" calcext:value-type="float">
            <text:p>0.004045333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4]/[.M$18]" office:value-type="float" office:value="0" calcext:value-type="float">
            <text:p>0</text:p>
          </table:table-cell>
          <table:table-cell table:number-columns-repeated="2"/>
          <table:table-cell table:formula="of:=[.M44]*[.A44]" office:value-type="float" office:value="0" calcext:value-type="float">
            <text:p>0</text:p>
          </table:table-cell>
          <table:table-cell table:style-name="Default" table:formula="of:=(1-[.Q$49])^([.A44]-1)*[.Q$49]" office:value-type="float" office:value="0.00270444225320268" calcext:value-type="float">
            <text:p>0.002704442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/>
          <table:table-cell table:formula="of:=[.A45]*[.B45]" office:value-type="float" office:value="0" calcext:value-type="float">
            <text:p>0</text:p>
          </table:table-cell>
          <table:table-cell table:formula="of:=(1-[.E$49])^([.A45]-1)*[.E$49]" office:value-type="float" office:value="0.00282410097741612" calcext:value-type="float">
            <text:p>0.00282410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5]/[.M$18]" office:value-type="float" office:value="0" calcext:value-type="float">
            <text:p>0</text:p>
          </table:table-cell>
          <table:table-cell table:number-columns-repeated="2"/>
          <table:table-cell table:formula="of:=[.M45]*[.A45]" office:value-type="float" office:value="0" calcext:value-type="float">
            <text:p>0</text:p>
          </table:table-cell>
          <table:table-cell table:style-name="Default" table:formula="of:=(1-[.Q$49])^([.A45]-1)*[.Q$49]" office:value-type="float" office:value="0.00181225511812551" calcext:value-type="float">
            <text:p>0.0018122551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/>
          <table:table-cell table:formula="of:=[.A46]*[.B46]" office:value-type="float" office:value="0" calcext:value-type="float">
            <text:p>0</text:p>
          </table:table-cell>
          <table:table-cell table:formula="of:=(1-[.E$49])^([.A46]-1)*[.E$49]" office:value-type="float" office:value="0.00197154219178107" calcext:value-type="float">
            <text:p>0.001971542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6]/[.M$18]" office:value-type="float" office:value="0" calcext:value-type="float">
            <text:p>0</text:p>
          </table:table-cell>
          <table:table-cell table:number-columns-repeated="2"/>
          <table:table-cell table:formula="of:=[.M46]*[.A46]" office:value-type="float" office:value="0" calcext:value-type="float">
            <text:p>0</text:p>
          </table:table-cell>
          <table:table-cell table:style-name="Default" table:formula="of:=(1-[.Q$49])^([.A46]-1)*[.Q$49]" office:value-type="float" office:value="0.00121439775956864" calcext:value-type="float">
            <text:p>0.001214397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/>
          <table:table-cell table:formula="of:=[.A47]*[.B47]" office:value-type="float" office:value="0" calcext:value-type="float">
            <text:p>0</text:p>
          </table:table-cell>
          <table:table-cell table:formula="of:=(1-[.E$49])^([.A47]-1)*[.E$49]" office:value-type="float" office:value="0.00137635964331886" calcext:value-type="float">
            <text:p>0.001376359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M47]/[.M$18]" office:value-type="float" office:value="0" calcext:value-type="float">
            <text:p>0</text:p>
          </table:table-cell>
          <table:table-cell table:number-columns-repeated="2"/>
          <table:table-cell table:formula="of:=[.M47]*[.A47]" office:value-type="float" office:value="0" calcext:value-type="float">
            <text:p>0</text:p>
          </table:table-cell>
          <table:table-cell table:style-name="Default" table:formula="of:=(1-[.Q$49])^([.A47]-1)*[.Q$49]" office:value-type="float" office:value="0.000813771694556304" calcext:value-type="float">
            <text:p>0.00081377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32:.E47])/[.B48]" office:value-type="float" office:value="3.3125" calcext:value-type="float">
            <text:p>3.3125</text:p>
          </table:table-cell>
          <table:table-cell/>
          <table:table-cell table:formula="of:=SUM([.G32:.G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M32:.M47])" office:value-type="float" office:value="32" calcext:value-type="float">
            <text:p>32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Q32:.Q47])/[.M48]" office:value-type="float" office:value="3.03125" calcext:value-type="float">
            <text:p>3.03125</text:p>
          </table:table-cell>
          <table:table-cell/>
          <table:table-cell table:formula="of:=SUM([.S32:.S4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48]" office:value-type="float" office:value="0.30188679245283" calcext:value-type="float">
            <text:p>0.3018867925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Q48]" office:value-type="float" office:value="0.329896907216495" calcext:value-type="float">
            <text:p>0.3298969072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11:</text:p>
          </table:table-cell>
          <table:table-cell/>
          <table:table-cell table:formula="of:=SUM([.F32:.F42])" office:value-type="float" office:value="0.980805164298084" calcext:value-type="float">
            <text:p>0.9808051643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R32:.R42])" office:value-type="float" office:value="0.987766299442123" calcext:value-type="float">
            <text:p>0.987766299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32:.J42])" office:value-type="float" office:value="15.9265016329573" calcext:value-type="float">
            <text:p>15.926501633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V32:.V42])" office:value-type="float" office:value="9.57358596354193" calcext:value-type="float">
            <text:p>9.5735859635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42.96pt" svg:y="668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102" calcext:value-type="float">
            <text:p>0.102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479" calcext:value-type="float">
            <text:p>0.479</text:p>
          </table:table-cell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22"/>
        </table:table-row>
        <table:table-row table:style-name="ro3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7]/[.B$18]" office:value-type="float" office:value="0.3125" calcext:value-type="float">
            <text:p>0.3125</text:p>
          </table:table-cell>
          <table:table-cell/>
          <table:table-cell table:formula="of:=[.A57]*[.B57]" office:value-type="float" office:value="10" calcext:value-type="float">
            <text:p>10</text:p>
          </table:table-cell>
          <table:table-cell table:formula="of:=(1-[.E$49])^([.A57]-1)*[.E$49]" office:value-type="float" office:value="0.30188679245283" calcext:value-type="float">
            <text:p>0.3018867925</text:p>
          </table:table-cell>
          <table:table-cell table:formula="of:=[.F57]/[.$F$76]" office:value-type="float" office:value="0.314264137977909" calcext:value-type="float">
            <text:p>0.314264138</text:p>
          </table:table-cell>
          <table:table-cell table:formula="of:=SUM([.G$57:.G57])" office:value-type="float" office:value="0.314264137977909" calcext:value-type="float">
            <text:p>0.314264138</text:p>
          </table:table-cell>
          <table:table-cell table:formula="of:=[.G57]*[.B$73]" office:value-type="float" office:value="9.42792413933726" calcext:value-type="float">
            <text:p>9.4279241393</text:p>
          </table:table-cell>
          <table:table-cell table:formula="of:=([.B57]-[.I57])^2/[.I57]" office:value-type="float" office:value="0.0347129214783885" calcext:value-type="float">
            <text:p>0.034712921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58]/[.B$18]" office:value-type="float" office:value="0.25" calcext:value-type="float">
            <text:p>0.25</text:p>
          </table:table-cell>
          <table:table-cell/>
          <table:table-cell table:formula="of:=[.A58]*[.B58]" office:value-type="float" office:value="16" calcext:value-type="float">
            <text:p>16</text:p>
          </table:table-cell>
          <table:table-cell table:formula="of:=(1-[.E$49])^([.A58]-1)*[.E$49]" office:value-type="float" office:value="0.210751156995372" calcext:value-type="float">
            <text:p>0.210751157</text:p>
          </table:table-cell>
          <table:table-cell table:formula="of:=[.F58]/[.$F$76]" office:value-type="float" office:value="0.219391945380804" calcext:value-type="float">
            <text:p>0.2193919454</text:p>
          </table:table-cell>
          <table:table-cell table:formula="of:=SUM([.G$57:.G58])" office:value-type="float" office:value="0.533656083358713" calcext:value-type="float">
            <text:p>0.5336560834</text:p>
          </table:table-cell>
          <table:table-cell table:formula="of:=[.G58]*[.B$73]" office:value-type="float" office:value="6.58175836142412" calcext:value-type="float">
            <text:p>6.5817583614</text:p>
          </table:table-cell>
          <table:table-cell table:formula="of:=([.B58]-[.I58])^2/[.I58]" office:value-type="float" office:value="0.305603644943776" calcext:value-type="float">
            <text:p>0.305603644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B59]/[.B$18]" office:value-type="float" office:value="0.09375" calcext:value-type="float">
            <text:p>0.09375</text:p>
          </table:table-cell>
          <table:table-cell/>
          <table:table-cell table:formula="of:=[.A59]*[.B59]" office:value-type="float" office:value="9" calcext:value-type="float">
            <text:p>9</text:p>
          </table:table-cell>
          <table:table-cell table:formula="of:=(1-[.E$49])^([.A59]-1)*[.E$49]" office:value-type="float" office:value="0.147128166204316" calcext:value-type="float">
            <text:p>0.1471281662</text:p>
          </table:table-cell>
          <table:table-cell table:formula="of:=[.F59]/[.$F$76]" office:value-type="float" office:value="0.153160414699807" calcext:value-type="float">
            <text:p>0.1531604147</text:p>
          </table:table-cell>
          <table:table-cell table:formula="of:=SUM([.G$57:.G59])" office:value-type="float" office:value="0.686816498058519" calcext:value-type="float">
            <text:p>0.6868164981</text:p>
          </table:table-cell>
          <table:table-cell table:formula="of:=[.G59]*[.B$73]" office:value-type="float" office:value="4.5948124409942" calcext:value-type="float">
            <text:p>4.594812441</text:p>
          </table:table-cell>
          <table:table-cell table:formula="of:=([.B59]-[.I59])^2/[.I59]" office:value-type="float" office:value="0.55354309987886" calcext:value-type="float">
            <text:p>0.553543099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5625" calcext:value-type="float">
            <text:p>0.15625</text:p>
          </table:table-cell>
          <table:table-cell/>
          <table:table-cell table:formula="of:=[.A60]*[.B60]" office:value-type="float" office:value="20" calcext:value-type="float">
            <text:p>20</text:p>
          </table:table-cell>
          <table:table-cell table:formula="of:=(1-[.E$49])^([.A60]-1)*[.E$49]" office:value-type="float" office:value="0.102712116029428" calcext:value-type="float">
            <text:p>0.102712116</text:p>
          </table:table-cell>
          <table:table-cell table:formula="of:=[.F60]/[.$F$76]" office:value-type="float" office:value="0.106923308375337" calcext:value-type="float">
            <text:p>0.1069233084</text:p>
          </table:table-cell>
          <table:table-cell table:formula="of:=SUM([.G$57:.G60])" office:value-type="float" office:value="0.793739806433856" calcext:value-type="float">
            <text:p>0.7937398064</text:p>
          </table:table-cell>
          <table:table-cell table:formula="of:=[.G60]*[.B$73]" office:value-type="float" office:value="3.2076992512601" calcext:value-type="float">
            <text:p>3.2076992513</text:p>
          </table:table-cell>
          <table:table-cell table:formula="of:=([.B60]-[.I60])^2/[.I60]" office:value-type="float" office:value="1.00144736844381" calcext:value-type="float">
            <text:p>1.001447368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125" calcext:value-type="float">
            <text:p>0.03125</text:p>
          </table:table-cell>
          <table:table-cell/>
          <table:table-cell table:formula="of:=[.A61]*[.B61]" office:value-type="float" office:value="5" calcext:value-type="float">
            <text:p>5</text:p>
          </table:table-cell>
          <table:table-cell table:formula="of:=(1-[.E$49])^([.A61]-1)*[.E$49]" office:value-type="float" office:value="0.0717046847752613" calcext:value-type="float">
            <text:p>0.0717046848</text:p>
          </table:table-cell>
          <table:table-cell table:formula="of:=[.F61]/[.$F$76]" office:value-type="float" office:value="0.0746445737714615" calcext:value-type="float">
            <text:p>0.0746445738</text:p>
          </table:table-cell>
          <table:table-cell table:formula="of:=SUM([.G$57:.G61])" office:value-type="float" office:value="0.868384380205318" calcext:value-type="float">
            <text:p>0.8683843802</text:p>
          </table:table-cell>
          <table:table-cell table:formula="of:=[.G61]*[.B$73]" office:value-type="float" office:value="2.23933721314384" calcext:value-type="float">
            <text:p>2.2393372131</text:p>
          </table:table-cell>
          <table:table-cell table:formula="of:=([.B61]-[.I61])^2/[.I61]" office:value-type="float" office:value="0.685897916074371" calcext:value-type="float">
            <text:p>0.6858979161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/>
          <table:table-cell table:formula="of:=[.A62]*[.B62]" office:value-type="float" office:value="0" calcext:value-type="float">
            <text:p>0</text:p>
          </table:table-cell>
          <table:table-cell table:formula="of:=(1-[.E$49])^([.A62]-1)*[.E$49]" office:value-type="float" office:value="0.0500579874846164" calcext:value-type="float">
            <text:p>0.0500579875</text:p>
          </table:table-cell>
          <table:table-cell table:formula="of:=[.F62]/[.$F$76]" office:value-type="float" office:value="0.0521103628215863" calcext:value-type="float">
            <text:p>0.0521103628</text:p>
          </table:table-cell>
          <table:table-cell table:formula="of:=SUM([.G$57:.G62])" office:value-type="float" office:value="0.920494743026904" calcext:value-type="float">
            <text:p>0.920494743</text:p>
          </table:table-cell>
          <table:table-cell table:formula="of:=[.G62]*[.B$73]" office:value-type="float" office:value="1.56331088464759" calcext:value-type="float">
            <text:p>1.5633108846</text:p>
          </table:table-cell>
          <table:table-cell table:formula="of:=([.B62]-[.I62])^2/[.I62]" office:value-type="float" office:value="1.56331088464759" calcext:value-type="float">
            <text:p>1.563310884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3]/[.B$18]" office:value-type="float" office:value="0.03125" calcext:value-type="float">
            <text:p>0.03125</text:p>
          </table:table-cell>
          <table:table-cell/>
          <table:table-cell table:formula="of:=[.A63]*[.B63]" office:value-type="float" office:value="7" calcext:value-type="float">
            <text:p>7</text:p>
          </table:table-cell>
          <table:table-cell table:formula="of:=(1-[.E$49])^([.A63]-1)*[.E$49]" office:value-type="float" office:value="0.0349461422062416" calcext:value-type="float">
            <text:p>0.0349461422</text:p>
          </table:table-cell>
          <table:table-cell table:formula="of:=[.F63]/[.$F$76]" office:value-type="float" office:value="0.0363789325358244" calcext:value-type="float">
            <text:p>0.0363789325</text:p>
          </table:table-cell>
          <table:table-cell table:formula="of:=SUM([.G$57:.G63])" office:value-type="float" office:value="0.956873675562728" calcext:value-type="float">
            <text:p>0.9568736756</text:p>
          </table:table-cell>
          <table:table-cell table:formula="of:=[.G63]*[.B$73]" office:value-type="float" office:value="1.09136797607473" calcext:value-type="float">
            <text:p>1.0913679761</text:p>
          </table:table-cell>
          <table:table-cell table:formula="of:=([.B63]-[.I63])^2/[.I63]" office:value-type="float" office:value="0.00764921386278728" calcext:value-type="float">
            <text:p>0.007649213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125" calcext:value-type="float">
            <text:p>0.03125</text:p>
          </table:table-cell>
          <table:table-cell/>
          <table:table-cell table:formula="of:=[.A64]*[.B64]" office:value-type="float" office:value="8" calcext:value-type="float">
            <text:p>8</text:p>
          </table:table-cell>
          <table:table-cell table:formula="of:=(1-[.E$49])^([.A64]-1)*[.E$49]" office:value-type="float" office:value="0.0243963634269989" calcext:value-type="float">
            <text:p>0.0243963634</text:p>
          </table:table-cell>
          <table:table-cell table:formula="of:=[.F64]/[.$F$76]" office:value-type="float" office:value="0.0253966132797265" calcext:value-type="float">
            <text:p>0.0253966133</text:p>
          </table:table-cell>
          <table:table-cell table:formula="of:=SUM([.G$57:.G64])" office:value-type="float" office:value="0.982270288842455" calcext:value-type="float">
            <text:p>0.9822702888</text:p>
          </table:table-cell>
          <table:table-cell table:formula="of:=[.G64]*[.B$73]" office:value-type="float" office:value="0.761898398391795" calcext:value-type="float">
            <text:p>0.7618983984</text:p>
          </table:table-cell>
          <table:table-cell table:formula="of:=([.B64]-[.I64])^2/[.I64]" office:value-type="float" office:value="0.0744093606287374" calcext:value-type="float">
            <text:p>0.074409360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3125" calcext:value-type="float">
            <text:p>0.03125</text:p>
          </table:table-cell>
          <table:table-cell/>
          <table:table-cell table:formula="of:=[.A65]*[.B65]" office:value-type="float" office:value="9" calcext:value-type="float">
            <text:p>9</text:p>
          </table:table-cell>
          <table:table-cell table:formula="of:=(1-[.E$49])^([.A65]-1)*[.E$49]" office:value-type="float" office:value="0.0170314235245087" calcext:value-type="float">
            <text:p>0.0170314235</text:p>
          </table:table-cell>
          <table:table-cell table:formula="of:=[.F65]/[.$F$76]" office:value-type="float" office:value="0.0177297111575449" calcext:value-type="float">
            <text:p>0.0177297112</text:p>
          </table:table-cell>
          <table:table-cell table:formula="of:=SUM([.G$57:.G65])" office:value-type="float" office:value="1" calcext:value-type="float">
            <text:p>1</text:p>
          </table:table-cell>
          <table:table-cell table:formula="of:=[.G65]*[.B$73]" office:value-type="float" office:value="0.531891334726347" calcext:value-type="float">
            <text:p>0.5318913347</text:p>
          </table:table-cell>
          <table:table-cell table:formula="of:=([.B65]-[.I65])^2/[.I65]" office:value-type="float" office:value="0.411974604957643" calcext:value-type="float">
            <text:p>0.41197460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/>
          <table:table-cell table:formula="of:=[.A66]*[.B66]" office:value-type="float" office:value="0" calcext:value-type="float">
            <text:p>0</text:p>
          </table:table-cell>
          <table:table-cell table:formula="of:=(1-[.E$49])^([.A66]-1)*[.E$49]" office:value-type="float" office:value="0.0118898617057891" calcext:value-type="float">
            <text:p>0.0118898617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56.95pt" svg:y="912.36pt" draw:caption-point-x="0pt" draw:caption-point-y="0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(1-[.E$49])^([.A67]-1)*[.E$49]" office:value-type="float" office:value="0.00830046949272067" calcext:value-type="float">
            <text:p>0.0083004695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/>
          <table:table-cell table:formula="of:=[.A68]*[.B68]" office:value-type="float" office:value="0" calcext:value-type="float">
            <text:p>0</text:p>
          </table:table-cell>
          <table:table-cell table:formula="of:=(1-[.E$49])^([.A68]-1)*[.E$49]" office:value-type="float" office:value="0.00579466738171066" calcext:value-type="float">
            <text:p>0.0057946674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/>
          <table:table-cell table:formula="of:=[.A69]*[.B69]" office:value-type="float" office:value="0" calcext:value-type="float">
            <text:p>0</text:p>
          </table:table-cell>
          <table:table-cell table:formula="of:=(1-[.E$49])^([.A69]-1)*[.E$49]" office:value-type="float" office:value="0.00404533383251499" calcext:value-type="float">
            <text:p>0.0040453338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(1-[.E$49])^([.A70]-1)*[.E$49]" office:value-type="float" office:value="0.00282410097741612" calcext:value-type="float">
            <text:p>0.002824101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/>
          <table:table-cell table:formula="of:=[.A71]*[.B71]" office:value-type="float" office:value="0" calcext:value-type="float">
            <text:p>0</text:p>
          </table:table-cell>
          <table:table-cell table:formula="of:=(1-[.E$49])^([.A71]-1)*[.E$49]" office:value-type="float" office:value="0.00197154219178107" calcext:value-type="float">
            <text:p>0.0019715422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/>
          <table:table-cell table:formula="of:=[.A72]*[.B72]" office:value-type="float" office:value="0" calcext:value-type="float">
            <text:p>0</text:p>
          </table:table-cell>
          <table:table-cell table:formula="of:=(1-[.E$49])^([.A72]-1)*[.E$74]" office:value-type="float" office:value="0.00162828261374776" calcext:value-type="float">
            <text:p>0.0016282826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Avg</text:p>
          </table:table-cell>
          <table:table-cell table:formula="of:=SUM([.E57:.E72])/[.B73]" office:value-type="float" office:value="2.8" calcext:value-type="float">
            <text:p>2.8</text:p>
          </table:table-cell>
          <table:table-cell/>
          <table:table-cell table:formula="of:=SUM([.G57:.G65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2">
          <table:table-cell table:style-name="ce3"/>
          <table:table-cell table:number-columns-repeated="2"/>
          <table:table-cell table:style-name="ce2" office:value-type="string" calcext:value-type="string">
            <text:p>p</text:p>
          </table:table-cell>
          <table:table-cell table:formula="of:=1/[.E73]" office:value-type="float" office:value="0.357142857142857" calcext:value-type="float">
            <text:p>0.3571428571</text:p>
          </table:table-cell>
          <table:table-cell table:number-columns-repeated="10"/>
          <table:table-cell table:style-name="ce2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table:style-name="ce3"/>
          <table:table-cell table:style-name="ce3" office:value-type="string" calcext:value-type="string">
            <text:p>Sum up to 9:</text:p>
          </table:table-cell>
          <table:table-cell/>
          <table:table-cell table:formula="of:=SUM([.F57:.F65])" office:value-type="float" office:value="0.960614833099574" calcext:value-type="float">
            <text:p>0.9606148331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formula="of:=SUM([.J57:.J65])" office:value-type="float" office:value="4.63854901491596" calcext:value-type="float">
            <text:p>4.6385490149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office:annotation draw:style-name="gr1" draw:text-style-name="P2" svg:width="82.18pt" svg:height="39.29pt" svg:x="242.96pt" svg:y="1010.35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795" calcext:value-type="float">
            <text:p>0.795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C87]-[.B87])^2/([.C87]+[.B87])" office:value-type="float" office:value="0.181818181818182" calcext:value-type="float">
            <text:p>0.1818181818</text:p>
          </table:table-cell>
          <table:table-cell table:number-columns-repeated="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C88]-[.B88])^2/([.C88]+[.B88])" office:value-type="float" office:value="0.0666666666666667" calcext:value-type="float">
            <text:p>0.0666666667</text:p>
          </table:table-cell>
          <table:table-cell table:number-columns-repeated="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2" calcext:value-type="float">
            <text:p>0.2</text:p>
          </table:table-cell>
          <table:table-cell table:number-columns-repeated="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3]-[.B93])^2/([.C93]+[.B93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4]-[.B94])^2/([.C94]+[.B94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5]-[.B95])^2/([.C95]+[.B9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6]-[.B96])^2/([.C96]+[.B96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7]-[.B97])^2/([.C97]+[.B97])" office:value-type="float" office:value="0.333333333333333" calcext:value-type="float">
            <text:p>0.3333333333</text:p>
          </table:table-cell>
          <table:table-cell table:number-columns-repeated="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.f.</text:p>
          </table:table-cell>
          <table:table-cell table:formula="of:=[.B104]"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7])" office:value-type="float" office:value="5.11515151515151" calcext:value-type="float">
            <text:p>5.115151515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925" calcext:value-type="float">
            <text:p>0.925</text:p>
          </table:table-cell>
          <table:table-cell table:number-columns-repeated="20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21"/>
        </table:table-row>
        <table:table-row table:style-name="ro2" table:number-rows-repeated="104846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2018Predictions" table:style-name="ta1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number-columns-repeated="16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UNTIF([SeedHistory.B$2:.B$50]; &quot;=&quot;&amp;[.$A2])" office:value-type="float" office:value="20" calcext:value-type="float">
            <text:p>20</text:p>
          </table:table-cell>
          <table:table-cell table:formula="of:=[.B2]/[.B$18]" office:value-type="float" office:value="0.606060606060606" calcext:value-type="float">
            <text:p>0.6060606061</text:p>
          </table:table-cell>
          <table:table-cell table:number-columns-repeated="2"/>
          <table:table-cell table:formula="of:=[.A2]*[.B2]" office:value-type="float" office:value="20" calcext:value-type="float">
            <text:p>20</text:p>
          </table:table-cell>
          <table:table-cell table:formula="of:=(1-[.F$19])^([.A2]-1)*[.F$19]" office:value-type="float" office:value="0.492537313432836" calcext:value-type="float">
            <text:p>0.4925373134</text:p>
          </table:table-cell>
          <table:table-cell table:formula="of:=[.G2]/[.$G$21]" office:value-type="float" office:value="0.494712949215269" calcext:value-type="float">
            <text:p>0.4947129492</text:p>
          </table:table-cell>
          <table:table-cell table:formula="of:=SUM([.H$2:.H2])" office:value-type="float" office:value="0.494712949215269" calcext:value-type="float">
            <text:p>0.4947129492</text:p>
          </table:table-cell>
          <table:table-cell table:formula="of:=[.H2]*[.B$18]" office:value-type="float" office:value="16.3255273241039" calcext:value-type="float">
            <text:p>16.3255273241</text:p>
          </table:table-cell>
          <table:table-cell table:formula="of:=([.B2]-[.J2])^2/[.J2]" office:value-type="float" office:value="0.827032975894905" calcext:value-type="float">
            <text:p>0.8270329759</text:p>
          </table:table-cell>
          <table:table-cell table:number-columns-repeated="2"/>
          <table:table-cell table:formula="of:=COUNTIF([SeedHistory.F$2:.F$50]; &quot;=&quot;&amp;[.$A2])" office:value-type="float" office:value="12" calcext:value-type="float">
            <text:p>12</text:p>
          </table:table-cell>
          <table:table-cell table:formula="of:=[.N2]/[.N$18]" office:value-type="float" office:value="0.363636363636364" calcext:value-type="float">
            <text:p>0.3636363636</text:p>
          </table:table-cell>
          <table:table-cell table:number-columns-repeated="2"/>
          <table:table-cell table:formula="of:=[.N2]*[.A2]" office:value-type="float" office:value="12" calcext:value-type="float">
            <text:p>12</text:p>
          </table:table-cell>
          <table:table-cell table:style-name="Default" table:formula="of:=(1-[.R$19])^([.A2]-1)*[.R$19]" office:value-type="float" office:value="0.375" calcext:value-type="float">
            <text:p>0.375</text:p>
          </table:table-cell>
          <table:table-cell table:formula="of:=[.S2]/[.$R$21]" office:value-type="float" office:value="0.383939283039407" calcext:value-type="float">
            <text:p>0.383939283</text:p>
          </table:table-cell>
          <table:table-cell table:style-name="Default" table:formula="of:=SUM([.T$2:.T2])" office:value-type="float" office:value="0.383939283039407" calcext:value-type="float">
            <text:p>0.383939283</text:p>
          </table:table-cell>
          <table:table-cell table:style-name="Default" table:formula="of:=[.T2]*[.N$18]" office:value-type="float" office:value="12.6699963403004" calcext:value-type="float">
            <text:p>12.6699963403</text:p>
          </table:table-cell>
          <table:table-cell table:formula="of:=([.N2]-[.V2])^2/[.V2]" office:value-type="float" office:value="0.0354297731395625" calcext:value-type="float">
            <text:p>0.03542977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492537313432836" calcext:value-type="float">
            <text:p>0.4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494712949215269" calcext:value-type="float">
            <text:p>0.49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OUNTIF([SeedHistory.B$2:.B$50]; &quot;=&quot;&amp;[.$A3])" office:value-type="float" office:value="5" calcext:value-type="float">
            <text:p>5</text:p>
          </table:table-cell>
          <table:table-cell table:formula="of:=[.B3]/[.B$18]" office:value-type="float" office:value="0.151515151515152" calcext:value-type="float">
            <text:p>0.1515151515</text:p>
          </table:table-cell>
          <table:table-cell table:number-columns-repeated="2"/>
          <table:table-cell table:formula="of:=[.A3]*[.B3]" office:value-type="float" office:value="10" calcext:value-type="float">
            <text:p>10</text:p>
          </table:table-cell>
          <table:table-cell table:formula="of:=(1-[.F$19])^([.A3]-1)*[.F$19]" office:value-type="float" office:value="0.2499443083092" calcext:value-type="float">
            <text:p>0.2499443083</text:p>
          </table:table-cell>
          <table:table-cell table:formula="of:=[.G3]/[.$G$21]" office:value-type="float" office:value="0.251048362288345" calcext:value-type="float">
            <text:p>0.2510483623</text:p>
          </table:table-cell>
          <table:table-cell table:formula="of:=SUM([.H$2:.H3])" office:value-type="float" office:value="0.745761311503614" calcext:value-type="float">
            <text:p>0.7457613115</text:p>
          </table:table-cell>
          <table:table-cell table:formula="of:=[.H3]*[.B$18]" office:value-type="float" office:value="8.2845959555154" calcext:value-type="float">
            <text:p>8.2845959555</text:p>
          </table:table-cell>
          <table:table-cell table:formula="of:=([.B3]-[.J3])^2/[.J3]" office:value-type="float" office:value="1.30224462954113" calcext:value-type="float">
            <text:p>1.3022446295</text:p>
          </table:table-cell>
          <table:table-cell table:number-columns-repeated="2"/>
          <table:table-cell table:formula="of:=COUNTIF([SeedHistory.F$2:.F$50]; &quot;=&quot;&amp;[.$A3])" office:value-type="float" office:value="8" calcext:value-type="float">
            <text:p>8</text:p>
          </table:table-cell>
          <table:table-cell table:formula="of:=[.N3]/[.N$18]" office:value-type="float" office:value="0.242424242424242" calcext:value-type="float">
            <text:p>0.2424242424</text:p>
          </table:table-cell>
          <table:table-cell table:number-columns-repeated="2"/>
          <table:table-cell table:formula="of:=[.N3]*[.A3]" office:value-type="float" office:value="16" calcext:value-type="float">
            <text:p>16</text:p>
          </table:table-cell>
          <table:table-cell table:style-name="Default" table:formula="of:=(1-[.R$19])^([.A3]-1)*[.R$19]" office:value-type="float" office:value="0.234375" calcext:value-type="float">
            <text:p>0.234375</text:p>
          </table:table-cell>
          <table:table-cell table:formula="of:=[.S3]/[.$R$21]" office:value-type="float" office:value="0.239962051899629" calcext:value-type="float">
            <text:p>0.2399620519</text:p>
          </table:table-cell>
          <table:table-cell table:style-name="Default" table:formula="of:=SUM([.T$2:.T3])" office:value-type="float" office:value="0.623901334939036" calcext:value-type="float">
            <text:p>0.6239013349</text:p>
          </table:table-cell>
          <table:table-cell table:style-name="Default" table:formula="of:=[.T3]*[.N$18]" office:value-type="float" office:value="7.91874771268777" calcext:value-type="float">
            <text:p>7.9187477127</text:p>
          </table:table-cell>
          <table:table-cell table:formula="of:=([.N3]-[.V3])^2/[.V3]" office:value-type="float" office:value="0.000833709373376207" calcext:value-type="float">
            <text:p>0.00083370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499443083092" calcext:value-type="float">
            <text:p>0.2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1048362288345" calcext:value-type="float">
            <text:p>0.251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OUNTIF([SeedHistory.B$2:.B$50]; &quot;=&quot;&amp;[.$A4])" office:value-type="float" office:value="4" calcext:value-type="float">
            <text:p>4</text:p>
          </table:table-cell>
          <table:table-cell table:formula="of:=[.B4]/[.B$18]" office:value-type="float" office:value="0.121212121212121" calcext:value-type="float">
            <text:p>0.1212121212</text:p>
          </table:table-cell>
          <table:table-cell table:number-columns-repeated="2"/>
          <table:table-cell table:formula="of:=[.A4]*[.B4]" office:value-type="float" office:value="12" calcext:value-type="float">
            <text:p>12</text:p>
          </table:table-cell>
          <table:table-cell table:formula="of:=(1-[.F$19])^([.A4]-1)*[.F$19]" office:value-type="float" office:value="0.126837410186758" calcext:value-type="float">
            <text:p>0.1268374102</text:p>
          </table:table-cell>
          <table:table-cell table:formula="of:=[.G4]/[.$G$21]" office:value-type="float" office:value="0.12739767638513" calcext:value-type="float">
            <text:p>0.1273976764</text:p>
          </table:table-cell>
          <table:table-cell table:formula="of:=SUM([.H$2:.H4])" office:value-type="float" office:value="0.873158987888745" calcext:value-type="float">
            <text:p>0.8731589879</text:p>
          </table:table-cell>
          <table:table-cell table:formula="of:=[.H4]*[.B$18]" office:value-type="float" office:value="4.20412332070931" calcext:value-type="float">
            <text:p>4.2041233207</text:p>
          </table:table-cell>
          <table:table-cell table:formula="of:=([.B4]-[.J4])^2/[.J4]" office:value-type="float" office:value="0.00991082489234985" calcext:value-type="float">
            <text:p>0.0099108249</text:p>
          </table:table-cell>
          <table:table-cell table:number-columns-repeated="2"/>
          <table:table-cell table:formula="of:=COUNTIF([SeedHistory.F$2:.F$50]; &quot;=&quot;&amp;[.$A4])" office:value-type="float" office:value="5" calcext:value-type="float">
            <text:p>5</text:p>
          </table:table-cell>
          <table:table-cell table:formula="of:=[.N4]/[.N$18]" office:value-type="float" office:value="0.151515151515152" calcext:value-type="float">
            <text:p>0.1515151515</text:p>
          </table:table-cell>
          <table:table-cell table:number-columns-repeated="2"/>
          <table:table-cell table:formula="of:=[.N4]*[.A4]" office:value-type="float" office:value="15" calcext:value-type="float">
            <text:p>15</text:p>
          </table:table-cell>
          <table:table-cell table:style-name="Default" table:formula="of:=(1-[.R$19])^([.A4]-1)*[.R$19]" office:value-type="float" office:value="0.146484375" calcext:value-type="float">
            <text:p>0.146484375</text:p>
          </table:table-cell>
          <table:table-cell table:formula="of:=[.S4]/[.$R$21]" office:value-type="float" office:value="0.149976282437268" calcext:value-type="float">
            <text:p>0.1499762824</text:p>
          </table:table-cell>
          <table:table-cell table:style-name="Default" table:formula="of:=SUM([.T$2:.T4])" office:value-type="float" office:value="0.773877617376305" calcext:value-type="float">
            <text:p>0.7738776174</text:p>
          </table:table-cell>
          <table:table-cell table:style-name="Default" table:formula="of:=[.T4]*[.N$18]" office:value-type="float" office:value="4.94921732042986" calcext:value-type="float">
            <text:p>4.9492173204</text:p>
          </table:table-cell>
          <table:table-cell table:formula="of:=([.N4]-[.V4])^2/[.V4]" office:value-type="float" office:value="0.000521068358360061" calcext:value-type="float">
            <text:p>0.00052106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6837410186758" calcext:value-type="float">
            <text:p>0.12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739767638513" calcext:value-type="float">
            <text:p>0.12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COUNTIF([SeedHistory.B$2:.B$50]; &quot;=&quot;&amp;[.$A5])" office:value-type="float" office:value="1" calcext:value-type="float">
            <text:p>1</text:p>
          </table:table-cell>
          <table:table-cell table:formula="of:=[.B5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5]*[.B5]" office:value-type="float" office:value="4" calcext:value-type="float">
            <text:p>4</text:p>
          </table:table-cell>
          <table:table-cell table:formula="of:=(1-[.F$19])^([.A5]-1)*[.F$19]" office:value-type="float" office:value="0.0643652529305938" calcext:value-type="float">
            <text:p>0.0643652529</text:p>
          </table:table-cell>
          <table:table-cell table:formula="of:=[.G5]/[.$G$21]" office:value-type="float" office:value="0.0646495671208125" calcext:value-type="float">
            <text:p>0.0646495671</text:p>
          </table:table-cell>
          <table:table-cell table:formula="of:=SUM([.H$2:.H5])" office:value-type="float" office:value="0.937808555009557" calcext:value-type="float">
            <text:p>0.937808555</text:p>
          </table:table-cell>
          <table:table-cell table:formula="of:=[.H5]*[.B$18]" office:value-type="float" office:value="2.13343571498681" calcext:value-type="float">
            <text:p>2.133435715</text:p>
          </table:table-cell>
          <table:table-cell table:formula="of:=([.B5]-[.J5])^2/[.J5]" office:value-type="float" office:value="0.602163220097591" calcext:value-type="float">
            <text:p>0.6021632201</text:p>
          </table:table-cell>
          <table:table-cell table:number-columns-repeated="2"/>
          <table:table-cell table:formula="of:=COUNTIF([SeedHistory.F$2:.F$50]; &quot;=&quot;&amp;[.$A5])" office:value-type="float" office:value="2" calcext:value-type="float">
            <text:p>2</text:p>
          </table:table-cell>
          <table:table-cell table:formula="of:=[.N5]/[.N$18]" office:value-type="float" office:value="0.0606060606060606" calcext:value-type="float">
            <text:p>0.0606060606</text:p>
          </table:table-cell>
          <table:table-cell table:number-columns-repeated="2"/>
          <table:table-cell table:formula="of:=[.N5]*[.A5]" office:value-type="float" office:value="8" calcext:value-type="float">
            <text:p>8</text:p>
          </table:table-cell>
          <table:table-cell table:style-name="Default" table:formula="of:=(1-[.R$19])^([.A5]-1)*[.R$19]" office:value-type="float" office:value="0.091552734375" calcext:value-type="float">
            <text:p>0.0915527344</text:p>
          </table:table-cell>
          <table:table-cell table:formula="of:=[.S5]/[.$R$21]" office:value-type="float" office:value="0.0937351765232927" calcext:value-type="float">
            <text:p>0.0937351765</text:p>
          </table:table-cell>
          <table:table-cell table:style-name="Default" table:formula="of:=SUM([.T$2:.T5])" office:value-type="float" office:value="0.867612793899598" calcext:value-type="float">
            <text:p>0.8676127939</text:p>
          </table:table-cell>
          <table:table-cell table:style-name="Default" table:formula="of:=[.T5]*[.N$18]" office:value-type="float" office:value="3.09326082526866" calcext:value-type="float">
            <text:p>3.0932608253</text:p>
          </table:table-cell>
          <table:table-cell table:formula="of:=([.N5]-[.V5])^2/[.V5]" office:value-type="float" office:value="0.386394584738357" calcext:value-type="float">
            <text:p>0.3863945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643652529305938" calcext:value-type="float">
            <text:p>0.06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646495671208125" calcext:value-type="float">
            <text:p>0.06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OUNTIF([SeedHistory.B$2:.B$50]; &quot;=&quot;&amp;[.$A6])"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 table:number-columns-repeated="2"/>
          <table:table-cell table:formula="of:=[.A6]*[.B6]" office:value-type="float" office:value="0" calcext:value-type="float">
            <text:p>0</text:p>
          </table:table-cell>
          <table:table-cell table:formula="of:=(1-[.F$19])^([.A6]-1)*[.F$19]" office:value-type="float" office:value="0.0326629641737341" calcext:value-type="float">
            <text:p>0.0326629642</text:p>
          </table:table-cell>
          <table:table-cell table:formula="of:=[.G6]/[.$G$21]" office:value-type="float" office:value="0.0328072430165317" calcext:value-type="float">
            <text:p>0.032807243</text:p>
          </table:table-cell>
          <table:table-cell table:formula="of:=SUM([.H$2:.H6])" office:value-type="float" office:value="0.970615798026089" calcext:value-type="float">
            <text:p>0.970615798</text:p>
          </table:table-cell>
          <table:table-cell table:formula="of:=[.H6]*[.B$18]" office:value-type="float" office:value="1.08263901954555" calcext:value-type="float">
            <text:p>1.0826390195</text:p>
          </table:table-cell>
          <table:table-cell table:formula="of:=([.B6]-[.J6])^2/[.J6]" office:value-type="float" office:value="1.08263901954555" calcext:value-type="float">
            <text:p>1.0826390195</text:p>
          </table:table-cell>
          <table:table-cell table:number-columns-repeated="2"/>
          <table:table-cell table:formula="of:=COUNTIF([SeedHistory.F$2:.F$50]; &quot;=&quot;&amp;[.$A6])" office:value-type="float" office:value="3" calcext:value-type="float">
            <text:p>3</text:p>
          </table:table-cell>
          <table:table-cell table:formula="of:=[.N6]/[.N$18]" office:value-type="float" office:value="0.0909090909090909" calcext:value-type="float">
            <text:p>0.0909090909</text:p>
          </table:table-cell>
          <table:table-cell table:number-columns-repeated="2"/>
          <table:table-cell table:formula="of:=[.N6]*[.A6]" office:value-type="float" office:value="15" calcext:value-type="float">
            <text:p>15</text:p>
          </table:table-cell>
          <table:table-cell table:style-name="Default" table:formula="of:=(1-[.R$19])^([.A6]-1)*[.R$19]" office:value-type="float" office:value="0.057220458984375" calcext:value-type="float">
            <text:p>0.057220459</text:p>
          </table:table-cell>
          <table:table-cell table:formula="of:=[.S6]/[.$R$21]" office:value-type="float" office:value="0.058584485327058" calcext:value-type="float">
            <text:p>0.0585844853</text:p>
          </table:table-cell>
          <table:table-cell table:style-name="Default" table:formula="of:=SUM([.T$2:.T6])" office:value-type="float" office:value="0.926197279226656" calcext:value-type="float">
            <text:p>0.9261972792</text:p>
          </table:table-cell>
          <table:table-cell table:style-name="Default" table:formula="of:=[.T6]*[.N$18]" office:value-type="float" office:value="1.93328801579291" calcext:value-type="float">
            <text:p>1.9332880158</text:p>
          </table:table-cell>
          <table:table-cell table:formula="of:=([.N6]-[.V6])^2/[.V6]" office:value-type="float" office:value="0.588569549883825" calcext:value-type="float">
            <text:p>0.58856954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326629641737341" calcext:value-type="float">
            <text:p>0.0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328072430165317" calcext:value-type="float">
            <text:p>0.033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OUNTIF([SeedHistory.B$2:.B$50]; &quot;=&quot;&amp;[.$A7])" office:value-type="float" office:value="1" calcext:value-type="float">
            <text:p>1</text:p>
          </table:table-cell>
          <table:table-cell table:formula="of:=[.B7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7]*[.B7]" office:value-type="float" office:value="6" calcext:value-type="float">
            <text:p>6</text:p>
          </table:table-cell>
          <table:table-cell table:formula="of:=(1-[.F$19])^([.A7]-1)*[.F$19]" office:value-type="float" office:value="0.0165752355508502" calcext:value-type="float">
            <text:p>0.0165752356</text:p>
          </table:table-cell>
          <table:table-cell table:formula="of:=[.G7]/[.$G$21]" office:value-type="float" office:value="0.016648451680031" calcext:value-type="float">
            <text:p>0.0166484517</text:p>
          </table:table-cell>
          <table:table-cell table:formula="of:=SUM([.H$2:.H7])" office:value-type="float" office:value="0.98726424970612" calcext:value-type="float">
            <text:p>0.9872642497</text:p>
          </table:table-cell>
          <table:table-cell table:formula="of:=[.H7]*[.B$18]" office:value-type="float" office:value="0.549398905441023" calcext:value-type="float">
            <text:p>0.5493989054</text:p>
          </table:table-cell>
          <table:table-cell table:formula="of:=([.B7]-[.J7])^2/[.J7]" office:value-type="float" office:value="0.369569987138505" calcext:value-type="float">
            <text:p>0.3695699871</text:p>
          </table:table-cell>
          <table:table-cell table:number-columns-repeated="2"/>
          <table:table-cell table:formula="of:=COUNTIF([SeedHistory.F$2:.F$50]; &quot;=&quot;&amp;[.$A7])" office:value-type="float" office:value="1" calcext:value-type="float">
            <text:p>1</text:p>
          </table:table-cell>
          <table:table-cell table:formula="of:=[.N7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7]*[.A7]" office:value-type="float" office:value="6" calcext:value-type="float">
            <text:p>6</text:p>
          </table:table-cell>
          <table:table-cell table:style-name="Default" table:formula="of:=(1-[.R$19])^([.A7]-1)*[.R$19]" office:value-type="float" office:value="0.0357627868652344" calcext:value-type="float">
            <text:p>0.0357627869</text:p>
          </table:table-cell>
          <table:table-cell table:formula="of:=[.S7]/[.$R$21]" office:value-type="float" office:value="0.0366153033294112" calcext:value-type="float">
            <text:p>0.0366153033</text:p>
          </table:table-cell>
          <table:table-cell table:style-name="Default" table:formula="of:=SUM([.T$2:.T7])" office:value-type="float" office:value="0.962812582556067" calcext:value-type="float">
            <text:p>0.9628125826</text:p>
          </table:table-cell>
          <table:table-cell table:style-name="Default" table:formula="of:=[.T7]*[.N$18]" office:value-type="float" office:value="1.20830500987057" calcext:value-type="float">
            <text:p>1.2083050099</text:p>
          </table:table-cell>
          <table:table-cell table:formula="of:=([.N7]-[.V7])^2/[.V7]" office:value-type="float" office:value="0.0359106159311763" calcext:value-type="float">
            <text:p>0.03591061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165752355508502" calcext:value-type="float">
            <text:p>0.0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16648451680031" calcext:value-type="float">
            <text:p>0.01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OUNTIF([SeedHistory.B$2:.B$50]; &quot;=&quot;&amp;[.$A8])" office:value-type="float" office:value="1" calcext:value-type="float">
            <text:p>1</text:p>
          </table:table-cell>
          <table:table-cell table:formula="of:=[.B8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8]*[.B8]" office:value-type="float" office:value="7" calcext:value-type="float">
            <text:p>7</text:p>
          </table:table-cell>
          <table:table-cell table:formula="of:=(1-[.F$19])^([.A8]-1)*[.F$19]" office:value-type="float" office:value="0.00841131356311799" calcext:value-type="float">
            <text:p>0.0084113136</text:p>
          </table:table-cell>
          <table:table-cell table:formula="of:=[.G8]/[.$G$21]" office:value-type="float" office:value="0.00844846801673215" calcext:value-type="float">
            <text:p>0.008448468</text:p>
          </table:table-cell>
          <table:table-cell table:formula="of:=SUM([.H$2:.H8])" office:value-type="float" office:value="0.995712717722852" calcext:value-type="float">
            <text:p>0.9957127177</text:p>
          </table:table-cell>
          <table:table-cell table:formula="of:=[.H8]*[.B$18]" office:value-type="float" office:value="0.278799444552161" calcext:value-type="float">
            <text:p>0.2787994446</text:p>
          </table:table-cell>
          <table:table-cell table:formula="of:=([.B8]-[.J8])^2/[.J8]" office:value-type="float" office:value="1.86560716436779" calcext:value-type="float">
            <text:p>1.8656071644</text:p>
          </table:table-cell>
          <table:table-cell table:number-columns-repeated="2"/>
          <table:table-cell table:formula="of:=COUNTIF([SeedHistory.F$2:.F$50]; &quot;=&quot;&amp;[.$A8])" office:value-type="float" office:value="0" calcext:value-type="float">
            <text:p>0</text:p>
          </table:table-cell>
          <table:table-cell table:formula="of:=[.N8]/[.N$18]" office:value-type="float" office:value="0" calcext:value-type="float">
            <text:p>0</text:p>
          </table:table-cell>
          <table:table-cell table:number-columns-repeated="2"/>
          <table:table-cell table:formula="of:=[.N8]*[.A8]" office:value-type="float" office:value="0" calcext:value-type="float">
            <text:p>0</text:p>
          </table:table-cell>
          <table:table-cell table:style-name="Default" table:formula="of:=(1-[.R$19])^([.A8]-1)*[.R$19]" office:value-type="float" office:value="0.0223517417907715" calcext:value-type="float">
            <text:p>0.0223517418</text:p>
          </table:table-cell>
          <table:table-cell table:formula="of:=[.S8]/[.$R$21]" office:value-type="float" office:value="0.022884564580882" calcext:value-type="float">
            <text:p>0.0228845646</text:p>
          </table:table-cell>
          <table:table-cell table:style-name="Default" table:formula="of:=SUM([.T$2:.T8])" office:value-type="float" office:value="0.985697147136949" calcext:value-type="float">
            <text:p>0.9856971471</text:p>
          </table:table-cell>
          <table:table-cell table:style-name="Default" table:formula="of:=[.T8]*[.N$18]" office:value-type="float" office:value="0.755190631169107" calcext:value-type="float">
            <text:p>0.7551906312</text:p>
          </table:table-cell>
          <table:table-cell table:formula="of:=([.N8]-[.V8])^2/[.V8]" office:value-type="float" office:value="0.755190631169107" calcext:value-type="float">
            <text:p>0.75519063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0841131356311799" calcext:value-type="float">
            <text:p>0.00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0844846801673215" calcext:value-type="float">
            <text:p>0.008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COUNTIF([SeedHistory.B$2:.B$50]; &quot;=&quot;&amp;[.$A9])" office:value-type="float" office:value="1" calcext:value-type="float">
            <text:p>1</text:p>
          </table:table-cell>
          <table:table-cell table:formula="of:=[.B9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9]*[.B9]" office:value-type="float" office:value="8" calcext:value-type="float">
            <text:p>8</text:p>
          </table:table-cell>
          <table:table-cell table:formula="of:=(1-[.F$19])^([.A9]-1)*[.F$19]" office:value-type="float" office:value="0.00426842777829868" calcext:value-type="float">
            <text:p>0.0042684278</text:p>
          </table:table-cell>
          <table:table-cell table:formula="of:=[.G9]/[.$G$21]" office:value-type="float" office:value="0.00428728227714766" calcext:value-type="float">
            <text:p>0.0042872823</text:p>
          </table:table-cell>
          <table:table-cell table:formula="of:=SUM([.H$2:.H9])" office:value-type="float" office:value="1" calcext:value-type="float">
            <text:p>1</text:p>
          </table:table-cell>
          <table:table-cell table:formula="of:=[.H9]*[.B$18]" office:value-type="float" office:value="0.141480315145873" calcext:value-type="float">
            <text:p>0.1414803151</text:p>
          </table:table-cell>
          <table:table-cell table:formula="of:=([.B9]-[.J9])^2/[.J9]" office:value-type="float" office:value="5.20960141007667" calcext:value-type="float">
            <text:p>5.2096014101</text:p>
          </table:table-cell>
          <table:table-cell table:number-columns-repeated="2"/>
          <table:table-cell table:formula="of:=COUNTIF([SeedHistory.F$2:.F$50]; &quot;=&quot;&amp;[.$A9])" office:value-type="float" office:value="2" calcext:value-type="float">
            <text:p>2</text:p>
          </table:table-cell>
          <table:table-cell table:formula="of:=[.N9]/[.N$18]" office:value-type="float" office:value="0.0606060606060606" calcext:value-type="float">
            <text:p>0.0606060606</text:p>
          </table:table-cell>
          <table:table-cell table:number-columns-repeated="2"/>
          <table:table-cell table:formula="of:=[.N9]*[.A9]" office:value-type="float" office:value="16" calcext:value-type="float">
            <text:p>16</text:p>
          </table:table-cell>
          <table:table-cell table:style-name="Default" table:formula="of:=(1-[.R$19])^([.A9]-1)*[.R$19]" office:value-type="float" office:value="0.0139698386192322" calcext:value-type="float">
            <text:p>0.0139698386</text:p>
          </table:table-cell>
          <table:table-cell table:formula="of:=[.S9]/[.$R$21]" office:value-type="float" office:value="0.0143028528630513" calcext:value-type="float">
            <text:p>0.0143028529</text:p>
          </table:table-cell>
          <table:table-cell table:style-name="Default" table:formula="of:=SUM([.T$2:.T9])" office:value-type="float" office:value="1" calcext:value-type="float">
            <text:p>1</text:p>
          </table:table-cell>
          <table:table-cell table:style-name="Default" table:formula="of:=[.T9]*[.N$18]" office:value-type="float" office:value="0.471994144480692" calcext:value-type="float">
            <text:p>0.4719941445</text:p>
          </table:table-cell>
          <table:table-cell table:formula="of:=([.N9]-[.V9])^2/[.V9]" office:value-type="float" office:value="4.94667555054129" calcext:value-type="float">
            <text:p>4.94667555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0426842777829868" calcext:value-type="float">
            <text:p>0.004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0428728227714766" calcext:value-type="float">
            <text:p>0.004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OUNTIF([SeedHistory.B$2:.B$50]; &quot;=&quot;&amp;[.$A10])"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 table:number-columns-repeated="2"/>
          <table:table-cell table:formula="of:=[.A10]*[.B10]" office:value-type="float" office:value="0" calcext:value-type="float">
            <text:p>0</text:p>
          </table:table-cell>
          <table:table-cell table:formula="of:=(1-[.F$19])^([.A10]-1)*[.F$19]" office:value-type="float" office:value="0.00216606782779336" calcext:value-type="float">
            <text:p>0.0021660678</text:p>
          </table:table-cell>
          <table:table-cell table:number-columns-repeated="6"/>
          <table:table-cell table:formula="of:=COUNTIF([SeedHistory.F$2:.F$50]; &quot;=&quot;&amp;[.$A10])" office:value-type="float" office:value="0" calcext:value-type="float">
            <text:p>0</text:p>
          </table:table-cell>
          <table:table-cell table:formula="of:=[.N10]/[.N$18]" office:value-type="float" office:value="0" calcext:value-type="float">
            <text:p>0</text:p>
          </table:table-cell>
          <table:table-cell table:number-columns-repeated="2"/>
          <table:table-cell table:formula="of:=[.N10]*[.A10]" office:value-type="float" office:value="0" calcext:value-type="float">
            <text:p>0</text:p>
          </table:table-cell>
          <table:table-cell table:style-name="Default" table:formula="of:=(1-[.R$19])^([.A10]-1)*[.R$19]" office:value-type="float" office:value="0.00873114913702011" calcext:value-type="float">
            <text:p>0.0087311491</text:p>
          </table:table-cell>
          <table:table-cell table:number-columns-repeated="10"/>
          <table:table-cell table:formula="of:=SUM([.AD2:.AD9])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COUNTIF([SeedHistory.B$2:.B$50]; &quot;=&quot;&amp;[.$A11])"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 table:number-columns-repeated="2"/>
          <table:table-cell table:formula="of:=[.A11]*[.B11]" office:value-type="float" office:value="0" calcext:value-type="float">
            <text:p>0</text:p>
          </table:table-cell>
          <table:table-cell table:formula="of:=(1-[.F$19])^([.A11]-1)*[.F$19]" office:value-type="float" office:value="0.00109919859917872" calcext:value-type="float">
            <text:p>0.0010991986</text:p>
          </table:table-cell>
          <table:table-cell table:number-columns-repeated="6"/>
          <table:table-cell table:formula="of:=COUNTIF([SeedHistory.F$2:.F$50]; &quot;=&quot;&amp;[.$A11])" office:value-type="float" office:value="0" calcext:value-type="float">
            <text:p>0</text:p>
          </table:table-cell>
          <table:table-cell table:formula="of:=[.N11]/[.N$18]" office:value-type="float" office:value="0" calcext:value-type="float">
            <text:p>0</text:p>
          </table:table-cell>
          <table:table-cell table:number-columns-repeated="2"/>
          <table:table-cell table:formula="of:=[.N11]*[.A11]" office:value-type="float" office:value="0" calcext:value-type="float">
            <text:p>0</text:p>
          </table:table-cell>
          <table:table-cell table:style-name="Default" table:formula="of:=(1-[.R$19])^([.A11]-1)*[.R$19]" office:value-type="float" office:value="0.00545696821063757" calcext:value-type="float">
            <text:p>0.0054569682</text:p>
          </table:table-cell>
          <table:table-cell table:number-columns-repeated="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COUNTIF([SeedHistory.B$2:.B$50]; &quot;=&quot;&amp;[.$A12])"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 table:number-columns-repeated="2"/>
          <table:table-cell table:formula="of:=[.A12]*[.B12]" office:value-type="float" office:value="0" calcext:value-type="float">
            <text:p>0</text:p>
          </table:table-cell>
          <table:table-cell table:formula="of:=(1-[.F$19])^([.A12]-1)*[.F$19]" office:value-type="float" office:value="0.000557802274210096" calcext:value-type="float">
            <text:p>0.0005578023</text:p>
          </table:table-cell>
          <table:table-cell table:number-columns-repeated="6"/>
          <table:table-cell table:formula="of:=COUNTIF([SeedHistory.F$2:.F$50]; &quot;=&quot;&amp;[.$A12])" office:value-type="float" office:value="0" calcext:value-type="float">
            <text:p>0</text:p>
          </table:table-cell>
          <table:table-cell table:formula="of:=[.N12]/[.N$18]" office:value-type="float" office:value="0" calcext:value-type="float">
            <text:p>0</text:p>
          </table:table-cell>
          <table:table-cell table:number-columns-repeated="2"/>
          <table:table-cell table:formula="of:=[.N12]*[.A12]" office:value-type="float" office:value="0" calcext:value-type="float">
            <text:p>0</text:p>
          </table:table-cell>
          <table:table-cell table:style-name="Default" table:formula="of:=(1-[.R$19])^([.A12]-1)*[.R$19]" office:value-type="float" office:value="0.00341060513164848" calcext:value-type="float">
            <text:p>0.003410605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COUNTIF([SeedHistory.B$2:.B$50]; &quot;=&quot;&amp;[.$A13])"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 table:number-columns-repeated="2"/>
          <table:table-cell table:formula="of:=[.A13]*[.B13]" office:value-type="float" office:value="0" calcext:value-type="float">
            <text:p>0</text:p>
          </table:table-cell>
          <table:table-cell table:formula="of:=(1-[.F$19])^([.A13]-1)*[.F$19]" office:value-type="float" office:value="0.000283063840643929" calcext:value-type="float">
            <text:p>0.0002830638</text:p>
          </table:table-cell>
          <table:table-cell table:number-columns-repeated="6"/>
          <table:table-cell table:formula="of:=COUNTIF([SeedHistory.F$2:.F$50]; &quot;=&quot;&amp;[.$A13])" office:value-type="float" office:value="0" calcext:value-type="float">
            <text:p>0</text:p>
          </table:table-cell>
          <table:table-cell table:formula="of:=[.N13]/[.N$18]" office:value-type="float" office:value="0" calcext:value-type="float">
            <text:p>0</text:p>
          </table:table-cell>
          <table:table-cell table:number-columns-repeated="2"/>
          <table:table-cell table:formula="of:=[.N13]*[.A13]" office:value-type="float" office:value="0" calcext:value-type="float">
            <text:p>0</text:p>
          </table:table-cell>
          <table:table-cell table:style-name="Default" table:formula="of:=(1-[.R$19])^([.A13]-1)*[.R$19]" office:value-type="float" office:value="0.0021316282072803" calcext:value-type="float">
            <text:p>0.002131628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COUNTIF([SeedHistory.B$2:.B$50]; &quot;=&quot;&amp;[.$A14])"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 table:number-columns-repeated="2"/>
          <table:table-cell table:formula="of:=[.A14]*[.B14]" office:value-type="float" office:value="0" calcext:value-type="float">
            <text:p>0</text:p>
          </table:table-cell>
          <table:table-cell table:formula="of:=(1-[.F$19])^([.A14]-1)*[.F$19]" office:value-type="float" office:value="0.000143644337043188" calcext:value-type="float">
            <text:p>0.0001436443</text:p>
          </table:table-cell>
          <table:table-cell table:number-columns-repeated="6"/>
          <table:table-cell table:formula="of:=COUNTIF([SeedHistory.F$2:.F$50]; &quot;=&quot;&amp;[.$A14])" office:value-type="float" office:value="0" calcext:value-type="float">
            <text:p>0</text:p>
          </table:table-cell>
          <table:table-cell table:formula="of:=[.N14]/[.N$18]" office:value-type="float" office:value="0" calcext:value-type="float">
            <text:p>0</text:p>
          </table:table-cell>
          <table:table-cell table:number-columns-repeated="2"/>
          <table:table-cell table:formula="of:=[.N14]*[.A14]" office:value-type="float" office:value="0" calcext:value-type="float">
            <text:p>0</text:p>
          </table:table-cell>
          <table:table-cell table:style-name="Default" table:formula="of:=(1-[.R$19])^([.A14]-1)*[.R$19]" office:value-type="float" office:value="0.00133226762955019" calcext:value-type="float">
            <text:p>0.0013322676</text:p>
          </table:table-cell>
          <table:table-cell table:number-columns-repeated="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COUNTIF([SeedHistory.B$2:.B$50]; &quot;=&quot;&amp;[.$A15])"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 table:number-columns-repeated="2"/>
          <table:table-cell table:formula="of:=[.A15]*[.B15]" office:value-type="float" office:value="0" calcext:value-type="float">
            <text:p>0</text:p>
          </table:table-cell>
          <table:table-cell table:formula="of:=(1-[.F$19])^([.A15]-1)*[.F$19]" office:value-type="float" office:value="0.0000728941411860954" calcext:value-type="float">
            <text:p>7.28941411860954E-05</text:p>
          </table:table-cell>
          <table:table-cell table:number-columns-repeated="6"/>
          <table:table-cell table:formula="of:=COUNTIF([SeedHistory.F$2:.F$50]; &quot;=&quot;&amp;[.$A15])" office:value-type="float" office:value="0" calcext:value-type="float">
            <text:p>0</text:p>
          </table:table-cell>
          <table:table-cell table:formula="of:=[.N15]/[.N$18]" office:value-type="float" office:value="0" calcext:value-type="float">
            <text:p>0</text:p>
          </table:table-cell>
          <table:table-cell table:number-columns-repeated="2"/>
          <table:table-cell table:formula="of:=[.N15]*[.A15]" office:value-type="float" office:value="0" calcext:value-type="float">
            <text:p>0</text:p>
          </table:table-cell>
          <table:table-cell table:style-name="Default" table:formula="of:=(1-[.R$19])^([.A15]-1)*[.R$19]" office:value-type="float" office:value="0.000832667268468867" calcext:value-type="float">
            <text:p>0.0008326673</text:p>
          </table:table-cell>
          <table:table-cell table:number-columns-repeated="6"/>
          <table:table-cell office:value-type="string" calcext:value-type="string">
            <text:p>pc</text:p>
          </table:table-cell>
          <table:table-cell/>
          <table:table-cell office:value-type="float" office:value="0.5090909091" calcext:value-type="float">
            <text:p>0.5090909091</text:p>
          </table:table-cell>
          <table:table-cell/>
          <table:table-cell office:value-type="float" office:value="0.5178571429" calcext:value-type="float">
            <text:p>0.5178571429</text:p>
          </table:table-cell>
          <table:table-cell table:number-columns-repeated="3"/>
          <table:table-cell office:value-type="float" office:value="0.4761904762" calcext:value-type="float">
            <text:p>0.47619047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4848484848" calcext:value-type="float">
            <text:p>0.4848484848</text:p>
          </table:table-cell>
          <table:table-cell office:value-type="float" office:value="0.4925373134" calcext:value-type="float">
            <text:p>0.492537313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COUNTIF([SeedHistory.B$2:.B$50]; &quot;=&quot;&amp;[.$A16])"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 table:number-columns-repeated="2"/>
          <table:table-cell table:formula="of:=[.A16]*[.B16]" office:value-type="float" office:value="0" calcext:value-type="float">
            <text:p>0</text:p>
          </table:table-cell>
          <table:table-cell table:formula="of:=(1-[.F$19])^([.A16]-1)*[.F$19]" office:value-type="float" office:value="0.0000369910567213021" calcext:value-type="float">
            <text:p>3.69910567213021E-05</text:p>
          </table:table-cell>
          <table:table-cell table:number-columns-repeated="6"/>
          <table:table-cell table:formula="of:=COUNTIF([SeedHistory.F$2:.F$50]; &quot;=&quot;&amp;[.$A16])" office:value-type="float" office:value="0" calcext:value-type="float">
            <text:p>0</text:p>
          </table:table-cell>
          <table:table-cell table:formula="of:=[.N16]/[.N$18]" office:value-type="float" office:value="0" calcext:value-type="float">
            <text:p>0</text:p>
          </table:table-cell>
          <table:table-cell table:number-columns-repeated="2"/>
          <table:table-cell table:formula="of:=[.N16]*[.A16]" office:value-type="float" office:value="0" calcext:value-type="float">
            <text:p>0</text:p>
          </table:table-cell>
          <table:table-cell table:style-name="Default" table:formula="of:=(1-[.R$19])^([.A16]-1)*[.R$19]" office:value-type="float" office:value="0.000520417042793042" calcext:value-type="float">
            <text:p>0.000520417</text:p>
          </table:table-cell>
          <table:table-cell table:number-columns-repeated="6"/>
          <table:table-cell office:value-type="string" calcext:value-type="string">
            <text:p>sc</text:p>
          </table:table-cell>
          <table:table-cell/>
          <table:table-cell office:value-type="float" office:value="0.9966270601" calcext:value-type="float">
            <text:p>0.9966270601</text:p>
          </table:table-cell>
          <table:table-cell/>
          <table:table-cell office:value-type="float" office:value="0.997079845" calcext:value-type="float">
            <text:p>0.997079845</text:p>
          </table:table-cell>
          <table:table-cell table:number-columns-repeated="3"/>
          <table:table-cell office:value-type="float" office:value="0.9943325575" calcext:value-type="float">
            <text:p>0.9943325575</text:p>
          </table:table-cell>
          <table:table-cell office:value-type="float" office:value="0.9950034329" calcext:value-type="float">
            <text:p>0.9950034329</text:p>
          </table:table-cell>
          <table:table-cell office:value-type="float" office:value="0.9950400208" calcext:value-type="float">
            <text:p>0.9950400208</text:p>
          </table:table-cell>
          <table:table-cell office:value-type="float" office:value="0.9956022259" calcext:value-type="float">
            <text:p>0.9956022259</text:p>
          </table:table-cell>
          <table:table-cell office:value-type="float" office:value="0.99609375" calcext:value-type="float">
            <text:p>0.9960937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COUNTIF([SeedHistory.B$2:.B$50]; &quot;=&quot;&amp;[.$A17])"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 table:number-columns-repeated="2"/>
          <table:table-cell table:formula="of:=[.A17]*[.B17]" office:value-type="float" office:value="0" calcext:value-type="float">
            <text:p>0</text:p>
          </table:table-cell>
          <table:table-cell table:formula="of:=(1-[.F$19])^([.A17]-1)*[.F$19]" office:value-type="float" office:value="0.0000187715810227503" calcext:value-type="float">
            <text:p>1.87715810227503E-05</text:p>
          </table:table-cell>
          <table:table-cell table:number-columns-repeated="6"/>
          <table:table-cell table:formula="of:=COUNTIF([SeedHistory.F$2:.F$50]; &quot;=&quot;&amp;[.$A17])" office:value-type="float" office:value="0" calcext:value-type="float">
            <text:p>0</text:p>
          </table:table-cell>
          <table:table-cell table:formula="of:=[.N17]/[.N$18]" office:value-type="float" office:value="0" calcext:value-type="float">
            <text:p>0</text:p>
          </table:table-cell>
          <table:table-cell table:number-columns-repeated="2"/>
          <table:table-cell table:formula="of:=[.N17]*[.A17]" office:value-type="float" office:value="0" calcext:value-type="float">
            <text:p>0</text:p>
          </table:table-cell>
          <table:table-cell table:style-name="Default" table:formula="of:=(1-[.R$19])^([.A17]-1)*[.R$19]" office:value-type="float" office:value="0.000325260651745651" calcext:value-type="float">
            <text:p>0.0003252607</text:p>
          </table:table-cell>
          <table:table-cell table:number-columns-repeated="6"/>
          <table:table-cell office:value-type="string" calcext:value-type="string">
            <text:p>pr</text:p>
          </table:table-cell>
          <table:table-cell/>
          <table:table-cell office:value-type="float" office:value="0.3835616438" calcext:value-type="float">
            <text:p>0.3835616438</text:p>
          </table:table-cell>
          <table:table-cell/>
          <table:table-cell office:value-type="float" office:value="0.3766233766" calcext:value-type="float">
            <text:p>0.3766233766</text:p>
          </table:table-cell>
          <table:table-cell table:number-columns-repeated="3"/>
          <table:table-cell office:value-type="float" office:value="0.3529411765" calcext:value-type="float">
            <text:p>0.3529411765</text:p>
          </table:table-cell>
          <table:table-cell office:value-type="float" office:value="0.3604651163" calcext:value-type="float">
            <text:p>0.3604651163</text:p>
          </table:table-cell>
          <table:table-cell office:value-type="float" office:value="0.367816092" calcext:value-type="float">
            <text:p>0.3678160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36263736" calcext:value-type="float">
            <text:p>0.3736263736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17])" office:value-type="float" office:value="33" calcext:value-type="float">
            <text:p>33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2:.F17])/[.B18]" office:value-type="float" office:value="2.03030303030303" calcext:value-type="float">
            <text:p>2.0303030303</text:p>
          </table:table-cell>
          <table:table-cell/>
          <table:table-cell table:formula="of:=SUM([.H2:.H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N2:.N17])" office:value-type="float" office:value="33" calcext:value-type="float">
            <text:p>33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R2:.R9])/[.N18]" office:value-type="float" office:value="2.66666666666667" calcext:value-type="float">
            <text:p>2.6666666667</text:p>
          </table:table-cell>
          <table:table-cell/>
          <table:table-cell table:formula="of:=SUM([.T2:.T9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r</text:p>
          </table:table-cell>
          <table:table-cell/>
          <table:table-cell office:value-type="float" office:value="0.9791494637" calcext:value-type="float">
            <text:p>0.9791494637</text:p>
          </table:table-cell>
          <table:table-cell/>
          <table:table-cell office:value-type="float" office:value="0.9771963641" calcext:value-type="float">
            <text:p>0.9771963641</text:p>
          </table:table-cell>
          <table:table-cell table:number-columns-repeated="3"/>
          <table:table-cell office:value-type="float" office:value="0.9692708809" calcext:value-type="float">
            <text:p>0.9692708809</text:p>
          </table:table-cell>
          <table:table-cell office:value-type="float" office:value="0.9720157349" calcext:value-type="float">
            <text:p>0.9720157349</text:p>
          </table:table-cell>
          <table:table-cell office:value-type="float" office:value="0.9744878244" calcext:value-type="float">
            <text:p>0.9744878244</text:p>
          </table:table-cell>
          <table:table-cell office:value-type="float" office:value="0.9767169356" calcext:value-type="float">
            <text:p>0.9767169356</text:p>
          </table:table-cell>
          <table:table-cell office:value-type="float" office:value="0.9763044002" calcext:value-type="float">
            <text:p>0.9763044002</text:p>
          </table:table-cell>
        </table:table-row>
        <table:table-row table:style-name="ro2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18]" office:value-type="float" office:value="0.492537313432836" calcext:value-type="float">
            <text:p>0.4925373134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R18]" office:value-type="float" office:value="0.375" calcext:value-type="float">
            <text:p>0.375</text:p>
          </table:table-cell>
          <table:table-cell table:number-columns-repeated="20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8:</text:p>
          </table:table-cell>
          <table:table-cell/>
          <table:table-cell table:formula="of:=SUM([.G2:.G9])" office:value-type="float" office:value="0.995602225925389" calcext:value-type="float">
            <text:p>0.9956022259</text:p>
          </table:table-cell>
          <table:table-cell table:number-columns-repeated="8"/>
          <table:table-cell table:style-name="ce3" office:value-type="string" calcext:value-type="string">
            <text:p>Sum up to 8:</text:p>
          </table:table-cell>
          <table:table-cell/>
          <table:table-cell table:style-name="ce8" table:formula="of:=SUM([.S2:.S9])" office:value-type="float" office:value="0.976716935634613" calcext:value-type="float">
            <text:p>0.9767169356</text:p>
          </table:table-cell>
          <table:table-cell table:style-name="Default"/>
          <table:table-cell table:number-columns-repeated="6"/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2:.K9])" office:value-type="float" office:value="11.2687692315545" calcext:value-type="float">
            <text:p>11.2687692316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W2:.W9])" office:value-type="float" office:value="6.74952548313506" calcext:value-type="float">
            <text:p>6.7495254831</text:p>
          </table:table-cell>
          <table:table-cell table:style-name="Default"/>
          <table:table-cell table:number-columns-repeated="4"/>
          <table:table-cell office:value-type="float" office:value="2013" calcext:value-type="float">
            <text:p>2013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5090909091" calcext:value-type="float">
            <text:p>0.50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66270601" calcext:value-type="float">
            <text:p>0.99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835616438" calcext:value-type="float">
            <text:p>0.384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91494637" calcext:value-type="float">
            <text:p>0.979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office:annotation draw:style-name="gr1" draw:text-style-name="P2" svg:width="82.18pt" svg:height="39.29pt" svg:x="305.94pt" svg:y="262.37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1273" calcext:value-type="float">
            <text:p>0.1273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8" office:value-type="float" office:value="0.4554" calcext:value-type="float">
            <text:p>0.4554</text:p>
          </table:table-cell>
          <table:table-cell table:style-name="Default"/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5178571429" calcext:value-type="float">
            <text:p>0.5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7079845" calcext:value-type="float">
            <text:p>0.99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766233766" calcext:value-type="float">
            <text:p>0.377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71963641" calcext:value-type="float">
            <text:p>0.97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number-columns-repeated="17"/>
          <table:table-cell table:style-name="ce8"/>
          <table:table-cell table:style-name="Default"/>
          <table:table-cell table:number-columns-repeated="4"/>
          <table:table-cell office:value-type="float" office:value="2015" calcext:value-type="float">
            <text:p>2015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4761904762" calcext:value-type="float">
            <text:p>0.47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43325575" calcext:value-type="float">
            <text:p>0.99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529411765" calcext:value-type="float">
            <text:p>0.353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692708809" calcext:value-type="float">
            <text:p>0.969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484375" calcext:value-type="float">
            <text:p>0.48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50034329" calcext:value-type="float">
            <text:p>0.9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604651163" calcext:value-type="float">
            <text:p>0.360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20157349" calcext:value-type="float">
            <text:p>0.972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number-columns-repeated="23"/>
          <table:table-cell office:value-type="float" office:value="2017" calcext:value-type="float">
            <text:p>2017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4848484848" calcext:value-type="float">
            <text:p>0.48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50400208" calcext:value-type="float">
            <text:p>0.9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67816092" calcext:value-type="float">
            <text:p>0.368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44878244" calcext:value-type="float">
            <text:p>0.974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number-columns-repeated="23"/>
          <table:table-cell office:value-type="float" office:value="2018" calcext:value-type="float">
            <text:p>2018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4925373134" calcext:value-type="float">
            <text:p>0.4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56022259" calcext:value-type="float">
            <text:p>0.9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75" calcext:value-type="float">
            <text:p>0.375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67169356" calcext:value-type="float">
            <text:p>0.97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 table:number-columns-repeated="23"/>
          <table:table-cell office:value-type="float" office:value="2019" calcext:value-type="float">
            <text:p>2019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5" calcext:value-type="float">
            <text:p>0.5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609375" calcext:value-type="float">
            <text:p>0.9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736263736" calcext:value-type="float">
            <text:p>0.374</text:p>
          </table:table-cell>
          <table:table-cell table:style-name="ce11" table:number-columns-repeated="2"/>
          <table:table-cell table:style-name="ce11" office:value-type="string" calcext:value-type="string">
            <text:p>&amp;</text:p>
          </table:table-cell>
          <table:table-cell table:style-name="ce11" office:value-type="float" office:value="0.9763044002" calcext:value-type="float">
            <text:p>0.976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UNTIF([SeedHistory.D$2:.D$50]; &quot;=&quot;&amp;[.$A32])" office:value-type="float" office:value="10" calcext:value-type="float">
            <text:p>10</text:p>
          </table:table-cell>
          <table:table-cell table:formula="of:=[.B32]/[.B$18]" office:value-type="float" office:value="0.303030303030303" calcext:value-type="float">
            <text:p>0.303030303</text:p>
          </table:table-cell>
          <table:table-cell table:number-columns-repeated="2"/>
          <table:table-cell table:formula="of:=[.A32]*[.B32]" office:value-type="float" office:value="10" calcext:value-type="float">
            <text:p>10</text:p>
          </table:table-cell>
          <table:table-cell table:formula="of:=(1-[.F$49])^([.A32]-1)*[.F$49]" office:value-type="float" office:value="0.302752293577982" calcext:value-type="float">
            <text:p>0.3027522936</text:p>
          </table:table-cell>
          <table:table-cell table:formula="of:=[.G32]/[.$G$51]" office:value-type="float" office:value="0.308595450597917" calcext:value-type="float">
            <text:p>0.3085954506</text:p>
          </table:table-cell>
          <table:table-cell table:formula="of:=SUM([.H$32:.H32])" office:value-type="float" office:value="0.308595450597917" calcext:value-type="float">
            <text:p>0.3085954506</text:p>
          </table:table-cell>
          <table:table-cell table:formula="of:=[.H32]*[.B$48]" office:value-type="float" office:value="10.1836498697313" calcext:value-type="float">
            <text:p>10.1836498697</text:p>
          </table:table-cell>
          <table:table-cell table:formula="of:=([.B32]-[.J32])^2/[.J32]" office:value-type="float" office:value="0.00331190438435621" calcext:value-type="float">
            <text:p>0.0033119044</text:p>
          </table:table-cell>
          <table:table-cell table:number-columns-repeated="2"/>
          <table:table-cell table:formula="of:=COUNTIF([SeedHistory.H$2:.H$50]; &quot;=&quot;&amp;[.$A32])" office:value-type="float" office:value="12" calcext:value-type="float">
            <text:p>12</text:p>
          </table:table-cell>
          <table:table-cell table:formula="of:=[.N32]/[.N$18]" office:value-type="float" office:value="0.363636363636364" calcext:value-type="float">
            <text:p>0.3636363636</text:p>
          </table:table-cell>
          <table:table-cell table:number-columns-repeated="2"/>
          <table:table-cell table:formula="of:=[.N32]*[.A32]" office:value-type="float" office:value="12" calcext:value-type="float">
            <text:p>12</text:p>
          </table:table-cell>
          <table:table-cell table:style-name="Default" table:formula="of:=(1-[.R$49])^([.A32]-1)*[.R$49]" office:value-type="float" office:value="0.317307692307692" calcext:value-type="float">
            <text:p>0.3173076923</text:p>
          </table:table-cell>
          <table:table-cell table:formula="of:=[.S32]/[.$R$51]" office:value-type="float" office:value="0.322144126932338" calcext:value-type="float">
            <text:p>0.3221441269</text:p>
          </table:table-cell>
          <table:table-cell table:style-name="Default" table:formula="of:=SUM([.T$32:.T32])" office:value-type="float" office:value="0.322144126932339" calcext:value-type="float">
            <text:p>0.3221441269</text:p>
          </table:table-cell>
          <table:table-cell table:style-name="Default" table:formula="of:=[.T32]*[.N$48]" office:value-type="float" office:value="10.6307561887672" calcext:value-type="float">
            <text:p>10.6307561888</text:p>
          </table:table-cell>
          <table:table-cell table:formula="of:=([.N32]-[.V32])^2/[.V32]" office:value-type="float" office:value="0.176358913825935" calcext:value-type="float">
            <text:p>0.1763589138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OUNTIF([SeedHistory.D$2:.D$50]; &quot;=&quot;&amp;[.$A33])" office:value-type="float" office:value="8" calcext:value-type="float">
            <text:p>8</text:p>
          </table:table-cell>
          <table:table-cell table:formula="of:=[.B33]/[.B$18]" office:value-type="float" office:value="0.242424242424242" calcext:value-type="float">
            <text:p>0.2424242424</text:p>
          </table:table-cell>
          <table:table-cell table:number-columns-repeated="2"/>
          <table:table-cell table:formula="of:=[.A33]*[.B33]" office:value-type="float" office:value="16" calcext:value-type="float">
            <text:p>16</text:p>
          </table:table-cell>
          <table:table-cell table:formula="of:=(1-[.F$49])^([.A33]-1)*[.F$49]" office:value-type="float" office:value="0.211093342311253" calcext:value-type="float">
            <text:p>0.2110933423</text:p>
          </table:table-cell>
          <table:table-cell table:formula="of:=[.G33]/[.$G$51]" office:value-type="float" office:value="0.215167470141667" calcext:value-type="float">
            <text:p>0.2151674701</text:p>
          </table:table-cell>
          <table:table-cell table:formula="of:=SUM([.H$32:.H33])" office:value-type="float" office:value="0.523762920739584" calcext:value-type="float">
            <text:p>0.5237629207</text:p>
          </table:table-cell>
          <table:table-cell table:formula="of:=[.H33]*[.B$48]" office:value-type="float" office:value="7.10052651467501" calcext:value-type="float">
            <text:p>7.1005265147</text:p>
          </table:table-cell>
          <table:table-cell table:formula="of:=([.B33]-[.J33])^2/[.J33]" office:value-type="float" office:value="0.113942613851321" calcext:value-type="float">
            <text:p>0.1139426139</text:p>
          </table:table-cell>
          <table:table-cell table:number-columns-repeated="2"/>
          <table:table-cell table:formula="of:=COUNTIF([SeedHistory.H$2:.H$50]; &quot;=&quot;&amp;[.$A33])" office:value-type="float" office:value="7" calcext:value-type="float">
            <text:p>7</text:p>
          </table:table-cell>
          <table:table-cell table:formula="of:=[.N33]/[.N$18]" office:value-type="float" office:value="0.212121212121212" calcext:value-type="float">
            <text:p>0.2121212121</text:p>
          </table:table-cell>
          <table:table-cell table:number-columns-repeated="2"/>
          <table:table-cell table:formula="of:=[.N33]*[.A33]" office:value-type="float" office:value="14" calcext:value-type="float">
            <text:p>14</text:p>
          </table:table-cell>
          <table:table-cell table:style-name="Default" table:formula="of:=(1-[.R$49])^([.A33]-1)*[.R$49]" office:value-type="float" office:value="0.216623520710059" calcext:value-type="float">
            <text:p>0.2166235207</text:p>
          </table:table-cell>
          <table:table-cell table:formula="of:=[.S33]/[.$R$51]" office:value-type="float" office:value="0.219925317424962" calcext:value-type="float">
            <text:p>0.2199253174</text:p>
          </table:table-cell>
          <table:table-cell table:style-name="Default" table:formula="of:=SUM([.T$32:.T33])" office:value-type="float" office:value="0.542069444357301" calcext:value-type="float">
            <text:p>0.5420694444</text:p>
          </table:table-cell>
          <table:table-cell table:style-name="Default" table:formula="of:=[.T33]*[.N$48]" office:value-type="float" office:value="7.25753547502374" calcext:value-type="float">
            <text:p>7.257535475</text:p>
          </table:table-cell>
          <table:table-cell table:formula="of:=([.N33]-[.V33])^2/[.V33]" office:value-type="float" office:value="0.00913871122283237" calcext:value-type="float">
            <text:p>0.009138711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OUNTIF([SeedHistory.D$2:.D$50]; &quot;=&quot;&amp;[.$A34])" office:value-type="float" office:value="4" calcext:value-type="float">
            <text:p>4</text:p>
          </table:table-cell>
          <table:table-cell table:formula="of:=[.B34]/[.B$18]" office:value-type="float" office:value="0.121212121212121" calcext:value-type="float">
            <text:p>0.1212121212</text:p>
          </table:table-cell>
          <table:table-cell table:number-columns-repeated="2"/>
          <table:table-cell table:formula="of:=[.A34]*[.B34]" office:value-type="float" office:value="12" calcext:value-type="float">
            <text:p>12</text:p>
          </table:table-cell>
          <table:table-cell table:formula="of:=(1-[.F$49])^([.A34]-1)*[.F$49]" office:value-type="float" office:value="0.147184348767479" calcext:value-type="float">
            <text:p>0.1471843488</text:p>
          </table:table-cell>
          <table:table-cell table:formula="of:=[.G34]/[.$G$51]" office:value-type="float" office:value="0.150025025052905" calcext:value-type="float">
            <text:p>0.1500250251</text:p>
          </table:table-cell>
          <table:table-cell table:formula="of:=SUM([.H$32:.H34])" office:value-type="float" office:value="0.67378794579249" calcext:value-type="float">
            <text:p>0.6737879458</text:p>
          </table:table-cell>
          <table:table-cell table:formula="of:=[.H34]*[.B$48]" office:value-type="float" office:value="4.95082582674588" calcext:value-type="float">
            <text:p>4.9508258267</text:p>
          </table:table-cell>
          <table:table-cell table:formula="of:=([.B34]-[.J34])^2/[.J34]" office:value-type="float" office:value="0.182609888621596" calcext:value-type="float">
            <text:p>0.1826098886</text:p>
          </table:table-cell>
          <table:table-cell table:number-columns-repeated="2"/>
          <table:table-cell table:formula="of:=COUNTIF([SeedHistory.H$2:.H$50]; &quot;=&quot;&amp;[.$A34])" office:value-type="float" office:value="2" calcext:value-type="float">
            <text:p>2</text:p>
          </table:table-cell>
          <table:table-cell table:formula="of:=[.N34]/[.N$18]" office:value-type="float" office:value="0.0606060606060606" calcext:value-type="float">
            <text:p>0.0606060606</text:p>
          </table:table-cell>
          <table:table-cell table:number-columns-repeated="2"/>
          <table:table-cell table:formula="of:=[.N34]*[.A34]" office:value-type="float" office:value="6" calcext:value-type="float">
            <text:p>6</text:p>
          </table:table-cell>
          <table:table-cell table:style-name="Default" table:formula="of:=(1-[.R$49])^([.A34]-1)*[.R$49]" office:value-type="float" office:value="0.147887211253983" calcext:value-type="float">
            <text:p>0.1478872113</text:p>
          </table:table-cell>
          <table:table-cell table:formula="of:=[.S34]/[.$R$51]" office:value-type="float" office:value="0.150141322472811" calcext:value-type="float">
            <text:p>0.1501413225</text:p>
          </table:table-cell>
          <table:table-cell table:style-name="Default" table:formula="of:=SUM([.T$32:.T34])" office:value-type="float" office:value="0.692210766830111" calcext:value-type="float">
            <text:p>0.6922107668</text:p>
          </table:table-cell>
          <table:table-cell table:style-name="Default" table:formula="of:=[.T34]*[.N$48]" office:value-type="float" office:value="4.95466364160275" calcext:value-type="float">
            <text:p>4.9546636416</text:p>
          </table:table-cell>
          <table:table-cell table:formula="of:=([.N34]-[.V34])^2/[.V34]" office:value-type="float" office:value="1.76198383311147" calcext:value-type="float">
            <text:p>1.7619838331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COUNTIF([SeedHistory.D$2:.D$50]; &quot;=&quot;&amp;[.$A35])" office:value-type="float" office:value="5" calcext:value-type="float">
            <text:p>5</text:p>
          </table:table-cell>
          <table:table-cell table:formula="of:=[.B35]/[.B$18]" office:value-type="float" office:value="0.151515151515152" calcext:value-type="float">
            <text:p>0.1515151515</text:p>
          </table:table-cell>
          <table:table-cell table:number-columns-repeated="2"/>
          <table:table-cell table:formula="of:=[.A35]*[.B35]" office:value-type="float" office:value="20" calcext:value-type="float">
            <text:p>20</text:p>
          </table:table-cell>
          <table:table-cell table:formula="of:=(1-[.F$49])^([.A35]-1)*[.F$49]" office:value-type="float" office:value="0.102623949599343" calcext:value-type="float">
            <text:p>0.1026239496</text:p>
          </table:table-cell>
          <table:table-cell table:formula="of:=[.G35]/[.$G$51]" office:value-type="float" office:value="0.104604604624044" calcext:value-type="float">
            <text:p>0.1046046046</text:p>
          </table:table-cell>
          <table:table-cell table:formula="of:=SUM([.H$32:.H35])" office:value-type="float" office:value="0.778392550416534" calcext:value-type="float">
            <text:p>0.7783925504</text:p>
          </table:table-cell>
          <table:table-cell table:formula="of:=[.H35]*[.B$48]" office:value-type="float" office:value="3.45195195259346" calcext:value-type="float">
            <text:p>3.4519519526</text:p>
          </table:table-cell>
          <table:table-cell table:formula="of:=([.B35]-[.J35])^2/[.J35]" office:value-type="float" office:value="0.694231203096191" calcext:value-type="float">
            <text:p>0.6942312031</text:p>
          </table:table-cell>
          <table:table-cell table:number-columns-repeated="2"/>
          <table:table-cell table:formula="of:=COUNTIF([SeedHistory.H$2:.H$50]; &quot;=&quot;&amp;[.$A35])" office:value-type="float" office:value="5" calcext:value-type="float">
            <text:p>5</text:p>
          </table:table-cell>
          <table:table-cell table:formula="of:=[.N35]/[.N$18]" office:value-type="float" office:value="0.151515151515152" calcext:value-type="float">
            <text:p>0.1515151515</text:p>
          </table:table-cell>
          <table:table-cell table:number-columns-repeated="2"/>
          <table:table-cell table:formula="of:=[.N35]*[.A35]" office:value-type="float" office:value="20" calcext:value-type="float">
            <text:p>20</text:p>
          </table:table-cell>
          <table:table-cell table:style-name="Default" table:formula="of:=(1-[.R$49])^([.A35]-1)*[.R$49]" office:value-type="float" office:value="0.100961461529161" calcext:value-type="float">
            <text:p>0.1009614615</text:p>
          </table:table-cell>
          <table:table-cell table:formula="of:=[.S35]/[.$R$51]" office:value-type="float" office:value="0.102500325918938" calcext:value-type="float">
            <text:p>0.1025003259</text:p>
          </table:table-cell>
          <table:table-cell table:style-name="Default" table:formula="of:=SUM([.T$32:.T35])" office:value-type="float" office:value="0.794711092749049" calcext:value-type="float">
            <text:p>0.7947110927</text:p>
          </table:table-cell>
          <table:table-cell table:style-name="Default" table:formula="of:=[.T35]*[.N$48]" office:value-type="float" office:value="3.38251075532495" calcext:value-type="float">
            <text:p>3.3825107553</text:p>
          </table:table-cell>
          <table:table-cell table:formula="of:=([.N35]-[.V35])^2/[.V35]" office:value-type="float" office:value="0.773470255052633" calcext:value-type="float">
            <text:p>0.7734702551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OUNTIF([SeedHistory.D$2:.D$50]; &quot;=&quot;&amp;[.$A36])" office:value-type="float" office:value="1" calcext:value-type="float">
            <text:p>1</text:p>
          </table:table-cell>
          <table:table-cell table:formula="of:=[.B36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36]*[.B36]" office:value-type="float" office:value="5" calcext:value-type="float">
            <text:p>5</text:p>
          </table:table-cell>
          <table:table-cell table:formula="of:=(1-[.F$49])^([.A36]-1)*[.F$49]" office:value-type="float" office:value="0.071554313482111" calcext:value-type="float">
            <text:p>0.0715543135</text:p>
          </table:table-cell>
          <table:table-cell table:formula="of:=[.G36]/[.$G$51]" office:value-type="float" office:value="0.0729353206552969" calcext:value-type="float">
            <text:p>0.0729353207</text:p>
          </table:table-cell>
          <table:table-cell table:formula="of:=SUM([.H$32:.H36])" office:value-type="float" office:value="0.851327871071831" calcext:value-type="float">
            <text:p>0.8513278711</text:p>
          </table:table-cell>
          <table:table-cell table:formula="of:=[.H36]*[.B$48]" office:value-type="float" office:value="2.4068655816248" calcext:value-type="float">
            <text:p>2.4068655816</text:p>
          </table:table-cell>
          <table:table-cell table:formula="of:=([.B36]-[.J36])^2/[.J36]" office:value-type="float" office:value="0.822343707048375" calcext:value-type="float">
            <text:p>0.822343707</text:p>
          </table:table-cell>
          <table:table-cell table:number-columns-repeated="2"/>
          <table:table-cell table:formula="of:=COUNTIF([SeedHistory.H$2:.H$50]; &quot;=&quot;&amp;[.$A36])" office:value-type="float" office:value="2" calcext:value-type="float">
            <text:p>2</text:p>
          </table:table-cell>
          <table:table-cell table:formula="of:=[.N36]/[.N$18]" office:value-type="float" office:value="0.0606060606060606" calcext:value-type="float">
            <text:p>0.0606060606</text:p>
          </table:table-cell>
          <table:table-cell table:number-columns-repeated="2"/>
          <table:table-cell table:formula="of:=[.N36]*[.A36]" office:value-type="float" office:value="10" calcext:value-type="float">
            <text:p>10</text:p>
          </table:table-cell>
          <table:table-cell table:style-name="Default" table:formula="of:=(1-[.R$49])^([.A36]-1)*[.R$49]" office:value-type="float" office:value="0.0689256131593313" calcext:value-type="float">
            <text:p>0.0689256132</text:p>
          </table:table-cell>
          <table:table-cell table:formula="of:=[.S36]/[.$R$51]" office:value-type="float" office:value="0.0699761840408135" calcext:value-type="float">
            <text:p>0.069976184</text:p>
          </table:table-cell>
          <table:table-cell table:style-name="Default" table:formula="of:=SUM([.T$32:.T36])" office:value-type="float" office:value="0.864687276789863" calcext:value-type="float">
            <text:p>0.8646872768</text:p>
          </table:table-cell>
          <table:table-cell table:style-name="Default" table:formula="of:=[.T36]*[.N$48]" office:value-type="float" office:value="2.30921407334684" calcext:value-type="float">
            <text:p>2.3092140733</text:p>
          </table:table-cell>
          <table:table-cell table:formula="of:=([.N36]-[.V36])^2/[.V36]" office:value-type="float" office:value="0.0414051448323146" calcext:value-type="float">
            <text:p>0.0414051448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OUNTIF([SeedHistory.D$2:.D$50]; &quot;=&quot;&amp;[.$A37])" office:value-type="float" office:value="0" calcext:value-type="float">
            <text:p>0</text:p>
          </table:table-cell>
          <table:table-cell table:formula="of:=[.B37]/[.B$18]" office:value-type="float" office:value="0" calcext:value-type="float">
            <text:p>0</text:p>
          </table:table-cell>
          <table:table-cell table:number-columns-repeated="2"/>
          <table:table-cell table:formula="of:=[.A37]*[.B37]" office:value-type="float" office:value="0" calcext:value-type="float">
            <text:p>0</text:p>
          </table:table-cell>
          <table:table-cell table:formula="of:=(1-[.F$49])^([.A37]-1)*[.F$49]" office:value-type="float" office:value="0.049891080960004" calcext:value-type="float">
            <text:p>0.049891081</text:p>
          </table:table-cell>
          <table:table-cell table:formula="of:=[.G37]/[.$G$51]" office:value-type="float" office:value="0.0508539850440602" calcext:value-type="float">
            <text:p>0.050853985</text:p>
          </table:table-cell>
          <table:table-cell table:formula="of:=SUM([.H$32:.H37])" office:value-type="float" office:value="0.902181856115891" calcext:value-type="float">
            <text:p>0.9021818561</text:p>
          </table:table-cell>
          <table:table-cell table:formula="of:=[.H37]*[.B$48]" office:value-type="float" office:value="1.67818150645399" calcext:value-type="float">
            <text:p>1.6781815065</text:p>
          </table:table-cell>
          <table:table-cell table:formula="of:=([.B37]-[.J37])^2/[.J37]" office:value-type="float" office:value="1.67818150645399" calcext:value-type="float">
            <text:p>1.6781815065</text:p>
          </table:table-cell>
          <table:table-cell table:number-columns-repeated="2"/>
          <table:table-cell table:formula="of:=COUNTIF([SeedHistory.H$2:.H$50]; &quot;=&quot;&amp;[.$A37])" office:value-type="float" office:value="1" calcext:value-type="float">
            <text:p>1</text:p>
          </table:table-cell>
          <table:table-cell table:formula="of:=[.N37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37]*[.A37]" office:value-type="float" office:value="6" calcext:value-type="float">
            <text:p>6</text:p>
          </table:table-cell>
          <table:table-cell table:style-name="Default" table:formula="of:=(1-[.R$49])^([.A37]-1)*[.R$49]" office:value-type="float" office:value="0.0470549859068512" calcext:value-type="float">
            <text:p>0.0470549859</text:p>
          </table:table-cell>
          <table:table-cell table:formula="of:=[.S37]/[.$R$51]" office:value-type="float" office:value="0.0477722025663246" calcext:value-type="float">
            <text:p>0.0477722026</text:p>
          </table:table-cell>
          <table:table-cell table:style-name="Default" table:formula="of:=SUM([.T$32:.T37])" office:value-type="float" office:value="0.912459479356187" calcext:value-type="float">
            <text:p>0.9124594794</text:p>
          </table:table-cell>
          <table:table-cell table:style-name="Default" table:formula="of:=[.T37]*[.N$48]" office:value-type="float" office:value="1.57648268468871" calcext:value-type="float">
            <text:p>1.5764826847</text:p>
          </table:table-cell>
          <table:table-cell table:formula="of:=([.N37]-[.V37])^2/[.V37]" office:value-type="float" office:value="0.210806175655221" calcext:value-type="float">
            <text:p>0.2108061757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OUNTIF([SeedHistory.D$2:.D$50]; &quot;=&quot;&amp;[.$A38])" office:value-type="float" office:value="1" calcext:value-type="float">
            <text:p>1</text:p>
          </table:table-cell>
          <table:table-cell table:formula="of:=[.B38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38]*[.B38]" office:value-type="float" office:value="7" calcext:value-type="float">
            <text:p>7</text:p>
          </table:table-cell>
          <table:table-cell table:formula="of:=(1-[.F$49])^([.A38]-1)*[.F$49]" office:value-type="float" office:value="0.034786441770278" calcext:value-type="float">
            <text:p>0.0347864418</text:p>
          </table:table-cell>
          <table:table-cell table:formula="of:=[.G38]/[.$G$51]" office:value-type="float" office:value="0.0354578244343906" calcext:value-type="float">
            <text:p>0.0354578244</text:p>
          </table:table-cell>
          <table:table-cell table:formula="of:=SUM([.H$32:.H38])" office:value-type="float" office:value="0.937639680550281" calcext:value-type="float">
            <text:p>0.9376396806</text:p>
          </table:table-cell>
          <table:table-cell table:formula="of:=[.H38]*[.B$48]" office:value-type="float" office:value="1.17010820633489" calcext:value-type="float">
            <text:p>1.1701082063</text:p>
          </table:table-cell>
          <table:table-cell table:formula="of:=([.B38]-[.J38])^2/[.J38]" office:value-type="float" office:value="0.0247300221516366" calcext:value-type="float">
            <text:p>0.0247300222</text:p>
          </table:table-cell>
          <table:table-cell table:number-columns-repeated="2"/>
          <table:table-cell table:formula="of:=COUNTIF([SeedHistory.H$2:.H$50]; &quot;=&quot;&amp;[.$A38])" office:value-type="float" office:value="1" calcext:value-type="float">
            <text:p>1</text:p>
          </table:table-cell>
          <table:table-cell table:formula="of:=[.N38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38]*[.A38]" office:value-type="float" office:value="7" calcext:value-type="float">
            <text:p>7</text:p>
          </table:table-cell>
          <table:table-cell table:style-name="Default" table:formula="of:=(1-[.R$49])^([.A38]-1)*[.R$49]" office:value-type="float" office:value="0.0321240769171772" calcext:value-type="float">
            <text:p>0.0321240769</text:p>
          </table:table-cell>
          <table:table-cell table:formula="of:=[.S38]/[.$R$51]" office:value-type="float" office:value="0.0326137152135485" calcext:value-type="float">
            <text:p>0.0326137152</text:p>
          </table:table-cell>
          <table:table-cell table:style-name="Default" table:formula="of:=SUM([.T$32:.T38])" office:value-type="float" office:value="0.945073194569736" calcext:value-type="float">
            <text:p>0.9450731946</text:p>
          </table:table-cell>
          <table:table-cell table:style-name="Default" table:formula="of:=[.T38]*[.N$48]" office:value-type="float" office:value="1.0762526020471" calcext:value-type="float">
            <text:p>1.076252602</text:p>
          </table:table-cell>
          <table:table-cell table:formula="of:=([.N38]-[.V38])^2/[.V38]" office:value-type="float" office:value="0.00540250430790497" calcext:value-type="float">
            <text:p>0.0054025043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COUNTIF([SeedHistory.D$2:.D$50]; &quot;=&quot;&amp;[.$A39])" office:value-type="float" office:value="1" calcext:value-type="float">
            <text:p>1</text:p>
          </table:table-cell>
          <table:table-cell table:formula="of:=[.B39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39]*[.B39]" office:value-type="float" office:value="8" calcext:value-type="float">
            <text:p>8</text:p>
          </table:table-cell>
          <table:table-cell table:formula="of:=(1-[.F$49])^([.A39]-1)*[.F$49]" office:value-type="float" office:value="0.0242547667389094" calcext:value-type="float">
            <text:p>0.0242547667</text:p>
          </table:table-cell>
          <table:table-cell table:formula="of:=[.G39]/[.$G$51]" office:value-type="float" office:value="0.0247228867615935" calcext:value-type="float">
            <text:p>0.0247228868</text:p>
          </table:table-cell>
          <table:table-cell table:formula="of:=SUM([.H$32:.H39])" office:value-type="float" office:value="0.962362567311875" calcext:value-type="float">
            <text:p>0.9623625673</text:p>
          </table:table-cell>
          <table:table-cell table:formula="of:=[.H39]*[.B$48]" office:value-type="float" office:value="0.815855263132584" calcext:value-type="float">
            <text:p>0.8158552631</text:p>
          </table:table-cell>
          <table:table-cell table:formula="of:=([.B39]-[.J39])^2/[.J39]" office:value-type="float" office:value="0.0415628673960755" calcext:value-type="float">
            <text:p>0.0415628674</text:p>
          </table:table-cell>
          <table:table-cell table:number-columns-repeated="2"/>
          <table:table-cell table:formula="of:=COUNTIF([SeedHistory.H$2:.H$50]; &quot;=&quot;&amp;[.$A39])" office:value-type="float" office:value="1" calcext:value-type="float">
            <text:p>1</text:p>
          </table:table-cell>
          <table:table-cell table:formula="of:=[.N39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39]*[.A39]" office:value-type="float" office:value="8" calcext:value-type="float">
            <text:p>8</text:p>
          </table:table-cell>
          <table:table-cell table:style-name="Default" table:formula="of:=(1-[.R$49])^([.A39]-1)*[.R$49]" office:value-type="float" office:value="0.0219308602030729" calcext:value-type="float">
            <text:p>0.0219308602</text:p>
          </table:table-cell>
          <table:table-cell table:formula="of:=[.S39]/[.$R$51]" office:value-type="float" office:value="0.0222651325015571" calcext:value-type="float">
            <text:p>0.0222651325</text:p>
          </table:table-cell>
          <table:table-cell table:style-name="Default" table:formula="of:=SUM([.T$32:.T39])" office:value-type="float" office:value="0.967338327071293" calcext:value-type="float">
            <text:p>0.9673383271</text:p>
          </table:table-cell>
          <table:table-cell table:style-name="Default" table:formula="of:=[.T39]*[.N$48]" office:value-type="float" office:value="0.734749372551386" calcext:value-type="float">
            <text:p>0.7347493726</text:p>
          </table:table-cell>
          <table:table-cell table:formula="of:=([.N39]-[.V39])^2/[.V39]" office:value-type="float" office:value="0.0957576800883389" calcext:value-type="float">
            <text:p>0.0957576801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OUNTIF([SeedHistory.D$2:.D$50]; &quot;=&quot;&amp;[.$A40])" office:value-type="float" office:value="1" calcext:value-type="float">
            <text:p>1</text:p>
          </table:table-cell>
          <table:table-cell table:formula="of:=[.B40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40]*[.B40]" office:value-type="float" office:value="9" calcext:value-type="float">
            <text:p>9</text:p>
          </table:table-cell>
          <table:table-cell table:formula="of:=(1-[.F$49])^([.A40]-1)*[.F$49]" office:value-type="float" office:value="0.0169115804785057" calcext:value-type="float">
            <text:p>0.0169115805</text:p>
          </table:table-cell>
          <table:table-cell table:formula="of:=[.G40]/[.$G$51]" office:value-type="float" office:value="0.0172379760906523" calcext:value-type="float">
            <text:p>0.0172379761</text:p>
          </table:table-cell>
          <table:table-cell table:formula="of:=SUM([.H$32:.H40])" office:value-type="float" office:value="0.979600543402527" calcext:value-type="float">
            <text:p>0.9796005434</text:p>
          </table:table-cell>
          <table:table-cell table:formula="of:=[.H40]*[.B$48]" office:value-type="float" office:value="0.568853210991526" calcext:value-type="float">
            <text:p>0.568853211</text:p>
          </table:table-cell>
          <table:table-cell table:formula="of:=([.B40]-[.J40])^2/[.J40]" office:value-type="float" office:value="0.326775959211534" calcext:value-type="float">
            <text:p>0.3267759592</text:p>
          </table:table-cell>
          <table:table-cell table:number-columns-repeated="2"/>
          <table:table-cell table:formula="of:=COUNTIF([SeedHistory.H$2:.H$50]; &quot;=&quot;&amp;[.$A40])" office:value-type="float" office:value="0" calcext:value-type="float">
            <text:p>0</text:p>
          </table:table-cell>
          <table:table-cell table:formula="of:=[.N40]/[.N$18]" office:value-type="float" office:value="0" calcext:value-type="float">
            <text:p>0</text:p>
          </table:table-cell>
          <table:table-cell table:number-columns-repeated="2"/>
          <table:table-cell table:formula="of:=[.N40]*[.A40]" office:value-type="float" office:value="0" calcext:value-type="float">
            <text:p>0</text:p>
          </table:table-cell>
          <table:table-cell table:style-name="Default" table:formula="of:=(1-[.R$49])^([.A40]-1)*[.R$49]" office:value-type="float" office:value="0.0149720295617132" calcext:value-type="float">
            <text:p>0.0149720296</text:p>
          </table:table-cell>
          <table:table-cell table:formula="of:=[.S40]/[.$R$51]" office:value-type="float" office:value="0.015200234688563" calcext:value-type="float">
            <text:p>0.0152002347</text:p>
          </table:table-cell>
          <table:table-cell table:style-name="Default" table:formula="of:=SUM([.T$32:.T40])" office:value-type="float" office:value="0.982538561759856" calcext:value-type="float">
            <text:p>0.9825385618</text:p>
          </table:table-cell>
          <table:table-cell table:style-name="Default" table:formula="of:=[.T40]*[.N$48]" office:value-type="float" office:value="0.501607744722581" calcext:value-type="float">
            <text:p>0.5016077447</text:p>
          </table:table-cell>
          <table:table-cell table:formula="of:=([.N40]-[.V40])^2/[.V40]" office:value-type="float" office:value="0.501607744722581" calcext:value-type="float">
            <text:p>0.5016077447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COUNTIF([SeedHistory.D$2:.D$50]; &quot;=&quot;&amp;[.$A41])" office:value-type="float" office:value="0" calcext:value-type="float">
            <text:p>0</text:p>
          </table:table-cell>
          <table:table-cell table:formula="of:=[.B41]/[.B$18]" office:value-type="float" office:value="0" calcext:value-type="float">
            <text:p>0</text:p>
          </table:table-cell>
          <table:table-cell table:number-columns-repeated="2"/>
          <table:table-cell table:formula="of:=[.A41]*[.B41]" office:value-type="float" office:value="0" calcext:value-type="float">
            <text:p>0</text:p>
          </table:table-cell>
          <table:table-cell table:formula="of:=(1-[.F$49])^([.A41]-1)*[.F$49]" office:value-type="float" office:value="0.0117915607006095" calcext:value-type="float">
            <text:p>0.0117915607</text:p>
          </table:table-cell>
          <table:table-cell table:formula="of:=[.G41]/[.$G$51]" office:value-type="float" office:value="0.0120191392925649" calcext:value-type="float">
            <text:p>0.0120191393</text:p>
          </table:table-cell>
          <table:table-cell table:formula="of:=SUM([.H$32:.H41])" office:value-type="float" office:value="0.991619682695092" calcext:value-type="float">
            <text:p>0.9916196827</text:p>
          </table:table-cell>
          <table:table-cell table:formula="of:=[.H41]*[.B$48]" office:value-type="float" office:value="0.396631596654642" calcext:value-type="float">
            <text:p>0.3966315967</text:p>
          </table:table-cell>
          <table:table-cell table:formula="of:=([.B41]-[.J41])^2/[.J41]" office:value-type="float" office:value="0.396631596654642" calcext:value-type="float">
            <text:p>0.3966315967</text:p>
          </table:table-cell>
          <table:table-cell table:number-columns-repeated="2"/>
          <table:table-cell table:formula="of:=COUNTIF([SeedHistory.H$2:.H$50]; &quot;=&quot;&amp;[.$A41])" office:value-type="float" office:value="1" calcext:value-type="float">
            <text:p>1</text:p>
          </table:table-cell>
          <table:table-cell table:formula="of:=[.N41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41]*[.A41]" office:value-type="float" office:value="10" calcext:value-type="float">
            <text:p>10</text:p>
          </table:table-cell>
          <table:table-cell table:style-name="Default" table:formula="of:=(1-[.R$49])^([.A41]-1)*[.R$49]" office:value-type="float" office:value="0.0102212894123235" calcext:value-type="float">
            <text:p>0.0102212894</text:p>
          </table:table-cell>
          <table:table-cell table:formula="of:=[.S41]/[.$R$51]" office:value-type="float" office:value="0.0103770832969998" calcext:value-type="float">
            <text:p>0.0103770833</text:p>
          </table:table-cell>
          <table:table-cell table:style-name="Default" table:formula="of:=SUM([.T$32:.T41])" office:value-type="float" office:value="0.992915645056856" calcext:value-type="float">
            <text:p>0.9929156451</text:p>
          </table:table-cell>
          <table:table-cell table:style-name="Default" table:formula="of:=[.T41]*[.N$48]" office:value-type="float" office:value="0.342443748800993" calcext:value-type="float">
            <text:p>0.3424437488</text:p>
          </table:table-cell>
          <table:table-cell table:formula="of:=([.N41]-[.V41])^2/[.V41]" office:value-type="float" office:value="1.26263138108024" calcext:value-type="float">
            <text:p>1.262631381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COUNTIF([SeedHistory.D$2:.D$50]; &quot;=&quot;&amp;[.$A42])" office:value-type="float" office:value="2" calcext:value-type="float">
            <text:p>2</text:p>
          </table:table-cell>
          <table:table-cell table:formula="of:=[.B42]/[.B$18]" office:value-type="float" office:value="0.0606060606060606" calcext:value-type="float">
            <text:p>0.0606060606</text:p>
          </table:table-cell>
          <table:table-cell table:number-columns-repeated="2"/>
          <table:table-cell table:formula="of:=[.A42]*[.B42]" office:value-type="float" office:value="22" calcext:value-type="float">
            <text:p>22</text:p>
          </table:table-cell>
          <table:table-cell table:formula="of:=(1-[.F$49])^([.A42]-1)*[.F$49]" office:value-type="float" office:value="0.00822163865363595" calcext:value-type="float">
            <text:p>0.0082216387</text:p>
          </table:table-cell>
          <table:table-cell table:formula="of:=[.G42]/[.$G$51]" office:value-type="float" office:value="0.00838031730490765" calcext:value-type="float">
            <text:p>0.0083803173</text:p>
          </table:table-cell>
          <table:table-cell table:formula="of:=SUM([.H$32:.H42])" office:value-type="float" office:value="1" calcext:value-type="float">
            <text:p>1</text:p>
          </table:table-cell>
          <table:table-cell table:formula="of:=[.H42]*[.B$48]" office:value-type="float" office:value="0.276550471061952" calcext:value-type="float">
            <text:p>0.2765504711</text:p>
          </table:table-cell>
          <table:table-cell table:formula="of:=([.B42]-[.J42])^2/[.J42]" office:value-type="float" office:value="10.7404564070744" calcext:value-type="float">
            <text:p>10.7404564071</text:p>
          </table:table-cell>
          <table:table-cell table:number-columns-repeated="2"/>
          <table:table-cell table:formula="of:=COUNTIF([SeedHistory.H$2:.H$50]; &quot;=&quot;&amp;[.$A42])" office:value-type="float" office:value="1" calcext:value-type="float">
            <text:p>1</text:p>
          </table:table-cell>
          <table:table-cell table:formula="of:=[.N42]/[.N$18]" office:value-type="float" office:value="0.0303030303030303" calcext:value-type="float">
            <text:p>0.0303030303</text:p>
          </table:table-cell>
          <table:table-cell table:number-columns-repeated="2"/>
          <table:table-cell table:formula="of:=[.N42]*[.A42]" office:value-type="float" office:value="11" calcext:value-type="float">
            <text:p>11</text:p>
          </table:table-cell>
          <table:table-cell table:style-name="Default" table:formula="of:=(1-[.R$49])^([.A42]-1)*[.R$49]" office:value-type="float" office:value="0.00697799565649006" calcext:value-type="float">
            <text:p>0.0069779957</text:p>
          </table:table-cell>
          <table:table-cell table:formula="of:=[.S42]/[.$R$51]" office:value-type="float" office:value="0.00708435494314408" calcext:value-type="float">
            <text:p>0.0070843549</text:p>
          </table:table-cell>
          <table:table-cell table:style-name="Default" table:formula="of:=SUM([.T$32:.T42])" office:value-type="float" office:value="1" calcext:value-type="float">
            <text:p>1</text:p>
          </table:table-cell>
          <table:table-cell table:style-name="Default" table:formula="of:=[.T42]*[.N$48]" office:value-type="float" office:value="0.233783713123755" calcext:value-type="float">
            <text:p>0.2337837131</text:p>
          </table:table-cell>
          <table:table-cell table:formula="of:=([.N42]-[.V42])^2/[.V42]" office:value-type="float" office:value="2.51124165336377" calcext:value-type="float">
            <text:p>2.5112416534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COUNTIF([SeedHistory.D$2:.D$50]; &quot;=&quot;&amp;[.$A43])" office:value-type="float" office:value="0" calcext:value-type="float">
            <text:p>0</text:p>
          </table:table-cell>
          <table:table-cell table:formula="of:=[.B43]/[.B$18]" office:value-type="float" office:value="0" calcext:value-type="float">
            <text:p>0</text:p>
          </table:table-cell>
          <table:table-cell table:number-columns-repeated="2"/>
          <table:table-cell table:formula="of:=[.A43]*[.B43]" office:value-type="float" office:value="0" calcext:value-type="float">
            <text:p>0</text:p>
          </table:table-cell>
          <table:table-cell table:formula="of:=(1-[.F$49])^([.A43]-1)*[.F$49]" office:value-type="float" office:value="0.00573251869427828" calcext:value-type="float">
            <text:p>0.0057325187</text:p>
          </table:table-cell>
          <table:table-cell table:number-columns-repeated="6"/>
          <table:table-cell table:formula="of:=COUNTIF([SeedHistory.H$2:.H$50]; &quot;=&quot;&amp;[.$A43])" office:value-type="float" office:value="0" calcext:value-type="float">
            <text:p>0</text:p>
          </table:table-cell>
          <table:table-cell table:formula="of:=[.N43]/[.N$18]" office:value-type="float" office:value="0" calcext:value-type="float">
            <text:p>0</text:p>
          </table:table-cell>
          <table:table-cell table:number-columns-repeated="2"/>
          <table:table-cell table:formula="of:=[.N43]*[.A43]" office:value-type="float" office:value="0" calcext:value-type="float">
            <text:p>0</text:p>
          </table:table-cell>
          <table:table-cell table:style-name="Default" table:formula="of:=(1-[.R$49])^([.A43]-1)*[.R$49]" office:value-type="float" office:value="0.0047638239577961" calcext:value-type="float">
            <text:p>0.004763824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COUNTIF([SeedHistory.D$2:.D$50]; &quot;=&quot;&amp;[.$A44])" office:value-type="float" office:value="0" calcext:value-type="float">
            <text:p>0</text:p>
          </table:table-cell>
          <table:table-cell table:formula="of:=[.B44]/[.B$18]" office:value-type="float" office:value="0" calcext:value-type="float">
            <text:p>0</text:p>
          </table:table-cell>
          <table:table-cell table:number-columns-repeated="2"/>
          <table:table-cell table:formula="of:=[.A44]*[.B44]" office:value-type="float" office:value="0" calcext:value-type="float">
            <text:p>0</text:p>
          </table:table-cell>
          <table:table-cell table:formula="of:=(1-[.F$49])^([.A44]-1)*[.F$49]" office:value-type="float" office:value="0.00399698551160687" calcext:value-type="float">
            <text:p>0.0039969855</text:p>
          </table:table-cell>
          <table:table-cell table:number-columns-repeated="6"/>
          <table:table-cell table:formula="of:=COUNTIF([SeedHistory.H$2:.H$50]; &quot;=&quot;&amp;[.$A44])" office:value-type="float" office:value="0" calcext:value-type="float">
            <text:p>0</text:p>
          </table:table-cell>
          <table:table-cell table:formula="of:=[.N44]/[.N$18]" office:value-type="float" office:value="0" calcext:value-type="float">
            <text:p>0</text:p>
          </table:table-cell>
          <table:table-cell table:number-columns-repeated="2"/>
          <table:table-cell table:formula="of:=[.N44]*[.A44]" office:value-type="float" office:value="0" calcext:value-type="float">
            <text:p>0</text:p>
          </table:table-cell>
          <table:table-cell table:style-name="Default" table:formula="of:=(1-[.R$49])^([.A44]-1)*[.R$49]" office:value-type="float" office:value="0.00325222597118772" calcext:value-type="float">
            <text:p>0.003252226</text:p>
          </table:table-cell>
          <table:table-cell table:number-columns-repeated="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COUNTIF([SeedHistory.D$2:.D$50]; &quot;=&quot;&amp;[.$A45])" office:value-type="float" office:value="0" calcext:value-type="float">
            <text:p>0</text:p>
          </table:table-cell>
          <table:table-cell table:formula="of:=[.B45]/[.B$18]" office:value-type="float" office:value="0" calcext:value-type="float">
            <text:p>0</text:p>
          </table:table-cell>
          <table:table-cell table:number-columns-repeated="2"/>
          <table:table-cell table:formula="of:=[.A45]*[.B45]" office:value-type="float" office:value="0" calcext:value-type="float">
            <text:p>0</text:p>
          </table:table-cell>
          <table:table-cell table:formula="of:=(1-[.F$49])^([.A45]-1)*[.F$49]" office:value-type="float" office:value="0.00278688898056993" calcext:value-type="float">
            <text:p>0.002786889</text:p>
          </table:table-cell>
          <table:table-cell table:number-columns-repeated="6"/>
          <table:table-cell table:formula="of:=COUNTIF([SeedHistory.H$2:.H$50]; &quot;=&quot;&amp;[.$A45])" office:value-type="float" office:value="0" calcext:value-type="float">
            <text:p>0</text:p>
          </table:table-cell>
          <table:table-cell table:formula="of:=[.N45]/[.N$18]" office:value-type="float" office:value="0" calcext:value-type="float">
            <text:p>0</text:p>
          </table:table-cell>
          <table:table-cell table:number-columns-repeated="2"/>
          <table:table-cell table:formula="of:=[.N45]*[.A45]" office:value-type="float" office:value="0" calcext:value-type="float">
            <text:p>0</text:p>
          </table:table-cell>
          <table:table-cell table:style-name="Default" table:formula="of:=(1-[.R$49])^([.A45]-1)*[.R$49]" office:value-type="float" office:value="0.002220269653407" calcext:value-type="float">
            <text:p>0.0022202697</text:p>
          </table:table-cell>
          <table:table-cell table:number-columns-repeated="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COUNTIF([SeedHistory.D$2:.D$50]; &quot;=&quot;&amp;[.$A46])" office:value-type="float" office:value="0" calcext:value-type="float">
            <text:p>0</text:p>
          </table:table-cell>
          <table:table-cell table:formula="of:=[.B46]/[.B$18]" office:value-type="float" office:value="0" calcext:value-type="float">
            <text:p>0</text:p>
          </table:table-cell>
          <table:table-cell table:number-columns-repeated="2"/>
          <table:table-cell table:formula="of:=[.A46]*[.B46]" office:value-type="float" office:value="0" calcext:value-type="float">
            <text:p>0</text:p>
          </table:table-cell>
          <table:table-cell table:formula="of:=(1-[.F$49])^([.A46]-1)*[.F$49]" office:value-type="float" office:value="0.00194315194975518" calcext:value-type="float">
            <text:p>0.0019431519</text:p>
          </table:table-cell>
          <table:table-cell table:number-columns-repeated="6"/>
          <table:table-cell table:formula="of:=COUNTIF([SeedHistory.H$2:.H$50]; &quot;=&quot;&amp;[.$A46])" office:value-type="float" office:value="0" calcext:value-type="float">
            <text:p>0</text:p>
          </table:table-cell>
          <table:table-cell table:formula="of:=[.N46]/[.N$18]" office:value-type="float" office:value="0" calcext:value-type="float">
            <text:p>0</text:p>
          </table:table-cell>
          <table:table-cell table:number-columns-repeated="2"/>
          <table:table-cell table:formula="of:=[.N46]*[.A46]" office:value-type="float" office:value="0" calcext:value-type="float">
            <text:p>0</text:p>
          </table:table-cell>
          <table:table-cell table:style-name="Default" table:formula="of:=(1-[.R$49])^([.A46]-1)*[.R$49]" office:value-type="float" office:value="0.00151576101338363" calcext:value-type="float">
            <text:p>0.001515761</text:p>
          </table:table-cell>
          <table:table-cell table:number-columns-repeated="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COUNTIF([SeedHistory.D$2:.D$50]; &quot;=&quot;&amp;[.$A47])" office:value-type="float" office:value="0" calcext:value-type="float">
            <text:p>0</text:p>
          </table:table-cell>
          <table:table-cell table:formula="of:=[.B47]/[.B$18]" office:value-type="float" office:value="0" calcext:value-type="float">
            <text:p>0</text:p>
          </table:table-cell>
          <table:table-cell table:number-columns-repeated="2"/>
          <table:table-cell table:formula="of:=[.A47]*[.B47]" office:value-type="float" office:value="0" calcext:value-type="float">
            <text:p>0</text:p>
          </table:table-cell>
          <table:table-cell table:formula="of:=(1-[.F$49])^([.A47]-1)*[.F$49]" office:value-type="float" office:value="0.00135485824019627" calcext:value-type="float">
            <text:p>0.0013548582</text:p>
          </table:table-cell>
          <table:table-cell table:number-columns-repeated="6"/>
          <table:table-cell table:formula="of:=COUNTIF([SeedHistory.H$2:.H$50]; &quot;=&quot;&amp;[.$A47])" office:value-type="float" office:value="0" calcext:value-type="float">
            <text:p>0</text:p>
          </table:table-cell>
          <table:table-cell table:formula="of:=[.N47]/[.N$18]" office:value-type="float" office:value="0" calcext:value-type="float">
            <text:p>0</text:p>
          </table:table-cell>
          <table:table-cell table:number-columns-repeated="2"/>
          <table:table-cell table:formula="of:=[.N47]*[.A47]" office:value-type="float" office:value="0" calcext:value-type="float">
            <text:p>0</text:p>
          </table:table-cell>
          <table:table-cell table:style-name="Default" table:formula="of:=(1-[.R$49])^([.A47]-1)*[.R$49]" office:value-type="float" office:value="0.0010347983841369" calcext:value-type="float">
            <text:p>0.001034798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33" calcext:value-type="float">
            <text:p>33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32:.F47])/[.B48]" office:value-type="float" office:value="3.3030303030303" calcext:value-type="float">
            <text:p>3.303030303</text:p>
          </table:table-cell>
          <table:table-cell/>
          <table:table-cell table:formula="of:=SUM([.H32:.H42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N32:.N47])" office:value-type="float" office:value="33" calcext:value-type="float">
            <text:p>33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R32:.R47])/[.N48]" office:value-type="float" office:value="3.15151515151515" calcext:value-type="float">
            <text:p>3.1515151515</text:p>
          </table:table-cell>
          <table:table-cell/>
          <table:table-cell table:formula="of:=SUM([.T32:.T42])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48]" office:value-type="float" office:value="0.302752293577982" calcext:value-type="float">
            <text:p>0.3027522936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R48]" office:value-type="float" office:value="0.317307692307692" calcext:value-type="float">
            <text:p>0.3173076923</text:p>
          </table:table-cell>
          <table:table-cell table:number-columns-repeated="20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11:</text:p>
          </table:table-cell>
          <table:table-cell/>
          <table:table-cell table:formula="of:=SUM([.G32:.G42])" office:value-type="float" office:value="0.981065317040111" calcext:value-type="float">
            <text:p>0.981065317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S32:.S42])" office:value-type="float" office:value="0.984986736617855" calcext:value-type="float">
            <text:p>0.9849867366</text:p>
          </table:table-cell>
          <table:table-cell table:style-name="Default"/>
          <table:table-cell table:number-columns-repeated="19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32:.K42])" office:value-type="float" office:value="15.0247776759441" calcext:value-type="float">
            <text:p>15.0247776759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W32:.W42])" office:value-type="float" office:value="7.34980399726325" calcext:value-type="float">
            <text:p>7.3498039973</text:p>
          </table:table-cell>
          <table:table-cell table:style-name="Default"/>
          <table:table-cell table:number-columns-repeated="19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office:annotation draw:style-name="gr1" draw:text-style-name="P2" svg:width="82.18pt" svg:height="39.29pt" svg:x="305.94pt" svg:y="668.61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131" calcext:value-type="float">
            <text:p>0.131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692" calcext:value-type="float">
            <text:p>0.692</text:p>
          </table:table-cell>
          <table:table-cell table:style-name="Default"/>
          <table:table-cell table:number-columns-repeated="19"/>
        </table:table-row>
        <table:table-row table:style-name="ro2">
          <table:table-cell table:number-columns-repeated="17"/>
          <table:table-cell table:style-name="ce8"/>
          <table:table-cell table:style-name="Default"/>
          <table:table-cell table:number-columns-repeated="19"/>
        </table:table-row>
        <table:table-row table:style-name="ro2">
          <table:table-cell table:number-columns-repeated="38"/>
        </table:table-row>
        <table:table-row table:style-name="ro4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7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7]/[.B$18]" office:value-type="float" office:value="0.303030303030303" calcext:value-type="float">
            <text:p>0.303030303</text:p>
          </table:table-cell>
          <table:table-cell table:number-columns-repeated="2"/>
          <table:table-cell table:formula="of:=[.A57]*[.B57]" office:value-type="float" office:value="10" calcext:value-type="float">
            <text:p>10</text:p>
          </table:table-cell>
          <table:table-cell table:formula="of:=(1-[.F$49])^([.A57]-1)*[.F$49]" office:value-type="float" office:value="0.302752293577982" calcext:value-type="float">
            <text:p>0.3027522936</text:p>
          </table:table-cell>
          <table:table-cell table:formula="of:=[.G57]/[.$G$76]" office:value-type="float" office:value="0.315021722554427" calcext:value-type="float">
            <text:p>0.3150217226</text:p>
          </table:table-cell>
          <table:table-cell table:formula="of:=SUM([.H$57:.H57])" office:value-type="float" office:value="0.315021722554427" calcext:value-type="float">
            <text:p>0.3150217226</text:p>
          </table:table-cell>
          <table:table-cell table:formula="of:=[.H57]*[.B$73]" office:value-type="float" office:value="9.76567339918725" calcext:value-type="float">
            <text:p>9.7656733992</text:p>
          </table:table-cell>
          <table:table-cell table:formula="of:=([.B57]-[.J57])^2/[.J57]" office:value-type="float" office:value="0.00562264921260109" calcext:value-type="float">
            <text:p>0.0056226492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58]/[.B$18]" office:value-type="float" office:value="0.242424242424242" calcext:value-type="float">
            <text:p>0.2424242424</text:p>
          </table:table-cell>
          <table:table-cell table:number-columns-repeated="2"/>
          <table:table-cell table:formula="of:=[.A58]*[.B58]" office:value-type="float" office:value="16" calcext:value-type="float">
            <text:p>16</text:p>
          </table:table-cell>
          <table:table-cell table:formula="of:=(1-[.F$49])^([.A58]-1)*[.F$49]" office:value-type="float" office:value="0.211093342311253" calcext:value-type="float">
            <text:p>0.2110933423</text:p>
          </table:table-cell>
          <table:table-cell table:formula="of:=[.G58]/[.$G$76]" office:value-type="float" office:value="0.219648173524188" calcext:value-type="float">
            <text:p>0.2196481735</text:p>
          </table:table-cell>
          <table:table-cell table:formula="of:=SUM([.H$57:.H58])" office:value-type="float" office:value="0.534669896078615" calcext:value-type="float">
            <text:p>0.5346698961</text:p>
          </table:table-cell>
          <table:table-cell table:formula="of:=[.H58]*[.B$73]" office:value-type="float" office:value="6.80909337924982" calcext:value-type="float">
            <text:p>6.8090933792</text:p>
          </table:table-cell>
          <table:table-cell table:formula="of:=([.B58]-[.J58])^2/[.J58]" office:value-type="float" office:value="0.20828890137836" calcext:value-type="float">
            <text:p>0.2082889014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9]/[.B$18]" office:value-type="float" office:value="0.121212121212121" calcext:value-type="float">
            <text:p>0.1212121212</text:p>
          </table:table-cell>
          <table:table-cell table:number-columns-repeated="2"/>
          <table:table-cell table:formula="of:=[.A59]*[.B59]" office:value-type="float" office:value="12" calcext:value-type="float">
            <text:p>12</text:p>
          </table:table-cell>
          <table:table-cell table:formula="of:=(1-[.F$49])^([.A59]-1)*[.F$49]" office:value-type="float" office:value="0.147184348767479" calcext:value-type="float">
            <text:p>0.1471843488</text:p>
          </table:table-cell>
          <table:table-cell table:formula="of:=[.G59]/[.$G$76]" office:value-type="float" office:value="0.153149185209525" calcext:value-type="float">
            <text:p>0.1531491852</text:p>
          </table:table-cell>
          <table:table-cell table:formula="of:=SUM([.H$57:.H59])" office:value-type="float" office:value="0.687819081288141" calcext:value-type="float">
            <text:p>0.6878190813</text:p>
          </table:table-cell>
          <table:table-cell table:formula="of:=[.H59]*[.B$73]" office:value-type="float" office:value="4.74762474149529" calcext:value-type="float">
            <text:p>4.7476247415</text:p>
          </table:table-cell>
          <table:table-cell table:formula="of:=([.B59]-[.J59])^2/[.J59]" office:value-type="float" office:value="0.117731030679535" calcext:value-type="float">
            <text:p>0.1177310307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51515151515152" calcext:value-type="float">
            <text:p>0.1515151515</text:p>
          </table:table-cell>
          <table:table-cell table:number-columns-repeated="2"/>
          <table:table-cell table:formula="of:=[.A60]*[.B60]" office:value-type="float" office:value="20" calcext:value-type="float">
            <text:p>20</text:p>
          </table:table-cell>
          <table:table-cell table:formula="of:=(1-[.F$49])^([.A60]-1)*[.F$49]" office:value-type="float" office:value="0.102623949599343" calcext:value-type="float">
            <text:p>0.1026239496</text:p>
          </table:table-cell>
          <table:table-cell table:formula="of:=[.G60]/[.$G$76]" office:value-type="float" office:value="0.106782918127743" calcext:value-type="float">
            <text:p>0.1067829181</text:p>
          </table:table-cell>
          <table:table-cell table:formula="of:=SUM([.H$57:.H60])" office:value-type="float" office:value="0.794601999415883" calcext:value-type="float">
            <text:p>0.7946019994</text:p>
          </table:table-cell>
          <table:table-cell table:formula="of:=[.H60]*[.B$73]" office:value-type="float" office:value="3.31027046196002" calcext:value-type="float">
            <text:p>3.310270462</text:p>
          </table:table-cell>
          <table:table-cell table:formula="of:=([.B60]-[.J60])^2/[.J60]" office:value-type="float" office:value="0.862523453758592" calcext:value-type="float">
            <text:p>0.8625234538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61]*[.B61]" office:value-type="float" office:value="5" calcext:value-type="float">
            <text:p>5</text:p>
          </table:table-cell>
          <table:table-cell table:formula="of:=(1-[.F$49])^([.A61]-1)*[.F$49]" office:value-type="float" office:value="0.071554313482111" calcext:value-type="float">
            <text:p>0.0715543135</text:p>
          </table:table-cell>
          <table:table-cell table:formula="of:=[.G61]/[.$G$76]" office:value-type="float" office:value="0.0744541447496187" calcext:value-type="float">
            <text:p>0.0744541447</text:p>
          </table:table-cell>
          <table:table-cell table:formula="of:=SUM([.H$57:.H61])" office:value-type="float" office:value="0.869056144165502" calcext:value-type="float">
            <text:p>0.8690561442</text:p>
          </table:table-cell>
          <table:table-cell table:formula="of:=[.H61]*[.B$73]" office:value-type="float" office:value="2.30807848723818" calcext:value-type="float">
            <text:p>2.3080784872</text:p>
          </table:table-cell>
          <table:table-cell table:formula="of:=([.B61]-[.J61])^2/[.J61]" office:value-type="float" office:value="0.741339316767675" calcext:value-type="float">
            <text:p>0.7413393168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 table:number-columns-repeated="2"/>
          <table:table-cell table:formula="of:=[.A62]*[.B62]" office:value-type="float" office:value="0" calcext:value-type="float">
            <text:p>0</text:p>
          </table:table-cell>
          <table:table-cell table:formula="of:=(1-[.F$49])^([.A62]-1)*[.F$49]" office:value-type="float" office:value="0.049891080960004" calcext:value-type="float">
            <text:p>0.049891081</text:p>
          </table:table-cell>
          <table:table-cell table:formula="of:=[.G62]/[.$G$76]" office:value-type="float" office:value="0.0519129816602846" calcext:value-type="float">
            <text:p>0.0519129817</text:p>
          </table:table-cell>
          <table:table-cell table:formula="of:=SUM([.H$57:.H62])" office:value-type="float" office:value="0.920969125825786" calcext:value-type="float">
            <text:p>0.9209691258</text:p>
          </table:table-cell>
          <table:table-cell table:formula="of:=[.H62]*[.B$73]" office:value-type="float" office:value="1.60930243146882" calcext:value-type="float">
            <text:p>1.6093024315</text:p>
          </table:table-cell>
          <table:table-cell table:formula="of:=([.B62]-[.J62])^2/[.J62]" office:value-type="float" office:value="1.60930243146882" calcext:value-type="float">
            <text:p>1.609302431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3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63]*[.B63]" office:value-type="float" office:value="7" calcext:value-type="float">
            <text:p>7</text:p>
          </table:table-cell>
          <table:table-cell table:formula="of:=(1-[.F$49])^([.A63]-1)*[.F$49]" office:value-type="float" office:value="0.034786441770278" calcext:value-type="float">
            <text:p>0.0347864418</text:p>
          </table:table-cell>
          <table:table-cell table:formula="of:=[.G63]/[.$G$76]" office:value-type="float" office:value="0.0361962073961617" calcext:value-type="float">
            <text:p>0.0361962074</text:p>
          </table:table-cell>
          <table:table-cell table:formula="of:=SUM([.H$57:.H63])" office:value-type="float" office:value="0.957165333221948" calcext:value-type="float">
            <text:p>0.9571653332</text:p>
          </table:table-cell>
          <table:table-cell table:formula="of:=[.H63]*[.B$73]" office:value-type="float" office:value="1.12208242928101" calcext:value-type="float">
            <text:p>1.1220824293</text:p>
          </table:table-cell>
          <table:table-cell table:formula="of:=([.B63]-[.J63])^2/[.J63]" office:value-type="float" office:value="0.0132825531798976" calcext:value-type="float">
            <text:p>0.0132825532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64]*[.B64]" office:value-type="float" office:value="8" calcext:value-type="float">
            <text:p>8</text:p>
          </table:table-cell>
          <table:table-cell table:formula="of:=(1-[.F$49])^([.A64]-1)*[.F$49]" office:value-type="float" office:value="0.0242547667389094" calcext:value-type="float">
            <text:p>0.0242547667</text:p>
          </table:table-cell>
          <table:table-cell table:formula="of:=[.G64]/[.$G$76]" office:value-type="float" office:value="0.0252377225881495" calcext:value-type="float">
            <text:p>0.0252377226</text:p>
          </table:table-cell>
          <table:table-cell table:formula="of:=SUM([.H$57:.H64])" office:value-type="float" office:value="0.982403055810098" calcext:value-type="float">
            <text:p>0.9824030558</text:p>
          </table:table-cell>
          <table:table-cell table:formula="of:=[.H64]*[.B$73]" office:value-type="float" office:value="0.782369400232633" calcext:value-type="float">
            <text:p>0.7823694002</text:p>
          </table:table-cell>
          <table:table-cell table:formula="of:=([.B64]-[.J64])^2/[.J64]" office:value-type="float" office:value="0.0605379989823485" calcext:value-type="float">
            <text:p>0.060537999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303030303030303" calcext:value-type="float">
            <text:p>0.0303030303</text:p>
          </table:table-cell>
          <table:table-cell table:number-columns-repeated="2"/>
          <table:table-cell table:formula="of:=[.A65]*[.B65]" office:value-type="float" office:value="9" calcext:value-type="float">
            <text:p>9</text:p>
          </table:table-cell>
          <table:table-cell table:formula="of:=(1-[.F$49])^([.A65]-1)*[.F$49]" office:value-type="float" office:value="0.0169115804785057" calcext:value-type="float">
            <text:p>0.0169115805</text:p>
          </table:table-cell>
          <table:table-cell table:formula="of:=[.G65]/[.$G$76]" office:value-type="float" office:value="0.0175969441899024" calcext:value-type="float">
            <text:p>0.0175969442</text:p>
          </table:table-cell>
          <table:table-cell table:formula="of:=SUM([.H$57:.H65])" office:value-type="float" office:value="1" calcext:value-type="float">
            <text:p>1</text:p>
          </table:table-cell>
          <table:table-cell table:formula="of:=[.H65]*[.B$73]" office:value-type="float" office:value="0.545505269886974" calcext:value-type="float">
            <text:p>0.5455052699</text:p>
          </table:table-cell>
          <table:table-cell table:formula="of:=([.B65]-[.J65])^2/[.J65]" office:value-type="float" office:value="0.378668128620118" calcext:value-type="float">
            <text:p>0.378668128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 table:number-columns-repeated="2"/>
          <table:table-cell table:formula="of:=[.A66]*[.B66]" office:value-type="float" office:value="0" calcext:value-type="float">
            <text:p>0</text:p>
          </table:table-cell>
          <table:table-cell table:formula="of:=(1-[.F$49])^([.A66]-1)*[.F$49]" office:value-type="float" office:value="0.0117915607006095" calcext:value-type="float">
            <text:p>0.0117915607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46.47pt" svg:y="912.87pt" draw:caption-point-x="0pt" draw:caption-point-y="0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 table:number-columns-repeated="2"/>
          <table:table-cell table:formula="of:=[.A67]*[.B67]" office:value-type="float" office:value="0" calcext:value-type="float">
            <text:p>0</text:p>
          </table:table-cell>
          <table:table-cell table:formula="of:=(1-[.F$49])^([.A67]-1)*[.F$49]" office:value-type="float" office:value="0.00822163865363595" calcext:value-type="float">
            <text:p>0.0082216387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 table:number-columns-repeated="2"/>
          <table:table-cell table:formula="of:=[.A68]*[.B68]" office:value-type="float" office:value="0" calcext:value-type="float">
            <text:p>0</text:p>
          </table:table-cell>
          <table:table-cell table:formula="of:=(1-[.F$49])^([.A68]-1)*[.F$49]" office:value-type="float" office:value="0.00573251869427828" calcext:value-type="float">
            <text:p>0.0057325187</text:p>
          </table:table-cell>
          <table:table-cell table:number-columns-repeated="11"/>
          <table:table-cell table:style-name="Default"/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 table:number-columns-repeated="2"/>
          <table:table-cell table:formula="of:=[.A69]*[.B69]" office:value-type="float" office:value="0" calcext:value-type="float">
            <text:p>0</text:p>
          </table:table-cell>
          <table:table-cell table:formula="of:=(1-[.F$49])^([.A69]-1)*[.F$49]" office:value-type="float" office:value="0.00399698551160687" calcext:value-type="float">
            <text:p>0.0039969855</text:p>
          </table:table-cell>
          <table:table-cell table:number-columns-repeated="11"/>
          <table:table-cell table:style-name="Default"/>
          <table:table-cell table:number-columns-repeated="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 table:number-columns-repeated="2"/>
          <table:table-cell table:formula="of:=[.A70]*[.B70]" office:value-type="float" office:value="0" calcext:value-type="float">
            <text:p>0</text:p>
          </table:table-cell>
          <table:table-cell table:formula="of:=(1-[.F$49])^([.A70]-1)*[.F$49]" office:value-type="float" office:value="0.00278688898056993" calcext:value-type="float">
            <text:p>0.002786889</text:p>
          </table:table-cell>
          <table:table-cell table:number-columns-repeated="11"/>
          <table:table-cell table:style-name="Default"/>
          <table:table-cell table:number-columns-repeated="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 table:number-columns-repeated="2"/>
          <table:table-cell table:formula="of:=[.A71]*[.B71]" office:value-type="float" office:value="0" calcext:value-type="float">
            <text:p>0</text:p>
          </table:table-cell>
          <table:table-cell table:formula="of:=(1-[.F$49])^([.A71]-1)*[.F$49]" office:value-type="float" office:value="0.00194315194975518" calcext:value-type="float">
            <text:p>0.0019431519</text:p>
          </table:table-cell>
          <table:table-cell table:number-columns-repeated="11"/>
          <table:table-cell table:style-name="Default"/>
          <table:table-cell table:number-columns-repeated="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 table:number-columns-repeated="2"/>
          <table:table-cell table:formula="of:=[.A72]*[.B72]" office:value-type="float" office:value="0" calcext:value-type="float">
            <text:p>0</text:p>
          </table:table-cell>
          <table:table-cell table:formula="of:=(1-[.F$49])^([.A72]-1)*[.F$74]" office:value-type="float" office:value="0.00159458933947168" calcext:value-type="float">
            <text:p>0.0015945893</text:p>
          </table:table-cell>
          <table:table-cell table:number-columns-repeated="11"/>
          <table:table-cell table:style-name="Default"/>
          <table:table-cell table:number-columns-repeated="19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57:.F72])/[.B73]" office:value-type="float" office:value="2.80645161290323" calcext:value-type="float">
            <text:p>2.8064516129</text:p>
          </table:table-cell>
          <table:table-cell/>
          <table:table-cell table:formula="of:=SUM([.H57:.H65])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73]" office:value-type="float" office:value="0.35632183908046" calcext:value-type="float">
            <text:p>0.3563218391</text:p>
          </table:table-cell>
          <table:table-cell table:number-columns-repeated="10"/>
          <table:table-cell table:style-name="ce2"/>
          <table:table-cell table:number-columns-repeated="21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9:</text:p>
          </table:table-cell>
          <table:table-cell/>
          <table:table-cell table:formula="of:=SUM([.G57:.G65])" office:value-type="float" office:value="0.961052117685866" calcext:value-type="float">
            <text:p>0.9610521177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19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57:.K65])" office:value-type="float" office:value="3.99729646404795" calcext:value-type="float">
            <text:p>3.997296464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19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office:annotation draw:style-name="gr1" draw:text-style-name="P2" svg:width="82.18pt" svg:height="39.29pt" svg:x="305.94pt" svg:y="1010.86pt" draw:caption-point-x="-17.29pt" draw:caption-point-y="42.8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857" calcext:value-type="float">
            <text:p>0.857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19"/>
        </table:table-row>
        <table:table-row table:style-name="ro2" table:number-rows-repeated="5">
          <table:table-cell table:number-columns-repeated="38"/>
        </table:table-row>
        <table:table-row table:style-name="ro2">
          <table:table-cell office:value-type="string" calcext:value-type="string">
            <text:p>Chi-Square Two Sample Test for FF_c vs. FF_r:</text:p>
          </table:table-cell>
          <table:table-cell table:number-columns-repeated="37"/>
        </table:table-row>
        <table:table-row table:style-name="ro2">
          <table:table-cell table:number-columns-repeated="38"/>
        </table:table-row>
        <table:table-row table:style-name="ro2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3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C87]-[.B87])^2/([.C87]+[.B87])" office:value-type="float" office:value="0.181818181818182" calcext:value-type="float">
            <text:p>0.1818181818</text:p>
          </table:table-cell>
          <table:table-cell table:number-columns-repeated="3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C88]-[.B88])^2/([.C88]+[.B88])" office:value-type="float" office:value="0.0666666666666667" calcext:value-type="float">
            <text:p>0.0666666667</text:p>
          </table:table-cell>
          <table:table-cell table:number-columns-repeated="3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666666666666667" calcext:value-type="float">
            <text:p>0.6666666667</text:p>
          </table:table-cell>
          <table:table-cell table:number-columns-repeated="3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3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3]-[.B93])^2/([.C93]+[.B93])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4]-[.B94])^2/([.C94]+[.B94])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5]-[.B95])^2/([.C95]+[.B95])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6]-[.B96])^2/([.C96]+[.B96])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7]-[.B97])^2/([.C97]+[.B97])" office:value-type="float" office:value="0.333333333333333" calcext:value-type="float">
            <text:p>0.3333333333</text:p>
          </table:table-cell>
          <table:table-cell table:number-columns-repeated="3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table:number-columns-repeated="38"/>
        </table:table-row>
        <table:table-row table:style-name="ro2">
          <table:table-cell office:value-type="string" calcext:value-type="string">
            <text:p># non-empty bins: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.f.</text:p>
          </table:table-cell>
          <table:table-cell table:formula="of:=[.B104]" office:value-type="float" office:value="11" calcext:value-type="float">
            <text:p>11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office:value-type="string" calcext:value-type="string">
            <text:p>Chi-sq</text:p>
          </table:table-cell>
          <table:table-cell table:formula="of:=SUM([.E87:.E97])" office:value-type="float" office:value="4.58181818181818" calcext:value-type="float">
            <text:p>4.581818181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office:value-type="string" calcext:value-type="string">
            <text:p>Conclusion: they likely follow the same distribution</text:p>
          </table:table-cell>
          <table:table-cell table:number-columns-repeated="37"/>
        </table:table-row>
        <table:table-row table:style-name="ro2" table:number-rows-repeated="1048465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9Predictions" table:style-name="ta1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4" table:number-columns-repeated="2" table:default-cell-style-name="ce8"/>
        <table:table-column table:style-name="co6" table:number-columns-repeated="2" table:default-cell-style-name="ce8"/>
        <table:table-column table:style-name="co15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Champion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Runner-up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8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7+6+2+2+3+1" office:value-type="float" office:value="21" calcext:value-type="float">
            <text:p>21</text:p>
          </table:table-cell>
          <table:table-cell table:formula="of:=[.B2]/[.B$18]" office:value-type="float" office:value="0.617647058823529" calcext:value-type="float">
            <text:p>0.6176470588</text:p>
          </table:table-cell>
          <table:table-cell table:number-columns-repeated="2"/>
          <table:table-cell table:formula="of:=[.A2]*[.B2]" office:value-type="float" office:value="21" calcext:value-type="float">
            <text:p>21</text:p>
          </table:table-cell>
          <table:table-cell table:formula="of:=(1-[.F$19])^([.A2]-1)*[.F$19]" office:value-type="float" office:value="0.5" calcext:value-type="float">
            <text:p>0.5</text:p>
          </table:table-cell>
          <table:table-cell table:formula="of:=[.G2]/[.$G$21]" office:value-type="float" office:value="0.501960784313726" calcext:value-type="float">
            <text:p>0.5019607843</text:p>
          </table:table-cell>
          <table:table-cell table:formula="of:=SUM([.H$2:.H2])" office:value-type="float" office:value="0.501960784313726" calcext:value-type="float">
            <text:p>0.5019607843</text:p>
          </table:table-cell>
          <table:table-cell table:formula="of:=[.H2]*[.B$18]" office:value-type="float" office:value="17.0666666666667" calcext:value-type="float">
            <text:p>17.0666666667</text:p>
          </table:table-cell>
          <table:table-cell table:formula="of:=([.B2]-[.J2])^2/[.J2]" office:value-type="float" office:value="0.906510416666667" calcext:value-type="float">
            <text:p>0.9065104167</text:p>
          </table:table-cell>
          <table:table-cell table:number-columns-repeated="2"/>
          <table:table-cell table:formula="of:=7+2+1+1+1" office:value-type="float" office:value="12" calcext:value-type="float">
            <text:p>12</text:p>
          </table:table-cell>
          <table:table-cell table:formula="of:=[.N2]/[.N$18]" office:value-type="float" office:value="0.352941176470588" calcext:value-type="float">
            <text:p>0.3529411765</text:p>
          </table:table-cell>
          <table:table-cell table:number-columns-repeated="2"/>
          <table:table-cell table:formula="of:=[.N2]*[.A2]" office:value-type="float" office:value="12" calcext:value-type="float">
            <text:p>12</text:p>
          </table:table-cell>
          <table:table-cell table:style-name="Default" table:formula="of:=(1-[.R$19])^([.A2]-1)*[.R$19]" office:value-type="float" office:value="0.373626373626374" calcext:value-type="float">
            <text:p>0.3736263736</text:p>
          </table:table-cell>
          <table:table-cell table:formula="of:=[.S2]/[.$S$21]" office:value-type="float" office:value="0.382694550551563" calcext:value-type="float">
            <text:p>0.3826945506</text:p>
          </table:table-cell>
          <table:table-cell table:style-name="Default" table:formula="of:=SUM([.T$2:.T2])" office:value-type="float" office:value="0.382694550551563" calcext:value-type="float">
            <text:p>0.3826945506</text:p>
          </table:table-cell>
          <table:table-cell table:style-name="Default" table:formula="of:=[.T2]*[.N$18]" office:value-type="float" office:value="13.0116147187531" calcext:value-type="float">
            <text:p>13.0116147188</text:p>
          </table:table-cell>
          <table:table-cell table:formula="of:=([.N2]-[.V2])^2/[.V2]" office:value-type="float" office:value="0.0786500646782125" calcext:value-type="float">
            <text:p>0.07865006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B3]/[.B$18]" office:value-type="float" office:value="0.147058823529412" calcext:value-type="float">
            <text:p>0.1470588235</text:p>
          </table:table-cell>
          <table:table-cell table:number-columns-repeated="2"/>
          <table:table-cell table:formula="of:=[.A3]*[.B3]" office:value-type="float" office:value="10" calcext:value-type="float">
            <text:p>10</text:p>
          </table:table-cell>
          <table:table-cell table:formula="of:=(1-[.F$19])^([.A3]-1)*[.F$19]" office:value-type="float" office:value="0.25" calcext:value-type="float">
            <text:p>0.25</text:p>
          </table:table-cell>
          <table:table-cell table:formula="of:=[.G3]/[.$G$21]" office:value-type="float" office:value="0.250980392156863" calcext:value-type="float">
            <text:p>0.2509803922</text:p>
          </table:table-cell>
          <table:table-cell table:formula="of:=SUM([.H$2:.H3])" office:value-type="float" office:value="0.752941176470588" calcext:value-type="float">
            <text:p>0.7529411765</text:p>
          </table:table-cell>
          <table:table-cell table:formula="of:=[.H3]*[.B$18]" office:value-type="float" office:value="8.53333333333333" calcext:value-type="float">
            <text:p>8.5333333333</text:p>
          </table:table-cell>
          <table:table-cell table:formula="of:=([.B3]-[.J3])^2/[.J3]" office:value-type="float" office:value="1.46302083333333" calcext:value-type="float">
            <text:p>1.4630208333</text:p>
          </table:table-cell>
          <table:table-cell table:number-columns-repeated="2"/>
          <table:table-cell table:formula="of:=6+2" office:value-type="float" office:value="8" calcext:value-type="float">
            <text:p>8</text:p>
          </table:table-cell>
          <table:table-cell table:formula="of:=[.N3]/[.N$18]" office:value-type="float" office:value="0.235294117647059" calcext:value-type="float">
            <text:p>0.2352941176</text:p>
          </table:table-cell>
          <table:table-cell table:number-columns-repeated="2"/>
          <table:table-cell table:formula="of:=[.N3]*[.A3]" office:value-type="float" office:value="16" calcext:value-type="float">
            <text:p>16</text:p>
          </table:table-cell>
          <table:table-cell table:style-name="Default" table:formula="of:=(1-[.R$19])^([.A3]-1)*[.R$19]" office:value-type="float" office:value="0.234029706557179" calcext:value-type="float">
            <text:p>0.2340297066</text:p>
          </table:table-cell>
          <table:table-cell table:formula="of:=[.S3]/[.$S$21]" office:value-type="float" office:value="0.239709773422407" calcext:value-type="float">
            <text:p>0.2397097734</text:p>
          </table:table-cell>
          <table:table-cell table:style-name="Default" table:formula="of:=SUM([.T$2:.T3])" office:value-type="float" office:value="0.62240432397397" calcext:value-type="float">
            <text:p>0.622404324</text:p>
          </table:table-cell>
          <table:table-cell table:style-name="Default" table:formula="of:=[.T3]*[.N$18]" office:value-type="float" office:value="8.15013229636186" calcext:value-type="float">
            <text:p>8.1501322964</text:p>
          </table:table-cell>
          <table:table-cell table:formula="of:=([.N3]-[.V3])^2/[.V3]" office:value-type="float" office:value="0.00276556325606482" calcext:value-type="float">
            <text:p>0.00276556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0+2+1+1" office:value-type="float" office:value="4" calcext:value-type="float">
            <text:p>4</text:p>
          </table:table-cell>
          <table:table-cell table:formula="of:=[.B4]/[.B$18]" office:value-type="float" office:value="0.117647058823529" calcext:value-type="float">
            <text:p>0.1176470588</text:p>
          </table:table-cell>
          <table:table-cell table:number-columns-repeated="2"/>
          <table:table-cell table:formula="of:=[.A4]*[.B4]" office:value-type="float" office:value="12" calcext:value-type="float">
            <text:p>12</text:p>
          </table:table-cell>
          <table:table-cell table:formula="of:=(1-[.F$19])^([.A4]-1)*[.F$19]" office:value-type="float" office:value="0.125" calcext:value-type="float">
            <text:p>0.125</text:p>
          </table:table-cell>
          <table:table-cell table:formula="of:=[.G4]/[.$G$21]" office:value-type="float" office:value="0.125490196078431" calcext:value-type="float">
            <text:p>0.1254901961</text:p>
          </table:table-cell>
          <table:table-cell table:formula="of:=SUM([.H$2:.H4])" office:value-type="float" office:value="0.87843137254902" calcext:value-type="float">
            <text:p>0.8784313725</text:p>
          </table:table-cell>
          <table:table-cell table:formula="of:=[.H4]*[.B$18]" office:value-type="float" office:value="4.26666666666667" calcext:value-type="float">
            <text:p>4.2666666667</text:p>
          </table:table-cell>
          <table:table-cell table:formula="of:=([.B4]-[.J4])^2/[.J4]" office:value-type="float" office:value="0.0166666666666667" calcext:value-type="float">
            <text:p>0.0166666667</text:p>
          </table:table-cell>
          <table:table-cell table:number-columns-repeated="2"/>
          <table:table-cell table:formula="of:=2+3+1" office:value-type="float" office:value="6" calcext:value-type="float">
            <text:p>6</text:p>
          </table:table-cell>
          <table:table-cell table:formula="of:=[.N4]/[.N$18]" office:value-type="float" office:value="0.176470588235294" calcext:value-type="float">
            <text:p>0.1764705882</text:p>
          </table:table-cell>
          <table:table-cell table:number-columns-repeated="2"/>
          <table:table-cell table:formula="of:=[.N4]*[.A4]" office:value-type="float" office:value="18" calcext:value-type="float">
            <text:p>18</text:p>
          </table:table-cell>
          <table:table-cell table:style-name="Default" table:formula="of:=(1-[.R$19])^([.A4]-1)*[.R$19]" office:value-type="float" office:value="0.146590035975376" calcext:value-type="float">
            <text:p>0.146590036</text:p>
          </table:table-cell>
          <table:table-cell table:formula="of:=[.S4]/[.$S$21]" office:value-type="float" office:value="0.150147880055794" calcext:value-type="float">
            <text:p>0.1501478801</text:p>
          </table:table-cell>
          <table:table-cell table:style-name="Default" table:formula="of:=SUM([.T$2:.T4])" office:value-type="float" office:value="0.772552204029764" calcext:value-type="float">
            <text:p>0.772552204</text:p>
          </table:table-cell>
          <table:table-cell table:style-name="Default" table:formula="of:=[.T4]*[.N$18]" office:value-type="float" office:value="5.10502792189699" calcext:value-type="float">
            <text:p>5.1050279219</text:p>
          </table:table-cell>
          <table:table-cell table:formula="of:=([.N4]-[.V4])^2/[.V4]" office:value-type="float" office:value="0.156899243811851" calcext:value-type="float">
            <text:p>0.15689924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[.B5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5]*[.B5]" office:value-type="float" office:value="4" calcext:value-type="float">
            <text:p>4</text:p>
          </table:table-cell>
          <table:table-cell table:formula="of:=(1-[.F$19])^([.A5]-1)*[.F$19]" office:value-type="float" office:value="0.0625" calcext:value-type="float">
            <text:p>0.0625</text:p>
          </table:table-cell>
          <table:table-cell table:formula="of:=[.G5]/[.$G$21]" office:value-type="float" office:value="0.0627450980392157" calcext:value-type="float">
            <text:p>0.062745098</text:p>
          </table:table-cell>
          <table:table-cell table:formula="of:=SUM([.H$2:.H5])" office:value-type="float" office:value="0.941176470588235" calcext:value-type="float">
            <text:p>0.9411764706</text:p>
          </table:table-cell>
          <table:table-cell table:formula="of:=[.H5]*[.B$18]" office:value-type="float" office:value="2.13333333333333" calcext:value-type="float">
            <text:p>2.1333333333</text:p>
          </table:table-cell>
          <table:table-cell table:formula="of:=([.B5]-[.J5])^2/[.J5]" office:value-type="float" office:value="0.602083333333333" calcext:value-type="float">
            <text:p>0.6020833333</text:p>
          </table:table-cell>
          <table:table-cell table:number-columns-repeated="2"/>
          <table:table-cell table:formula="of:=2" office:value-type="float" office:value="2" calcext:value-type="float">
            <text:p>2</text:p>
          </table:table-cell>
          <table:table-cell table:formula="of:=[.N5]/[.N$18]" office:value-type="float" office:value="0.0588235294117647" calcext:value-type="float">
            <text:p>0.0588235294</text:p>
          </table:table-cell>
          <table:table-cell table:number-columns-repeated="2"/>
          <table:table-cell table:formula="of:=[.N5]*[.A5]" office:value-type="float" office:value="8" calcext:value-type="float">
            <text:p>8</text:p>
          </table:table-cell>
          <table:table-cell table:style-name="Default" table:formula="of:=(1-[.R$19])^([.A5]-1)*[.R$19]" office:value-type="float" office:value="0.0918201324241366" calcext:value-type="float">
            <text:p>0.0918201324</text:p>
          </table:table-cell>
          <table:table-cell table:formula="of:=[.S5]/[.$S$21]" office:value-type="float" office:value="0.0940486721228598" calcext:value-type="float">
            <text:p>0.0940486721</text:p>
          </table:table-cell>
          <table:table-cell table:style-name="Default" table:formula="of:=SUM([.T$2:.T5])" office:value-type="float" office:value="0.866600876152624" calcext:value-type="float">
            <text:p>0.8666008762</text:p>
          </table:table-cell>
          <table:table-cell table:style-name="Default" table:formula="of:=[.T5]*[.N$18]" office:value-type="float" office:value="3.19765485217723" calcext:value-type="float">
            <text:p>3.1976548522</text:p>
          </table:table-cell>
          <table:table-cell table:formula="of:=([.N5]-[.V5])^2/[.V5]" office:value-type="float" office:value="0.4485715973902" calcext:value-type="float">
            <text:p>0.44857159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[.B6]/[.B$18]" office:value-type="float" office:value="0" calcext:value-type="float">
            <text:p>0</text:p>
          </table:table-cell>
          <table:table-cell table:number-columns-repeated="2"/>
          <table:table-cell table:formula="of:=[.A6]*[.B6]" office:value-type="float" office:value="0" calcext:value-type="float">
            <text:p>0</text:p>
          </table:table-cell>
          <table:table-cell table:formula="of:=(1-[.F$19])^([.A6]-1)*[.F$19]" office:value-type="float" office:value="0.03125" calcext:value-type="float">
            <text:p>0.03125</text:p>
          </table:table-cell>
          <table:table-cell table:formula="of:=[.G6]/[.$G$21]" office:value-type="float" office:value="0.0313725490196078" calcext:value-type="float">
            <text:p>0.031372549</text:p>
          </table:table-cell>
          <table:table-cell table:formula="of:=SUM([.H$2:.H6])" office:value-type="float" office:value="0.972549019607843" calcext:value-type="float">
            <text:p>0.9725490196</text:p>
          </table:table-cell>
          <table:table-cell table:formula="of:=[.H6]*[.B$18]" office:value-type="float" office:value="1.06666666666667" calcext:value-type="float">
            <text:p>1.0666666667</text:p>
          </table:table-cell>
          <table:table-cell table:formula="of:=([.B6]-[.J6])^2/[.J6]" office:value-type="float" office:value="1.06666666666667" calcext:value-type="float">
            <text:p>1.0666666667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table:formula="of:=[.N6]/[.N$18]" office:value-type="float" office:value="0.0882352941176471" calcext:value-type="float">
            <text:p>0.0882352941</text:p>
          </table:table-cell>
          <table:table-cell table:number-columns-repeated="2"/>
          <table:table-cell table:formula="of:=[.N6]*[.A6]" office:value-type="float" office:value="15" calcext:value-type="float">
            <text:p>15</text:p>
          </table:table-cell>
          <table:table-cell table:style-name="Default" table:formula="of:=(1-[.R$19])^([.A6]-1)*[.R$19]" office:value-type="float" office:value="0.057513709320613" calcext:value-type="float">
            <text:p>0.0575137093</text:p>
          </table:table-cell>
          <table:table-cell table:formula="of:=[.S6]/[.$S$21]" office:value-type="float" office:value="0.0589096078132199" calcext:value-type="float">
            <text:p>0.0589096078</text:p>
          </table:table-cell>
          <table:table-cell table:style-name="Default" table:formula="of:=SUM([.T$2:.T6])" office:value-type="float" office:value="0.925510483965844" calcext:value-type="float">
            <text:p>0.925510484</text:p>
          </table:table-cell>
          <table:table-cell table:style-name="Default" table:formula="of:=[.T6]*[.N$18]" office:value-type="float" office:value="2.00292666564948" calcext:value-type="float">
            <text:p>2.0029266656</text:p>
          </table:table-cell>
          <table:table-cell table:formula="of:=([.N6]-[.V6])^2/[.V6]" office:value-type="float" office:value="0.496351289901317" calcext:value-type="float">
            <text:p>0.49635128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 table:formula="of:=[.B7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7]*[.B7]" office:value-type="float" office:value="6" calcext:value-type="float">
            <text:p>6</text:p>
          </table:table-cell>
          <table:table-cell table:formula="of:=(1-[.F$19])^([.A7]-1)*[.F$19]" office:value-type="float" office:value="0.015625" calcext:value-type="float">
            <text:p>0.015625</text:p>
          </table:table-cell>
          <table:table-cell table:formula="of:=[.G7]/[.$G$21]" office:value-type="float" office:value="0.0156862745098039" calcext:value-type="float">
            <text:p>0.0156862745</text:p>
          </table:table-cell>
          <table:table-cell table:formula="of:=SUM([.H$2:.H7])" office:value-type="float" office:value="0.988235294117647" calcext:value-type="float">
            <text:p>0.9882352941</text:p>
          </table:table-cell>
          <table:table-cell table:formula="of:=[.H7]*[.B$18]" office:value-type="float" office:value="0.533333333333333" calcext:value-type="float">
            <text:p>0.5333333333</text:p>
          </table:table-cell>
          <table:table-cell table:formula="of:=([.B7]-[.J7])^2/[.J7]" office:value-type="float" office:value="0.408333333333333" calcext:value-type="float">
            <text:p>0.4083333333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N7]/[.N$18]" office:value-type="float" office:value="0.0294117647058823" calcext:value-type="float">
            <text:p>0.0294117647</text:p>
          </table:table-cell>
          <table:table-cell table:number-columns-repeated="2"/>
          <table:table-cell table:formula="of:=[.N7]*[.A7]" office:value-type="float" office:value="6" calcext:value-type="float">
            <text:p>6</text:p>
          </table:table-cell>
          <table:table-cell table:style-name="Default" table:formula="of:=(1-[.R$19])^([.A7]-1)*[.R$19]" office:value-type="float" office:value="0.036025070673351" calcext:value-type="float">
            <text:p>0.0360250707</text:p>
          </table:table-cell>
          <table:table-cell table:formula="of:=[.S7]/[.$S$21]" office:value-type="float" office:value="0.0368994246742146" calcext:value-type="float">
            <text:p>0.0368994247</text:p>
          </table:table-cell>
          <table:table-cell table:style-name="Default" table:formula="of:=SUM([.T$2:.T7])" office:value-type="float" office:value="0.962409908640059" calcext:value-type="float">
            <text:p>0.9624099086</text:p>
          </table:table-cell>
          <table:table-cell table:style-name="Default" table:formula="of:=[.T7]*[.N$18]" office:value-type="float" office:value="1.2545804389233" calcext:value-type="float">
            <text:p>1.2545804389</text:p>
          </table:table-cell>
          <table:table-cell table:formula="of:=([.N7]-[.V7])^2/[.V7]" office:value-type="float" office:value="0.0516596607691429" calcext:value-type="float">
            <text:p>0.05165966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formula="of:=[.B8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8]*[.B8]" office:value-type="float" office:value="7" calcext:value-type="float">
            <text:p>7</text:p>
          </table:table-cell>
          <table:table-cell table:formula="of:=(1-[.F$19])^([.A8]-1)*[.F$19]" office:value-type="float" office:value="0.0078125" calcext:value-type="float">
            <text:p>0.0078125</text:p>
          </table:table-cell>
          <table:table-cell table:formula="of:=[.G8]/[.$G$21]" office:value-type="float" office:value="0.00784313725490196" calcext:value-type="float">
            <text:p>0.0078431373</text:p>
          </table:table-cell>
          <table:table-cell table:formula="of:=SUM([.H$2:.H8])" office:value-type="float" office:value="0.996078431372549" calcext:value-type="float">
            <text:p>0.9960784314</text:p>
          </table:table-cell>
          <table:table-cell table:formula="of:=[.H8]*[.B$18]" office:value-type="float" office:value="0.266666666666667" calcext:value-type="float">
            <text:p>0.2666666667</text:p>
          </table:table-cell>
          <table:table-cell table:formula="of:=([.B8]-[.J8])^2/[.J8]" office:value-type="float" office:value="2.01666666666667" calcext:value-type="float">
            <text:p>2.0166666667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formula="of:=[.N8]/[.N$18]" office:value-type="float" office:value="0" calcext:value-type="float">
            <text:p>0</text:p>
          </table:table-cell>
          <table:table-cell table:number-columns-repeated="2"/>
          <table:table-cell table:formula="of:=[.N8]*[.A8]" office:value-type="float" office:value="0" calcext:value-type="float">
            <text:p>0</text:p>
          </table:table-cell>
          <table:table-cell table:style-name="Default" table:formula="of:=(1-[.R$19])^([.A8]-1)*[.R$19]" office:value-type="float" office:value="0.022565154158033" calcext:value-type="float">
            <text:p>0.0225651542</text:p>
          </table:table-cell>
          <table:table-cell table:formula="of:=[.S8]/[.$S$21]" office:value-type="float" office:value="0.0231128264442882" calcext:value-type="float">
            <text:p>0.0231128264</text:p>
          </table:table-cell>
          <table:table-cell table:style-name="Default" table:formula="of:=SUM([.T$2:.T8])" office:value-type="float" office:value="0.985522735084347" calcext:value-type="float">
            <text:p>0.9855227351</text:p>
          </table:table-cell>
          <table:table-cell table:style-name="Default" table:formula="of:=[.T8]*[.N$18]" office:value-type="float" office:value="0.785836099105802" calcext:value-type="float">
            <text:p>0.7858360991</text:p>
          </table:table-cell>
          <table:table-cell table:formula="of:=([.N8]-[.V8])^2/[.V8]" office:value-type="float" office:value="0.785836099105802" calcext:value-type="float">
            <text:p>0.78583609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 table:formula="of:=[.B9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9]*[.B9]" office:value-type="float" office:value="8" calcext:value-type="float">
            <text:p>8</text:p>
          </table:table-cell>
          <table:table-cell table:formula="of:=(1-[.F$19])^([.A9]-1)*[.F$19]" office:value-type="float" office:value="0.00390625" calcext:value-type="float">
            <text:p>0.00390625</text:p>
          </table:table-cell>
          <table:table-cell table:formula="of:=[.G9]/[.$G$21]" office:value-type="float" office:value="0.00392156862745098" calcext:value-type="float">
            <text:p>0.0039215686</text:p>
          </table:table-cell>
          <table:table-cell table:formula="of:=SUM([.H$2:.H9])" office:value-type="float" office:value="1" calcext:value-type="float">
            <text:p>1</text:p>
          </table:table-cell>
          <table:table-cell table:formula="of:=[.H9]*[.B$18]" office:value-type="float" office:value="0.133333333333333" calcext:value-type="float">
            <text:p>0.1333333333</text:p>
          </table:table-cell>
          <table:table-cell table:formula="of:=([.B9]-[.J9])^2/[.J9]" office:value-type="float" office:value="5.63333333333333" calcext:value-type="float">
            <text:p>5.6333333333</text:p>
          </table:table-cell>
          <table:table-cell table:number-columns-repeated="2"/>
          <table:table-cell table:formula="of:=2" office:value-type="float" office:value="2" calcext:value-type="float">
            <text:p>2</text:p>
          </table:table-cell>
          <table:table-cell table:formula="of:=[.N9]/[.N$18]" office:value-type="float" office:value="0.0588235294117647" calcext:value-type="float">
            <text:p>0.0588235294</text:p>
          </table:table-cell>
          <table:table-cell table:number-columns-repeated="2"/>
          <table:table-cell table:formula="of:=[.N9]*[.A9]" office:value-type="float" office:value="16" calcext:value-type="float">
            <text:p>16</text:p>
          </table:table-cell>
          <table:table-cell table:style-name="Default" table:formula="of:=(1-[.R$19])^([.A9]-1)*[.R$19]" office:value-type="float" office:value="0.0141342174396471" calcext:value-type="float">
            <text:p>0.0141342174</text:p>
          </table:table-cell>
          <table:table-cell table:formula="of:=[.S9]/[.$S$21]" office:value-type="float" office:value="0.0144772649156531" calcext:value-type="float">
            <text:p>0.0144772649</text:p>
          </table:table-cell>
          <table:table-cell table:style-name="Default" table:formula="of:=SUM([.T$2:.T9])" office:value-type="float" office:value="1" calcext:value-type="float">
            <text:p>1</text:p>
          </table:table-cell>
          <table:table-cell table:style-name="Default" table:formula="of:=[.T9]*[.N$18]" office:value-type="float" office:value="0.492227007132206" calcext:value-type="float">
            <text:p>0.4922270071</text:p>
          </table:table-cell>
          <table:table-cell table:formula="of:=([.N9]-[.V9])^2/[.V9]" office:value-type="float" office:value="4.61855884598161" calcext:value-type="float">
            <text:p>4.618558846</text:p>
          </table:table-cell>
        </table:table-row>
        <table:table-row table:style-name="ro2" table:visibility="collapse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0]/[.B$18]" office:value-type="float" office:value="0" calcext:value-type="float">
            <text:p>0</text:p>
          </table:table-cell>
          <table:table-cell table:number-columns-repeated="2"/>
          <table:table-cell table:formula="of:=[.A10]*[.B10]" office:value-type="float" office:value="0" calcext:value-type="float">
            <text:p>0</text:p>
          </table:table-cell>
          <table:table-cell table:formula="of:=(1-[.F$19])^([.A10]-1)*[.F$19]" office:value-type="float" office:value="0.001953125" calcext:value-type="float">
            <text:p>0.001953125</text:p>
          </table:table-cell>
          <table:table-cell table:number-columns-repeated="7"/>
          <table:table-cell table:formula="of:=[.N10]/[.N$18]" office:value-type="float" office:value="0" calcext:value-type="float">
            <text:p>0</text:p>
          </table:table-cell>
          <table:table-cell table:number-columns-repeated="2"/>
          <table:table-cell table:formula="of:=[.N10]*[.A10]" office:value-type="float" office:value="0" calcext:value-type="float">
            <text:p>0</text:p>
          </table:table-cell>
          <table:table-cell table:style-name="Default" table:formula="of:=(1-[.R$19])^([.A10]-1)*[.R$19]" office:value-type="float" office:value="0.00885330103362509" calcext:value-type="float">
            <text:p>0.008853301</text:p>
          </table:table-cell>
          <table:table-cell table:number-columns-repeated="4"/>
        </table:table-row>
        <table:table-row table:style-name="ro2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/[.B$18]" office:value-type="float" office:value="0" calcext:value-type="float">
            <text:p>0</text:p>
          </table:table-cell>
          <table:table-cell table:number-columns-repeated="2"/>
          <table:table-cell table:formula="of:=[.A11]*[.B11]" office:value-type="float" office:value="0" calcext:value-type="float">
            <text:p>0</text:p>
          </table:table-cell>
          <table:table-cell table:formula="of:=(1-[.F$19])^([.A11]-1)*[.F$19]" office:value-type="float" office:value="0.0009765625" calcext:value-type="float">
            <text:p>0.0009765625</text:p>
          </table:table-cell>
          <table:table-cell table:number-columns-repeated="7"/>
          <table:table-cell table:formula="of:=[.N11]/[.N$18]" office:value-type="float" office:value="0" calcext:value-type="float">
            <text:p>0</text:p>
          </table:table-cell>
          <table:table-cell table:number-columns-repeated="2"/>
          <table:table-cell table:formula="of:=[.N11]*[.A11]" office:value-type="float" office:value="0" calcext:value-type="float">
            <text:p>0</text:p>
          </table:table-cell>
          <table:table-cell table:style-name="Default" table:formula="of:=(1-[.R$19])^([.A11]-1)*[.R$19]" office:value-type="float" office:value="0.00554547427380912" calcext:value-type="float">
            <text:p>0.0055454743</text:p>
          </table:table-cell>
          <table:table-cell table:number-columns-repeated="4"/>
        </table:table-row>
        <table:table-row table:style-name="ro2" table:visibility="collapse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/[.B$18]" office:value-type="float" office:value="0" calcext:value-type="float">
            <text:p>0</text:p>
          </table:table-cell>
          <table:table-cell table:number-columns-repeated="2"/>
          <table:table-cell table:formula="of:=[.A12]*[.B12]" office:value-type="float" office:value="0" calcext:value-type="float">
            <text:p>0</text:p>
          </table:table-cell>
          <table:table-cell table:formula="of:=(1-[.F$19])^([.A12]-1)*[.F$19]" office:value-type="float" office:value="0.00048828125" calcext:value-type="float">
            <text:p>0.0004882813</text:p>
          </table:table-cell>
          <table:table-cell table:number-columns-repeated="7"/>
          <table:table-cell table:formula="of:=[.N12]/[.N$18]" office:value-type="float" office:value="0" calcext:value-type="float">
            <text:p>0</text:p>
          </table:table-cell>
          <table:table-cell table:number-columns-repeated="2"/>
          <table:table-cell table:formula="of:=[.N12]*[.A12]" office:value-type="float" office:value="0" calcext:value-type="float">
            <text:p>0</text:p>
          </table:table-cell>
          <table:table-cell table:style-name="Default" table:formula="of:=(1-[.R$19])^([.A12]-1)*[.R$19]" office:value-type="float" office:value="0.00347353883084747" calcext:value-type="float">
            <text:p>0.0034735388</text:p>
          </table:table-cell>
          <table:table-cell table:number-columns-repeated="4"/>
        </table:table-row>
        <table:table-row table:style-name="ro2" table:visibility="collapse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3]/[.B$18]" office:value-type="float" office:value="0" calcext:value-type="float">
            <text:p>0</text:p>
          </table:table-cell>
          <table:table-cell table:number-columns-repeated="2"/>
          <table:table-cell table:formula="of:=[.A13]*[.B13]" office:value-type="float" office:value="0" calcext:value-type="float">
            <text:p>0</text:p>
          </table:table-cell>
          <table:table-cell table:formula="of:=(1-[.F$19])^([.A13]-1)*[.F$19]" office:value-type="float" office:value="0.000244140625" calcext:value-type="float">
            <text:p>0.0002441406</text:p>
          </table:table-cell>
          <table:table-cell table:number-columns-repeated="7"/>
          <table:table-cell table:formula="of:=[.N13]/[.N$18]" office:value-type="float" office:value="0" calcext:value-type="float">
            <text:p>0</text:p>
          </table:table-cell>
          <table:table-cell table:number-columns-repeated="2"/>
          <table:table-cell table:formula="of:=[.N13]*[.A13]" office:value-type="float" office:value="0" calcext:value-type="float">
            <text:p>0</text:p>
          </table:table-cell>
          <table:table-cell table:style-name="Default" table:formula="of:=(1-[.R$19])^([.A13]-1)*[.R$19]" office:value-type="float" office:value="0.00217573311382754" calcext:value-type="float">
            <text:p>0.0021757331</text:p>
          </table:table-cell>
          <table:table-cell table:number-columns-repeated="4"/>
        </table:table-row>
        <table:table-row table:style-name="ro2" table:visibility="collapse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/[.B$18]" office:value-type="float" office:value="0" calcext:value-type="float">
            <text:p>0</text:p>
          </table:table-cell>
          <table:table-cell table:number-columns-repeated="2"/>
          <table:table-cell table:formula="of:=[.A14]*[.B14]" office:value-type="float" office:value="0" calcext:value-type="float">
            <text:p>0</text:p>
          </table:table-cell>
          <table:table-cell table:formula="of:=(1-[.F$19])^([.A14]-1)*[.F$19]" office:value-type="float" office:value="0.0001220703125" calcext:value-type="float">
            <text:p>0.0001220703</text:p>
          </table:table-cell>
          <table:table-cell table:number-columns-repeated="7"/>
          <table:table-cell table:formula="of:=[.N14]/[.N$18]" office:value-type="float" office:value="0" calcext:value-type="float">
            <text:p>0</text:p>
          </table:table-cell>
          <table:table-cell table:number-columns-repeated="2"/>
          <table:table-cell table:formula="of:=[.N14]*[.A14]" office:value-type="float" office:value="0" calcext:value-type="float">
            <text:p>0</text:p>
          </table:table-cell>
          <table:table-cell table:style-name="Default" table:formula="of:=(1-[.R$19])^([.A14]-1)*[.R$19]" office:value-type="float" office:value="0.00136282184052934" calcext:value-type="float">
            <text:p>0.0013628218</text:p>
          </table:table-cell>
          <table:table-cell table:number-columns-repeated="4"/>
        </table:table-row>
        <table:table-row table:style-name="ro2" table:visibility="collapse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5]/[.B$18]" office:value-type="float" office:value="0" calcext:value-type="float">
            <text:p>0</text:p>
          </table:table-cell>
          <table:table-cell table:number-columns-repeated="2"/>
          <table:table-cell table:formula="of:=[.A15]*[.B15]" office:value-type="float" office:value="0" calcext:value-type="float">
            <text:p>0</text:p>
          </table:table-cell>
          <table:table-cell table:formula="of:=(1-[.F$19])^([.A15]-1)*[.F$19]" office:value-type="float" office:value="0.00006103515625" calcext:value-type="float">
            <text:p>6.103515625E-05</text:p>
          </table:table-cell>
          <table:table-cell table:number-columns-repeated="7"/>
          <table:table-cell table:formula="of:=[.N15]/[.N$18]" office:value-type="float" office:value="0" calcext:value-type="float">
            <text:p>0</text:p>
          </table:table-cell>
          <table:table-cell table:number-columns-repeated="2"/>
          <table:table-cell table:formula="of:=[.N15]*[.A15]" office:value-type="float" office:value="0" calcext:value-type="float">
            <text:p>0</text:p>
          </table:table-cell>
          <table:table-cell table:style-name="Default" table:formula="of:=(1-[.R$19])^([.A15]-1)*[.R$19]" office:value-type="float" office:value="0.00085363565835354" calcext:value-type="float">
            <text:p>0.0008536357</text:p>
          </table:table-cell>
          <table:table-cell table:number-columns-repeated="4"/>
        </table:table-row>
        <table:table-row table:style-name="ro2" table:visibility="collapse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6]/[.B$18]" office:value-type="float" office:value="0" calcext:value-type="float">
            <text:p>0</text:p>
          </table:table-cell>
          <table:table-cell table:number-columns-repeated="2"/>
          <table:table-cell table:formula="of:=[.A16]*[.B16]" office:value-type="float" office:value="0" calcext:value-type="float">
            <text:p>0</text:p>
          </table:table-cell>
          <table:table-cell table:formula="of:=(1-[.F$19])^([.A16]-1)*[.F$19]" office:value-type="float" office:value="0.000030517578125" calcext:value-type="float">
            <text:p>3.0517578125E-05</text:p>
          </table:table-cell>
          <table:table-cell table:number-columns-repeated="7"/>
          <table:table-cell table:formula="of:=[.N16]/[.N$18]" office:value-type="float" office:value="0" calcext:value-type="float">
            <text:p>0</text:p>
          </table:table-cell>
          <table:table-cell table:number-columns-repeated="2"/>
          <table:table-cell table:formula="of:=[.N16]*[.A16]" office:value-type="float" office:value="0" calcext:value-type="float">
            <text:p>0</text:p>
          </table:table-cell>
          <table:table-cell table:style-name="Default" table:formula="of:=(1-[.R$19])^([.A16]-1)*[.R$19]" office:value-type="float" office:value="0.000534694862924745" calcext:value-type="float">
            <text:p>0.0005346949</text:p>
          </table:table-cell>
          <table:table-cell table:number-columns-repeated="4"/>
        </table:table-row>
        <table:table-row table:style-name="ro2" table:visibility="collapse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[.B$18]" office:value-type="float" office:value="0" calcext:value-type="float">
            <text:p>0</text:p>
          </table:table-cell>
          <table:table-cell table:number-columns-repeated="2"/>
          <table:table-cell table:formula="of:=[.A17]*[.B17]" office:value-type="float" office:value="0" calcext:value-type="float">
            <text:p>0</text:p>
          </table:table-cell>
          <table:table-cell table:formula="of:=(1-[.F$19])^([.A17]-1)*[.F$19]" office:value-type="float" office:value="0.0000152587890625" calcext:value-type="float">
            <text:p>1.52587890625E-05</text:p>
          </table:table-cell>
          <table:table-cell table:number-columns-repeated="7"/>
          <table:table-cell table:formula="of:=[.N17]/[.N$18]" office:value-type="float" office:value="0" calcext:value-type="float">
            <text:p>0</text:p>
          </table:table-cell>
          <table:table-cell table:number-columns-repeated="2"/>
          <table:table-cell table:formula="of:=[.N17]*[.A17]" office:value-type="float" office:value="0" calcext:value-type="float">
            <text:p>0</text:p>
          </table:table-cell>
          <table:table-cell table:style-name="Default" table:formula="of:=(1-[.R$19])^([.A17]-1)*[.R$19]" office:value-type="float" office:value="0.000334918760293522" calcext:value-type="float">
            <text:p>0.00033491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2:.B9])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2:.F17])/[.B18]" office:value-type="float" office:value="2" calcext:value-type="float">
            <text:p>2</text:p>
          </table:table-cell>
          <table:table-cell/>
          <table:table-cell table:style-name="ce3" table:formula="of:=SUM([.H2:.H9])"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N2:.N17])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R2:.R9])/[.N18]" office:value-type="float" office:value="2.67647058823529" calcext:value-type="float">
            <text:p>2.6764705882</text:p>
          </table:table-cell>
          <table:table-cell/>
          <table:table-cell table:style-name="ce1" table:formula="of:=SUM([.T2:.T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18]" office:value-type="float" office:value="0.5" calcext:value-type="float">
            <text:p>0.5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R18]" office:value-type="float" office:value="0.373626373626374" calcext:value-type="float">
            <text:p>0.3736263736</text:p>
          </table:table-cell>
          <table:table-cell table:number-columns-repeated="5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8:</text:p>
          </table:table-cell>
          <table:table-cell/>
          <table:table-cell table:formula="of:=SUM([.G2:.G9])" office:value-type="float" office:value="0.99609375" calcext:value-type="float">
            <text:p>0.99609375</text:p>
          </table:table-cell>
          <table:table-cell table:number-columns-repeated="9"/>
          <table:table-cell table:style-name="ce3" office:value-type="string" calcext:value-type="string">
            <text:p>Sum up to 8:</text:p>
          </table:table-cell>
          <table:table-cell/>
          <table:table-cell table:formula="of:=SUM([.S2:.S9])" office:value-type="float" office:value="0.97630440017471" calcext:value-type="float">
            <text:p>0.97630440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2:.K9])" office:value-type="float" office:value="12.11328125" calcext:value-type="float">
            <text:p>12.11328125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W2:.W9])" office:value-type="float" office:value="6.6392923648942" calcext:value-type="float">
            <text:p>6.63929236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p-value:</text:p>
          </table:table-cell>
          <table:table-cell/>
          <table:table-cell table:formula="of:=LEGACY.CHIDIST([.G22];[.B23])" office:value-type="float" office:value="0.0968945579375583" calcext:value-type="float">
            <text:p>0.0968945579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p-value:</text:p>
          </table:table-cell>
          <table:table-cell/>
          <table:table-cell table:formula="of:=LEGACY.CHIDIST([.S22];[.N23])" office:value-type="float" office:value="0.467376839827425" calcext:value-type="float">
            <text:p>0.4673768398</text:p>
          </table:table-cell>
          <table:table-cell table:number-columns-repeated="4"/>
        </table:table-row>
        <table:table-row table:style-name="ro2">
          <table:table-cell table:number-columns-repeated="17"/>
          <table:table-cell table:style-name="ce8"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23"/>
        </table:table-row>
        <table:table-row table:style-name="ro2" table:visibility="collapse">
          <table:table-cell table:number-columns-repeated="23"/>
        </table:table-row>
        <table:table-row table:style-name="ro3" table:visibility="collapse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2"/>
          <table:table-cell table:style-name="ce1" office:value-type="string" calcext:value-type="string">
            <text:p># Times FF_r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3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11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</table:table-row>
        <table:table-row table:style-name="ro2" table:visibility="collapse">
          <table:table-cell office:value-type="float" office:value="1" calcext:value-type="float">
            <text:p>1</text:p>
          </table:table-cell>
          <table:table-cell/>
          <table:table-cell table:formula="of:=[.B32]/[.B$18]" office:value-type="float" office:value="0" calcext:value-type="float">
            <text:p>0</text:p>
          </table:table-cell>
          <table:table-cell table:number-columns-repeated="2"/>
          <table:table-cell table:formula="of:=[.A32]*[.B32]" office:value-type="float" office:value="0" calcext:value-type="float">
            <text:p>0</text:p>
          </table:table-cell>
          <table:table-cell table:formula="of:=(1-[.F$49])^([.A32]-1)*[.F$49]" office:value-type="string" office:string-value="" calcext:value-type="error">
            <text:p>#DIV/0!</text:p>
          </table:table-cell>
          <table:table-cell table:formula="of:=[.G32]/[.$G$51]" office:value-type="string" office:string-value="" calcext:value-type="error">
            <text:p>#DIV/0!</text:p>
          </table:table-cell>
          <table:table-cell table:formula="of:=SUM([.H$32:.H32])" office:value-type="string" office:string-value="" calcext:value-type="error">
            <text:p>#DIV/0!</text:p>
          </table:table-cell>
          <table:table-cell table:formula="of:=[.H32]*[.B$48]" office:value-type="string" office:string-value="" calcext:value-type="error">
            <text:p>#DIV/0!</text:p>
          </table:table-cell>
          <table:table-cell table:formula="of:=([.B32]-[.J32])^2/[.J32]" office:value-type="string" office:string-value="" calcext:value-type="error">
            <text:p>#DIV/0!</text:p>
          </table:table-cell>
          <table:table-cell table:number-columns-repeated="3"/>
          <table:table-cell table:formula="of:=[.N32]/[.N$18]" office:value-type="float" office:value="0" calcext:value-type="float">
            <text:p>0</text:p>
          </table:table-cell>
          <table:table-cell table:number-columns-repeated="2"/>
          <table:table-cell table:formula="of:=[.N32]*[.A32]" office:value-type="float" office:value="0" calcext:value-type="float">
            <text:p>0</text:p>
          </table:table-cell>
          <table:table-cell table:style-name="Default" table:formula="of:=(1-[.R$49])^([.A32]-1)*[.R$49]" office:value-type="string" office:string-value="" calcext:value-type="error">
            <text:p>#DIV/0!</text:p>
          </table:table-cell>
          <table:table-cell table:formula="of:=[.S32]/[.$R$51]" office:value-type="string" office:string-value="" calcext:value-type="error">
            <text:p>#DIV/0!</text:p>
          </table:table-cell>
          <table:table-cell table:style-name="Default" table:formula="of:=SUM([.T$32:.T32])" office:value-type="string" office:string-value="" calcext:value-type="error">
            <text:p>#DIV/0!</text:p>
          </table:table-cell>
          <table:table-cell table:style-name="Default" table:formula="of:=[.T32]*[.N$48]" office:value-type="string" office:string-value="" calcext:value-type="error">
            <text:p>#DIV/0!</text:p>
          </table:table-cell>
          <table:table-cell table:formula="of:=([.N32]-[.V32])^2/[.V32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2" calcext:value-type="float">
            <text:p>2</text:p>
          </table:table-cell>
          <table:table-cell/>
          <table:table-cell table:formula="of:=[.B33]/[.B$18]" office:value-type="float" office:value="0" calcext:value-type="float">
            <text:p>0</text:p>
          </table:table-cell>
          <table:table-cell table:number-columns-repeated="2"/>
          <table:table-cell table:formula="of:=[.A33]*[.B33]" office:value-type="float" office:value="0" calcext:value-type="float">
            <text:p>0</text:p>
          </table:table-cell>
          <table:table-cell table:formula="of:=(1-[.F$49])^([.A33]-1)*[.F$49]" office:value-type="string" office:string-value="" calcext:value-type="error">
            <text:p>#DIV/0!</text:p>
          </table:table-cell>
          <table:table-cell table:formula="of:=[.G33]/[.$G$51]" office:value-type="string" office:string-value="" calcext:value-type="error">
            <text:p>#DIV/0!</text:p>
          </table:table-cell>
          <table:table-cell table:formula="of:=SUM([.H$32:.H33])" office:value-type="string" office:string-value="" calcext:value-type="error">
            <text:p>#DIV/0!</text:p>
          </table:table-cell>
          <table:table-cell table:formula="of:=[.H33]*[.B$48]" office:value-type="string" office:string-value="" calcext:value-type="error">
            <text:p>#DIV/0!</text:p>
          </table:table-cell>
          <table:table-cell table:formula="of:=([.B33]-[.J33])^2/[.J33]" office:value-type="string" office:string-value="" calcext:value-type="error">
            <text:p>#DIV/0!</text:p>
          </table:table-cell>
          <table:table-cell table:number-columns-repeated="3"/>
          <table:table-cell table:formula="of:=[.N33]/[.N$18]" office:value-type="float" office:value="0" calcext:value-type="float">
            <text:p>0</text:p>
          </table:table-cell>
          <table:table-cell table:number-columns-repeated="2"/>
          <table:table-cell table:formula="of:=[.N33]*[.A33]" office:value-type="float" office:value="0" calcext:value-type="float">
            <text:p>0</text:p>
          </table:table-cell>
          <table:table-cell table:style-name="Default" table:formula="of:=(1-[.R$49])^([.A33]-1)*[.R$49]" office:value-type="string" office:string-value="" calcext:value-type="error">
            <text:p>#DIV/0!</text:p>
          </table:table-cell>
          <table:table-cell table:formula="of:=[.S33]/[.$R$51]" office:value-type="string" office:string-value="" calcext:value-type="error">
            <text:p>#DIV/0!</text:p>
          </table:table-cell>
          <table:table-cell table:style-name="Default" table:formula="of:=SUM([.T$32:.T33])" office:value-type="string" office:string-value="" calcext:value-type="error">
            <text:p>#DIV/0!</text:p>
          </table:table-cell>
          <table:table-cell table:style-name="Default" table:formula="of:=[.T33]*[.N$48]" office:value-type="string" office:string-value="" calcext:value-type="error">
            <text:p>#DIV/0!</text:p>
          </table:table-cell>
          <table:table-cell table:formula="of:=([.N33]-[.V33])^2/[.V33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3" calcext:value-type="float">
            <text:p>3</text:p>
          </table:table-cell>
          <table:table-cell/>
          <table:table-cell table:formula="of:=[.B34]/[.B$18]" office:value-type="float" office:value="0" calcext:value-type="float">
            <text:p>0</text:p>
          </table:table-cell>
          <table:table-cell table:number-columns-repeated="2"/>
          <table:table-cell table:formula="of:=[.A34]*[.B34]" office:value-type="float" office:value="0" calcext:value-type="float">
            <text:p>0</text:p>
          </table:table-cell>
          <table:table-cell table:formula="of:=(1-[.F$49])^([.A34]-1)*[.F$49]" office:value-type="string" office:string-value="" calcext:value-type="error">
            <text:p>#DIV/0!</text:p>
          </table:table-cell>
          <table:table-cell table:formula="of:=[.G34]/[.$G$51]" office:value-type="string" office:string-value="" calcext:value-type="error">
            <text:p>#DIV/0!</text:p>
          </table:table-cell>
          <table:table-cell table:formula="of:=SUM([.H$32:.H34])" office:value-type="string" office:string-value="" calcext:value-type="error">
            <text:p>#DIV/0!</text:p>
          </table:table-cell>
          <table:table-cell table:formula="of:=[.H34]*[.B$48]" office:value-type="string" office:string-value="" calcext:value-type="error">
            <text:p>#DIV/0!</text:p>
          </table:table-cell>
          <table:table-cell table:formula="of:=([.B34]-[.J34])^2/[.J34]" office:value-type="string" office:string-value="" calcext:value-type="error">
            <text:p>#DIV/0!</text:p>
          </table:table-cell>
          <table:table-cell table:number-columns-repeated="3"/>
          <table:table-cell table:formula="of:=[.N34]/[.N$18]" office:value-type="float" office:value="0" calcext:value-type="float">
            <text:p>0</text:p>
          </table:table-cell>
          <table:table-cell table:number-columns-repeated="2"/>
          <table:table-cell table:formula="of:=[.N34]*[.A34]" office:value-type="float" office:value="0" calcext:value-type="float">
            <text:p>0</text:p>
          </table:table-cell>
          <table:table-cell table:style-name="Default" table:formula="of:=(1-[.R$49])^([.A34]-1)*[.R$49]" office:value-type="string" office:string-value="" calcext:value-type="error">
            <text:p>#DIV/0!</text:p>
          </table:table-cell>
          <table:table-cell table:formula="of:=[.S34]/[.$R$51]" office:value-type="string" office:string-value="" calcext:value-type="error">
            <text:p>#DIV/0!</text:p>
          </table:table-cell>
          <table:table-cell table:style-name="Default" table:formula="of:=SUM([.T$32:.T34])" office:value-type="string" office:string-value="" calcext:value-type="error">
            <text:p>#DIV/0!</text:p>
          </table:table-cell>
          <table:table-cell table:style-name="Default" table:formula="of:=[.T34]*[.N$48]" office:value-type="string" office:string-value="" calcext:value-type="error">
            <text:p>#DIV/0!</text:p>
          </table:table-cell>
          <table:table-cell table:formula="of:=([.N34]-[.V34])^2/[.V34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4" calcext:value-type="float">
            <text:p>4</text:p>
          </table:table-cell>
          <table:table-cell/>
          <table:table-cell table:formula="of:=[.B35]/[.B$18]" office:value-type="float" office:value="0" calcext:value-type="float">
            <text:p>0</text:p>
          </table:table-cell>
          <table:table-cell table:number-columns-repeated="2"/>
          <table:table-cell table:formula="of:=[.A35]*[.B35]" office:value-type="float" office:value="0" calcext:value-type="float">
            <text:p>0</text:p>
          </table:table-cell>
          <table:table-cell table:formula="of:=(1-[.F$49])^([.A35]-1)*[.F$49]" office:value-type="string" office:string-value="" calcext:value-type="error">
            <text:p>#DIV/0!</text:p>
          </table:table-cell>
          <table:table-cell table:formula="of:=[.G35]/[.$G$51]" office:value-type="string" office:string-value="" calcext:value-type="error">
            <text:p>#DIV/0!</text:p>
          </table:table-cell>
          <table:table-cell table:formula="of:=SUM([.H$32:.H35])" office:value-type="string" office:string-value="" calcext:value-type="error">
            <text:p>#DIV/0!</text:p>
          </table:table-cell>
          <table:table-cell table:formula="of:=[.H35]*[.B$48]" office:value-type="string" office:string-value="" calcext:value-type="error">
            <text:p>#DIV/0!</text:p>
          </table:table-cell>
          <table:table-cell table:formula="of:=([.B35]-[.J35])^2/[.J35]" office:value-type="string" office:string-value="" calcext:value-type="error">
            <text:p>#DIV/0!</text:p>
          </table:table-cell>
          <table:table-cell table:number-columns-repeated="3"/>
          <table:table-cell table:formula="of:=[.N35]/[.N$18]" office:value-type="float" office:value="0" calcext:value-type="float">
            <text:p>0</text:p>
          </table:table-cell>
          <table:table-cell table:number-columns-repeated="2"/>
          <table:table-cell table:formula="of:=[.N35]*[.A35]" office:value-type="float" office:value="0" calcext:value-type="float">
            <text:p>0</text:p>
          </table:table-cell>
          <table:table-cell table:style-name="Default" table:formula="of:=(1-[.R$49])^([.A35]-1)*[.R$49]" office:value-type="string" office:string-value="" calcext:value-type="error">
            <text:p>#DIV/0!</text:p>
          </table:table-cell>
          <table:table-cell table:formula="of:=[.S35]/[.$R$51]" office:value-type="string" office:string-value="" calcext:value-type="error">
            <text:p>#DIV/0!</text:p>
          </table:table-cell>
          <table:table-cell table:style-name="Default" table:formula="of:=SUM([.T$32:.T35])" office:value-type="string" office:string-value="" calcext:value-type="error">
            <text:p>#DIV/0!</text:p>
          </table:table-cell>
          <table:table-cell table:style-name="Default" table:formula="of:=[.T35]*[.N$48]" office:value-type="string" office:string-value="" calcext:value-type="error">
            <text:p>#DIV/0!</text:p>
          </table:table-cell>
          <table:table-cell table:formula="of:=([.N35]-[.V35])^2/[.V35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5" calcext:value-type="float">
            <text:p>5</text:p>
          </table:table-cell>
          <table:table-cell/>
          <table:table-cell table:formula="of:=[.B36]/[.B$18]" office:value-type="float" office:value="0" calcext:value-type="float">
            <text:p>0</text:p>
          </table:table-cell>
          <table:table-cell table:number-columns-repeated="2"/>
          <table:table-cell table:formula="of:=[.A36]*[.B36]" office:value-type="float" office:value="0" calcext:value-type="float">
            <text:p>0</text:p>
          </table:table-cell>
          <table:table-cell table:formula="of:=(1-[.F$49])^([.A36]-1)*[.F$49]" office:value-type="string" office:string-value="" calcext:value-type="error">
            <text:p>#DIV/0!</text:p>
          </table:table-cell>
          <table:table-cell table:formula="of:=[.G36]/[.$G$51]" office:value-type="string" office:string-value="" calcext:value-type="error">
            <text:p>#DIV/0!</text:p>
          </table:table-cell>
          <table:table-cell table:formula="of:=SUM([.H$32:.H36])" office:value-type="string" office:string-value="" calcext:value-type="error">
            <text:p>#DIV/0!</text:p>
          </table:table-cell>
          <table:table-cell table:formula="of:=[.H36]*[.B$48]" office:value-type="string" office:string-value="" calcext:value-type="error">
            <text:p>#DIV/0!</text:p>
          </table:table-cell>
          <table:table-cell table:formula="of:=([.B36]-[.J36])^2/[.J36]" office:value-type="string" office:string-value="" calcext:value-type="error">
            <text:p>#DIV/0!</text:p>
          </table:table-cell>
          <table:table-cell table:number-columns-repeated="3"/>
          <table:table-cell table:formula="of:=[.N36]/[.N$18]" office:value-type="float" office:value="0" calcext:value-type="float">
            <text:p>0</text:p>
          </table:table-cell>
          <table:table-cell table:number-columns-repeated="2"/>
          <table:table-cell table:formula="of:=[.N36]*[.A36]" office:value-type="float" office:value="0" calcext:value-type="float">
            <text:p>0</text:p>
          </table:table-cell>
          <table:table-cell table:style-name="Default" table:formula="of:=(1-[.R$49])^([.A36]-1)*[.R$49]" office:value-type="string" office:string-value="" calcext:value-type="error">
            <text:p>#DIV/0!</text:p>
          </table:table-cell>
          <table:table-cell table:formula="of:=[.S36]/[.$R$51]" office:value-type="string" office:string-value="" calcext:value-type="error">
            <text:p>#DIV/0!</text:p>
          </table:table-cell>
          <table:table-cell table:style-name="Default" table:formula="of:=SUM([.T$32:.T36])" office:value-type="string" office:string-value="" calcext:value-type="error">
            <text:p>#DIV/0!</text:p>
          </table:table-cell>
          <table:table-cell table:style-name="Default" table:formula="of:=[.T36]*[.N$48]" office:value-type="string" office:string-value="" calcext:value-type="error">
            <text:p>#DIV/0!</text:p>
          </table:table-cell>
          <table:table-cell table:formula="of:=([.N36]-[.V36])^2/[.V36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6" calcext:value-type="float">
            <text:p>6</text:p>
          </table:table-cell>
          <table:table-cell/>
          <table:table-cell table:formula="of:=[.B37]/[.B$18]" office:value-type="float" office:value="0" calcext:value-type="float">
            <text:p>0</text:p>
          </table:table-cell>
          <table:table-cell table:number-columns-repeated="2"/>
          <table:table-cell table:formula="of:=[.A37]*[.B37]" office:value-type="float" office:value="0" calcext:value-type="float">
            <text:p>0</text:p>
          </table:table-cell>
          <table:table-cell table:formula="of:=(1-[.F$49])^([.A37]-1)*[.F$49]" office:value-type="string" office:string-value="" calcext:value-type="error">
            <text:p>#DIV/0!</text:p>
          </table:table-cell>
          <table:table-cell table:formula="of:=[.G37]/[.$G$51]" office:value-type="string" office:string-value="" calcext:value-type="error">
            <text:p>#DIV/0!</text:p>
          </table:table-cell>
          <table:table-cell table:formula="of:=SUM([.H$32:.H37])" office:value-type="string" office:string-value="" calcext:value-type="error">
            <text:p>#DIV/0!</text:p>
          </table:table-cell>
          <table:table-cell table:formula="of:=[.H37]*[.B$48]" office:value-type="string" office:string-value="" calcext:value-type="error">
            <text:p>#DIV/0!</text:p>
          </table:table-cell>
          <table:table-cell table:formula="of:=([.B37]-[.J37])^2/[.J37]" office:value-type="string" office:string-value="" calcext:value-type="error">
            <text:p>#DIV/0!</text:p>
          </table:table-cell>
          <table:table-cell table:number-columns-repeated="3"/>
          <table:table-cell table:formula="of:=[.N37]/[.N$18]" office:value-type="float" office:value="0" calcext:value-type="float">
            <text:p>0</text:p>
          </table:table-cell>
          <table:table-cell table:number-columns-repeated="2"/>
          <table:table-cell table:formula="of:=[.N37]*[.A37]" office:value-type="float" office:value="0" calcext:value-type="float">
            <text:p>0</text:p>
          </table:table-cell>
          <table:table-cell table:style-name="Default" table:formula="of:=(1-[.R$49])^([.A37]-1)*[.R$49]" office:value-type="string" office:string-value="" calcext:value-type="error">
            <text:p>#DIV/0!</text:p>
          </table:table-cell>
          <table:table-cell table:formula="of:=[.S37]/[.$R$51]" office:value-type="string" office:string-value="" calcext:value-type="error">
            <text:p>#DIV/0!</text:p>
          </table:table-cell>
          <table:table-cell table:style-name="Default" table:formula="of:=SUM([.T$32:.T37])" office:value-type="string" office:string-value="" calcext:value-type="error">
            <text:p>#DIV/0!</text:p>
          </table:table-cell>
          <table:table-cell table:style-name="Default" table:formula="of:=[.T37]*[.N$48]" office:value-type="string" office:string-value="" calcext:value-type="error">
            <text:p>#DIV/0!</text:p>
          </table:table-cell>
          <table:table-cell table:formula="of:=([.N37]-[.V37])^2/[.V37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7" calcext:value-type="float">
            <text:p>7</text:p>
          </table:table-cell>
          <table:table-cell/>
          <table:table-cell table:formula="of:=[.B38]/[.B$18]" office:value-type="float" office:value="0" calcext:value-type="float">
            <text:p>0</text:p>
          </table:table-cell>
          <table:table-cell table:number-columns-repeated="2"/>
          <table:table-cell table:formula="of:=[.A38]*[.B38]" office:value-type="float" office:value="0" calcext:value-type="float">
            <text:p>0</text:p>
          </table:table-cell>
          <table:table-cell table:formula="of:=(1-[.F$49])^([.A38]-1)*[.F$49]" office:value-type="string" office:string-value="" calcext:value-type="error">
            <text:p>#DIV/0!</text:p>
          </table:table-cell>
          <table:table-cell table:formula="of:=[.G38]/[.$G$51]" office:value-type="string" office:string-value="" calcext:value-type="error">
            <text:p>#DIV/0!</text:p>
          </table:table-cell>
          <table:table-cell table:formula="of:=SUM([.H$32:.H38])" office:value-type="string" office:string-value="" calcext:value-type="error">
            <text:p>#DIV/0!</text:p>
          </table:table-cell>
          <table:table-cell table:formula="of:=[.H38]*[.B$48]" office:value-type="string" office:string-value="" calcext:value-type="error">
            <text:p>#DIV/0!</text:p>
          </table:table-cell>
          <table:table-cell table:formula="of:=([.B38]-[.J38])^2/[.J38]" office:value-type="string" office:string-value="" calcext:value-type="error">
            <text:p>#DIV/0!</text:p>
          </table:table-cell>
          <table:table-cell table:number-columns-repeated="3"/>
          <table:table-cell table:formula="of:=[.N38]/[.N$18]" office:value-type="float" office:value="0" calcext:value-type="float">
            <text:p>0</text:p>
          </table:table-cell>
          <table:table-cell table:number-columns-repeated="2"/>
          <table:table-cell table:formula="of:=[.N38]*[.A38]" office:value-type="float" office:value="0" calcext:value-type="float">
            <text:p>0</text:p>
          </table:table-cell>
          <table:table-cell table:style-name="Default" table:formula="of:=(1-[.R$49])^([.A38]-1)*[.R$49]" office:value-type="string" office:string-value="" calcext:value-type="error">
            <text:p>#DIV/0!</text:p>
          </table:table-cell>
          <table:table-cell table:formula="of:=[.S38]/[.$R$51]" office:value-type="string" office:string-value="" calcext:value-type="error">
            <text:p>#DIV/0!</text:p>
          </table:table-cell>
          <table:table-cell table:style-name="Default" table:formula="of:=SUM([.T$32:.T38])" office:value-type="string" office:string-value="" calcext:value-type="error">
            <text:p>#DIV/0!</text:p>
          </table:table-cell>
          <table:table-cell table:style-name="Default" table:formula="of:=[.T38]*[.N$48]" office:value-type="string" office:string-value="" calcext:value-type="error">
            <text:p>#DIV/0!</text:p>
          </table:table-cell>
          <table:table-cell table:formula="of:=([.N38]-[.V38])^2/[.V38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8" calcext:value-type="float">
            <text:p>8</text:p>
          </table:table-cell>
          <table:table-cell/>
          <table:table-cell table:formula="of:=[.B39]/[.B$18]" office:value-type="float" office:value="0" calcext:value-type="float">
            <text:p>0</text:p>
          </table:table-cell>
          <table:table-cell table:number-columns-repeated="2"/>
          <table:table-cell table:formula="of:=[.A39]*[.B39]" office:value-type="float" office:value="0" calcext:value-type="float">
            <text:p>0</text:p>
          </table:table-cell>
          <table:table-cell table:formula="of:=(1-[.F$49])^([.A39]-1)*[.F$49]" office:value-type="string" office:string-value="" calcext:value-type="error">
            <text:p>#DIV/0!</text:p>
          </table:table-cell>
          <table:table-cell table:formula="of:=[.G39]/[.$G$51]" office:value-type="string" office:string-value="" calcext:value-type="error">
            <text:p>#DIV/0!</text:p>
          </table:table-cell>
          <table:table-cell table:formula="of:=SUM([.H$32:.H39])" office:value-type="string" office:string-value="" calcext:value-type="error">
            <text:p>#DIV/0!</text:p>
          </table:table-cell>
          <table:table-cell table:formula="of:=[.H39]*[.B$48]" office:value-type="string" office:string-value="" calcext:value-type="error">
            <text:p>#DIV/0!</text:p>
          </table:table-cell>
          <table:table-cell table:formula="of:=([.B39]-[.J39])^2/[.J39]" office:value-type="string" office:string-value="" calcext:value-type="error">
            <text:p>#DIV/0!</text:p>
          </table:table-cell>
          <table:table-cell table:number-columns-repeated="3"/>
          <table:table-cell table:formula="of:=[.N39]/[.N$18]" office:value-type="float" office:value="0" calcext:value-type="float">
            <text:p>0</text:p>
          </table:table-cell>
          <table:table-cell table:number-columns-repeated="2"/>
          <table:table-cell table:formula="of:=[.N39]*[.A39]" office:value-type="float" office:value="0" calcext:value-type="float">
            <text:p>0</text:p>
          </table:table-cell>
          <table:table-cell table:style-name="Default" table:formula="of:=(1-[.R$49])^([.A39]-1)*[.R$49]" office:value-type="string" office:string-value="" calcext:value-type="error">
            <text:p>#DIV/0!</text:p>
          </table:table-cell>
          <table:table-cell table:formula="of:=[.S39]/[.$R$51]" office:value-type="string" office:string-value="" calcext:value-type="error">
            <text:p>#DIV/0!</text:p>
          </table:table-cell>
          <table:table-cell table:style-name="Default" table:formula="of:=SUM([.T$32:.T39])" office:value-type="string" office:string-value="" calcext:value-type="error">
            <text:p>#DIV/0!</text:p>
          </table:table-cell>
          <table:table-cell table:style-name="Default" table:formula="of:=[.T39]*[.N$48]" office:value-type="string" office:string-value="" calcext:value-type="error">
            <text:p>#DIV/0!</text:p>
          </table:table-cell>
          <table:table-cell table:formula="of:=([.N39]-[.V39])^2/[.V39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9" calcext:value-type="float">
            <text:p>9</text:p>
          </table:table-cell>
          <table:table-cell/>
          <table:table-cell table:formula="of:=[.B40]/[.B$18]" office:value-type="float" office:value="0" calcext:value-type="float">
            <text:p>0</text:p>
          </table:table-cell>
          <table:table-cell table:number-columns-repeated="2"/>
          <table:table-cell table:formula="of:=[.A40]*[.B40]" office:value-type="float" office:value="0" calcext:value-type="float">
            <text:p>0</text:p>
          </table:table-cell>
          <table:table-cell table:formula="of:=(1-[.F$49])^([.A40]-1)*[.F$49]" office:value-type="string" office:string-value="" calcext:value-type="error">
            <text:p>#DIV/0!</text:p>
          </table:table-cell>
          <table:table-cell table:formula="of:=[.G40]/[.$G$51]" office:value-type="string" office:string-value="" calcext:value-type="error">
            <text:p>#DIV/0!</text:p>
          </table:table-cell>
          <table:table-cell table:formula="of:=SUM([.H$32:.H40])" office:value-type="string" office:string-value="" calcext:value-type="error">
            <text:p>#DIV/0!</text:p>
          </table:table-cell>
          <table:table-cell table:formula="of:=[.H40]*[.B$48]" office:value-type="string" office:string-value="" calcext:value-type="error">
            <text:p>#DIV/0!</text:p>
          </table:table-cell>
          <table:table-cell table:formula="of:=([.B40]-[.J40])^2/[.J40]" office:value-type="string" office:string-value="" calcext:value-type="error">
            <text:p>#DIV/0!</text:p>
          </table:table-cell>
          <table:table-cell table:number-columns-repeated="3"/>
          <table:table-cell table:formula="of:=[.N40]/[.N$18]" office:value-type="float" office:value="0" calcext:value-type="float">
            <text:p>0</text:p>
          </table:table-cell>
          <table:table-cell table:number-columns-repeated="2"/>
          <table:table-cell table:formula="of:=[.N40]*[.A40]" office:value-type="float" office:value="0" calcext:value-type="float">
            <text:p>0</text:p>
          </table:table-cell>
          <table:table-cell table:style-name="Default" table:formula="of:=(1-[.R$49])^([.A40]-1)*[.R$49]" office:value-type="string" office:string-value="" calcext:value-type="error">
            <text:p>#DIV/0!</text:p>
          </table:table-cell>
          <table:table-cell table:formula="of:=[.S40]/[.$R$51]" office:value-type="string" office:string-value="" calcext:value-type="error">
            <text:p>#DIV/0!</text:p>
          </table:table-cell>
          <table:table-cell table:style-name="Default" table:formula="of:=SUM([.T$32:.T40])" office:value-type="string" office:string-value="" calcext:value-type="error">
            <text:p>#DIV/0!</text:p>
          </table:table-cell>
          <table:table-cell table:style-name="Default" table:formula="of:=[.T40]*[.N$48]" office:value-type="string" office:string-value="" calcext:value-type="error">
            <text:p>#DIV/0!</text:p>
          </table:table-cell>
          <table:table-cell table:formula="of:=([.N40]-[.V40])^2/[.V40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10" calcext:value-type="float">
            <text:p>10</text:p>
          </table:table-cell>
          <table:table-cell/>
          <table:table-cell table:formula="of:=[.B41]/[.B$18]" office:value-type="float" office:value="0" calcext:value-type="float">
            <text:p>0</text:p>
          </table:table-cell>
          <table:table-cell table:number-columns-repeated="2"/>
          <table:table-cell table:formula="of:=[.A41]*[.B41]" office:value-type="float" office:value="0" calcext:value-type="float">
            <text:p>0</text:p>
          </table:table-cell>
          <table:table-cell table:formula="of:=(1-[.F$49])^([.A41]-1)*[.F$49]" office:value-type="string" office:string-value="" calcext:value-type="error">
            <text:p>#DIV/0!</text:p>
          </table:table-cell>
          <table:table-cell table:formula="of:=[.G41]/[.$G$51]" office:value-type="string" office:string-value="" calcext:value-type="error">
            <text:p>#DIV/0!</text:p>
          </table:table-cell>
          <table:table-cell table:formula="of:=SUM([.H$32:.H41])" office:value-type="string" office:string-value="" calcext:value-type="error">
            <text:p>#DIV/0!</text:p>
          </table:table-cell>
          <table:table-cell table:formula="of:=[.H41]*[.B$48]" office:value-type="string" office:string-value="" calcext:value-type="error">
            <text:p>#DIV/0!</text:p>
          </table:table-cell>
          <table:table-cell table:formula="of:=([.B41]-[.J41])^2/[.J41]" office:value-type="string" office:string-value="" calcext:value-type="error">
            <text:p>#DIV/0!</text:p>
          </table:table-cell>
          <table:table-cell table:number-columns-repeated="3"/>
          <table:table-cell table:formula="of:=[.N41]/[.N$18]" office:value-type="float" office:value="0" calcext:value-type="float">
            <text:p>0</text:p>
          </table:table-cell>
          <table:table-cell table:number-columns-repeated="2"/>
          <table:table-cell table:formula="of:=[.N41]*[.A41]" office:value-type="float" office:value="0" calcext:value-type="float">
            <text:p>0</text:p>
          </table:table-cell>
          <table:table-cell table:style-name="Default" table:formula="of:=(1-[.R$49])^([.A41]-1)*[.R$49]" office:value-type="string" office:string-value="" calcext:value-type="error">
            <text:p>#DIV/0!</text:p>
          </table:table-cell>
          <table:table-cell table:formula="of:=[.S41]/[.$R$51]" office:value-type="string" office:string-value="" calcext:value-type="error">
            <text:p>#DIV/0!</text:p>
          </table:table-cell>
          <table:table-cell table:style-name="Default" table:formula="of:=SUM([.T$32:.T41])" office:value-type="string" office:string-value="" calcext:value-type="error">
            <text:p>#DIV/0!</text:p>
          </table:table-cell>
          <table:table-cell table:style-name="Default" table:formula="of:=[.T41]*[.N$48]" office:value-type="string" office:string-value="" calcext:value-type="error">
            <text:p>#DIV/0!</text:p>
          </table:table-cell>
          <table:table-cell table:formula="of:=([.N41]-[.V41])^2/[.V41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11" calcext:value-type="float">
            <text:p>11</text:p>
          </table:table-cell>
          <table:table-cell/>
          <table:table-cell table:formula="of:=[.B42]/[.B$18]" office:value-type="float" office:value="0" calcext:value-type="float">
            <text:p>0</text:p>
          </table:table-cell>
          <table:table-cell table:number-columns-repeated="2"/>
          <table:table-cell table:formula="of:=[.A42]*[.B42]" office:value-type="float" office:value="0" calcext:value-type="float">
            <text:p>0</text:p>
          </table:table-cell>
          <table:table-cell table:formula="of:=(1-[.F$49])^([.A42]-1)*[.F$49]" office:value-type="string" office:string-value="" calcext:value-type="error">
            <text:p>#DIV/0!</text:p>
          </table:table-cell>
          <table:table-cell table:formula="of:=[.G42]/[.$G$51]" office:value-type="string" office:string-value="" calcext:value-type="error">
            <text:p>#DIV/0!</text:p>
          </table:table-cell>
          <table:table-cell table:formula="of:=SUM([.H$32:.H42])" office:value-type="string" office:string-value="" calcext:value-type="error">
            <text:p>#DIV/0!</text:p>
          </table:table-cell>
          <table:table-cell table:formula="of:=[.H42]*[.B$48]" office:value-type="string" office:string-value="" calcext:value-type="error">
            <text:p>#DIV/0!</text:p>
          </table:table-cell>
          <table:table-cell table:formula="of:=([.B42]-[.J42])^2/[.J42]" office:value-type="string" office:string-value="" calcext:value-type="error">
            <text:p>#DIV/0!</text:p>
          </table:table-cell>
          <table:table-cell table:number-columns-repeated="3"/>
          <table:table-cell table:formula="of:=[.N42]/[.N$18]" office:value-type="float" office:value="0" calcext:value-type="float">
            <text:p>0</text:p>
          </table:table-cell>
          <table:table-cell table:number-columns-repeated="2"/>
          <table:table-cell table:formula="of:=[.N42]*[.A42]" office:value-type="float" office:value="0" calcext:value-type="float">
            <text:p>0</text:p>
          </table:table-cell>
          <table:table-cell table:style-name="Default" table:formula="of:=(1-[.R$49])^([.A42]-1)*[.R$49]" office:value-type="string" office:string-value="" calcext:value-type="error">
            <text:p>#DIV/0!</text:p>
          </table:table-cell>
          <table:table-cell table:formula="of:=[.S42]/[.$R$51]" office:value-type="string" office:string-value="" calcext:value-type="error">
            <text:p>#DIV/0!</text:p>
          </table:table-cell>
          <table:table-cell table:style-name="Default" table:formula="of:=SUM([.T$32:.T42])" office:value-type="string" office:string-value="" calcext:value-type="error">
            <text:p>#DIV/0!</text:p>
          </table:table-cell>
          <table:table-cell table:style-name="Default" table:formula="of:=[.T42]*[.N$48]" office:value-type="string" office:string-value="" calcext:value-type="error">
            <text:p>#DIV/0!</text:p>
          </table:table-cell>
          <table:table-cell table:formula="of:=([.N42]-[.V42])^2/[.V42]" office:value-type="string" office:string-value="" calcext:value-type="error">
            <text:p>#DIV/0!</text:p>
          </table:table-cell>
        </table:table-row>
        <table:table-row table:style-name="ro2" table:visibility="collapse">
          <table:table-cell office:value-type="float" office:value="12" calcext:value-type="float">
            <text:p>12</text:p>
          </table:table-cell>
          <table:table-cell/>
          <table:table-cell table:formula="of:=[.B43]/[.B$18]" office:value-type="float" office:value="0" calcext:value-type="float">
            <text:p>0</text:p>
          </table:table-cell>
          <table:table-cell table:number-columns-repeated="2"/>
          <table:table-cell table:formula="of:=[.A43]*[.B43]" office:value-type="float" office:value="0" calcext:value-type="float">
            <text:p>0</text:p>
          </table:table-cell>
          <table:table-cell table:formula="of:=(1-[.F$49])^([.A43]-1)*[.F$49]" office:value-type="string" office:string-value="" calcext:value-type="error">
            <text:p>#DIV/0!</text:p>
          </table:table-cell>
          <table:table-cell table:number-columns-repeated="7"/>
          <table:table-cell table:formula="of:=[.N43]/[.N$18]" office:value-type="float" office:value="0" calcext:value-type="float">
            <text:p>0</text:p>
          </table:table-cell>
          <table:table-cell table:number-columns-repeated="2"/>
          <table:table-cell table:formula="of:=[.N43]*[.A43]" office:value-type="float" office:value="0" calcext:value-type="float">
            <text:p>0</text:p>
          </table:table-cell>
          <table:table-cell table:style-name="Default" table:formula="of:=(1-[.R$49])^([.A43]-1)*[.R$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visibility="collapse">
          <table:table-cell office:value-type="float" office:value="13" calcext:value-type="float">
            <text:p>13</text:p>
          </table:table-cell>
          <table:table-cell/>
          <table:table-cell table:formula="of:=[.B44]/[.B$18]" office:value-type="float" office:value="0" calcext:value-type="float">
            <text:p>0</text:p>
          </table:table-cell>
          <table:table-cell table:number-columns-repeated="2"/>
          <table:table-cell table:formula="of:=[.A44]*[.B44]" office:value-type="float" office:value="0" calcext:value-type="float">
            <text:p>0</text:p>
          </table:table-cell>
          <table:table-cell table:formula="of:=(1-[.F$49])^([.A44]-1)*[.F$49]" office:value-type="string" office:string-value="" calcext:value-type="error">
            <text:p>#DIV/0!</text:p>
          </table:table-cell>
          <table:table-cell table:number-columns-repeated="7"/>
          <table:table-cell table:formula="of:=[.N44]/[.N$18]" office:value-type="float" office:value="0" calcext:value-type="float">
            <text:p>0</text:p>
          </table:table-cell>
          <table:table-cell table:number-columns-repeated="2"/>
          <table:table-cell table:formula="of:=[.N44]*[.A44]" office:value-type="float" office:value="0" calcext:value-type="float">
            <text:p>0</text:p>
          </table:table-cell>
          <table:table-cell table:style-name="Default" table:formula="of:=(1-[.R$49])^([.A44]-1)*[.R$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visibility="collapse">
          <table:table-cell office:value-type="float" office:value="14" calcext:value-type="float">
            <text:p>14</text:p>
          </table:table-cell>
          <table:table-cell/>
          <table:table-cell table:formula="of:=[.B45]/[.B$18]" office:value-type="float" office:value="0" calcext:value-type="float">
            <text:p>0</text:p>
          </table:table-cell>
          <table:table-cell table:number-columns-repeated="2"/>
          <table:table-cell table:formula="of:=[.A45]*[.B45]" office:value-type="float" office:value="0" calcext:value-type="float">
            <text:p>0</text:p>
          </table:table-cell>
          <table:table-cell table:formula="of:=(1-[.F$49])^([.A45]-1)*[.F$49]" office:value-type="string" office:string-value="" calcext:value-type="error">
            <text:p>#DIV/0!</text:p>
          </table:table-cell>
          <table:table-cell table:number-columns-repeated="7"/>
          <table:table-cell table:formula="of:=[.N45]/[.N$18]" office:value-type="float" office:value="0" calcext:value-type="float">
            <text:p>0</text:p>
          </table:table-cell>
          <table:table-cell table:number-columns-repeated="2"/>
          <table:table-cell table:formula="of:=[.N45]*[.A45]" office:value-type="float" office:value="0" calcext:value-type="float">
            <text:p>0</text:p>
          </table:table-cell>
          <table:table-cell table:style-name="Default" table:formula="of:=(1-[.R$49])^([.A45]-1)*[.R$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visibility="collapse">
          <table:table-cell office:value-type="float" office:value="15" calcext:value-type="float">
            <text:p>15</text:p>
          </table:table-cell>
          <table:table-cell/>
          <table:table-cell table:formula="of:=[.B46]/[.B$18]" office:value-type="float" office:value="0" calcext:value-type="float">
            <text:p>0</text:p>
          </table:table-cell>
          <table:table-cell table:number-columns-repeated="2"/>
          <table:table-cell table:formula="of:=[.A46]*[.B46]" office:value-type="float" office:value="0" calcext:value-type="float">
            <text:p>0</text:p>
          </table:table-cell>
          <table:table-cell table:formula="of:=(1-[.F$49])^([.A46]-1)*[.F$49]" office:value-type="string" office:string-value="" calcext:value-type="error">
            <text:p>#DIV/0!</text:p>
          </table:table-cell>
          <table:table-cell table:number-columns-repeated="7"/>
          <table:table-cell table:formula="of:=[.N46]/[.N$18]" office:value-type="float" office:value="0" calcext:value-type="float">
            <text:p>0</text:p>
          </table:table-cell>
          <table:table-cell table:number-columns-repeated="2"/>
          <table:table-cell table:formula="of:=[.N46]*[.A46]" office:value-type="float" office:value="0" calcext:value-type="float">
            <text:p>0</text:p>
          </table:table-cell>
          <table:table-cell table:style-name="Default" table:formula="of:=(1-[.R$49])^([.A46]-1)*[.R$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visibility="collapse">
          <table:table-cell office:value-type="float" office:value="16" calcext:value-type="float">
            <text:p>16</text:p>
          </table:table-cell>
          <table:table-cell/>
          <table:table-cell table:formula="of:=[.B47]/[.B$18]" office:value-type="float" office:value="0" calcext:value-type="float">
            <text:p>0</text:p>
          </table:table-cell>
          <table:table-cell table:number-columns-repeated="2"/>
          <table:table-cell table:formula="of:=[.A47]*[.B47]" office:value-type="float" office:value="0" calcext:value-type="float">
            <text:p>0</text:p>
          </table:table-cell>
          <table:table-cell table:formula="of:=(1-[.F$49])^([.A47]-1)*[.F$49]" office:value-type="string" office:string-value="" calcext:value-type="error">
            <text:p>#DIV/0!</text:p>
          </table:table-cell>
          <table:table-cell table:number-columns-repeated="7"/>
          <table:table-cell table:formula="of:=[.N47]/[.N$18]" office:value-type="float" office:value="0" calcext:value-type="float">
            <text:p>0</text:p>
          </table:table-cell>
          <table:table-cell table:number-columns-repeated="2"/>
          <table:table-cell table:formula="of:=[.N47]*[.A47]" office:value-type="float" office:value="0" calcext:value-type="float">
            <text:p>0</text:p>
          </table:table-cell>
          <table:table-cell table:style-name="Default" table:formula="of:=(1-[.R$49])^([.A47]-1)*[.R$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visibility="collapse">
          <table:table-cell table:style-name="ce2" office:value-type="string" calcext:value-type="string">
            <text:p>Total</text:p>
          </table:table-cell>
          <table:table-cell table:formula="of:=SUM([.B32:.B47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32:.F47])/[.B48]" office:value-type="string" office:string-value="" calcext:value-type="error">
            <text:p>#DIV/0!</text:p>
          </table:table-cell>
          <table:table-cell/>
          <table:table-cell table:formula="of:=SUM([.H32:.H42])" office:value-type="string" office:string-value="" calcext:value-type="error">
            <text:p>#DIV/0!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N32:.N47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R32:.R47])/[.N48]" office:value-type="string" office:string-value="" calcext:value-type="error">
            <text:p>#DIV/0!</text:p>
          </table:table-cell>
          <table:table-cell/>
          <table:table-cell table:formula="of:=SUM([.T32:.T4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 table:visibility="collapse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48]" office:value-type="string" office:string-value="" calcext:value-type="error">
            <text:p>#DIV/0!</text:p>
          </table:table-cell>
          <table:table-cell table:number-columns-repeated="10"/>
          <table:table-cell table:style-name="ce2" office:value-type="string" calcext:value-type="string">
            <text:p>p</text:p>
          </table:table-cell>
          <table:table-cell table:formula="of:=1/[.R4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11:</text:p>
          </table:table-cell>
          <table:table-cell/>
          <table:table-cell table:formula="of:=SUM([.G32:.G42])" office:value-type="string" office:string-value="" calcext:value-type="error">
            <text:p>#DIV/0!</text:p>
          </table:table-cell>
          <table:table-cell table:number-columns-repeated="8"/>
          <table:table-cell table:style-name="ce3" office:value-type="string" calcext:value-type="string">
            <text:p>Sum up to 11:</text:p>
          </table:table-cell>
          <table:table-cell/>
          <table:table-cell table:style-name="ce8" table:formula="of:=SUM([.S32:.S42])" office:value-type="string" office:string-value="" calcext:value-type="error">
            <text:p>#DIV/0!</text:p>
          </table:table-cell>
          <table:table-cell table:style-name="Default"/>
          <table:table-cell table:number-columns-repeated="4"/>
        </table:table-row>
        <table:table-row table:style-name="ro2" table:visibility="collapse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32:.K42])" office:value-type="string" office:string-value="" calcext:value-type="error">
            <text:p>#DIV/0!</text:p>
          </table:table-cell>
          <table:table-cell table:number-columns-repeated="5"/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GOF chi^2:</text:p>
          </table:table-cell>
          <table:table-cell/>
          <table:table-cell table:style-name="ce8" table:formula="of:=SUM([.W32:.W42])" office:value-type="string" office:string-value="" calcext:value-type="error">
            <text:p>#DIV/0!</text:p>
          </table:table-cell>
          <table:table-cell table:style-name="Default"/>
          <table:table-cell table:number-columns-repeated="4"/>
        </table:table-row>
        <table:table-row table:style-name="ro2" table:visibility="collapse"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office:annotation draw:style-name="gr1" draw:text-style-name="P2" svg:width="82.18pt" svg:height="39.29pt" svg:x="290.69pt" svg:y="204.26pt" draw:caption-point-x="-48.33pt" draw:caption-point-y="88.1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office:value-type="float" office:value="0.131" calcext:value-type="float">
            <text:p>0.131</text:p>
          </table:table-cell>
          <table:table-cell table:number-columns-repeated="5"/>
          <table:table-cell table:style-name="ce3" office:value-type="string" calcext:value-type="string">
            <text:p>d.f.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-value:</text:p>
          </table:table-cell>
          <table:table-cell/>
          <table:table-cell table:style-name="ce9" office:value-type="float" office:value="0.692" calcext:value-type="float">
            <text:p>0.692</text:p>
          </table:table-cell>
          <table:table-cell table:style-name="Default"/>
          <table:table-cell table:number-columns-repeated="4"/>
        </table:table-row>
        <table:table-row table:style-name="ro2" table:visibility="collapse">
          <table:table-cell table:number-columns-repeated="17"/>
          <table:table-cell table:style-name="ce8"/>
          <table:table-cell table:style-name="Default"/>
          <table:table-cell table:number-columns-repeated="4"/>
        </table:table-row>
        <table:table-row table:style-name="ro2" table:visibility="collapse">
          <table:table-cell table:number-columns-repeated="23"/>
        </table:table-row>
        <table:table-row table:style-name="ro3" table:visibility="collapse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# Times FF_c</text:p>
          </table:table-cell>
          <table:table-cell table:style-name="ce1" office:value-type="string" calcext:value-type="string">
            <text:p>Prop.</text:p>
          </table:table-cell>
          <table:table-cell table:style-name="ce1" table:number-columns-repeated="2"/>
          <table:table-cell table:style-name="ce1" office:value-type="string" calcext:value-type="string">
            <text:p>Wt.</text:p>
          </table:table-cell>
          <table:table-cell table:style-name="ce1" office:value-type="string" calcext:value-type="string">
            <text:p>Geom pdf</text:p>
          </table:table-cell>
          <table:table-cell table:style-name="ce1" office:value-type="string" calcext:value-type="string">
            <text:p>Trunc at 9</text:p>
          </table:table-cell>
          <table:table-cell table:style-name="ce1" office:value-type="string" calcext:value-type="string">
            <text:p>trunc cdf</text:p>
          </table:table-cell>
          <table:table-cell table:style-name="ce1" office:value-type="string" calcext:value-type="string">
            <text:p>Exp. Wins</text:p>
          </table:table-cell>
          <table:table-cell table:style-name="ce1" office:value-type="string" calcext:value-type="string">
            <text:p>Chi^2 partial sums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2" table:visibility="collapse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7]/[.B$18]" office:value-type="float" office:value="0.294117647058823" calcext:value-type="float">
            <text:p>0.2941176471</text:p>
          </table:table-cell>
          <table:table-cell table:number-columns-repeated="2"/>
          <table:table-cell table:formula="of:=[.A57]*[.B57]" office:value-type="float" office:value="10" calcext:value-type="float">
            <text:p>10</text:p>
          </table:table-cell>
          <table:table-cell table:formula="of:=(1-[.F$49])^([.A57]-1)*[.F$49]" office:value-type="string" office:string-value="" calcext:value-type="error">
            <text:p>#DIV/0!</text:p>
          </table:table-cell>
          <table:table-cell table:formula="of:=[.G57]/[.$G$76]" office:value-type="string" office:string-value="" calcext:value-type="error">
            <text:p>#DIV/0!</text:p>
          </table:table-cell>
          <table:table-cell table:formula="of:=SUM([.H$57:.H57])" office:value-type="string" office:string-value="" calcext:value-type="error">
            <text:p>#DIV/0!</text:p>
          </table:table-cell>
          <table:table-cell table:formula="of:=[.H57]*[.B$73]" office:value-type="string" office:string-value="" calcext:value-type="error">
            <text:p>#DIV/0!</text:p>
          </table:table-cell>
          <table:table-cell table:formula="of:=([.B57]-[.J57])^2/[.J57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58]/[.B$18]" office:value-type="float" office:value="0.235294117647059" calcext:value-type="float">
            <text:p>0.2352941176</text:p>
          </table:table-cell>
          <table:table-cell table:number-columns-repeated="2"/>
          <table:table-cell table:formula="of:=[.A58]*[.B58]" office:value-type="float" office:value="16" calcext:value-type="float">
            <text:p>16</text:p>
          </table:table-cell>
          <table:table-cell table:formula="of:=(1-[.F$49])^([.A58]-1)*[.F$49]" office:value-type="string" office:string-value="" calcext:value-type="error">
            <text:p>#DIV/0!</text:p>
          </table:table-cell>
          <table:table-cell table:formula="of:=[.G58]/[.$G$76]" office:value-type="string" office:string-value="" calcext:value-type="error">
            <text:p>#DIV/0!</text:p>
          </table:table-cell>
          <table:table-cell table:formula="of:=SUM([.H$57:.H58])" office:value-type="string" office:string-value="" calcext:value-type="error">
            <text:p>#DIV/0!</text:p>
          </table:table-cell>
          <table:table-cell table:formula="of:=[.H58]*[.B$73]" office:value-type="string" office:string-value="" calcext:value-type="error">
            <text:p>#DIV/0!</text:p>
          </table:table-cell>
          <table:table-cell table:formula="of:=([.B58]-[.J58])^2/[.J58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9]/[.B$18]" office:value-type="float" office:value="0.117647058823529" calcext:value-type="float">
            <text:p>0.1176470588</text:p>
          </table:table-cell>
          <table:table-cell table:number-columns-repeated="2"/>
          <table:table-cell table:formula="of:=[.A59]*[.B59]" office:value-type="float" office:value="12" calcext:value-type="float">
            <text:p>12</text:p>
          </table:table-cell>
          <table:table-cell table:formula="of:=(1-[.F$49])^([.A59]-1)*[.F$49]" office:value-type="string" office:string-value="" calcext:value-type="error">
            <text:p>#DIV/0!</text:p>
          </table:table-cell>
          <table:table-cell table:formula="of:=[.G59]/[.$G$76]" office:value-type="string" office:string-value="" calcext:value-type="error">
            <text:p>#DIV/0!</text:p>
          </table:table-cell>
          <table:table-cell table:formula="of:=SUM([.H$57:.H59])" office:value-type="string" office:string-value="" calcext:value-type="error">
            <text:p>#DIV/0!</text:p>
          </table:table-cell>
          <table:table-cell table:formula="of:=[.H59]*[.B$73]" office:value-type="string" office:string-value="" calcext:value-type="error">
            <text:p>#DIV/0!</text:p>
          </table:table-cell>
          <table:table-cell table:formula="of:=([.B59]-[.J59])^2/[.J59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0]/[.B$18]" office:value-type="float" office:value="0.147058823529412" calcext:value-type="float">
            <text:p>0.1470588235</text:p>
          </table:table-cell>
          <table:table-cell table:number-columns-repeated="2"/>
          <table:table-cell table:formula="of:=[.A60]*[.B60]" office:value-type="float" office:value="20" calcext:value-type="float">
            <text:p>20</text:p>
          </table:table-cell>
          <table:table-cell table:formula="of:=(1-[.F$49])^([.A60]-1)*[.F$49]" office:value-type="string" office:string-value="" calcext:value-type="error">
            <text:p>#DIV/0!</text:p>
          </table:table-cell>
          <table:table-cell table:formula="of:=[.G60]/[.$G$76]" office:value-type="string" office:string-value="" calcext:value-type="error">
            <text:p>#DIV/0!</text:p>
          </table:table-cell>
          <table:table-cell table:formula="of:=SUM([.H$57:.H60])" office:value-type="string" office:string-value="" calcext:value-type="error">
            <text:p>#DIV/0!</text:p>
          </table:table-cell>
          <table:table-cell table:formula="of:=[.H60]*[.B$73]" office:value-type="string" office:string-value="" calcext:value-type="error">
            <text:p>#DIV/0!</text:p>
          </table:table-cell>
          <table:table-cell table:formula="of:=([.B60]-[.J60])^2/[.J60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1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61]*[.B61]" office:value-type="float" office:value="5" calcext:value-type="float">
            <text:p>5</text:p>
          </table:table-cell>
          <table:table-cell table:formula="of:=(1-[.F$49])^([.A61]-1)*[.F$49]" office:value-type="string" office:string-value="" calcext:value-type="error">
            <text:p>#DIV/0!</text:p>
          </table:table-cell>
          <table:table-cell table:formula="of:=[.G61]/[.$G$76]" office:value-type="string" office:string-value="" calcext:value-type="error">
            <text:p>#DIV/0!</text:p>
          </table:table-cell>
          <table:table-cell table:formula="of:=SUM([.H$57:.H61])" office:value-type="string" office:string-value="" calcext:value-type="error">
            <text:p>#DIV/0!</text:p>
          </table:table-cell>
          <table:table-cell table:formula="of:=[.H61]*[.B$73]" office:value-type="string" office:string-value="" calcext:value-type="error">
            <text:p>#DIV/0!</text:p>
          </table:table-cell>
          <table:table-cell table:formula="of:=([.B61]-[.J61])^2/[.J61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2]/[.B$18]" office:value-type="float" office:value="0" calcext:value-type="float">
            <text:p>0</text:p>
          </table:table-cell>
          <table:table-cell table:number-columns-repeated="2"/>
          <table:table-cell table:formula="of:=[.A62]*[.B62]" office:value-type="float" office:value="0" calcext:value-type="float">
            <text:p>0</text:p>
          </table:table-cell>
          <table:table-cell table:formula="of:=(1-[.F$49])^([.A62]-1)*[.F$49]" office:value-type="string" office:string-value="" calcext:value-type="error">
            <text:p>#DIV/0!</text:p>
          </table:table-cell>
          <table:table-cell table:formula="of:=[.G62]/[.$G$76]" office:value-type="string" office:string-value="" calcext:value-type="error">
            <text:p>#DIV/0!</text:p>
          </table:table-cell>
          <table:table-cell table:formula="of:=SUM([.H$57:.H62])" office:value-type="string" office:string-value="" calcext:value-type="error">
            <text:p>#DIV/0!</text:p>
          </table:table-cell>
          <table:table-cell table:formula="of:=[.H62]*[.B$73]" office:value-type="string" office:string-value="" calcext:value-type="error">
            <text:p>#DIV/0!</text:p>
          </table:table-cell>
          <table:table-cell table:formula="of:=([.B62]-[.J62])^2/[.J62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3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63]*[.B63]" office:value-type="float" office:value="7" calcext:value-type="float">
            <text:p>7</text:p>
          </table:table-cell>
          <table:table-cell table:formula="of:=(1-[.F$49])^([.A63]-1)*[.F$49]" office:value-type="string" office:string-value="" calcext:value-type="error">
            <text:p>#DIV/0!</text:p>
          </table:table-cell>
          <table:table-cell table:formula="of:=[.G63]/[.$G$76]" office:value-type="string" office:string-value="" calcext:value-type="error">
            <text:p>#DIV/0!</text:p>
          </table:table-cell>
          <table:table-cell table:formula="of:=SUM([.H$57:.H63])" office:value-type="string" office:string-value="" calcext:value-type="error">
            <text:p>#DIV/0!</text:p>
          </table:table-cell>
          <table:table-cell table:formula="of:=[.H63]*[.B$73]" office:value-type="string" office:string-value="" calcext:value-type="error">
            <text:p>#DIV/0!</text:p>
          </table:table-cell>
          <table:table-cell table:formula="of:=([.B63]-[.J63])^2/[.J63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4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64]*[.B64]" office:value-type="float" office:value="8" calcext:value-type="float">
            <text:p>8</text:p>
          </table:table-cell>
          <table:table-cell table:formula="of:=(1-[.F$49])^([.A64]-1)*[.F$49]" office:value-type="string" office:string-value="" calcext:value-type="error">
            <text:p>#DIV/0!</text:p>
          </table:table-cell>
          <table:table-cell table:formula="of:=[.G64]/[.$G$76]" office:value-type="string" office:string-value="" calcext:value-type="error">
            <text:p>#DIV/0!</text:p>
          </table:table-cell>
          <table:table-cell table:formula="of:=SUM([.H$57:.H64])" office:value-type="string" office:string-value="" calcext:value-type="error">
            <text:p>#DIV/0!</text:p>
          </table:table-cell>
          <table:table-cell table:formula="of:=[.H64]*[.B$73]" office:value-type="string" office:string-value="" calcext:value-type="error">
            <text:p>#DIV/0!</text:p>
          </table:table-cell>
          <table:table-cell table:formula="of:=([.B64]-[.J64])^2/[.J64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5]/[.B$18]" office:value-type="float" office:value="0.0294117647058823" calcext:value-type="float">
            <text:p>0.0294117647</text:p>
          </table:table-cell>
          <table:table-cell table:number-columns-repeated="2"/>
          <table:table-cell table:formula="of:=[.A65]*[.B65]" office:value-type="float" office:value="9" calcext:value-type="float">
            <text:p>9</text:p>
          </table:table-cell>
          <table:table-cell table:formula="of:=(1-[.F$49])^([.A65]-1)*[.F$49]" office:value-type="string" office:string-value="" calcext:value-type="error">
            <text:p>#DIV/0!</text:p>
          </table:table-cell>
          <table:table-cell table:formula="of:=[.G65]/[.$G$76]" office:value-type="string" office:string-value="" calcext:value-type="error">
            <text:p>#DIV/0!</text:p>
          </table:table-cell>
          <table:table-cell table:formula="of:=SUM([.H$57:.H65])" office:value-type="string" office:string-value="" calcext:value-type="error">
            <text:p>#DIV/0!</text:p>
          </table:table-cell>
          <table:table-cell table:formula="of:=[.H65]*[.B$73]" office:value-type="string" office:string-value="" calcext:value-type="error">
            <text:p>#DIV/0!</text:p>
          </table:table-cell>
          <table:table-cell table:formula="of:=([.B65]-[.J65])^2/[.J65]" office:value-type="string" office:string-value="" calcext:value-type="error">
            <text:p>#DIV/0!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/[.B$18]" office:value-type="float" office:value="0" calcext:value-type="float">
            <text:p>0</text:p>
          </table:table-cell>
          <table:table-cell table:number-columns-repeated="2"/>
          <table:table-cell table:formula="of:=[.A66]*[.B66]" office:value-type="float" office:value="0" calcext:value-type="float">
            <text:p>0</text:p>
          </table:table-cell>
          <table:table-cell table:formula="of:=(1-[.F$49])^([.A66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office:annotation draw:style-name="gr2" draw:text-style-name="P2" svg:width="82.18pt" svg:height="50.49pt" svg:x="127.7pt" svg:y="225.07pt" draw:caption-point-x="18.77pt" draw:caption-point-y="67.29pt">
              <dc:date>2018-03-23T00:00:00</dc:date>
              <text:p text:style-name="P1"><text:span text:style-name="T1">Actually 2, but we’re ignoring those for this fitting</text:span></text:p>
            </office:annotation>
            <text:p>0</text:p>
          </table:table-cell>
          <table:table-cell table:formula="of:=[.B67]/[.B$18]" office:value-type="float" office:value="0" calcext:value-type="float">
            <text:p>0</text:p>
          </table:table-cell>
          <table:table-cell table:number-columns-repeated="2"/>
          <table:table-cell table:formula="of:=[.A67]*[.B67]" office:value-type="float" office:value="0" calcext:value-type="float">
            <text:p>0</text:p>
          </table:table-cell>
          <table:table-cell table:formula="of:=(1-[.F$49])^([.A67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 table:visibility="collapse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8]/[.B$18]" office:value-type="float" office:value="0" calcext:value-type="float">
            <text:p>0</text:p>
          </table:table-cell>
          <table:table-cell table:number-columns-repeated="2"/>
          <table:table-cell table:formula="of:=[.A68]*[.B68]" office:value-type="float" office:value="0" calcext:value-type="float">
            <text:p>0</text:p>
          </table:table-cell>
          <table:table-cell table:formula="of:=(1-[.F$49])^([.A68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 table:visibility="collapse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9]/[.B$18]" office:value-type="float" office:value="0" calcext:value-type="float">
            <text:p>0</text:p>
          </table:table-cell>
          <table:table-cell table:number-columns-repeated="2"/>
          <table:table-cell table:formula="of:=[.A69]*[.B69]" office:value-type="float" office:value="0" calcext:value-type="float">
            <text:p>0</text:p>
          </table:table-cell>
          <table:table-cell table:formula="of:=(1-[.F$49])^([.A69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 table:visibility="collapse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0]/[.B$18]" office:value-type="float" office:value="0" calcext:value-type="float">
            <text:p>0</text:p>
          </table:table-cell>
          <table:table-cell table:number-columns-repeated="2"/>
          <table:table-cell table:formula="of:=[.A70]*[.B70]" office:value-type="float" office:value="0" calcext:value-type="float">
            <text:p>0</text:p>
          </table:table-cell>
          <table:table-cell table:formula="of:=(1-[.F$49])^([.A70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 table:visibility="collapse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71]/[.B$18]" office:value-type="float" office:value="0" calcext:value-type="float">
            <text:p>0</text:p>
          </table:table-cell>
          <table:table-cell table:number-columns-repeated="2"/>
          <table:table-cell table:formula="of:=[.A71]*[.B71]" office:value-type="float" office:value="0" calcext:value-type="float">
            <text:p>0</text:p>
          </table:table-cell>
          <table:table-cell table:formula="of:=(1-[.F$49])^([.A71]-1)*[.F$49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 table:visibility="collapse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72]/[.B$18]" office:value-type="float" office:value="0" calcext:value-type="float">
            <text:p>0</text:p>
          </table:table-cell>
          <table:table-cell table:number-columns-repeated="2"/>
          <table:table-cell table:formula="of:=[.A72]*[.B72]" office:value-type="float" office:value="0" calcext:value-type="float">
            <text:p>0</text:p>
          </table:table-cell>
          <table:table-cell table:formula="of:=(1-[.F$49])^([.A72]-1)*[.F$74]" office:value-type="string" office:string-value="" calcext:value-type="error">
            <text:p>#DIV/0!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2" table:visibility="collapse">
          <table:table-cell table:style-name="ce2" office:value-type="string" calcext:value-type="string">
            <text:p>Total</text:p>
          </table:table-cell>
          <table:table-cell table:formula="of:=SUM([.B57:.B72])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SUM([.F57:.F72])/[.B73]" office:value-type="float" office:value="2.80645161290323" calcext:value-type="float">
            <text:p>2.8064516129</text:p>
          </table:table-cell>
          <table:table-cell/>
          <table:table-cell table:formula="of:=SUM([.H57:.H65])" office:value-type="string" office:string-value="" calcext:value-type="error">
            <text:p>#DIV/0!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2" table:visibility="collapse">
          <table:table-cell table:style-name="ce3"/>
          <table:table-cell table:number-columns-repeated="3"/>
          <table:table-cell table:style-name="ce2" office:value-type="string" calcext:value-type="string">
            <text:p>p</text:p>
          </table:table-cell>
          <table:table-cell table:formula="of:=1/[.F73]" office:value-type="float" office:value="0.35632183908046" calcext:value-type="float">
            <text:p>0.3563218391</text:p>
          </table:table-cell>
          <table:table-cell table:number-columns-repeated="10"/>
          <table:table-cell table:style-name="ce2"/>
          <table:table-cell table:number-columns-repeated="6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um up to 9:</text:p>
          </table:table-cell>
          <table:table-cell/>
          <table:table-cell table:formula="of:=SUM([.G57:.G65])" office:value-type="string" office:string-value="" calcext:value-type="error">
            <text:p>#DIV/0!</text:p>
          </table:table-cell>
          <table:table-cell table:number-columns-repeated="8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 table:visibility="collapse">
          <table:table-cell table:style-name="ce3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 office:value-type="string" calcext:value-type="string">
            <text:p>GOF chi^2:</text:p>
          </table:table-cell>
          <table:table-cell/>
          <table:table-cell table:formula="of:=SUM([.K57:.K65])" office:value-type="string" office:string-value="" calcext:value-type="error">
            <text:p>#DIV/0!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8"/>
          <table:table-cell table:style-name="Default"/>
          <table:table-cell table:number-columns-repeated="4"/>
        </table:table-row>
        <table:table-row table:style-name="ro2" table:visibility="collapse">
          <table:table-cell table:style-name="ce3" office:value-type="string" calcext:value-type="string">
            <text:p>d.f.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office:annotation draw:style-name="gr1" draw:text-style-name="P2" svg:width="82.18pt" svg:height="39.29pt" svg:x="290.69pt" svg:y="182.27pt" draw:caption-point-x="-48.33pt" draw:caption-point-y="110.1pt">
              <dc:date>2018-03-11T00:00:00</dc:date>
              <text:p text:style-name="P1"><text:span text:style-name="T1">Computed from web-based calculator</text:span></text:p>
            </office:annotation>
            <text:p>p-value:</text:p>
          </table:table-cell>
          <table:table-cell/>
          <table:table-cell table:style-name="ce7" office:value-type="float" office:value="0.857" calcext:value-type="float">
            <text:p>0.857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9"/>
          <table:table-cell table:style-name="Default"/>
          <table:table-cell table:number-columns-repeated="4"/>
        </table:table-row>
        <table:table-row table:style-name="ro2" table:visibility="collapse" table:number-rows-repeated="5">
          <table:table-cell table:number-columns-repeated="23"/>
        </table:table-row>
        <table:table-row table:style-name="ro2" table:visibility="collapse">
          <table:table-cell office:value-type="string" calcext:value-type="string">
            <text:p>Chi-Square Two Sample Test for FF_c vs. FF_r:</text:p>
          </table:table-cell>
          <table:table-cell table:number-columns-repeated="22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<text:s/>FF_c</text:p>
          </table:table-cell>
          <table:table-cell table:style-name="ce1" office:value-type="string" calcext:value-type="string">
            <text:p><text:s/>FF_r</text:p>
          </table:table-cell>
          <table:table-cell table:style-name="ce1"/>
          <table:table-cell table:style-name="ce3" office:value-type="string" calcext:value-type="string">
            <text:p>Chi^2 contr.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C87]-[.B87])^2/([.C87]+[.B87])" office:value-type="float" office:value="0.181818181818182" calcext:value-type="float">
            <text:p>0.1818181818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C88]-[.B88])^2/([.C88]+[.B88])" office:value-type="float" office:value="0.0666666666666667" calcext:value-type="float">
            <text:p>0.0666666667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89]-[.B89])^2/([.C89]+[.B89])" office:value-type="float" office:value="0.666666666666667" calcext:value-type="float">
            <text:p>0.6666666667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C90]-[.B90])^2/([.C90]+[.B90])" office:value-type="float" office:value="0" calcext:value-type="float">
            <text:p>0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91]-[.B91])^2/([.C91]+[.B91])" office:value-type="float" office:value="0.333333333333333" calcext:value-type="float">
            <text:p>0.3333333333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2]-[.B92])^2/([.C92]+[.B92])" office:value-type="float" office:value="1" calcext:value-type="float">
            <text:p>1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3]-[.B93])^2/([.C93]+[.B93])" office:value-type="float" office:value="0" calcext:value-type="float">
            <text:p>0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C94]-[.B94])^2/([.C94]+[.B94])" office:value-type="float" office:value="0" calcext:value-type="float">
            <text:p>0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5]-[.B95])^2/([.C95]+[.B95])" office:value-type="float" office:value="1" calcext:value-type="float">
            <text:p>1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6]-[.B96])^2/([.C96]+[.B96])" office:value-type="float" office:value="1" calcext:value-type="float">
            <text:p>1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97]-[.B97])^2/([.C97]+[.B97])" office:value-type="float" office:value="0.333333333333333" calcext:value-type="float">
            <text:p>0.3333333333</text:p>
          </table:table-cell>
          <table:table-cell table:number-columns-repeated="18"/>
        </table:table-row>
        <table:table-row table:style-name="ro2" table:visibility="collapse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 table:visibility="collapse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 table:visibility="collapse"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 table:visibility="collapse"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 table:visibility="collapse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office:value-type="string" calcext:value-type="string">
            <text:p># non-empty bins: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2" table:visibility="collapse">
          <table:table-cell office:value-type="string" calcext:value-type="string">
            <text:p>d.f.</text:p>
          </table:table-cell>
          <table:table-cell table:formula="of:=[.B104]" office:value-type="float" office:value="11" calcext:value-type="float">
            <text:p>11</text:p>
          </table:table-cell>
          <table:table-cell table:number-columns-repeated="21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office:value-type="string" calcext:value-type="string">
            <text:p>Chi-sq</text:p>
          </table:table-cell>
          <table:table-cell table:formula="of:=SUM([.E87:.E97])" office:value-type="float" office:value="4.58181818181818" calcext:value-type="float">
            <text:p>4.5818181818</text:p>
          </table:table-cell>
          <table:table-cell table:number-columns-repeated="21"/>
        </table:table-row>
        <table:table-row table:style-name="ro2" table:visibility="collapse">
          <table:table-cell office:value-type="string" calcext:value-type="string">
            <text:p>p_value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21"/>
        </table:table-row>
        <table:table-row table:style-name="ro2" table:visibility="collapse">
          <table:table-cell table:number-columns-repeated="23"/>
        </table:table-row>
        <table:table-row table:style-name="ro2" table:visibility="collapse">
          <table:table-cell office:value-type="string" calcext:value-type="string">
            <text:p>Conclusion: they likely follow the same distribution</text:p>
          </table:table-cell>
          <table:table-cell table:number-columns-repeated="22"/>
        </table:table-row>
        <table:table-row table:style-name="ro2" table:visibility="collapse">
          <table:table-cell table:number-columns-repeated="23"/>
        </table:table-row>
        <table:table-row table:style-name="ro2" table:number-rows-repeated="104846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eedHistory" table:style-name="ta1">
        <table:table-column table:style-name="co32" table:default-cell-style-name="Default"/>
        <table:table-column table:style-name="co33" table:default-cell-style-name="Default"/>
        <table:table-column table:style-name="co34" table:visibility="collapse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Champ Seed</text:p>
          </table:table-cell>
          <table:table-cell office:value-type="string" calcext:value-type="string">
            <text:p>Champ Region</text:p>
          </table:table-cell>
          <table:table-cell office:value-type="string" calcext:value-type="string">
            <text:p>FF_c Seed</text:p>
          </table:table-cell>
          <table:table-cell office:value-type="string" calcext:value-type="string">
            <text:p>FF_c Region</text:p>
          </table:table-cell>
          <table:table-cell office:value-type="string" calcext:value-type="string">
            <text:p>Runner-up Seed</text:p>
          </table:table-cell>
          <table:table-cell office:value-type="string" calcext:value-type="string">
            <text:p>Runner-up Region</text:p>
          </table:table-cell>
          <table:table-cell office:value-type="string" calcext:value-type="string">
            <text:p>FF_r Seed</text:p>
          </table:table-cell>
          <table:table-cell office:value-type="string" calcext:value-type="string">
            <text:p>FF_r Region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3:34:37.642486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51:34.654891299</meta:creation-date>
    <meta:generator>LibreOffice/5.1.6.2$Linux_X86_64 LibreOffice_project/10m0$Build-2</meta:generator>
    <dc:date>2018-05-14T14:31:18.467729415</dc:date>
    <meta:editing-duration>PT4H48M31S</meta:editing-duration>
    <meta:editing-cycles>102</meta:editing-cycles>
    <meta:document-statistic meta:table-count="8" meta:cell-count="5728" meta:object-count="0"/>
  </office:meta>
</office:document-meta>
</file>